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9.1547in"/>
    </style:style>
    <style:style style:name="co4" style:family="table-column">
      <style:table-column-properties fo:break-before="auto" style:column-width="6.9917in"/>
    </style:style>
    <style:style style:name="co5" style:family="table-column">
      <style:table-column-properties fo:break-before="auto" style:column-width="8.248in"/>
    </style:style>
    <style:style style:name="co6" style:family="table-column">
      <style:table-column-properties fo:break-before="auto" style:column-width="1.37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5957in" fo:break-before="auto" style:use-optimal-row-height="false"/>
    </style:style>
    <style:style style:name="ro5" style:family="table-row">
      <style:table-row-properties style:row-height="0.1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event</text:p>
          </table:table-cell>
          <table:table-cell office:value-type="string">
            <text:p>year</text:p>
          </table:table-cell>
          <table:table-cell table:formula="of:=[.A1]&amp;&quot;,&quot;&amp;[.B1]" office:value-type="string" office:string-value="event,year">
            <text:p>event,year</text:p>
          </table:table-cell>
        </table:table-row>
        <table:table-row table:style-name="ro1">
          <table:table-cell office:value-type="string">
            <text:p>2000- AOL Purchases Time Warner </text:p>
          </table:table-cell>
          <table:table-cell office:value-type="float" office:value="2000">
            <text:p>2000</text:p>
          </table:table-cell>
          <table:table-cell table:formula="of:=[.A2]&amp;&quot;,&quot;&amp;[.B2]" office:value-type="string" office:string-value="2000- AOL Purchases Time Warner ,2000">
            <text:p>2000- AOL Purchases Time Warner ,2000</text:p>
          </table:table-cell>
        </table:table-row>
        <table:table-row table:style-name="ro1">
          <table:table-cell office:value-type="string">
            <text:p>2000- USS Cole Attacked </text:p>
          </table:table-cell>
          <table:table-cell office:value-type="float" office:value="2000">
            <text:p>2000</text:p>
          </table:table-cell>
          <table:table-cell table:formula="of:=[.A3]&amp;&quot;,&quot;&amp;[.B3]" office:value-type="string" office:string-value="2000- USS Cole Attacked ,2000">
            <text:p>2000- USS Cole Attacked ,2000</text:p>
          </table:table-cell>
        </table:table-row>
        <table:table-row table:style-name="ro1">
          <table:table-cell office:value-type="string">
            <text:p>2000-Hilary Clinton Elected to Senate </text:p>
          </table:table-cell>
          <table:table-cell office:value-type="float" office:value="2000">
            <text:p>2000</text:p>
          </table:table-cell>
          <table:table-cell table:formula="of:=[.A4]&amp;&quot;,&quot;&amp;[.B4]" office:value-type="string" office:string-value="2000-Hilary Clinton Elected to Senate ,2000">
            <text:p>2000-Hilary Clinton Elected to Senate ,2000</text:p>
          </table:table-cell>
        </table:table-row>
        <table:table-row table:style-name="ro1">
          <table:table-cell office:value-type="string">
            <text:p>2000-George W Bush Elected President </text:p>
          </table:table-cell>
          <table:table-cell office:value-type="float" office:value="2000">
            <text:p>2000</text:p>
          </table:table-cell>
          <table:table-cell table:formula="of:=[.A5]&amp;&quot;,&quot;&amp;[.B5]" office:value-type="string" office:string-value="2000-George W Bush Elected President ,2000">
            <text:p>2000-George W Bush Elected President ,2000</text:p>
          </table:table-cell>
        </table:table-row>
        <table:table-row table:style-name="ro1">
          <table:table-cell office:value-type="string">
            <text:p>2001- Large Tax Cut Passed </text:p>
          </table:table-cell>
          <table:table-cell office:value-type="float" office:value="2001">
            <text:p>2001</text:p>
          </table:table-cell>
          <table:table-cell table:formula="of:=[.A6]&amp;&quot;,&quot;&amp;[.B6]" office:value-type="string" office:string-value="2001- Large Tax Cut Passed ,2001">
            <text:p>2001- Large Tax Cut Passed ,2001</text:p>
          </table:table-cell>
        </table:table-row>
        <table:table-row table:style-name="ro1">
          <table:table-cell office:value-type="string">
            <text:p>2001-9/11Attack on New York and Washington </text:p>
          </table:table-cell>
          <table:table-cell office:value-type="float" office:value="2001">
            <text:p>2001</text:p>
          </table:table-cell>
          <table:table-cell table:formula="of:=[.A7]&amp;&quot;,&quot;&amp;[.B7]" office:value-type="string" office:string-value="2001-9/11Attack on New York and Washington ,2001">
            <text:p>2001-9/11Attack on New York and Washington ,2001</text:p>
          </table:table-cell>
        </table:table-row>
        <table:table-row table:style-name="ro1">
          <table:table-cell office:value-type="string">
            <text:p>2001-U.S. and Great Britain Attack Afghanistan </text:p>
          </table:table-cell>
          <table:table-cell office:value-type="float" office:value="2001">
            <text:p>2001</text:p>
          </table:table-cell>
          <table:table-cell table:formula="of:=[.A8]&amp;&quot;,&quot;&amp;[.B8]" office:value-type="string" office:string-value="2001-U.S. and Great Britain Attack Afghanistan ,2001">
            <text:p>2001-U.S. and Great Britain Attack Afghanistan ,2001</text:p>
          </table:table-cell>
        </table:table-row>
        <table:table-row table:style-name="ro1">
          <table:table-cell office:value-type="string">
            <text:p>2001- Anthrax Attacks U.S. </text:p>
          </table:table-cell>
          <table:table-cell office:value-type="float" office:value="2001">
            <text:p>2001</text:p>
          </table:table-cell>
          <table:table-cell table:formula="of:=[.A9]&amp;&quot;,&quot;&amp;[.B9]" office:value-type="string" office:string-value="2001- Anthrax Attacks U.S. ,2001">
            <text:p>2001- Anthrax Attacks U.S. ,2001</text:p>
          </table:table-cell>
        </table:table-row>
        <table:table-row table:style-name="ro1">
          <table:table-cell office:value-type="string">
            <text:p>2001-Enron Bankruptcy </text:p>
          </table:table-cell>
          <table:table-cell office:value-type="float" office:value="2001">
            <text:p>2001</text:p>
          </table:table-cell>
          <table:table-cell table:formula="of:=[.A10]&amp;&quot;,&quot;&amp;[.B10]" office:value-type="string" office:string-value="2001-Enron Bankruptcy ,2001">
            <text:p>2001-Enron Bankruptcy ,2001</text:p>
          </table:table-cell>
        </table:table-row>
        <table:table-row table:style-name="ro1">
          <table:table-cell office:value-type="string">
            <text:p>2002-Congress Authorizes Force Against Iraq </text:p>
          </table:table-cell>
          <table:table-cell office:value-type="float" office:value="2002">
            <text:p>2002</text:p>
          </table:table-cell>
          <table:table-cell table:formula="of:=[.A11]&amp;&quot;,&quot;&amp;[.B11]" office:value-type="string" office:string-value="2002-Congress Authorizes Force Against Iraq ,2002">
            <text:p>2002-Congress Authorizes Force Against Iraq ,2002</text:p>
          </table:table-cell>
        </table:table-row>
        <table:table-row table:style-name="ro1">
          <table:table-cell office:value-type="string">
            <text:p>2002- United Airlines Files For Bankruptcy </text:p>
          </table:table-cell>
          <table:table-cell office:value-type="float" office:value="2002">
            <text:p>2002</text:p>
          </table:table-cell>
          <table:table-cell table:formula="of:=[.A12]&amp;&quot;,&quot;&amp;[.B12]" office:value-type="string" office:string-value="2002- United Airlines Files For Bankruptcy ,2002">
            <text:p>2002- United Airlines Files For Bankruptcy ,2002</text:p>
          </table:table-cell>
        </table:table-row>
        <table:table-row table:style-name="ro1">
          <table:table-cell office:value-type="string">
            <text:p>2003- Shuttle Explodes on Reentry </text:p>
          </table:table-cell>
          <table:table-cell office:value-type="float" office:value="2003">
            <text:p>2003</text:p>
          </table:table-cell>
          <table:table-cell table:formula="of:=[.A13]&amp;&quot;,&quot;&amp;[.B13]" office:value-type="string" office:string-value="2003- Shuttle Explodes on Reentry ,2003">
            <text:p>2003- Shuttle Explodes on Reentry ,2003</text:p>
          </table:table-cell>
        </table:table-row>
        <table:table-row table:style-name="ro1">
          <table:table-cell office:value-type="string">
            <text:p>2003- U.S. Invades Iraq </text:p>
          </table:table-cell>
          <table:table-cell office:value-type="float" office:value="2003">
            <text:p>2003</text:p>
          </table:table-cell>
          <table:table-cell table:formula="of:=[.A14]&amp;&quot;,&quot;&amp;[.B14]" office:value-type="string" office:string-value="2003- U.S. Invades Iraq ,2003">
            <text:p>2003- U.S. Invades Iraq ,2003</text:p>
          </table:table-cell>
        </table:table-row>
        <table:table-row table:style-name="ro1">
          <table:table-cell office:value-type="string">
            <text:p>2003- Blackout in Northeast </text:p>
          </table:table-cell>
          <table:table-cell office:value-type="float" office:value="2003">
            <text:p>2003</text:p>
          </table:table-cell>
          <table:table-cell table:formula="of:=[.A15]&amp;&quot;,&quot;&amp;[.B15]" office:value-type="string" office:string-value="2003- Blackout in Northeast ,2003">
            <text:p>2003- Blackout in Northeast ,2003</text:p>
          </table:table-cell>
        </table:table-row>
        <table:table-row table:style-name="ro2">
          <table:table-cell office:value-type="string">
            <text:p>2004-Abu Gharib Prison Abuse </text:p>
          </table:table-cell>
          <table:table-cell office:value-type="float" office:value="2004">
            <text:p>2004</text:p>
          </table:table-cell>
          <table:table-cell table:formula="of:=[.A16]&amp;&quot;,&quot;&amp;[.B16]" office:value-type="string" office:string-value="2004-Abu Gharib Prison Abuse ,2004">
            <text:p>2004-Abu Gharib Prison Abuse ,2004</text:p>
          </table:table-cell>
        </table:table-row>
        <table:table-row table:style-name="ro1">
          <table:table-cell office:value-type="string">
            <text:p>2004- 9/11 Commission </text:p>
          </table:table-cell>
          <table:table-cell office:value-type="float" office:value="2004">
            <text:p>2004</text:p>
          </table:table-cell>
          <table:table-cell table:formula="of:=[.A17]&amp;&quot;,&quot;&amp;[.B17]" office:value-type="string" office:string-value="2004- 9/11 Commission ,2004">
            <text:p>2004- 9/11 Commission ,2004</text:p>
          </table:table-cell>
        </table:table-row>
        <table:table-row table:style-name="ro1">
          <table:table-cell office:value-type="string">
            <text:p>2004- President Bush Reelected </text:p>
          </table:table-cell>
          <table:table-cell office:value-type="float" office:value="2004">
            <text:p>2004</text:p>
          </table:table-cell>
          <table:table-cell table:formula="of:=[.A18]&amp;&quot;,&quot;&amp;[.B18]" office:value-type="string" office:string-value="2004- President Bush Reelected ,2004">
            <text:p>2004- President Bush Reelected ,2004</text:p>
          </table:table-cell>
        </table:table-row>
        <table:table-row table:style-name="ro1">
          <table:table-cell office:value-type="string">
            <text:p>2005 Hispanic Mayor of Los Angeles </text:p>
          </table:table-cell>
          <table:table-cell office:value-type="float" office:value="2005">
            <text:p>2005</text:p>
          </table:table-cell>
          <table:table-cell table:formula="of:=[.A19]&amp;&quot;,&quot;&amp;[.B19]" office:value-type="string" office:string-value="2005 Hispanic Mayor of Los Angeles ,2005">
            <text:p>2005 Hispanic Mayor of Los Angeles ,2005</text:p>
          </table:table-cell>
        </table:table-row>
        <table:table-row table:style-name="ro2">
          <table:table-cell office:value-type="string">
            <text:p>2005- Hurricane Katrina Devestates Gulf Coast </text:p>
          </table:table-cell>
          <table:table-cell office:value-type="float" office:value="2005">
            <text:p>2005</text:p>
          </table:table-cell>
          <table:table-cell table:formula="of:=[.A20]&amp;&quot;,&quot;&amp;[.B20]" office:value-type="string" office:string-value="2005- Hurricane Katrina Devestates Gulf Coast ,2005">
            <text:p>2005- Hurricane Katrina Devestates Gulf Coast ,2005</text:p>
          </table:table-cell>
        </table:table-row>
        <table:table-row table:style-name="ro2">
          <table:table-cell office:value-type="string">
            <text:p>2006- Hamadan vs Rumsfeld </text:p>
          </table:table-cell>
          <table:table-cell office:value-type="float" office:value="2006">
            <text:p>2006</text:p>
          </table:table-cell>
          <table:table-cell table:formula="of:=[.A21]&amp;&quot;,&quot;&amp;[.B21]" office:value-type="string" office:string-value="2006- Hamadan vs Rumsfeld ,2006">
            <text:p>2006- Hamadan vs Rumsfeld ,2006</text:p>
          </table:table-cell>
        </table:table-row>
        <table:table-row table:style-name="ro2">
          <table:table-cell office:value-type="string">
            <text:p>2006- Tesla Roadstar Introduced </text:p>
          </table:table-cell>
          <table:table-cell office:value-type="float" office:value="2006">
            <text:p>2006</text:p>
          </table:table-cell>
          <table:table-cell table:formula="of:=[.A22]&amp;&quot;,&quot;&amp;[.B22]" office:value-type="string" office:string-value="2006- Tesla Roadstar Introduced ,2006">
            <text:p>2006- Tesla Roadstar Introduced ,2006</text:p>
          </table:table-cell>
        </table:table-row>
        <table:table-row table:style-name="ro1">
          <table:table-cell office:value-type="string">
            <text:p>2007- iPhone Introduced </text:p>
          </table:table-cell>
          <table:table-cell office:value-type="float" office:value="2007">
            <text:p>2007</text:p>
          </table:table-cell>
          <table:table-cell table:formula="of:=[.A23]&amp;&quot;,&quot;&amp;[.B23]" office:value-type="string" office:string-value="2007- iPhone Introduced ,2007">
            <text:p>2007- iPhone Introduced ,2007</text:p>
          </table:table-cell>
        </table:table-row>
        <table:table-row table:style-name="ro1">
          <table:table-cell office:value-type="string">
            <text:p>2007- Virginia Tech Shooting </text:p>
          </table:table-cell>
          <table:table-cell office:value-type="float" office:value="2007">
            <text:p>2007</text:p>
          </table:table-cell>
          <table:table-cell table:formula="of:=[.A24]&amp;&quot;,&quot;&amp;[.B24]" office:value-type="string" office:string-value="2007- Virginia Tech Shooting ,2007">
            <text:p>2007- Virginia Tech Shooting ,2007</text:p>
          </table:table-cell>
        </table:table-row>
        <table:table-row table:style-name="ro2">
          <table:table-cell office:value-type="string">
            <text:p>2008 Barak Obama to be Democratic Candidate </text:p>
          </table:table-cell>
          <table:table-cell office:value-type="float" office:value="2008">
            <text:p>2008</text:p>
          </table:table-cell>
          <table:table-cell table:formula="of:=[.A25]&amp;&quot;,&quot;&amp;[.B25]" office:value-type="string" office:string-value="2008 Barak Obama to be Democratic Candidate ,2008">
            <text:p>2008 Barak Obama to be Democratic Candidate ,2008</text:p>
          </table:table-cell>
        </table:table-row>
        <table:table-row table:style-name="ro1">
          <table:table-cell office:value-type="string">
            <text:p>2008 Lehman Brothers Declares Bankruptcy </text:p>
          </table:table-cell>
          <table:table-cell office:value-type="float" office:value="2008">
            <text:p>2008</text:p>
          </table:table-cell>
          <table:table-cell table:formula="of:=[.A26]&amp;&quot;,&quot;&amp;[.B26]" office:value-type="string" office:string-value="2008 Lehman Brothers Declares Bankruptcy ,2008">
            <text:p>2008 Lehman Brothers Declares Bankruptcy ,2008</text:p>
          </table:table-cell>
        </table:table-row>
        <table:table-row table:style-name="ro2">
          <table:table-cell office:value-type="string">
            <text:p>2008 Barak Obama Wins the Presidency&gt; </text:p>
          </table:table-cell>
          <table:table-cell office:value-type="float" office:value="2008">
            <text:p>2008</text:p>
          </table:table-cell>
          <table:table-cell table:formula="of:=[.A27]&amp;&quot;,&quot;&amp;[.B27]" office:value-type="string" office:string-value="2008 Barak Obama Wins the Presidency&gt; ,2008">
            <text:p>2008 Barak Obama Wins the Presidency&gt; ,2008</text:p>
          </table:table-cell>
        </table:table-row>
        <table:table-row table:style-name="ro2">
          <table:table-cell office:value-type="string">
            <text:p>2009- Barak Obama Inaugurated President </text:p>
          </table:table-cell>
          <table:table-cell office:value-type="float" office:value="2009">
            <text:p>2009</text:p>
          </table:table-cell>
          <table:table-cell table:formula="of:=[.A28]&amp;&quot;,&quot;&amp;[.B28]" office:value-type="string" office:string-value="2009- Barak Obama Inaugurated President ,2009">
            <text:p>2009- Barak Obama Inaugurated President ,2009</text:p>
          </table:table-cell>
        </table:table-row>
        <table:table-row table:style-name="ro1">
          <table:table-cell office:value-type="string">
            <text:p>2009- General Motors Declares Bankruptcy </text:p>
          </table:table-cell>
          <table:table-cell office:value-type="float" office:value="2009">
            <text:p>2009</text:p>
          </table:table-cell>
          <table:table-cell table:formula="of:=[.A29]&amp;&quot;,&quot;&amp;[.B29]" office:value-type="string" office:string-value="2009- General Motors Declares Bankruptcy ,2009">
            <text:p>2009- General Motors Declares Bankruptcy ,2009</text:p>
          </table:table-cell>
        </table:table-row>
        <table:table-row table:style-name="ro1">
          <table:table-cell office:value-type="string">
            <text:p>2009-President Obama Announces Troop Surge </text:p>
          </table:table-cell>
          <table:table-cell office:value-type="float" office:value="2009">
            <text:p>2009</text:p>
          </table:table-cell>
          <table:table-cell table:formula="of:=[.A30]&amp;&quot;,&quot;&amp;[.B30]" office:value-type="string" office:string-value="2009-President Obama Announces Troop Surge ,2009">
            <text:p>2009-President Obama Announces Troop Surge ,2009</text:p>
          </table:table-cell>
        </table:table-row>
        <table:table-row table:style-name="ro1">
          <table:table-cell office:value-type="string">
            <text:p>2010 Affordable Care Act Passed </text:p>
          </table:table-cell>
          <table:table-cell office:value-type="float" office:value="2010">
            <text:p>2010</text:p>
          </table:table-cell>
          <table:table-cell table:formula="of:=[.A31]&amp;&quot;,&quot;&amp;[.B31]" office:value-type="string" office:string-value="2010 Affordable Care Act Passed ,2010">
            <text:p>2010 Affordable Care Act Passed ,2010</text:p>
          </table:table-cell>
        </table:table-row>
        <table:table-row table:style-name="ro2">
          <table:table-cell office:value-type="string">
            <text:p>2010 Elana Kagan Fourth Female Justice </text:p>
          </table:table-cell>
          <table:table-cell office:value-type="float" office:value="2010">
            <text:p>2010</text:p>
          </table:table-cell>
          <table:table-cell table:formula="of:=[.A32]&amp;&quot;,&quot;&amp;[.B32]" office:value-type="string" office:string-value="2010 Elana Kagan Fourth Female Justice ,2010">
            <text:p>2010 Elana Kagan Fourth Female Justice ,2010</text:p>
          </table:table-cell>
        </table:table-row>
        <table:table-row table:style-name="ro1">
          <table:table-cell office:value-type="string">
            <text:p>2010 US Combat Mission Ends in Iraq </text:p>
          </table:table-cell>
          <table:table-cell office:value-type="float" office:value="2010">
            <text:p>2010</text:p>
          </table:table-cell>
          <table:table-cell table:formula="of:=[.A33]&amp;&quot;,&quot;&amp;[.B33]" office:value-type="string" office:string-value="2010 US Combat Mission Ends in Iraq ,2010">
            <text:p>2010 US Combat Mission Ends in Iraq ,2010</text:p>
          </table:table-cell>
        </table:table-row>
        <table:table-row table:style-name="ro2">
          <table:table-cell office:value-type="string">
            <text:p>2011 Osama Bin Laden Killed by US Forces </text:p>
          </table:table-cell>
          <table:table-cell office:value-type="float" office:value="2011">
            <text:p>2011</text:p>
          </table:table-cell>
          <table:table-cell table:formula="of:=[.A34]&amp;&quot;,&quot;&amp;[.B34]" office:value-type="string" office:string-value="2011 Osama Bin Laden Killed by US Forces ,2011">
            <text:p>2011 Osama Bin Laden Killed by US Forces ,2011</text:p>
          </table:table-cell>
        </table:table-row>
        <table:table-row table:style-name="ro1">
          <table:table-cell office:value-type="string">
            <text:p>2012 Hurricane Sandy </text:p>
          </table:table-cell>
          <table:table-cell office:value-type="float" office:value="2012">
            <text:p>2012</text:p>
          </table:table-cell>
          <table:table-cell table:formula="of:=[.A35]&amp;&quot;,&quot;&amp;[.B35]" office:value-type="string" office:string-value="2012 Hurricane Sandy ,2012">
            <text:p>2012 Hurricane Sandy ,2012</text:p>
          </table:table-cell>
        </table:table-row>
        <table:table-row table:style-name="ro1">
          <table:table-cell office:value-type="string">
            <text:p>2012 Obama Reelected </text:p>
          </table:table-cell>
          <table:table-cell office:value-type="float" office:value="2012">
            <text:p>2012</text:p>
          </table:table-cell>
          <table:table-cell table:formula="of:=[.A36]&amp;&quot;,&quot;&amp;[.B36]" office:value-type="string" office:string-value="2012 Obama Reelected ,2012">
            <text:p>2012 Obama Reelected ,2012</text:p>
          </table:table-cell>
        </table:table-row>
        <table:table-row table:style-name="ro1">
          <table:table-cell office:value-type="string">
            <text:p>2013 Boston Marathon Bombing </text:p>
          </table:table-cell>
          <table:table-cell office:value-type="float" office:value="2013">
            <text:p>2013</text:p>
          </table:table-cell>
          <table:table-cell table:formula="of:=[.A37]&amp;&quot;,&quot;&amp;[.B37]" office:value-type="string" office:string-value="2013 Boston Marathon Bombing ,2013">
            <text:p>2013 Boston Marathon Bombing ,2013</text:p>
          </table:table-cell>
        </table:table-row>
        <table:table-row table:style-name="ro2">
          <table:table-cell office:value-type="string">
            <text:p>2014 Janet Yellen to Head Federal Reserve </text:p>
          </table:table-cell>
          <table:table-cell office:value-type="float" office:value="2014">
            <text:p>2014</text:p>
          </table:table-cell>
          <table:table-cell table:formula="of:=[.A38]&amp;&quot;,&quot;&amp;[.B38]" office:value-type="string" office:string-value="2014 Janet Yellen to Head Federal Reserve ,2014">
            <text:p>2014 Janet Yellen to Head Federal Reserve ,2014</text:p>
          </table:table-cell>
        </table:table-row>
        <table:table-row table:style-name="ro1">
          <table:table-cell office:value-type="string">
            <text:p>2015 Charleston Church Shooting </text:p>
          </table:table-cell>
          <table:table-cell office:value-type="float" office:value="2015">
            <text:p>2015</text:p>
          </table:table-cell>
          <table:table-cell table:formula="of:=[.A39]&amp;&quot;,&quot;&amp;[.B39]" office:value-type="string" office:string-value="2015 Charleston Church Shooting ,2015">
            <text:p>2015 Charleston Church Shooting ,2015</text:p>
          </table:table-cell>
        </table:table-row>
        <table:table-row table:style-name="ro1">
          <table:table-cell office:value-type="string">
            <text:p>2015 Supreme Court - Same Sex Marriage </text:p>
          </table:table-cell>
          <table:table-cell office:value-type="float" office:value="2015">
            <text:p>2015</text:p>
          </table:table-cell>
          <table:table-cell table:formula="of:=[.A40]&amp;&quot;,&quot;&amp;[.B40]" office:value-type="string" office:string-value="2015 Supreme Court - Same Sex Marriage ,2015">
            <text:p>2015 Supreme Court - Same Sex Marriage ,2015</text:p>
          </table:table-cell>
        </table:table-row>
        <table:table-row table:style-name="ro1">
          <table:table-cell office:value-type="string">
            <text:p>2016-Donald Trump Elected </text:p>
          </table:table-cell>
          <table:table-cell office:value-type="float" office:value="2016">
            <text:p>2016</text:p>
          </table:table-cell>
          <table:table-cell table:formula="of:=[.A41]&amp;&quot;,&quot;&amp;[.B41]" office:value-type="string" office:string-value="2016-Donald Trump Elected ,2016">
            <text:p>2016-Donald Trump Elected ,2016</text:p>
          </table:table-cell>
        </table:table-row>
        <table:table-row table:style-name="ro1">
          <table:table-cell office:value-type="string">
            <text:p>2017- FBI Director Fired </text:p>
          </table:table-cell>
          <table:table-cell office:value-type="float" office:value="2017">
            <text:p>2017</text:p>
          </table:table-cell>
          <table:table-cell table:formula="of:=[.A42]&amp;&quot;,&quot;&amp;[.B42]" office:value-type="string" office:string-value="2017- FBI Director Fired ,2017">
            <text:p>2017- FBI Director Fired ,2017</text:p>
          </table:table-cell>
        </table:table-row>
        <table:table-row table:style-name="ro2">
          <table:table-cell office:value-type="string">
            <text:p>2017- Equifax Data Breach </text:p>
          </table:table-cell>
          <table:table-cell office:value-type="float" office:value="2017">
            <text:p>2017</text:p>
          </table:table-cell>
          <table:table-cell table:formula="of:=[.A43]&amp;&quot;,&quot;&amp;[.B43]" office:value-type="string" office:string-value="2017- Equifax Data Breach ,2017">
            <text:p>2017- Equifax Data Breach ,2017</text:p>
          </table:table-cell>
        </table:table-row>
        <table:table-row table:style-name="ro1">
          <table:table-cell office:value-type="string">
            <text:p>2018- Trump Leaves Iran Nuclear Accord </text:p>
          </table:table-cell>
          <table:table-cell office:value-type="float" office:value="2018">
            <text:p>2018</text:p>
          </table:table-cell>
          <table:table-cell table:formula="of:=[.A44]&amp;&quot;,&quot;&amp;[.B44]" office:value-type="string" office:string-value="2018- Trump Leaves Iran Nuclear Accord ,2018">
            <text:p>2018- Trump Leaves Iran Nuclear Accord ,2018</text:p>
          </table:table-cell>
        </table:table-row>
        <table:table-row table:style-name="ro1">
          <table:table-cell office:value-type="string">
            <text:p>2018-Contentious G7 Meeting </text:p>
          </table:table-cell>
          <table:table-cell office:value-type="float" office:value="2018">
            <text:p>2018</text:p>
          </table:table-cell>
          <table:table-cell table:formula="of:=[.A45]&amp;&quot;,&quot;&amp;[.B45]" office:value-type="string" office:string-value="2018-Contentious G7 Meeting ,2018">
            <text:p>2018-Contentious G7 Meeting ,2018</text:p>
          </table:table-cell>
        </table:table-row>
        <table:table-row table:style-name="ro1">
          <table:table-cell office:value-type="string">
            <text:p>2018-US North Korean Summit </text:p>
          </table:table-cell>
          <table:table-cell office:value-type="float" office:value="2018">
            <text:p>2018</text:p>
          </table:table-cell>
          <table:table-cell table:formula="of:=[.A46]&amp;&quot;,&quot;&amp;[.B46]" office:value-type="string" office:string-value="2018-US North Korean Summit ,2018">
            <text:p>2018-US North Korean Summit ,2018</text:p>
          </table:table-cell>
        </table:table-row>
        <table:table-row table:style-name="ro1">
          <table:table-cell office:value-type="string">
            <text:p>2018-12 Russian GRU Officers Indicted </text:p>
          </table:table-cell>
          <table:table-cell office:value-type="float" office:value="2018">
            <text:p>2018</text:p>
          </table:table-cell>
          <table:table-cell table:formula="of:=[.A47]&amp;&quot;,&quot;&amp;[.B47]" office:value-type="string" office:string-value="2018-12 Russian GRU Officers Indicted ,2018">
            <text:p>2018-12 Russian GRU Officers Indicted ,2018</text:p>
          </table:table-cell>
        </table:table-row>
        <table:table-row table:style-name="ro2">
          <table:table-cell office:value-type="string">
            <text:p>2018-Trump Putin Meet in Helesinki </text:p>
          </table:table-cell>
          <table:table-cell office:value-type="float" office:value="2018">
            <text:p>2018</text:p>
          </table:table-cell>
          <table:table-cell table:formula="of:=[.A48]&amp;&quot;,&quot;&amp;[.B48]" office:value-type="string" office:string-value="2018-Trump Putin Meet in Helesinki ,2018">
            <text:p>2018-Trump Putin Meet in Helesinki ,2018</text:p>
          </table:table-cell>
        </table:table-row>
        <table:table-row table:style-name="ro2">
          <table:table-cell office:value-type="string">
            <text:p>2018-Cohen and Manafort Guilty </text:p>
          </table:table-cell>
          <table:table-cell office:value-type="float" office:value="2018">
            <text:p>2018</text:p>
          </table:table-cell>
          <table:table-cell table:formula="of:=[.A49]&amp;&quot;,&quot;&amp;[.B49]" office:value-type="string" office:string-value="2018-Cohen and Manafort Guilty ,2018">
            <text:p>2018-Cohen and Manafort Guilty ,2018</text:p>
          </table:table-cell>
        </table:table-row>
        <table:table-row table:style-name="ro1">
          <table:table-cell office:value-type="string">
            <text:p>2018-Only 30000 Refugees to be admitted in 2017 </text:p>
          </table:table-cell>
          <table:table-cell office:value-type="float" office:value="2018">
            <text:p>2018</text:p>
          </table:table-cell>
          <table:table-cell table:formula="of:=[.A50]&amp;&quot;,&quot;&amp;[.B50]" office:value-type="string" office:string-value="2018-Only 30000 Refugees to be admitted in 2017 ,2018">
            <text:p>2018-Only 30000 Refugees to be admitted in 2017 ,2018</text:p>
          </table:table-cell>
        </table:table-row>
        <table:table-row table:style-name="ro1">
          <table:table-cell office:value-type="string">
            <text:p>2018-Trump Addresses UN </text:p>
          </table:table-cell>
          <table:table-cell office:value-type="float" office:value="2018">
            <text:p>2018</text:p>
          </table:table-cell>
          <table:table-cell table:formula="of:=[.A51]&amp;&quot;,&quot;&amp;[.B51]" office:value-type="string" office:string-value="2018-Trump Addresses UN ,2018">
            <text:p>2018-Trump Addresses UN ,2018</text:p>
          </table:table-cell>
        </table:table-row>
        <table:table-row table:style-name="ro2">
          <table:table-cell office:value-type="string">
            <text:p>2018-Brett Kavanaugh Confirmed to the Supreme Court </text:p>
          </table:table-cell>
          <table:table-cell office:value-type="float" office:value="2018">
            <text:p>2018</text:p>
          </table:table-cell>
          <table:table-cell table:formula="of:=[.A52]&amp;&quot;,&quot;&amp;[.B52]" office:value-type="string" office:string-value="2018-Brett Kavanaugh Confirmed to the Supreme Court ,2018">
            <text:p>2018-Brett Kavanaugh Confirmed to the Supreme Court ,2018</text:p>
          </table:table-cell>
        </table:table-row>
        <table:table-row table:style-name="ro1">
          <table:table-cell office:value-type="string">
            <text:p>2018-Massacre at Synagogue in Pittsburgh </text:p>
          </table:table-cell>
          <table:table-cell office:value-type="float" office:value="2018">
            <text:p>2018</text:p>
          </table:table-cell>
          <table:table-cell table:formula="of:=[.A53]&amp;&quot;,&quot;&amp;[.B53]" office:value-type="string" office:string-value="2018-Massacre at Synagogue in Pittsburgh ,2018">
            <text:p>2018-Massacre at Synagogue in Pittsburgh ,2018</text:p>
          </table:table-cell>
        </table:table-row>
        <table:table-row table:style-name="ro1">
          <table:table-cell office:value-type="string">
            <text:p>2018-Midterm Elections </text:p>
          </table:table-cell>
          <table:table-cell office:value-type="float" office:value="2018">
            <text:p>2018</text:p>
          </table:table-cell>
          <table:table-cell table:formula="of:=[.A54]&amp;&quot;,&quot;&amp;[.B54]" office:value-type="string" office:string-value="2018-Midterm Elections ,2018">
            <text:p>2018-Midterm Elections ,2018</text:p>
          </table:table-cell>
        </table:table-row>
        <table:table-row table:style-name="ro2">
          <table:table-cell office:value-type="string">
            <text:p>2018-Mattis Resigns After Trump Announcement on Syria </text:p>
          </table:table-cell>
          <table:table-cell office:value-type="float" office:value="2018">
            <text:p>2018</text:p>
          </table:table-cell>
          <table:table-cell table:formula="of:=[.A55]&amp;&quot;,&quot;&amp;[.B55]" office:value-type="string" office:string-value="2018-Mattis Resigns After Trump Announcement on Syria ,2018">
            <text:p>2018-Mattis Resigns After Trump Announcement on Syria ,2018</text:p>
          </table:table-cell>
        </table:table-row>
        <table:table-row table:style-name="ro2">
          <table:table-cell office:value-type="string">
            <text:p>2019-Nancy Pelosi Speaker </text:p>
          </table:table-cell>
          <table:table-cell office:value-type="float" office:value="2019">
            <text:p>2019</text:p>
          </table:table-cell>
          <table:table-cell table:formula="of:=[.A56]&amp;&quot;,&quot;&amp;[.B56]" office:value-type="string" office:string-value="2019-Nancy Pelosi Speaker ,2019">
            <text:p>2019-Nancy Pelosi Speaker ,2019</text:p>
          </table:table-cell>
        </table:table-row>
        <table:table-row table:style-name="ro1">
          <table:table-cell office:value-type="string">
            <text:p>2019-Government Shut Down Ends after 35 Days </text:p>
          </table:table-cell>
          <table:table-cell office:value-type="float" office:value="2019">
            <text:p>2019</text:p>
          </table:table-cell>
          <table:table-cell table:formula="of:=[.A57]&amp;&quot;,&quot;&amp;[.B57]" office:value-type="string" office:string-value="2019-Government Shut Down Ends after 35 Days ,2019">
            <text:p>2019-Government Shut Down Ends after 35 Days ,2019</text:p>
          </table:table-cell>
        </table:table-row>
        <table:table-row table:style-name="ro1">
          <table:table-cell office:value-type="string">
            <text:p>2019-Mueller Report Released on Trump and Russia </text:p>
          </table:table-cell>
          <table:table-cell office:value-type="float" office:value="2019">
            <text:p>2019</text:p>
          </table:table-cell>
          <table:table-cell table:formula="of:=[.A58]&amp;&quot;,&quot;&amp;[.B58]" office:value-type="string" office:string-value="2019-Mueller Report Released on Trump and Russia ,2019">
            <text:p>2019-Mueller Report Released on Trump and Russia ,2019</text:p>
          </table:table-cell>
        </table:table-row>
        <table:table-row table:style-name="ro1">
          <table:table-cell office:value-type="string">
            <text:p>2019-House Votes to Impeach President Trump </text:p>
          </table:table-cell>
          <table:table-cell office:value-type="float" office:value="2019">
            <text:p>2019</text:p>
          </table:table-cell>
          <table:table-cell table:formula="of:=[.A59]&amp;&quot;,&quot;&amp;[.B59]" office:value-type="string" office:string-value="2019-House Votes to Impeach President Trump ,2019">
            <text:p>2019-House Votes to Impeach President Trump ,2019</text:p>
          </table:table-cell>
        </table:table-row>
        <table:table-row table:style-name="ro1">
          <table:table-cell office:value-type="string">
            <text:p>2020-COVID-19 Spreads Around the World </text:p>
          </table:table-cell>
          <table:table-cell office:value-type="float" office:value="2020">
            <text:p>2020</text:p>
          </table:table-cell>
          <table:table-cell table:formula="of:=[.A60]&amp;&quot;,&quot;&amp;[.B60]" office:value-type="string" office:string-value="2020-COVID-19 Spreads Around the World ,2020">
            <text:p>2020-COVID-19 Spreads Around the World ,2020</text:p>
          </table:table-cell>
        </table:table-row>
        <table:table-row table:style-name="ro1">
          <table:table-cell office:value-type="string">
            <text:p>2020-Vice President Biden Becomes Presumptive Democratic Nominee </text:p>
          </table:table-cell>
          <table:table-cell office:value-type="float" office:value="2020">
            <text:p>2020</text:p>
          </table:table-cell>
          <table:table-cell table:formula="of:=[.A61]&amp;&quot;,&quot;&amp;[.B61]" office:value-type="string" office:string-value="2020-Vice President Biden Becomes Presumptive Democratic Nominee ,2020">
            <text:p>2020-Vice President Biden Becomes Presumptive Democratic Nominee ,2020</text:p>
          </table:table-cell>
        </table:table-row>
        <table:table-row table:style-name="ro1">
          <table:table-cell office:value-type="string">
            <text:p>2020-Space-X Launches Astronauts to Space Station </text:p>
          </table:table-cell>
          <table:table-cell office:value-type="float" office:value="2020">
            <text:p>2020</text:p>
          </table:table-cell>
          <table:table-cell table:formula="of:=[.A62]&amp;&quot;,&quot;&amp;[.B62]" office:value-type="string" office:string-value="2020-Space-X Launches Astronauts to Space Station ,2020">
            <text:p>2020-Space-X Launches Astronauts to Space Station ,2020</text:p>
          </table:table-cell>
        </table:table-row>
        <table:table-row table:style-name="ro1">
          <table:table-cell office:value-type="string">
            <text:p>2020-Former Vice President Biden Elected President </text:p>
          </table:table-cell>
          <table:table-cell office:value-type="float" office:value="2020">
            <text:p>2020</text:p>
          </table:table-cell>
          <table:table-cell table:formula="of:=[.A63]&amp;&quot;,&quot;&amp;[.B63]" office:value-type="string" office:string-value="2020-Former Vice President Biden Elected President ,2020">
            <text:p>2020-Former Vice President Biden Elected President ,2020</text:p>
          </table:table-cell>
        </table:table-row>
        <table:table-row table:style-name="ro1">
          <table:table-cell office:value-type="string">
            <text:p>2021-Insurrection in Washington- The Capitol is Attacked </text:p>
          </table:table-cell>
          <table:table-cell office:value-type="float" office:value="2021">
            <text:p>2021</text:p>
          </table:table-cell>
          <table:table-cell table:formula="of:=[.A64]&amp;&quot;,&quot;&amp;[.B64]" office:value-type="string" office:string-value="2021-Insurrection in Washington- The Capitol is Attacked ,2021">
            <text:p>2021-Insurrection in Washington- The Capitol is Attacked ,2021</text:p>
          </table:table-cell>
        </table:table-row>
        <table:table-row table:style-name="ro1">
          <table:table-cell office:value-type="string">
            <text:p>2021-Second Impeachment Trial of Donald Trump </text:p>
          </table:table-cell>
          <table:table-cell office:value-type="float" office:value="2021">
            <text:p>2021</text:p>
          </table:table-cell>
          <table:table-cell table:formula="of:=[.A65]&amp;&quot;,&quot;&amp;[.B65]" office:value-type="string" office:string-value="2021-Second Impeachment Trial of Donald Trump ,2021">
            <text:p>2021-Second Impeachment Trial of Donald Trump ,2021</text:p>
          </table:table-cell>
        </table:table-row>
        <table:table-row table:style-name="ro1">
          <table:table-cell office:value-type="string">
            <text:p>2021-2020 Census Data Released </text:p>
          </table:table-cell>
          <table:table-cell office:value-type="float" office:value="2021">
            <text:p>2021</text:p>
          </table:table-cell>
          <table:table-cell table:formula="of:=[.A66]&amp;&quot;,&quot;&amp;[.B66]" office:value-type="string" office:string-value="2021-2020 Census Data Released ,2021">
            <text:p>2021-2020 Census Data Released ,2021</text:p>
          </table:table-cell>
        </table:table-row>
        <table:table-row table:style-name="ro1">
          <table:table-cell office:value-type="string">
            <text:p>2021- Taliban Victorious in Afghanistan US Evacuates 122000 </text:p>
          </table:table-cell>
          <table:table-cell office:value-type="float" office:value="2021">
            <text:p>2021</text:p>
          </table:table-cell>
          <table:table-cell table:formula="of:=[.A67]&amp;&quot;,&quot;&amp;[.B67]" office:value-type="string" office:string-value="2021- Taliban Victorious in Afghanistan US Evacuates 122000 ,2021">
            <text:p>2021- Taliban Victorious in Afghanistan US Evacuates 122000 ,2021</text:p>
          </table:table-cell>
        </table:table-row>
        <table:table-row table:style-name="ro1">
          <table:table-cell office:value-type="string">
            <text:p>2022- Supreme Court Rules on Vaccine Mandates </text:p>
          </table:table-cell>
          <table:table-cell office:value-type="float" office:value="2022">
            <text:p>2022</text:p>
          </table:table-cell>
          <table:table-cell table:formula="of:=[.A68]&amp;&quot;,&quot;&amp;[.B68]" office:value-type="string" office:string-value="2022- Supreme Court Rules on Vaccine Mandates ,2022">
            <text:p>2022- Supreme Court Rules on Vaccine Mandates ,202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ce2"/>
        <table:table-row table:style-name="ro3">
          <table:table-cell table:style-name="ce1"/>
        </table:table-row>
        <table:table-row table:style-name="ro1">
          <table:table-cell table:style-name="Default"/>
        </table:table-row>
        <table:table-row table:style-name="ro1" table:number-rows-repeated="9">
          <table:table-cell/>
        </table:table-row>
        <table:table-row table:style-name="ro3">
          <table:table-cell table:style-name="ce1"/>
        </table:table-row>
        <table:table-row table:style-name="ro1" table:number-rows-repeated="13">
          <table:table-cell/>
        </table:table-row>
        <table:table-row table:style-name="ro3">
          <table:table-cell table:style-name="ce1"/>
        </table:table-row>
        <table:table-row table:style-name="ro1" table:number-rows-repeated="6">
          <table:table-cell/>
        </table:table-row>
        <table:table-row table:style-name="ro3">
          <table:table-cell table:style-name="ce1"/>
        </table:table-row>
        <table:table-row table:style-name="ro3">
          <table:table-cell>
            <draw:frame table:end-cell-address="Sheet2.C42" table:end-x="0.511in" table:end-y="0.0988in" draw:z-index="0" draw:name="https://upload.wikimedia.org/wikipedia/commons/thumb/0/06/Boeing_707-321B_Pan_Am_Freer.jpg/220px-Boeing_707-321B_Pan_Am_Freer.jpg" draw:style-name="gr1" draw:text-style-name="P1" svg:width="10.5201in" svg:height="1.5213in" svg:x="0.0004in" svg:y="0in">
              <draw:image xlink:href="https://upload.wikimedia.org/wikipedia/commons/thumb/0/06/Boeing_707-321B_Pan_Am_Freer.jpg/220px-Boeing_707-321B_Pan_Am_Freer.jpg" xlink:type="simple" xlink:show="embed" xlink:actuate="onLoad">
                <text:p/>
              </draw:image>
            </draw:frame>
          </table:table-cell>
        </table:table-row>
        <table:table-row table:style-name="ro3" table:number-rows-repeated="9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ce2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4">
          <table:table-cell office:value-type="float" office:value="1951">
            <text:p>1951</text:p>
          </table:table-cell>
          <table:table-cell table:style-name="ce2" office:value-type="string">
            <text:p><text:a xlink:href="https://www.oxfordreference.com/view/10.1093/acref/9780191735639.timeline.0001#">US boxer Sugar Ray Robinson beats Jake Lamotta to take the middleweight title (for the first of five times)</text:a></text:p>
            <text:p/>
            <text:p><text:a xlink:href="https://www.oxfordreference.com/view/10.1093/acref/9780191735639.timeline.0001#">The Twenty-Second Amendment to the US Constitution prevents anyone being elected for more than two presidential terms</text:a></text:p>
            <text:p/>
            <text:p><text:a xlink:href="https://www.oxfordreference.com/view/10.1093/acref/9780191735639.timeline.0001#">Jacopo Arbenz, newly elected president of Guatemala, enrages the USA by expropriating the land of the United Fruit Company</text:a></text:p>
            <text:p/>
            <text:p><text:a xlink:href="https://www.oxfordreference.com/view/10.1093/acref/9780191735639.timeline.0001#">Elia Kazan directs Vivien Leigh and Marlon Brando in the film of Tennessee Williams' A Streetcar Named Desire</text:a></text:p>
            <text:p/>
            <text:p><text:a xlink:href="https://www.oxfordreference.com/view/10.1093/acref/9780191735639.timeline.0001#">Syntex, a small chemical company in Mexico City, develops the first oral contraceptive</text:a></text:p>
            <text:p/>
            <text:p><text:a xlink:href="https://www.oxfordreference.com/view/10.1093/acref/9780191735639.timeline.0001#">Six European nations agree to joint coal and steel production through the European Coal and Steel Community (ECSC)</text:a></text:p>
            <text:p/>
            <text:p><text:a xlink:href="https://www.oxfordreference.com/view/10.1093/acref/9780191735639.timeline.0001#">The new Iranian prime minister, Mohammed Mossadegh, passes the Oil Nationalization Act, seizing Britain's assets in the region</text:a></text:p>
            <text:p/>
            <text:p><text:a xlink:href="https://www.oxfordreference.com/view/10.1093/acref/9780191735639.timeline.0001#">German-born US philosopher Hannah Arendt links Hitler's and Stalin's regimes in The Origins of Totalitarianism</text:a></text:p>
            <text:p/>
            <text:p><text:a xlink:href="https://www.oxfordreference.com/view/10.1093/acref/9780191735639.timeline.0001#">The British spies Guy Burgess and Donald Maclean escape to the Soviet Union just ahead of their detection and arrest</text:a></text:p>
            <text:p/>
            <text:p><text:a xlink:href="https://www.oxfordreference.com/view/10.1093/acref/9780191735639.timeline.0001#">An agreement is signed by which a joint Tibetan-Chinese authority will nominally govern Tibet</text:a></text:p>
            <text:p/>
            <text:p><text:a xlink:href="https://www.oxfordreference.com/view/10.1093/acref/9780191735639.timeline.0001#">The Festival of Britain, on the south bank of the Thames in London, celebrates the end of wartime austerity</text:a></text:p>
            <text:p/>
            <text:p><text:a xlink:href="https://www.oxfordreference.com/view/10.1093/acref/9780191735639.timeline.0001#">British architects Arnold Powell and John Moya design the Skylon as a central feature for the Festival of Britain</text:a></text:p>
            <text:p/>
            <text:p><text:a xlink:href="https://www.oxfordreference.com/view/10.1093/acref/9780191735639.timeline.0001#">Gertrude Lawrence and Yul Brynner open on Broadway in the Rodgers and Hammerstein musical The King and I</text:a></text:p>
            <text:p/>
            <text:p><text:a xlink:href="https://www.oxfordreference.com/view/10.1093/acref/9780191735639.timeline.0001#">Catcher in the Ryeis US author J.D. Salinger's immensely successful first novel</text:a></text:p>
            <text:p/>
            <text:p><text:a xlink:href="https://www.oxfordreference.com/view/10.1093/acref/9780191735639.timeline.0001#">British architect Basil Spence wins the competition to design a new cathedral for Coventry</text:a></text:p>
            <text:p/>
            <text:p><text:a xlink:href="https://www.oxfordreference.com/view/10.1093/acref/9780191735639.timeline.0001#">UN and Chinese forces reach a stalemate in Korea, facing each other from fixed positions on either side of the 38th Parallel</text:a></text:p>
            <text:p/>
            <text:p><text:a xlink:href="https://www.oxfordreference.com/view/10.1093/acref/9780191735639.timeline.0001#">British author John Wyndham creates a dark fantasy in his novel The Day of the Triffids</text:a></text:p>
            <text:p/>
            <text:p><text:a xlink:href="https://www.oxfordreference.com/view/10.1093/acref/9780191735639.timeline.0001#">In Christ of St John of the CrossSalvador Dali paints an image of the crucified Christ seeming to fly on his cross</text:a></text:p>
            <text:p/>
            <text:p><text:a xlink:href="https://www.oxfordreference.com/view/10.1093/acref/9780191735639.timeline.0001#">British-Canadian choreographer Celia Franca founds the National Ballet of Canada</text:a></text:p>
            <text:p/>
            <text:p><text:a xlink:href="https://www.oxfordreference.com/view/10.1093/acref/9780191735639.timeline.0001#">The Batllistas, followers in Uruguay of José Batlle, attempt an unusual experiment in the reform of government</text:a></text:p>
            <text:p/>
            <text:p><text:a xlink:href="https://www.oxfordreference.com/view/10.1093/acref/9780191735639.timeline.0001#">A Question of Upbringingbegins Anthony Powell's 'A Dance to the Music of Time'</text:a></text:p>
            <text:p/>
            <text:p><text:a xlink:href="https://www.oxfordreference.com/view/10.1093/acref/9780191735639.timeline.0001#">King Abdullah of Jordan is assassinated on the Temple Mount in Jerusalem</text:a></text:p>
            <text:p/>
            <text:p><text:a xlink:href="https://www.oxfordreference.com/view/10.1093/acref/9780191735639.timeline.0001#">US novelist Carson McCullers publishes a collection of stories, The Ballad of the Sad Café</text:a></text:p>
            <text:p/>
            <text:p><text:a xlink:href="https://www.oxfordreference.com/view/10.1093/acref/9780191735639.timeline.0001#">John Huston directs Humphrey Bogart and Katherine Hepburn in The African Queen, based on a C.S. Forester story</text:a></text:p>
            <text:p/>
            <text:p><text:a xlink:href="https://www.oxfordreference.com/view/10.1093/acref/9780191735639.timeline.0001#">The Rake's Progress, with music by Igor Stravinsky and libretto by W.H. Auden and Chester Kallman, has its premiere in Venice</text:a></text:p>
            <text:p/>
            <text:p><text:a xlink:href="https://www.oxfordreference.com/view/10.1093/acref/9780191735639.timeline.0001#">British art historian Nikolaus Pevsner undertakes a massive task, a county-by-county description of The Buildings of England</text:a></text:p>
            <text:p/>
            <text:p><text:a xlink:href="https://www.oxfordreference.com/view/10.1093/acref/9780191735639.timeline.0001#">Japanese film director Kurosawa Akira makes an international reputation with Rashomon</text:a></text:p>
            <text:p/>
            <text:p><text:a xlink:href="https://www.oxfordreference.com/view/10.1093/acref/9780191735639.timeline.0001#">Labour loses the general election and Winston Churchill returns to Downing Street as prime minister</text:a></text:p>
            <text:p/>
            <text:p><text:a xlink:href="https://www.oxfordreference.com/view/10.1093/acref/9780191735639.timeline.0001#">The cult of Chairman Mao is officially encouraged in China, partly through steady publication of his works</text:a></text:p>
            <text:p/>
            <text:p><text:a xlink:href="https://www.oxfordreference.com/view/10.1093/acref/9780191735639.timeline.0001#">The first hydrogen bomb is successfully tested by the US at Enewetak Atoll in the Marshall Islands</text:a></text:p>
            <text:p/>
            <text:p><text:a xlink:href="https://www.oxfordreference.com/view/10.1093/acref/9780191735639.timeline.0001#">Argentinian driver Juan Manuel Fangio wins the first of five Grand Prix world championship titles</text:a></text:p>
            <text:p/>
            <text:p><text:a xlink:href="https://www.oxfordreference.com/view/10.1093/acref/9780191735639.timeline.0001#">Libya wins independence from Italy, as a kingdom with Idris I as head of state</text:a></text:p>
            <text:p/>
            <text:p><text:a xlink:href="https://www.oxfordreference.com/view/10.1093/acref/9780191735639.timeline.0001#">Henri Matisse completes the Chapel of the Rosary at Vence, with every detail designed by himself</text:a></text:p>
          </table:table-cell>
          <table:table-cell table:number-columns-repeated="2"/>
        </table:table-row>
        <table:table-row table:style-name="ro4">
          <table:table-cell office:value-type="float" office:value="1952">
            <text:p>1952</text:p>
          </table:table-cell>
          <table:table-cell table:style-name="ce2" office:value-type="string">
            <text:p><text:a xlink:href="https://www.oxfordreference.com/view/10.1093/acref/9780191735639.timeline.0001#">George VI dies and is succeeded by his elder daughter as Elizabeth II</text:a></text:p>
            <text:p/>
            <text:p><text:a xlink:href="https://www.oxfordreference.com/view/10.1093/acref/9780191735639.timeline.0001#">Hans Werner Henze's first full-length opera, Boulevard Solitude, has its premiere in Hanover</text:a></text:p>
            <text:p/>
            <text:p><text:a xlink:href="https://www.oxfordreference.com/view/10.1093/acref/9780191735639.timeline.0001#">US boxer Rocky Marciano becomes world heavyweight champion, defeating 'Jersey Joe' Walcott</text:a></text:p>
            <text:p/>
            <text:p><text:a xlink:href="https://www.oxfordreference.com/view/10.1093/acref/9780191735639.timeline.0001#">A decision by the United Nations makes Eritrea an autonomous federal province within Ethiopia</text:a></text:p>
            <text:p/>
            <text:p><text:a xlink:href="https://www.oxfordreference.com/view/10.1093/acref/9780191735639.timeline.0001#">French economist Jean Monnet becomes the first president of the European Coal and Steel Community (ECSC)</text:a></text:p>
            <text:p/>
            <text:p><text:a xlink:href="https://www.oxfordreference.com/view/10.1093/acref/9780191735639.timeline.0001#">A left-wing coup brings Paz Estenssoro to power and launches a 12-year revolution in Bolivia</text:a></text:p>
            <text:p/>
            <text:p><text:a xlink:href="https://www.oxfordreference.com/view/10.1093/acref/9780191735639.timeline.0001#">US author Ralph Ellison publishes his first novel, Invisible Man, a Kafkaesque account of a black immigrant's life in New York</text:a></text:p>
            <text:p/>
            <text:p><text:a xlink:href="https://www.oxfordreference.com/view/10.1093/acref/9780191735639.timeline.0001#">X-ray crystallographer Rosalind Franklin, working at King's College in London, photographs DNA</text:a></text:p>
            <text:p/>
            <text:p><text:a xlink:href="https://www.oxfordreference.com/view/10.1093/acref/9780191735639.timeline.0001#">The UK car manufacturers Morris and Austin merge to become the British Motor Corporation</text:a></text:p>
            <text:p/>
            <text:p><text:a xlink:href="https://www.oxfordreference.com/view/10.1093/acref/9780191735639.timeline.0001#">Gene Kelly dances a famous routine with an umbrella in the film Singin' in the Rain</text:a></text:p>
            <text:p/>
            <text:p><text:a xlink:href="https://www.oxfordreference.com/view/10.1093/acref/9780191735639.timeline.0001#">In his first book of Structures, for two pianos, Pierre Boulez provides a classic of serial music</text:a></text:p>
            <text:p/>
            <text:p><text:a xlink:href="https://www.oxfordreference.com/view/10.1093/acref/9780191735639.timeline.0001#">Ernest Hemingway publishes The Old Man and the Sea, about an epic struggle between an aged Cuban fisherman and a gigantic marlin</text:a></text:p>
            <text:p/>
            <text:p><text:a xlink:href="https://www.oxfordreference.com/view/10.1093/acref/9780191735639.timeline.0001#">Grace Kelly has her first starring role in High Noon, with Gary Cooper</text:a></text:p>
            <text:p/>
            <text:p><text:a xlink:href="https://www.oxfordreference.com/view/10.1093/acref/9780191735639.timeline.0001#">Kwame Nkrumah, recently released from gaol, becomes prime minister of the British colony of the Gold Coast</text:a></text:p>
            <text:p/>
            <text:p><text:a xlink:href="https://www.oxfordreference.com/view/10.1093/acref/9780191735639.timeline.0001#">A group of officers led by Gamal Abdel Nasser depose Egypt's king, Farouk, and send him into exile</text:a></text:p>
            <text:p/>
            <text:p><text:a xlink:href="https://www.oxfordreference.com/view/10.1093/acref/9780191735639.timeline.0001#">Albanian missionary Mother Teresa opens the Nirmal Hriday, or Kalighat Home for Dying Destitutes, in Calcutta</text:a></text:p>
            <text:p/>
            <text:p><text:a xlink:href="https://www.oxfordreference.com/view/10.1093/acref/9780191735639.timeline.0001#">Eva Perón dies of cancer and achieves the status of a popular saint in Argentina</text:a></text:p>
            <text:p/>
            <text:p><text:a xlink:href="https://www.oxfordreference.com/view/10.1093/acref/9780191735639.timeline.0001#">Ahmed Ben Bella forms the Front de Libération National (FLN) to fight for Algerian independence</text:a></text:p>
            <text:p/>
            <text:p><text:a xlink:href="https://www.oxfordreference.com/view/10.1093/acref/9780191735639.timeline.0001#">King Adbullah's grandson Hussein (who was with him when he was assassinated in 1951) becomes king of Jordan</text:a></text:p>
            <text:p/>
            <text:p><text:a xlink:href="https://www.oxfordreference.com/view/10.1093/acref/9780191735639.timeline.0001#">British scholar Michael Ventris deciphers Linear B, the script of Mycenae, proving it to be an early form of Greek</text:a></text:p>
            <text:p/>
            <text:p><text:a xlink:href="https://www.oxfordreference.com/view/10.1093/acref/9780191735639.timeline.0001#">Evelyn Waugh publishes Men at Arms, the first novel in the Sword of Honourtrilogy based on his wartime experiences</text:a></text:p>
            <text:p/>
            <text:p><text:a xlink:href="https://www.oxfordreference.com/view/10.1093/acref/9780191735639.timeline.0001#">In his novel East of EdenJohn Steinbeck develops the biblical theme of Cain and Abel in a family saga set in California</text:a></text:p>
            <text:p/>
            <text:p><text:a xlink:href="https://www.oxfordreference.com/view/10.1093/acref/9780191735639.timeline.0001#">US clergyman Norman Vincent Peale has a best-seller in The Power of Positive Thinking</text:a></text:p>
            <text:p/>
            <text:p><text:a xlink:href="https://www.oxfordreference.com/view/10.1093/acref/9780191735639.timeline.0001#">Vaughan Williams bases his seventh symphony, Sinfonia Antartica, on his score for the film Scott of the Antarctic</text:a></text:p>
            <text:p/>
            <text:p><text:a xlink:href="https://www.oxfordreference.com/view/10.1093/acref/9780191735639.timeline.0001#">An outbreak of terrorism in Kenya is orchestrated by a secret Kikuyu organization, the Mau Mau</text:a></text:p>
            <text:p/>
            <text:p><text:a xlink:href="https://www.oxfordreference.com/view/10.1093/acref/9780191735639.timeline.0001#">US composer John Cage's 4'33" consists of precisely that number of minutes and seconds of silence</text:a></text:p>
            <text:p/>
            <text:p><text:a xlink:href="https://www.oxfordreference.com/view/10.1093/acref/9780191735639.timeline.0001#">Republican Dwight D. Eisenhower wins the US presidential election with Richard Nixon as his vice-president</text:a></text:p>
            <text:p/>
            <text:p><text:a xlink:href="https://www.oxfordreference.com/view/10.1093/acref/9780191735639.timeline.0001#">The Modern Jazz Quartet, led by pianist John Lewis, plays in the sophisticated style that becomes known as 'cool jazz'</text:a></text:p>
            <text:p/>
            <text:p><text:a xlink:href="https://www.oxfordreference.com/view/10.1093/acref/9780191735639.timeline.0001#">Le Corbusier's completes his most massive modernist development, the Unité d'Habitationat Marseilles</text:a></text:p>
          </table:table-cell>
          <table:table-cell table:number-columns-repeated="2"/>
        </table:table-row>
        <table:table-row table:style-name="ro4">
          <table:table-cell office:value-type="float" office:value="1953">
            <text:p>1953</text:p>
          </table:table-cell>
          <table:table-cell table:style-name="ce3" office:value-type="string">
            <text:p><text:a xlink:href="https://www.oxfordreference.com/view/10.1093/acref/9780191735639.timeline.0001#">Samuel Beckett's play Waiting for Godot('En attendant Godot') is first performed in French in Paris</text:a></text:p>
            <text:p/>
            <text:p><text:a xlink:href="https://www.oxfordreference.com/view/10.1093/acref/9780191735639.timeline.0001#">British choreographer Kenneth MacMillan creates his first ballet, Somnambulism, to music by Stan Kenton</text:a></text:p>
            <text:p/>
            <text:p><text:a xlink:href="https://www.oxfordreference.com/view/10.1093/acref/9780191735639.timeline.0001#">Saul Bellow publishes The Adventures of Augie March, a novel about the experiences of a young Chicago Jew</text:a></text:p>
            <text:p/>
            <text:p><text:a xlink:href="https://www.oxfordreference.com/view/10.1093/acref/9780191735639.timeline.0001#">Joseph Stalin dies, four days after suffering a stroke</text:a></text:p>
            <text:p/>
            <text:p><text:a xlink:href="https://www.oxfordreference.com/view/10.1093/acref/9780191735639.timeline.0001#">Elia Kazan directs Marlon Brando in the film On the Waterfront</text:a></text:p>
            <text:p/>
            <text:p><text:a xlink:href="https://www.oxfordreference.com/view/10.1093/acref/9780191735639.timeline.0001#">Fred Zinneman directs Burt Lancaster, Deborah Kerr and Frank Sinatra in From Here to Eternity</text:a></text:p>
            <text:p/>
            <text:p><text:a xlink:href="https://www.oxfordreference.com/view/10.1093/acref/9780191735639.timeline.0001#">US architect Louis Kahn makes his reputation with the Yale Art Gallery in New Haven</text:a></text:p>
            <text:p/>
            <text:p><text:a xlink:href="https://www.oxfordreference.com/view/10.1093/acref/9780191735639.timeline.0001#">English author L.P. Hartley sets his novel The Go-Betweenin the summer of 1900</text:a></text:p>
            <text:p/>
            <text:p><text:a xlink:href="https://www.oxfordreference.com/view/10.1093/acref/9780191735639.timeline.0001#">Black American Malcolm Little, who has joined the Nation of Islam while in prison, adopts the surname X to symbolize his rejection of his slave name</text:a></text:p>
            <text:p/>
            <text:p><text:a xlink:href="https://www.oxfordreference.com/view/10.1093/acref/9780191735639.timeline.0001#">Jomo Kenyatta, charged with having organized the Mau Mau uprising in Kenya, is sentenced to seven years in prison</text:a></text:p>
            <text:p/>
            <text:p><text:a xlink:href="https://www.oxfordreference.com/view/10.1093/acref/9780191735639.timeline.0001#">James Bond, agent 007, has a licence to kill in Ian Fleming's first novel, Casino Royale</text:a></text:p>
            <text:p/>
            <text:p><text:a xlink:href="https://www.oxfordreference.com/view/10.1093/acref/9780191735639.timeline.0001#">US microbiologist Jonas Salk announces the discovery of an effective vaccine against polio</text:a></text:p>
            <text:p/>
            <text:p><text:a xlink:href="https://www.oxfordreference.com/view/10.1093/acref/9780191735639.timeline.0001#">Imre Nagy becomes prime minister of Hungary, but is driven out of office two years later by hard-line Communists because of his relative liberalism</text:a></text:p>
            <text:p/>
            <text:p><text:a xlink:href="https://www.oxfordreference.com/view/10.1093/acref/9780191735639.timeline.0001#">Alfred Charles Kinsey completes his study of human sexuality with the publication of Sexual Behaviour in the Human Female</text:a></text:p>
            <text:p/>
            <text:p><text:a xlink:href="https://www.oxfordreference.com/view/10.1093/acref/9780191735639.timeline.0001#">New Zealander Edmund Hillary and the Sherpa Tenzing Norgay stand together on the top of Everest</text:a></text:p>
            <text:p/>
            <text:p><text:a xlink:href="https://www.oxfordreference.com/view/10.1093/acref/9780191735639.timeline.0001#">US author James Baldwin publishes his first novel, Go Tell It on the Mountain, set in Harlem</text:a></text:p>
            <text:p/>
            <text:p><text:a xlink:href="https://www.oxfordreference.com/view/10.1093/acref/9780191735639.timeline.0001#">English composer William Walton writes Orb and Sceptrefor the coronation of Elizabeth II</text:a></text:p>
            <text:p/>
            <text:p><text:a xlink:href="https://www.oxfordreference.com/view/10.1093/acref/9780191735639.timeline.0001#">The new queen of the United Kingdom, Elizabeth II, is crowned like all her predecessors since 1066 in Westminster Abbey</text:a></text:p>
            <text:p/>
            <text:p><text:a xlink:href="https://www.oxfordreference.com/view/10.1093/acref/9780191735639.timeline.0001#">US abstract expressionist Willem de Kooning exhibits his series Women nos I-VI, on which he has been working since 1938</text:a></text:p>
            <text:p/>
            <text:p><text:a xlink:href="https://www.oxfordreference.com/view/10.1093/acref/9780191735639.timeline.0001#">William Wyler directs Gregory Peck and Audrey Hepburn in Roman Holiday, a beguiling comedy about a princess's romance in Rome</text:a></text:p>
            <text:p/>
            <text:p><text:a xlink:href="https://www.oxfordreference.com/view/10.1093/acref/9780191735639.timeline.0001#">Dmitry Shostakovich's Tenth Symphony has its first performance in Leningrad nine months after the death of Stalin</text:a></text:p>
            <text:p/>
            <text:p><text:a xlink:href="https://www.oxfordreference.com/view/10.1093/acref/9780191735639.timeline.0001#">US citizens Julius and Ethel Rosenberg are sent to the electric chair as convicted spies</text:a></text:p>
            <text:p/>
            <text:p><text:a xlink:href="https://www.oxfordreference.com/view/10.1093/acref/9780191735639.timeline.0001#">South African author Nadine Gordimer publishes her first novel, The Lying Days</text:a></text:p>
            <text:p/>
            <text:p><text:a xlink:href="https://www.oxfordreference.com/view/10.1093/acref/9780191735639.timeline.0001#">French composer Olivier Messiaen uses birdsong with piano and orchestra in his Waking of the Birds</text:a></text:p>
            <text:p/>
            <text:p><text:a xlink:href="https://www.oxfordreference.com/view/10.1093/acref/9780191735639.timeline.0001#">Anglican vicar Chad Varah, using the crypt of a London church, sets up the first branch of what becomes the Samaritans</text:a></text:p>
            <text:p/>
            <text:p><text:a xlink:href="https://www.oxfordreference.com/view/10.1093/acref/9780191735639.timeline.0001#">French actor Jacques Tati directs and stars in the zany comedy Mr Hulot's Holiday</text:a></text:p>
            <text:p/>
            <text:p><text:a xlink:href="https://www.oxfordreference.com/view/10.1093/acref/9780191735639.timeline.0001#">Swedish economist Dag Hammarskjöld becomes secretary-general of the United Nations</text:a></text:p>
            <text:p/>
            <text:p><text:a xlink:href="https://www.oxfordreference.com/view/10.1093/acref/9780191735639.timeline.0001#">US golfer Ben Hogan wins the US Open, the US Masters and the British Open in a single year</text:a></text:p>
            <text:p/>
            <text:p><text:a xlink:href="https://www.oxfordreference.com/view/10.1093/acref/9780191735639.timeline.0001#">Within the year Marilyn Monroe stars in Niagara, Gentlemen Prefer Blondesand How to Marry a Millionaire</text:a></text:p>
            <text:p/>
            <text:p><text:a xlink:href="https://www.oxfordreference.com/view/10.1093/acref/9780191735639.timeline.0001#">The two Rhodesias and Nyasaland are merged in the self-governing Federation of Rhodesia and Nyasaland</text:a></text:p>
            <text:p/>
            <text:p><text:a xlink:href="https://www.oxfordreference.com/view/10.1093/acref/9780191735639.timeline.0001#">Arthur Miller's play The Crucibleuses the Salem witch trials as a metaphor for the contemporary paranoia of McCarthyism</text:a></text:p>
            <text:p/>
            <text:p><text:a xlink:href="https://www.oxfordreference.com/view/10.1093/acref/9780191735639.timeline.0001#">An armistice ends the Korean War, leaving several million dead and a country divided either side of a military zone along the 38th parallel</text:a></text:p>
            <text:p/>
            <text:p><text:a xlink:href="https://www.oxfordreference.com/view/10.1093/acref/9780191735639.timeline.0001#">The first Soviet hydrogen bomb is successfully tested at the Semipalatinsk Test Site in Kazakhstan</text:a></text:p>
            <text:p/>
            <text:p><text:a xlink:href="https://www.oxfordreference.com/view/10.1093/acref/9780191735639.timeline.0001#">The Iranian prime minister Mohammed Mossadegh is removed from office in an armed coup sponsored by the CIA and Britain's MI6</text:a></text:p>
            <text:p/>
            <text:p><text:a xlink:href="https://www.oxfordreference.com/view/10.1093/acref/9780191735639.timeline.0001#">Improved methods of testing prove conclusively that Piltdown Man was constructed by Charles Dawson from a human skull and the jaw of an ape</text:a></text:p>
            <text:p/>
            <text:p><text:a xlink:href="https://www.oxfordreference.com/view/10.1093/acref/9780191735639.timeline.0001#">Cambodia wins independence from the colonial power, France</text:a></text:p>
            <text:p/>
            <text:p><text:a xlink:href="https://www.oxfordreference.com/view/10.1093/acref/9780191735639.timeline.0001#">Secret-police chief Lavrenti Beria is executed by the new Soviet regime</text:a></text:p>
            <text:p/>
            <text:p><text:a xlink:href="https://www.oxfordreference.com/view/10.1093/acref/9780191735639.timeline.0001#">Merce Cunningham forms his own company of dancers, initially at Black Mountain College in North Carolina</text:a></text:p>
            <text:p/>
            <text:p><text:a xlink:href="https://www.oxfordreference.com/view/10.1093/acref/9780191735639.timeline.0001#">Molecular biologists Francis Crick and James Watson announce their discovery of the double-helix structure of DNA</text:a></text:p>
          </table:table-cell>
          <table:table-cell table:number-columns-repeated="2"/>
        </table:table-row>
        <table:table-row table:style-name="ro4">
          <table:table-cell office:value-type="float" office:value="1954">
            <text:p>1954</text:p>
          </table:table-cell>
          <table:table-cell table:style-name="ce2" office:value-type="string">
            <text:p><text:a xlink:href="https://www.oxfordreference.com/view/10.1093/acref/9780191735639.timeline.0001#">Baseball star Joe Dimaggio marries Marilyn Monroe, but the marriage lasts only a year</text:a></text:p>
            <text:p/>
            <text:p><text:a xlink:href="https://www.oxfordreference.com/view/10.1093/acref/9780191735639.timeline.0001#">Dylan Thomas's 'play for voices', Under Milk Wood, is broadcast on BBC radio, with Richard Burton as narrator</text:a></text:p>
            <text:p/>
            <text:p><text:a xlink:href="https://www.oxfordreference.com/view/10.1093/acref/9780191735639.timeline.0001#">Senator McCarthy's Communist witch-hunt is broadcast live for several weeks on US television</text:a></text:p>
            <text:p/>
            <text:p><text:a xlink:href="https://www.oxfordreference.com/view/10.1093/acref/9780191735639.timeline.0001#">Japanese film director Kurasawa Akira directs The Seven Samurai</text:a></text:p>
            <text:p/>
            <text:p><text:a xlink:href="https://www.oxfordreference.com/view/10.1093/acref/9780191735639.timeline.0001#">J. Robert Oppenheimer, the 'father of the atomic bomb', is investigated for Communist sympathies and his security clearance is withdrawn</text:a></text:p>
            <text:p/>
            <text:p><text:a xlink:href="https://www.oxfordreference.com/view/10.1093/acref/9780191735639.timeline.0001#">The term Domino Theory is coined to reflect President Eisenhower's view of how states might fall to Communism</text:a></text:p>
            <text:p/>
            <text:p><text:a xlink:href="https://www.oxfordreference.com/view/10.1093/acref/9780191735639.timeline.0001#">A painting by Graham Sutherland, commissioned for Winston Churchill's 80th birthday, does not meet with the full approval of the sitter or his wife</text:a></text:p>
            <text:p/>
            <text:p><text:a xlink:href="https://www.oxfordreference.com/view/10.1093/acref/9780191735639.timeline.0001#">Bill Haley &amp; His Comets record Rock Around the Clock, providing an early classic of US rock and roll</text:a></text:p>
            <text:p/>
            <text:p><text:a xlink:href="https://www.oxfordreference.com/view/10.1093/acref/9780191735639.timeline.0001#">The German firm NSU builds the first working example of the rotary engine invented in 1924 by Felix Wankel</text:a></text:p>
            <text:p/>
            <text:p><text:a xlink:href="https://www.oxfordreference.com/view/10.1093/acref/9780191735639.timeline.0001#">Hungarian photographer Robert Capa is killed by a land mine in Vietnam</text:a></text:p>
            <text:p/>
            <text:p><text:a xlink:href="https://www.oxfordreference.com/view/10.1093/acref/9780191735639.timeline.0001#">Alfredo Stroessner seizes power in Paraguay, introducing three decades of repressive dictatorship</text:a></text:p>
            <text:p/>
            <text:p><text:a xlink:href="https://www.oxfordreference.com/view/10.1093/acref/9780191735639.timeline.0001#">The Battle of Dien Bien Phu ends with the surrender to the Vietminh of 12,000 French troops</text:a></text:p>
            <text:p/>
            <text:p><text:a xlink:href="https://www.oxfordreference.com/view/10.1093/acref/9780191735639.timeline.0001#">The French abandon Vietnam, leaving the country divided at the seventeenth parallel</text:a></text:p>
            <text:p/>
            <text:p><text:a xlink:href="https://www.oxfordreference.com/view/10.1093/acref/9780191735639.timeline.0001#">Politician and author Winston Churchill completes his six-volume history The Second World War</text:a></text:p>
            <text:p/>
            <text:p><text:a xlink:href="https://www.oxfordreference.com/view/10.1093/acref/9780191735639.timeline.0001#">The US Supreme Court rules in Brown v. Board of Education that segregation in US schools is illegal</text:a></text:p>
            <text:p/>
            <text:p><text:a xlink:href="https://www.oxfordreference.com/view/10.1093/acref/9780191735639.timeline.0001#">Oxford medical student Roger Bannister runs the first four-minute mile, at the Iffley Road track</text:a></text:p>
            <text:p/>
            <text:p><text:a xlink:href="https://www.oxfordreference.com/view/10.1093/acref/9780191735639.timeline.0001#">George Cukor directs Judy Garland and James Mason in A Star Is Born</text:a></text:p>
            <text:p/>
            <text:p><text:a xlink:href="https://www.oxfordreference.com/view/10.1093/acref/9780191735639.timeline.0001#">An invasion of Guatemala from Honduras, with CIA support, brings to power a right-wing military junta</text:a></text:p>
            <text:p/>
            <text:p><text:a xlink:href="https://www.oxfordreference.com/view/10.1093/acref/9780191735639.timeline.0001#">Anglo-Irish novelist Iris Murdoch publishes her first novel, Under the Net</text:a></text:p>
            <text:p/>
            <text:p><text:a xlink:href="https://www.oxfordreference.com/view/10.1093/acref/9780191735639.timeline.0001#">George Grivas leads a guerrilla movement, EOKA, fighting for Cyprus's independence from Britain and union with Greece</text:a></text:p>
            <text:p/>
            <text:p><text:a xlink:href="https://www.oxfordreference.com/view/10.1093/acref/9780191735639.timeline.0001#">19-year-old Françoise Sagan has a major international success with her first novel, Bonjour Tristesse</text:a></text:p>
            <text:p/>
            <text:p><text:a xlink:href="https://www.oxfordreference.com/view/10.1093/acref/9780191735639.timeline.0001#">US truck driver Elvis Presley makes his first commercial recordings, for Sun Records in Memphis, Tennessee</text:a></text:p>
            <text:p/>
            <text:p><text:a xlink:href="https://www.oxfordreference.com/view/10.1093/acref/9780191735639.timeline.0001#">US choreographer Paul Taylor begins a long and fruitful collaboration with Robert Rauschenberg as his set designer</text:a></text:p>
            <text:p/>
            <text:p><text:a xlink:href="https://www.oxfordreference.com/view/10.1093/acref/9780191735639.timeline.0001#">In an armistice ending the Indochina War, France acknowledges the independence of Cambodia, Laos and Vietnam</text:a></text:p>
            <text:p/>
            <text:p><text:a xlink:href="https://www.oxfordreference.com/view/10.1093/acref/9780191735639.timeline.0001#">18-year-old English jockey Lester Piggott wins the first of a record nine Derbys</text:a></text:p>
            <text:p/>
            <text:p><text:a xlink:href="https://www.oxfordreference.com/view/10.1093/acref/9780191735639.timeline.0001#">Korean evangelist Sun Myung Moon launches the Unification Church, a mission to unify world Christianity</text:a></text:p>
            <text:p/>
            <text:p><text:a xlink:href="https://www.oxfordreference.com/view/10.1093/acref/9780191735639.timeline.0001#">Seventeen-year-old English footballer Bobby Charlton begins a 19-year career playing for Manchester United</text:a></text:p>
            <text:p/>
            <text:p><text:a xlink:href="https://www.oxfordreference.com/view/10.1093/acref/9780191735639.timeline.0001#">The country's president, Getúlio Vargas, commits suicide when the army in Brazil demands his resignation</text:a></text:p>
            <text:p/>
            <text:p><text:a xlink:href="https://www.oxfordreference.com/view/10.1093/acref/9780191735639.timeline.0001#">Federico Fellini directs La Strada('The Road'), starring his wife, Giulietta Masina, and Antony Quinn</text:a></text:p>
            <text:p/>
            <text:p><text:a xlink:href="https://www.oxfordreference.com/view/10.1093/acref/9780191735639.timeline.0001#">Relations are normalized between West Germany and the USA, France and Britain, ending the postwar period of occupation</text:a></text:p>
            <text:p/>
            <text:p><text:a xlink:href="https://www.oxfordreference.com/view/10.1093/acref/9780191735639.timeline.0001#">A radical manifesto and acts of terrorism alert the world to the emergence of the FLN, committed to independence for Algeria</text:a></text:p>
            <text:p/>
            <text:p><text:a xlink:href="https://www.oxfordreference.com/view/10.1093/acref/9780191735639.timeline.0001#">Gamal Abd al-Nasser mounts another coup, this time against his colleague Mohammed Neguib, to make himself president of Egypt</text:a></text:p>
            <text:p/>
            <text:p><text:a xlink:href="https://www.oxfordreference.com/view/10.1093/acref/9780191735639.timeline.0001#">William Walton's opera Troilus and Cressidahas its premiere at Covent Garden</text:a></text:p>
            <text:p/>
            <text:p><text:a xlink:href="https://www.oxfordreference.com/view/10.1093/acref/9780191735639.timeline.0001#">English author Kingsley Amis's first novel, Lucky Jim, strikes an anti-establishment chord</text:a></text:p>
            <text:p/>
            <text:p><text:a xlink:href="https://www.oxfordreference.com/view/10.1093/acref/9780191735639.timeline.0001#">William Golding gives a chilling account of schoolboy savagery in his first novel, Lord of the Flies</text:a></text:p>
            <text:p/>
            <text:p><text:a xlink:href="https://www.oxfordreference.com/view/10.1093/acref/9780191735639.timeline.0001#">Hancock's Half Hour, starring Tony Hancock, begins on BBC radio</text:a></text:p>
            <text:p/>
            <text:p><text:a xlink:href="https://www.oxfordreference.com/view/10.1093/acref/9780191735639.timeline.0001#">Nasser escapes an assassination attempt by the fundamentalist Muslim Brotherhood</text:a></text:p>
            <text:p/>
            <text:p><text:a xlink:href="https://www.oxfordreference.com/view/10.1093/acref/9780191735639.timeline.0001#">Le Corbusier completes the reinforced-concrete pilgrimage church of Notre Dame du Haut at Ronchamp</text:a></text:p>
          </table:table-cell>
          <table:table-cell table:number-columns-repeated="2"/>
        </table:table-row>
        <table:table-row table:style-name="ro4">
          <table:table-cell office:value-type="float" office:value="1955">
            <text:p>1955</text:p>
          </table:table-cell>
          <table:table-cell table:style-name="ce3" office:value-type="string">
            <text:p><text:a xlink:href="https://www.oxfordreference.com/view/10.1093/acref/9780191735639.timeline.0001#">Michael Tippett's first opera, A Midsummer Marriage, has its premiere at Covent Garden</text:a></text:p>
            <text:p/>
            <text:p><text:a xlink:href="https://www.oxfordreference.com/view/10.1093/acref/9780191735639.timeline.0001#">Norodom Sihanouk abdicates as king of Cambodia and becomes the country's prime minister</text:a></text:p>
            <text:p/>
            <text:p><text:a xlink:href="https://www.oxfordreference.com/view/10.1093/acref/9780191735639.timeline.0001#">Swedish director Ingmar Bergman wins international fame with his film Smiles of a Summer Night</text:a></text:p>
            <text:p/>
            <text:p><text:a xlink:href="https://www.oxfordreference.com/view/10.1093/acref/9780191735639.timeline.0001#">Elia Kazan directs James Dean in East of Eden</text:a></text:p>
            <text:p/>
            <text:p><text:a xlink:href="https://www.oxfordreference.com/view/10.1093/acref/9780191735639.timeline.0001#">Richard Daley begins a powerful and often unscrupulous reign of 22 years as mayor of Chicago</text:a></text:p>
            <text:p/>
            <text:p><text:a xlink:href="https://www.oxfordreference.com/view/10.1093/acref/9780191735639.timeline.0001#">An armed uprising in Morocco persuades France to accept the principle of independence for the colony</text:a></text:p>
            <text:p/>
            <text:p><text:a xlink:href="https://www.oxfordreference.com/view/10.1093/acref/9780191735639.timeline.0001#">81-year-old Winston Churchill resigns as Britain's prime minister and is succeeded by Anthony Eden</text:a></text:p>
            <text:p/>
            <text:p><text:a xlink:href="https://www.oxfordreference.com/view/10.1093/acref/9780191735639.timeline.0001#">Canadian pianist Glenn Gould wins international fame with his recording of Bach's Goldberg Variations</text:a></text:p>
            <text:p/>
            <text:p><text:a xlink:href="https://www.oxfordreference.com/view/10.1093/acref/9780191735639.timeline.0001#">Russia forms the Warsaw Treaty Organization (or Warsaw Pact) with her east European allies, as a counterbalance to NATO</text:a></text:p>
            <text:p/>
            <text:p><text:a xlink:href="https://www.oxfordreference.com/view/10.1093/acref/9780191735639.timeline.0001#">Kingsley Amis and other young writers in Britain become known as Angry Young Men</text:a></text:p>
            <text:p/>
            <text:p><text:a xlink:href="https://www.oxfordreference.com/view/10.1093/acref/9780191735639.timeline.0001#">Tennessee Williams' play Cat on a Hot Tin Roofopens on Broadway</text:a></text:p>
            <text:p/>
            <text:p><text:a xlink:href="https://www.oxfordreference.com/view/10.1093/acref/9780191735639.timeline.0001#">Jazz trumpeter Miles Davis forms his own quintet, extending it in 1958 to a sextet</text:a></text:p>
            <text:p/>
            <text:p><text:a xlink:href="https://www.oxfordreference.com/view/10.1093/acref/9780191735639.timeline.0001#">Graham Greene's novel The Quiet Americanis set in contemporary Vietnam and foresees troubles ahead</text:a></text:p>
            <text:p/>
            <text:p><text:a xlink:href="https://www.oxfordreference.com/view/10.1093/acref/9780191735639.timeline.0001#">Thomas Mann publishes a longer but still incomplete version of his novel Confessions of Felix Krull, Confidence Man</text:a></text:p>
            <text:p/>
            <text:p><text:a xlink:href="https://www.oxfordreference.com/view/10.1093/acref/9780191735639.timeline.0001#">Nasser alarms the west by buying eastern-bloc arms through Czechoslovakia</text:a></text:p>
            <text:p/>
            <text:p><text:a xlink:href="https://www.oxfordreference.com/view/10.1093/acref/9780191735639.timeline.0001#">Austria achieves a much delayed return to nationhood after the Soviet Union finally agrees to withdraw from the country</text:a></text:p>
            <text:p/>
            <text:p><text:a xlink:href="https://www.oxfordreference.com/view/10.1093/acref/9780191735639.timeline.0001#">The first Disneyland opens in California, an event watched on television by 90 million Americans</text:a></text:p>
            <text:p/>
            <text:p><text:a xlink:href="https://www.oxfordreference.com/view/10.1093/acref/9780191735639.timeline.0001#">Konrad Adenauer negotiates the release of the last 10,000 German prisoners of war held in the USSR</text:a></text:p>
            <text:p/>
            <text:p><text:a xlink:href="https://www.oxfordreference.com/view/10.1093/acref/9780191735639.timeline.0001#">James Dean is type-cast as the young lead in Rebel without a Cause</text:a></text:p>
            <text:p/>
            <text:p><text:a xlink:href="https://www.oxfordreference.com/view/10.1093/acref/9780191735639.timeline.0001#">English poet Philip Larkin finds his distinctive voice in his collection The Less Deceived</text:a></text:p>
            <text:p/>
            <text:p><text:a xlink:href="https://www.oxfordreference.com/view/10.1093/acref/9780191735639.timeline.0001#">British dancer Joan Benesh and her husband Rudolf develop the Benesh system of dance notation</text:a></text:p>
            <text:p/>
            <text:p><text:a xlink:href="https://www.oxfordreference.com/view/10.1093/acref/9780191735639.timeline.0001#">Archaeologists at Olympia excavate the workshop of the Greek classical sculptor Phidias</text:a></text:p>
            <text:p/>
            <text:p><text:a xlink:href="https://www.oxfordreference.com/view/10.1093/acref/9780191735639.timeline.0001#">Indian director Satyajit Ray makes his first film, Pather Panchali</text:a></text:p>
            <text:p/>
            <text:p><text:a xlink:href="https://www.oxfordreference.com/view/10.1093/acref/9780191735639.timeline.0001#">A military uprising in Argentina forces Perón to resign and go into exile</text:a></text:p>
            <text:p/>
            <text:p><text:a xlink:href="https://www.oxfordreference.com/view/10.1093/acref/9780191735639.timeline.0001#">With US backing, South Vietnam declares itself an independent republic</text:a></text:p>
            <text:p/>
            <text:p><text:a xlink:href="https://www.oxfordreference.com/view/10.1093/acref/9780191735639.timeline.0001#">Arthur Miller's play A View from the Bridgeis performed in New York</text:a></text:p>
            <text:p/>
            <text:p><text:a xlink:href="https://www.oxfordreference.com/view/10.1093/acref/9780191735639.timeline.0001#">Baptist pastor Martin Luther King leads the Montgomery Bus Boycott after Rosa Parks is arrested for not giving up her seat to a white man</text:a></text:p>
            <text:p/>
            <text:p><text:a xlink:href="https://www.oxfordreference.com/view/10.1093/acref/9780191735639.timeline.0001#">Edna Everage, created by Australian satirist Barry Humphries, makes her first appearance in a Melbourne revue</text:a></text:p>
            <text:p/>
            <text:p><text:a xlink:href="https://www.oxfordreference.com/view/10.1093/acref/9780191735639.timeline.0001#">British philologist J.R.R. Tolkien publishes the third and final volume of his epic fantasy The Lord of the Rings</text:a></text:p>
            <text:p/>
            <text:p><text:a xlink:href="https://www.oxfordreference.com/view/10.1093/acref/9780191735639.timeline.0001#">Ruth Ellis, sentenced to death for the murder of an unfaithful lover, is the last woman to be hanged in Britain</text:a></text:p>
          </table:table-cell>
          <table:table-cell table:number-columns-repeated="2"/>
        </table:table-row>
        <table:table-row table:style-name="ro4">
          <table:table-cell office:value-type="float" office:value="1956">
            <text:p>1956</text:p>
          </table:table-cell>
          <table:table-cell table:style-name="ce2" office:value-type="string">
            <text:p><text:a xlink:href="https://www.oxfordreference.com/view/10.1093/acref/9780191735639.timeline.0001#">Civil war breaks out in Sudan between the Muslim north and the Christian south</text:a></text:p>
            <text:p/>
            <text:p><text:a xlink:href="https://www.oxfordreference.com/view/10.1093/acref/9780191735639.timeline.0001#">Heartbreak Hotel, Presley's first recording for RCA, goes to the top of all three US charts</text:a></text:p>
            <text:p/>
            <text:p><text:a xlink:href="https://www.oxfordreference.com/view/10.1093/acref/9780191735639.timeline.0001#">The Sudan, declining the opportunity of union with Egypt, opts for independence as a separate state</text:a></text:p>
            <text:p/>
            <text:p><text:a xlink:href="https://www.oxfordreference.com/view/10.1093/acref/9780191735639.timeline.0001#">Brigitte Bardot is directed by her husband Roger Vadim in his first film, And God Created Woman</text:a></text:p>
            <text:p/>
            <text:p><text:a xlink:href="https://www.oxfordreference.com/view/10.1093/acref/9780191735639.timeline.0001#">Nikita Khrushchev denounces Stalin, dead now for three years, at a party congress in the USSR</text:a></text:p>
            <text:p/>
            <text:p><text:a xlink:href="https://www.oxfordreference.com/view/10.1093/acref/9780191735639.timeline.0001#">Jerome Robbins creates the ballet The Concert, to music by Chopin</text:a></text:p>
            <text:p/>
            <text:p><text:a xlink:href="https://www.oxfordreference.com/view/10.1093/acref/9780191735639.timeline.0001#">The musical My Fair Lady, by Alan Jay Lerner and Frederick Loewe, opens on Broadway</text:a></text:p>
            <text:p/>
            <text:p><text:a xlink:href="https://www.oxfordreference.com/view/10.1093/acref/9780191735639.timeline.0001#">Tunisia wins independence from France, with Habib Bourguiba as prime minister</text:a></text:p>
            <text:p/>
            <text:p><text:a xlink:href="https://www.oxfordreference.com/view/10.1093/acref/9780191735639.timeline.0001#">French Morocco and Spanish Morocco win independence from the two colonial powers</text:a></text:p>
            <text:p/>
            <text:p><text:a xlink:href="https://www.oxfordreference.com/view/10.1093/acref/9780191735639.timeline.0001#">The English Stage Company, founded by George Devine, opens in London's Royal Court Theatre</text:a></text:p>
            <text:p/>
            <text:p><text:a xlink:href="https://www.oxfordreference.com/view/10.1093/acref/9780191735639.timeline.0001#">The first true synthesizer is put on the market by RCA Victor</text:a></text:p>
            <text:p/>
            <text:p><text:a xlink:href="https://www.oxfordreference.com/view/10.1093/acref/9780191735639.timeline.0001#">English poet Ted Hughes marries US poet Sylia Plath</text:a></text:p>
            <text:p/>
            <text:p><text:a xlink:href="https://www.oxfordreference.com/view/10.1093/acref/9780191735639.timeline.0001#">The Visit, by Swiss dramatist Friedrich Dürrenmatt, has its premiere in Zürich</text:a></text:p>
            <text:p/>
            <text:p><text:a xlink:href="https://www.oxfordreference.com/view/10.1093/acref/9780191735639.timeline.0001#">After a plebiscite British Togo is merged with the neighbouring colony of the Gold Coast</text:a></text:p>
            <text:p/>
            <text:p><text:a xlink:href="https://www.oxfordreference.com/view/10.1093/acref/9780191735639.timeline.0001#">The husband-and-wife team Charles and Ray Eames design a much copied lounge chair and footstool, made of moulded plywood with padded leather cushions</text:a></text:p>
            <text:p/>
            <text:p><text:a xlink:href="https://www.oxfordreference.com/view/10.1093/acref/9780191735639.timeline.0001#">Anastasio Somoza is assassinated on a visit to Panama, but the dictatorship of Nicaragua remains in his family</text:a></text:p>
            <text:p/>
            <text:p><text:a xlink:href="https://www.oxfordreference.com/view/10.1093/acref/9780191735639.timeline.0001#">Karlheinz Stockhausen's Song of the Childrencombines electronic sounds and the human voice</text:a></text:p>
            <text:p/>
            <text:p><text:a xlink:href="https://www.oxfordreference.com/view/10.1093/acref/9780191735639.timeline.0001#">The Sadler's Wells Ballet, dancing now at Covent Garden, is renamed the Royal Ballet</text:a></text:p>
            <text:p/>
            <text:p><text:a xlink:href="https://www.oxfordreference.com/view/10.1093/acref/9780191735639.timeline.0001#">Russian dancer Galina Ulanova proves a sensation on tour in Europe and the USA in her late forties</text:a></text:p>
            <text:p/>
            <text:p><text:a xlink:href="https://www.oxfordreference.com/view/10.1093/acref/9780191735639.timeline.0001#">The USA and Britain withdraw their offer of financial aid for Nasser's Aswan dam</text:a></text:p>
            <text:p/>
            <text:p><text:a xlink:href="https://www.oxfordreference.com/view/10.1093/acref/9780191735639.timeline.0001#">Egypt's president Gamal Abdel Nasser nationalizes the Suez canal and wins Soviet finance for his Aswan dam</text:a></text:p>
            <text:p/>
            <text:p><text:a xlink:href="https://www.oxfordreference.com/view/10.1093/acref/9780191735639.timeline.0001#">Sicilian author Giuseppe de Lampedusa completes his novel The Leopard, but does not live to see it published</text:a></text:p>
            <text:p/>
            <text:p><text:a xlink:href="https://www.oxfordreference.com/view/10.1093/acref/9780191735639.timeline.0001#">Eugene O'Neill's searing account of tensions within his own family, Long Day's Journey into Night, has its premiere in Stockholm</text:a></text:p>
            <text:p/>
            <text:p><text:a xlink:href="https://www.oxfordreference.com/view/10.1093/acref/9780191735639.timeline.0001#">Lawrence Ferlinghetti is prosecuted and acquitted for publishing Allen Ginsberg's Howl</text:a></text:p>
            <text:p/>
            <text:p><text:a xlink:href="https://www.oxfordreference.com/view/10.1093/acref/9780191735639.timeline.0001#">Hans Werner Henze's opera The Stag Kinghas its premiere in Berlin</text:a></text:p>
            <text:p/>
            <text:p><text:a xlink:href="https://www.oxfordreference.com/view/10.1093/acref/9780191735639.timeline.0001#">John Osborne's play Look Back in Angerfeatures in the first season of London's new English Stage Company</text:a></text:p>
            <text:p/>
            <text:p><text:a xlink:href="https://www.oxfordreference.com/view/10.1093/acref/9780191735639.timeline.0001#">Nasser disregards a French and British ultimatum to withdraw from the Suez canal</text:a></text:p>
            <text:p/>
            <text:p><text:a xlink:href="https://www.oxfordreference.com/view/10.1093/acref/9780191735639.timeline.0001#">Students are fired on in Budapest when protesting against repressive Communist policies</text:a></text:p>
            <text:p/>
            <text:p><text:a xlink:href="https://www.oxfordreference.com/view/10.1093/acref/9780191735639.timeline.0001#">Confronted by a popular uprising, Communist leaders in Hungary bring back the reformist prime minister Imre Nagy</text:a></text:p>
            <text:p/>
            <text:p><text:a xlink:href="https://www.oxfordreference.com/view/10.1093/acref/9780191735639.timeline.0001#">Israeli troops invade the Sinai peninsula, a province of Egypt bordering the Suez canal</text:a></text:p>
            <text:p/>
            <text:p><text:a xlink:href="https://www.oxfordreference.com/view/10.1093/acref/9780191735639.timeline.0001#">The British and French bomb Egyptian airfields, and land troops near Port Said and the Suez canal</text:a></text:p>
            <text:p/>
            <text:p><text:a xlink:href="https://www.oxfordreference.com/view/10.1093/acref/9780191735639.timeline.0001#">Russian and Warsaw Pact troops invade Hungary to end the uprising and arrest Imre Nagy</text:a></text:p>
            <text:p/>
            <text:p><text:a xlink:href="https://www.oxfordreference.com/view/10.1093/acref/9780191735639.timeline.0001#">The Kremlin imposes János Kádár on Hungary as head of a new government</text:a></text:p>
            <text:p/>
            <text:p><text:a xlink:href="https://www.oxfordreference.com/view/10.1093/acref/9780191735639.timeline.0001#">Under international pressure Britain and France agree to a humiliating withdrawal from Suez</text:a></text:p>
            <text:p/>
            <text:p><text:a xlink:href="https://www.oxfordreference.com/view/10.1093/acref/9780191735639.timeline.0001#">Melbourne hosts the Olympics, in what becomes known as 'the Friendly Games'</text:a></text:p>
            <text:p/>
            <text:p><text:a xlink:href="https://www.oxfordreference.com/view/10.1093/acref/9780191735639.timeline.0001#">18-year-old Australian sprinter Betty Cuthbert wins three gold medals in the Melbourne Olympics, at 100m, 200m and 400m</text:a></text:p>
            <text:p/>
            <text:p><text:a xlink:href="https://www.oxfordreference.com/view/10.1093/acref/9780191735639.timeline.0001#">Japanese novelist Yukio Mishima publishes The Temple of the Golden Pavilion</text:a></text:p>
            <text:p/>
            <text:p><text:a xlink:href="https://www.oxfordreference.com/view/10.1093/acref/9780191735639.timeline.0001#">The MPLA (Popular Movement for the Liberation of Angola) is formed as a guerrilla movement to end Portuguese rule</text:a></text:p>
            <text:p/>
            <text:p><text:a xlink:href="https://www.oxfordreference.com/view/10.1093/acref/9780191735639.timeline.0001#">Communist activist Fidel Castro returns from Mexico to Cuba to organize guerrilla warfare against the Batista regime</text:a></text:p>
            <text:p/>
            <text:p><text:a xlink:href="https://www.oxfordreference.com/view/10.1093/acref/9780191735639.timeline.0001#">Dwight D. Eisenhower is elected for a second US presidential term, again with Richard Nixon as his vice-president</text:a></text:p>
            <text:p/>
            <text:p><text:a xlink:href="https://www.oxfordreference.com/view/10.1093/acref/9780191735639.timeline.0001#">The British queen, Elizabeth II, moves the traditional royal Christmas address from radio to TV</text:a></text:p>
            <text:p/>
            <text:p><text:a xlink:href="https://www.oxfordreference.com/view/10.1093/acref/9780191735639.timeline.0001#">The ballet Spartacus, with music by Aram Khachaturian, has its premiere in Leningrad</text:a></text:p>
          </table:table-cell>
          <table:table-cell table:number-columns-repeated="2"/>
        </table:table-row>
        <table:table-row table:style-name="ro4">
          <table:table-cell office:value-type="float" office:value="1957">
            <text:p>1957</text:p>
          </table:table-cell>
          <table:table-cell table:style-name="ce2" office:value-type="string">
            <text:p><text:a xlink:href="https://www.oxfordreference.com/view/10.1093/acref/9780191735639.timeline.0001#">Anthony Eden resigns as UK prime minister after the fiasco of the Suez Crisis, and is succeeded by Harold Macmillan</text:a></text:p>
            <text:p/>
            <text:p><text:a xlink:href="https://www.oxfordreference.com/view/10.1093/acref/9780191735639.timeline.0001#">Danish architect Jørn Utzon wins the competition to design Sydney Opera House</text:a></text:p>
            <text:p/>
            <text:p><text:a xlink:href="https://www.oxfordreference.com/view/10.1093/acref/9780191735639.timeline.0001#">With his Hundred Flowers Campaign ('Let a hundred flowers bloom'), Mao Zedong invites criticism and then locks up the critics</text:a></text:p>
            <text:p/>
            <text:p><text:a xlink:href="https://www.oxfordreference.com/view/10.1093/acref/9780191735639.timeline.0001#">French critic Roland Barthes develops in Mythologiesthe theory of semiotics, relating to signs and symbols</text:a></text:p>
            <text:p/>
            <text:p><text:a xlink:href="https://www.oxfordreference.com/view/10.1093/acref/9780191735639.timeline.0001#">De Valera takes stringent measures against the IRA and Sinn Fein, detaining activists in an internment camp</text:a></text:p>
            <text:p/>
            <text:p><text:a xlink:href="https://www.oxfordreference.com/view/10.1093/acref/9780191735639.timeline.0001#">Kwame Nkrumah leads the Gold Coast into independence under a name of historic resonance, Ghana</text:a></text:p>
            <text:p/>
            <text:p><text:a xlink:href="https://www.oxfordreference.com/view/10.1093/acref/9780191735639.timeline.0001#">US novelist John Cheever publishes The Wapshot Chronicle, depicting a wealthy and eccentric family in Massachusetts</text:a></text:p>
            <text:p/>
            <text:p><text:a xlink:href="https://www.oxfordreference.com/view/10.1093/acref/9780191735639.timeline.0001#">Fred Hoyle, William Fowler, and Margaret and Geoffrey Burbidge explain stellar nucleosynthesis</text:a></text:p>
            <text:p/>
            <text:p><text:a xlink:href="https://www.oxfordreference.com/view/10.1093/acref/9780191735639.timeline.0001#">At a conference in Bermuda, Harold Macmillan meets Eisenhower and patches up the 'special relationship' after the rift over Suez</text:a></text:p>
            <text:p/>
            <text:p><text:a xlink:href="https://www.oxfordreference.com/view/10.1093/acref/9780191735639.timeline.0001#">US novelist Mary McCarthy describes the religious pressures she grew up with in Memories of a Catholic Girlhood</text:a></text:p>
            <text:p/>
            <text:p><text:a xlink:href="https://www.oxfordreference.com/view/10.1093/acref/9780191735639.timeline.0001#">Australian artist Arthur Boyd begins his series of paintings about an aboriginal stockman, Love, Marriage and Death of a Half-Caste</text:a></text:p>
            <text:p/>
            <text:p><text:a xlink:href="https://www.oxfordreference.com/view/10.1093/acref/9780191735639.timeline.0001#">The Hawk in the Rainis English author Ted Hughes' first volume of poems</text:a></text:p>
            <text:p/>
            <text:p><text:a xlink:href="https://www.oxfordreference.com/view/10.1093/acref/9780191735639.timeline.0001#">Six founding nations (Belgium, France, Italy, Luxembourg, Netherlands, West Germany) establish the European Economic Community (EEC)</text:a></text:p>
            <text:p/>
            <text:p><text:a xlink:href="https://www.oxfordreference.com/view/10.1093/acref/9780191735639.timeline.0001#">The FNLA is established, with US support, as a guerrilla group to fight for a non-communist independent Angola</text:a></text:p>
            <text:p/>
            <text:p><text:a xlink:href="https://www.oxfordreference.com/view/10.1093/acref/9780191735639.timeline.0001#">Jack Kerouac publishes a largely autobiographical novel, On the Road, describing his experiences travelling through the US and Mexico</text:a></text:p>
            <text:p/>
            <text:p><text:a xlink:href="https://www.oxfordreference.com/view/10.1093/acref/9780191735639.timeline.0001#">Arnold Schoenberg's opera Moses and Aaron, incomplete at his death, has its premiere in Zurich</text:a></text:p>
            <text:p/>
            <text:p><text:a xlink:href="https://www.oxfordreference.com/view/10.1093/acref/9780191735639.timeline.0001#">Nikita Khrushchev's position in the Soviet Communist party is secure after the failure of a plot to remove him</text:a></text:p>
            <text:p/>
            <text:p><text:a xlink:href="https://www.oxfordreference.com/view/10.1093/acref/9780191735639.timeline.0001#">In VossAustralian author Patrick White creates an epic novel about a disastrous attempt to cross the continent</text:a></text:p>
            <text:p/>
            <text:p><text:a xlink:href="https://www.oxfordreference.com/view/10.1093/acref/9780191735639.timeline.0001#">Polish-born British composer Andrzej Panufnik wins an international reputation with his Sinfonia elegiaco</text:a></text:p>
            <text:p/>
            <text:p><text:a xlink:href="https://www.oxfordreference.com/view/10.1093/acref/9780191735639.timeline.0001#">The publication of the novel Justinelaunches Lawrence Durrell's Alexandria Quartet</text:a></text:p>
            <text:p/>
            <text:p><text:a xlink:href="https://www.oxfordreference.com/view/10.1093/acref/9780191735639.timeline.0001#">Spanish-born Paris designer Cristóbal Balenciaga produces an ostensibly shapeless garment, the 'sack', that greatly excites the world of fashion</text:a></text:p>
            <text:p/>
            <text:p><text:a xlink:href="https://www.oxfordreference.com/view/10.1093/acref/9780191735639.timeline.0001#">In Syntactic StructuresNoam Chomsky proposes the revolutionary theory that humans inherit an innate universal grammar</text:a></text:p>
            <text:p/>
            <text:p><text:a xlink:href="https://www.oxfordreference.com/view/10.1093/acref/9780191735639.timeline.0001#">John Diefenbaker heads a minority government in Canada, ending twenty-two years of Liberal rule</text:a></text:p>
            <text:p/>
            <text:p><text:a xlink:href="https://www.oxfordreference.com/view/10.1093/acref/9780191735639.timeline.0001#">Barbadian cricketer Gary Sobers, playing in Kingston, Jamaica, against Pakistan, makes a record Test score of 365 not out</text:a></text:p>
            <text:p/>
            <text:p><text:a xlink:href="https://www.oxfordreference.com/view/10.1093/acref/9780191735639.timeline.0001#">David Lean directs William Holden, Alec Guinness and Jack Hawkins in The Bridge on the River Kwai</text:a></text:p>
            <text:p/>
            <text:p><text:a xlink:href="https://www.oxfordreference.com/view/10.1093/acref/9780191735639.timeline.0001#">English author John Braine publishes his first novel, Room at the Top</text:a></text:p>
            <text:p/>
            <text:p><text:a xlink:href="https://www.oxfordreference.com/view/10.1093/acref/9780191735639.timeline.0001#">US paratroops enforce desegregation in Little Rock, the capital of Arkansas</text:a></text:p>
            <text:p/>
            <text:p><text:a xlink:href="https://www.oxfordreference.com/view/10.1093/acref/9780191735639.timeline.0001#">A country doctor, François Duvalier, is elected president of Haiti on a massive popular vote</text:a></text:p>
            <text:p/>
            <text:p><text:a xlink:href="https://www.oxfordreference.com/view/10.1093/acref/9780191735639.timeline.0001#">English author Stevie Smith publishes her collection of poems Not Waving but Drowning</text:a></text:p>
            <text:p/>
            <text:p><text:a xlink:href="https://www.oxfordreference.com/view/10.1093/acref/9780191735639.timeline.0001#">Laurence Olivier brings the music-hall artist Archie Rice vibrantly to life in John Osborne's The Entertainer</text:a></text:p>
            <text:p/>
            <text:p><text:a xlink:href="https://www.oxfordreference.com/view/10.1093/acref/9780191735639.timeline.0001#">The USSR launches Sputnik, the world's first artificial satellite</text:a></text:p>
            <text:p/>
            <text:p><text:a xlink:href="https://www.oxfordreference.com/view/10.1093/acref/9780191735639.timeline.0001#">The success of the USSR in launching Sputnik prompts the establishment of NASA in the USA</text:a></text:p>
            <text:p/>
            <text:p><text:a xlink:href="https://www.oxfordreference.com/view/10.1093/acref/9780191735639.timeline.0001#">Leonard Bernstein, Jerome Robbins and Stephen Sondheim create the Broadway musical West Side Story</text:a></text:p>
            <text:p/>
            <text:p><text:a xlink:href="https://www.oxfordreference.com/view/10.1093/acref/9780191735639.timeline.0001#">Swedish director Ingmar Bergman's film The Seventh Sealwins the Jury Prize at Cannes</text:a></text:p>
            <text:p/>
            <text:p><text:a xlink:href="https://www.oxfordreference.com/view/10.1093/acref/9780191735639.timeline.0001#">Christian Dior dies and is followed by Yves St Laurent as head designer at the famous fashion house</text:a></text:p>
            <text:p/>
            <text:p><text:a xlink:href="https://www.oxfordreference.com/view/10.1093/acref/9780191735639.timeline.0001#">German composer Karlheinz Stockhausen uses three separate orchestras to achieve acoustic space in Gruppen</text:a></text:p>
            <text:p/>
            <text:p><text:a xlink:href="https://www.oxfordreference.com/view/10.1093/acref/9780191735639.timeline.0001#">Boris Pasternak's only novel, Doctor Zhivago, is first published in an Italian translation</text:a></text:p>
            <text:p/>
            <text:p><text:a xlink:href="https://www.oxfordreference.com/view/10.1093/acref/9780191735639.timeline.0001#">Oscar Niemeyer is appointed chief architect for his country's new capital, Brasilia</text:a></text:p>
            <text:p/>
            <text:p><text:a xlink:href="https://www.oxfordreference.com/view/10.1093/acref/9780191735639.timeline.0001#">The Russian spacecraft Sputnik IIputs into space a living creature, the dog Laika</text:a></text:p>
            <text:p/>
            <text:p><text:a xlink:href="https://www.oxfordreference.com/view/10.1093/acref/9780191735639.timeline.0001#">Latvian-Canadian dancer Ludmilla Chiriaeff founds the Grands Ballets Canadiens in Montreal</text:a></text:p>
            <text:p/>
            <text:p><text:a xlink:href="https://www.oxfordreference.com/view/10.1093/acref/9780191735639.timeline.0001#">Abdul Rahman Putra becomes the first prime minister of independent Malaya</text:a></text:p>
          </table:table-cell>
          <table:table-cell table:number-columns-repeated="2"/>
        </table:table-row>
        <table:table-row table:style-name="ro4">
          <table:table-cell office:value-type="float" office:value="1958">
            <text:p>1958</text:p>
          </table:table-cell>
          <table:table-cell table:style-name="ce2" office:value-type="string">
            <text:p><text:a xlink:href="https://www.oxfordreference.com/view/10.1093/acref/9780191735639.timeline.0001#">Egypt and Syria merge as the United Arab Republic (but disengage three years later)</text:a></text:p>
            <text:p/>
            <text:p><text:a xlink:href="https://www.oxfordreference.com/view/10.1093/acref/9780191735639.timeline.0001#">Eight members of the Manchester United football team die in an air crash when flying back to England from Belgrade via Munich</text:a></text:p>
            <text:p/>
            <text:p><text:a xlink:href="https://www.oxfordreference.com/view/10.1093/acref/9780191735639.timeline.0001#">The Venezuelan dictator Marcos Jiménez escapes to the USA with an estimated fortune of $200 million</text:a></text:p>
            <text:p/>
            <text:p><text:a xlink:href="https://www.oxfordreference.com/view/10.1093/acref/9780191735639.timeline.0001#">Lynn Seymour creates the first of many roles for MacMillan, dancing the Adolescent in The Burrow</text:a></text:p>
            <text:p/>
            <text:p><text:a xlink:href="https://www.oxfordreference.com/view/10.1093/acref/9780191735639.timeline.0001#">A Commonwealth team, led by Vivian Fuchs, completes the first overland crossing of Antarctica</text:a></text:p>
            <text:p/>
            <text:p><text:a xlink:href="https://www.oxfordreference.com/view/10.1093/acref/9780191735639.timeline.0001#">Irish dramatist Brendan Behan's play The Hostageis produced in Dublin</text:a></text:p>
            <text:p/>
            <text:p><text:a xlink:href="https://www.oxfordreference.com/view/10.1093/acref/9780191735639.timeline.0001#">In The Affluent SocietyUS economist John Kenneth Galbraith criticizes wasteful modern consumerism</text:a></text:p>
            <text:p/>
            <text:p><text:a xlink:href="https://www.oxfordreference.com/view/10.1093/acref/9780191735639.timeline.0001#">French Algerians seize government buildings in Algiers, in a campaign to ensure that Algerian remains French</text:a></text:p>
            <text:p/>
            <text:p><text:a xlink:href="https://www.oxfordreference.com/view/10.1093/acref/9780191735639.timeline.0001#">Chicken Soup with Barleybegins a trilogy by English playwright Arnold Wesker</text:a></text:p>
            <text:p/>
            <text:p><text:a xlink:href="https://www.oxfordreference.com/view/10.1093/acref/9780191735639.timeline.0001#">The Fire Raisers, by Swiss dramatist Max Frisch, is performed in Zürich</text:a></text:p>
            <text:p/>
            <text:p><text:a xlink:href="https://www.oxfordreference.com/view/10.1093/acref/9780191735639.timeline.0001#">Vladimir Nabokov's novel Lolitais published in Paris</text:a></text:p>
            <text:p/>
            <text:p><text:a xlink:href="https://www.oxfordreference.com/view/10.1093/acref/9780191735639.timeline.0001#">The national assembly in Paris grants de Gaulle six months of unrestricted power as president – his condition for returning to government</text:a></text:p>
            <text:p/>
            <text:p><text:a xlink:href="https://www.oxfordreference.com/view/10.1093/acref/9780191735639.timeline.0001#">On his second day in power, de Gaulle visits Algiers to confront the settlers with an unwelcome message</text:a></text:p>
            <text:p/>
            <text:p><text:a xlink:href="https://www.oxfordreference.com/view/10.1093/acref/9780191735639.timeline.0001#">The new hard-line Hungarian government headed by János Kádár tries and executes Imre Nagy</text:a></text:p>
            <text:p/>
            <text:p><text:a xlink:href="https://www.oxfordreference.com/view/10.1093/acref/9780191735639.timeline.0001#">Paul Newman stars in the film version of Tennessee Williams' Cat on a Hot Tin Roof</text:a></text:p>
            <text:p/>
            <text:p><text:a xlink:href="https://www.oxfordreference.com/view/10.1093/acref/9780191735639.timeline.0001#">Yasser Arafat and others in Kuwait found Al-Fatah, a secret organization advocating armed resistance against Israel</text:a></text:p>
            <text:p/>
            <text:p><text:a xlink:href="https://www.oxfordreference.com/view/10.1093/acref/9780191735639.timeline.0001#">The king of Iraq, Faisal II, is murdered in Baghdad in a coup led by Abdul Karim Qassim</text:a></text:p>
            <text:p/>
            <text:p><text:a xlink:href="https://www.oxfordreference.com/view/10.1093/acref/9780191735639.timeline.0001#">John Cranko's version of Romeo and Juliet, to Prokofiev's score, is premiered by La Scala Ballet in Venice</text:a></text:p>
            <text:p/>
            <text:p><text:a xlink:href="https://www.oxfordreference.com/view/10.1093/acref/9780191735639.timeline.0001#">Truman Capote publishes a short novel, Breakfast at Tiffany's, with a bewitching central character, Holly Golightly</text:a></text:p>
            <text:p/>
            <text:p><text:a xlink:href="https://www.oxfordreference.com/view/10.1093/acref/9780191735639.timeline.0001#">Irish writer Brendan Behan's autobiographical Borstal Boyis published</text:a></text:p>
            <text:p/>
            <text:p><text:a xlink:href="https://www.oxfordreference.com/view/10.1093/acref/9780191735639.timeline.0001#">Nigerian dramatist Wole Soyinka's play The Swamp Dwellersis produced in London</text:a></text:p>
            <text:p/>
            <text:p><text:a xlink:href="https://www.oxfordreference.com/view/10.1093/acref/9780191735639.timeline.0001#">Polish film director Andrzej Wajda makes Ashes and Diamonds, starring the Polish actor Zbigniew Cybulski</text:a></text:p>
            <text:p/>
            <text:p><text:a xlink:href="https://www.oxfordreference.com/view/10.1093/acref/9780191735639.timeline.0001#">The baseball teams Brooklyn Dodgers and New York Giants move to California</text:a></text:p>
            <text:p/>
            <text:p><text:a xlink:href="https://www.oxfordreference.com/view/10.1093/acref/9780191735639.timeline.0001#">English author Alan Sillitoe publishes his first novel, Saturday Night and Sunday Morning</text:a></text:p>
            <text:p/>
            <text:p><text:a xlink:href="https://www.oxfordreference.com/view/10.1093/acref/9780191735639.timeline.0001#">18-year-old British pop singer Cliff Richard has his first hit single with Move It</text:a></text:p>
            <text:p/>
            <text:p><text:a xlink:href="https://www.oxfordreference.com/view/10.1093/acref/9780191735639.timeline.0001#">French citizens approve the new constitution proposed by de Gaulle, thus introducing the Fifth Republic</text:a></text:p>
            <text:p/>
            <text:p><text:a xlink:href="https://www.oxfordreference.com/view/10.1093/acref/9780191735639.timeline.0001#">The Campaign for Nuclear Disarmament (CND) is launched in Britain with Bertrand Russell as president</text:a></text:p>
            <text:p/>
            <text:p><text:a xlink:href="https://www.oxfordreference.com/view/10.1093/acref/9780191735639.timeline.0001#">Nationalist Kurds in the north of Iraq launch a guerrilla war against the new government in Baghdad</text:a></text:p>
            <text:p/>
            <text:p><text:a xlink:href="https://www.oxfordreference.com/view/10.1093/acref/9780191735639.timeline.0001#">Harold Pinter's first play in London's West End, The Birthday Party, closes in less than a week</text:a></text:p>
            <text:p/>
            <text:p><text:a xlink:href="https://www.oxfordreference.com/view/10.1093/acref/9780191735639.timeline.0001#">The colony of French Guinea opts for immediate independence as the republic of Guinea, breaking its links with France</text:a></text:p>
            <text:p/>
            <text:p><text:a xlink:href="https://www.oxfordreference.com/view/10.1093/acref/9780191735639.timeline.0001#">Mao Zedong imposes on China a Great Leap Forward, an attempt at industrialization that results in economic chaos and widespread famine</text:a></text:p>
            <text:p/>
            <text:p><text:a xlink:href="https://www.oxfordreference.com/view/10.1093/acref/9780191735639.timeline.0001#">Sekou Touré, the first president of Guinea, settles in for twenty-six years of dictatorial rule</text:a></text:p>
            <text:p/>
            <text:p><text:a xlink:href="https://www.oxfordreference.com/view/10.1093/acref/9780191735639.timeline.0001#">The cartoonist Vicky depicts Harold Macmillan as Supermac in London's Evening Standard</text:a></text:p>
            <text:p/>
            <text:p><text:a xlink:href="https://www.oxfordreference.com/view/10.1093/acref/9780191735639.timeline.0001#">Hendrik Verwoerd becomes prime minister of South Africa on the death of J.G. Strijdom</text:a></text:p>
            <text:p/>
            <text:p><text:a xlink:href="https://www.oxfordreference.com/view/10.1093/acref/9780191735639.timeline.0001#">Ayub Khan, commander-in-chief of the Pakistani army, replaces Iskander Mirza as president in a bloodless coup</text:a></text:p>
            <text:p/>
            <text:p><text:a xlink:href="https://www.oxfordreference.com/view/10.1093/acref/9780191735639.timeline.0001#">Angelo Roncalli is elected pope and takes the name John XXIII</text:a></text:p>
            <text:p/>
            <text:p><text:a xlink:href="https://www.oxfordreference.com/view/10.1093/acref/9780191735639.timeline.0001#">Mies van der Rohe and Philip Johnson complete a skyscraper for Seagram in New York</text:a></text:p>
            <text:p/>
            <text:p><text:a xlink:href="https://www.oxfordreference.com/view/10.1093/acref/9780191735639.timeline.0001#">Charles de Gaulle is elected first President of France's Fifth Republic</text:a></text:p>
            <text:p/>
            <text:p><text:a xlink:href="https://www.oxfordreference.com/view/10.1093/acref/9780191735639.timeline.0001#">Dictator Fulgencio Batista flees from Cuba, leaving Havana open to Fidel Castro and his victorious guerrillas</text:a></text:p>
          </table:table-cell>
          <table:table-cell table:number-columns-repeated="2"/>
        </table:table-row>
        <table:table-row table:style-name="ro4">
          <table:table-cell office:value-type="float" office:value="1959">
            <text:p>1959</text:p>
          </table:table-cell>
          <table:table-cell table:style-name="ce2" office:value-type="string">
            <text:p><text:a xlink:href="https://www.oxfordreference.com/view/10.1093/acref/9780191735639.timeline.0001#">Fidel Castro begins more than four decades of authoritarian rule in Cuba</text:a></text:p>
            <text:p/>
            <text:p><text:a xlink:href="https://www.oxfordreference.com/view/10.1093/acref/9780191735639.timeline.0001#">Alaska becomes the 49th state of the USA</text:a></text:p>
            <text:p/>
            <text:p><text:a xlink:href="https://www.oxfordreference.com/view/10.1093/acref/9780191735639.timeline.0001#">Soviet spacecraft Luna 1goes into orbit round the sun, between the orbits of Earth and Mars</text:a></text:p>
            <text:p/>
            <text:p><text:a xlink:href="https://www.oxfordreference.com/view/10.1093/acref/9780191735639.timeline.0001#">Pope John XXIII summons a second Vatican Council</text:a></text:p>
            <text:p/>
            <text:p><text:a xlink:href="https://www.oxfordreference.com/view/10.1093/acref/9780191735639.timeline.0001#">Francis Poulenc and Jean Cocteau collaborate on La Voix Humaine, a concerto for soprano voice and orchestra</text:a></text:p>
            <text:p/>
            <text:p><text:a xlink:href="https://www.oxfordreference.com/view/10.1093/acref/9780191735639.timeline.0001#">Australian soprano Joan Sutherland becomes a star overnight with her performance at Covent Garden in Lucia di Lammermoor</text:a></text:p>
            <text:p/>
            <text:p><text:a xlink:href="https://www.oxfordreference.com/view/10.1093/acref/9780191735639.timeline.0001#">In the Hola camp, in Kenya, eleven Mau Mau prisoners die from their treatment at the hand of British forces</text:a></text:p>
            <text:p/>
            <text:p><text:a xlink:href="https://www.oxfordreference.com/view/10.1093/acref/9780191735639.timeline.0001#">The Dalai Lama escapes from Tibet to India after the Chinese suppression of an armed uprising costing thousands of lives</text:a></text:p>
            <text:p/>
            <text:p><text:a xlink:href="https://www.oxfordreference.com/view/10.1093/acref/9780191735639.timeline.0001#">Alfred Hitchcock directs Cary Grant in North by Northwest</text:a></text:p>
            <text:p/>
            <text:p><text:a xlink:href="https://www.oxfordreference.com/view/10.1093/acref/9780191735639.timeline.0001#">German novelist Günter Grass has an immediate success with his first novel, The Tin Drum</text:a></text:p>
            <text:p/>
            <text:p><text:a xlink:href="https://www.oxfordreference.com/view/10.1093/acref/9780191735639.timeline.0001#">Liu Shaoqi replaces Mao Zedong as China's president after the Great Leap Forward fiasco, but Mao remains Chairman</text:a></text:p>
            <text:p/>
            <text:p><text:a xlink:href="https://www.oxfordreference.com/view/10.1093/acref/9780191735639.timeline.0001#">Mary Leakey finds in the Olduvai Gorge the first specimen of a new hominid species, now known as Australopithecus Boisei</text:a></text:p>
            <text:p/>
            <text:p><text:a xlink:href="https://www.oxfordreference.com/view/10.1093/acref/9780191735639.timeline.0001#">Vice-president Richard Nixon engages in a 'kitchen debate' with Soviet leader Nikita Khruschev at a US exhibition in Moscow</text:a></text:p>
            <text:p/>
            <text:p><text:a xlink:href="https://www.oxfordreference.com/view/10.1093/acref/9780191735639.timeline.0001#">The Mini is launched, designed by Alec Issigonis, and becomes the best-selling British car of all time</text:a></text:p>
            <text:p/>
            <text:p><text:a xlink:href="https://www.oxfordreference.com/view/10.1093/acref/9780191735639.timeline.0001#">Lee Kuan Yew becomes the first prime minister of the newly independent state of Singapore</text:a></text:p>
            <text:p/>
            <text:p><text:a xlink:href="https://www.oxfordreference.com/view/10.1093/acref/9780191735639.timeline.0001#">Billy Wilder directs Marilyn Monroe, Tony Curtis and Jack Lemmon in Some Like it Hot</text:a></text:p>
            <text:p/>
            <text:p><text:a xlink:href="https://www.oxfordreference.com/view/10.1093/acref/9780191735639.timeline.0001#">Saul Bellow publishes Henderson the Rain King, in which an American millionaire acquires a strange role in an African tribe</text:a></text:p>
            <text:p/>
            <text:p><text:a xlink:href="https://www.oxfordreference.com/view/10.1093/acref/9780191735639.timeline.0001#">On the retirement of de Valera, Sean Lemass succeeds him as leader of Fianna F´il and prime minister of Ireland</text:a></text:p>
            <text:p/>
            <text:p><text:a xlink:href="https://www.oxfordreference.com/view/10.1093/acref/9780191735639.timeline.0001#">The Transkei becomes the first African homeland, or Bantustan, within South Africa</text:a></text:p>
            <text:p/>
            <text:p><text:a xlink:href="https://www.oxfordreference.com/view/10.1093/acref/9780191735639.timeline.0001#">ETA (Euzkadi Ta Askatasuna) is formed in Spain as a guerrilla organization to win Basque independence</text:a></text:p>
            <text:p/>
            <text:p><text:a xlink:href="https://www.oxfordreference.com/view/10.1093/acref/9780191735639.timeline.0001#">The first prototype of the Hovercraft, designed by British engineer Christopher Cockerell, crosses the English Channel</text:a></text:p>
            <text:p/>
            <text:p><text:a xlink:href="https://www.oxfordreference.com/view/10.1093/acref/9780191735639.timeline.0001#">Achmed Sukarno assumes dictatorial powers, operating an Indonesian policy officially known as Guided Democracy</text:a></text:p>
            <text:p/>
            <text:p><text:a xlink:href="https://www.oxfordreference.com/view/10.1093/acref/9780191735639.timeline.0001#">Hiroshima Mon Amouris French director Alain Resnais' first feature film, with screenplay by Marguerite Duras</text:a></text:p>
            <text:p/>
            <text:p><text:a xlink:href="https://www.oxfordreference.com/view/10.1093/acref/9780191735639.timeline.0001#">West Indian poet and playwright Derek Walcott founds the Trinidad Theatre Workshop</text:a></text:p>
            <text:p/>
            <text:p><text:a xlink:href="https://www.oxfordreference.com/view/10.1093/acref/9780191735639.timeline.0001#">Keith Waterhouse has a wide success with his second novel, Billy Liar</text:a></text:p>
            <text:p/>
            <text:p><text:a xlink:href="https://www.oxfordreference.com/view/10.1093/acref/9780191735639.timeline.0001#">Hawaii becomes the 50th state of the USA</text:a></text:p>
            <text:p/>
            <text:p><text:a xlink:href="https://www.oxfordreference.com/view/10.1093/acref/9780191735639.timeline.0001#">Soviet spacecraft Luna 2successfully strikes the moon, in the Palus Putredinus region</text:a></text:p>
            <text:p/>
            <text:p><text:a xlink:href="https://www.oxfordreference.com/view/10.1093/acref/9780191735639.timeline.0001#">Asterix, written by René Goscinny and drawn by Albert Uderzo, makes his first appearance, in the French magazine Pilote</text:a></text:p>
            <text:p/>
            <text:p><text:a xlink:href="https://www.oxfordreference.com/view/10.1093/acref/9780191735639.timeline.0001#">Solomon Bandaranaike is assassinated by a Buddhist monk after only three years as prime minister of Sri Lanka</text:a></text:p>
            <text:p/>
            <text:p><text:a xlink:href="https://www.oxfordreference.com/view/10.1093/acref/9780191735639.timeline.0001#">A group of dancers leave the Netherlands Ballet and establish their own Netherlands Dance Theatre in The Hague</text:a></text:p>
            <text:p/>
            <text:p><text:a xlink:href="https://www.oxfordreference.com/view/10.1093/acref/9780191735639.timeline.0001#">Soviet spacecraft Luna 3, passing by the moon at a distance of some 40,000 miles, is able to photograph the far side</text:a></text:p>
            <text:p/>
            <text:p><text:a xlink:href="https://www.oxfordreference.com/view/10.1093/acref/9780191735639.timeline.0001#">The St Lawrence Seaway, a joint Canadian and US project, links the Great Lakes and the sea</text:a></text:p>
            <text:p/>
            <text:p><text:a xlink:href="https://www.oxfordreference.com/view/10.1093/acref/9780191735639.timeline.0001#">US author William Burroughs' Naked Lunch, an account of the horrors of a junkie's life, is published in Paris</text:a></text:p>
            <text:p/>
            <text:p><text:a xlink:href="https://www.oxfordreference.com/view/10.1093/acref/9780191735639.timeline.0001#">Harold Pinter's second play in London's West End, The Caretaker, immediately brings him an international reputation</text:a></text:p>
            <text:p/>
            <text:p><text:a xlink:href="https://www.oxfordreference.com/view/10.1093/acref/9780191735639.timeline.0001#">Rwanda suffers the first nationwide outbreak of Hutu violence against Tutsis</text:a></text:p>
            <text:p/>
            <text:p><text:a xlink:href="https://www.oxfordreference.com/view/10.1093/acref/9780191735639.timeline.0001#">Australian Grand Prix driver Jack Brabham wins the first of his three Formula One titles</text:a></text:p>
            <text:p/>
            <text:p><text:a xlink:href="https://www.oxfordreference.com/view/10.1093/acref/9780191735639.timeline.0001#">Philip Roth publishes his first book, Goodbye, Columbus, a novella and five short stories</text:a></text:p>
            <text:p/>
            <text:p><text:a xlink:href="https://www.oxfordreference.com/view/10.1093/acref/9780191735639.timeline.0001#">British author Laurie Lee remembers a Cotswold boyhood in Cider with Rosie</text:a></text:p>
            <text:p/>
            <text:p><text:a xlink:href="https://www.oxfordreference.com/view/10.1093/acref/9780191735639.timeline.0001#">Billy Wright becomes the first football player to win 100 caps for England</text:a></text:p>
            <text:p/>
            <text:p><text:a xlink:href="https://www.oxfordreference.com/view/10.1093/acref/9780191735639.timeline.0001#">William Gibson's play The Miracle Workerdramatizes the extraordinary story of Helen Keller and Anne Sullivan</text:a></text:p>
            <text:p/>
            <text:p><text:a xlink:href="https://www.oxfordreference.com/view/10.1093/acref/9780191735639.timeline.0001#">Frank Lloyd Wright's Guggenheim Museum opens in New York after seventeen years of work on the project</text:a></text:p>
          </table:table-cell>
          <table:table-cell/>
          <table:table-cell table:style-name="ce2"/>
        </table:table-row>
        <table:table-row table:style-name="ro4">
          <table:table-cell office:value-type="float" office:value="1960">
            <text:p>1960</text:p>
          </table:table-cell>
          <table:table-cell table:style-name="ce2" office:value-type="string">
            <text:p><text:a xlink:href="https://www.oxfordreference.com/view/10.1093/acref/9780191735639.timeline.0001#">UK prime minister Harold Macmillan, in Cape Town, warns the white settlers of Africa that 'the wind of change' is blowing through their continent</text:a></text:p>
            <text:p/>
            <text:p><text:a xlink:href="https://www.oxfordreference.com/view/10.1093/acref/9780191735639.timeline.0001#">French Cameroun becomes independent as the republic of Cameroun, with Ahmadou Ahidjo as the first president</text:a></text:p>
            <text:p/>
            <text:p><text:a xlink:href="https://www.oxfordreference.com/view/10.1093/acref/9780191735639.timeline.0001#">US film director Jules Dassin makes Never on Sunday, starring the Greek actress Melina Mercouri</text:a></text:p>
            <text:p/>
            <text:p><text:a xlink:href="https://www.oxfordreference.com/view/10.1093/acref/9780191735639.timeline.0001#">Kenneth Kaunda is elected president of UNIP, a new party fighting for an independent Northern Rhodesia</text:a></text:p>
            <text:p/>
            <text:p><text:a xlink:href="https://www.oxfordreference.com/view/10.1093/acref/9780191735639.timeline.0001#">South African police fire on a crowd in Sharpeville, near Johannesburg, killing more than sixty people</text:a></text:p>
            <text:p/>
            <text:p><text:a xlink:href="https://www.oxfordreference.com/view/10.1093/acref/9780191735639.timeline.0001#">French choreographer Maurice Béjart is the first director of Belgium's new Ballet of the 20th Century</text:a></text:p>
            <text:p/>
            <text:p><text:a xlink:href="https://www.oxfordreference.com/view/10.1093/acref/9780191735639.timeline.0001#">French Togo becomes independent as the republic of Togo, with Sylvanus Olympio as president</text:a></text:p>
            <text:p/>
            <text:p><text:a xlink:href="https://www.oxfordreference.com/view/10.1093/acref/9780191735639.timeline.0001#">A Liverpool group of musicians call themselves Long John &amp; the Silver Beatles – a name soon shortened to something more memorable</text:a></text:p>
            <text:p/>
            <text:p><text:a xlink:href="https://www.oxfordreference.com/view/10.1093/acref/9780191735639.timeline.0001#">Italian firm director Michelangelo Antonioni makes L'Avventura, with Monica Vitti in the leading role</text:a></text:p>
            <text:p/>
            <text:p><text:a xlink:href="https://www.oxfordreference.com/view/10.1093/acref/9780191735639.timeline.0001#">Guatemala is terrorized by government-linked death squads and emergent guerrilla groups</text:a></text:p>
            <text:p/>
            <text:p><text:a xlink:href="https://www.oxfordreference.com/view/10.1093/acref/9780191735639.timeline.0001#">Soviet forces shoot down a US high-altitude U-2 spy plane and capture the pilot, Gary Powers</text:a></text:p>
            <text:p/>
            <text:p><text:a xlink:href="https://www.oxfordreference.com/view/10.1093/acref/9780191735639.timeline.0001#">EFTA (European Free Trade Association) brings together the European nations outside the EEC</text:a></text:p>
            <text:p/>
            <text:p><text:a xlink:href="https://www.oxfordreference.com/view/10.1093/acref/9780191735639.timeline.0001#">Cyprus becomes an independent nation, free of British colonial rule, with Archbishop Makarios as president</text:a></text:p>
            <text:p/>
            <text:p><text:a xlink:href="https://www.oxfordreference.com/view/10.1093/acref/9780191735639.timeline.0001#">Nazi war criminal Adolf Eichmann, discovered in Buenos Aires, is kidnapped by Israeli agents</text:a></text:p>
            <text:p/>
            <text:p><text:a xlink:href="https://www.oxfordreference.com/view/10.1093/acref/9780191735639.timeline.0001#">US jazz saxophonist John Coltrane forms his own 'hard bop' group</text:a></text:p>
            <text:p/>
            <text:p><text:a xlink:href="https://www.oxfordreference.com/view/10.1093/acref/9780191735639.timeline.0001#">20-year-old Spanish tenor Placido Domingo sings his first major role, as Alfredo in La Traviatain the Mexican city of Monterrey</text:a></text:p>
            <text:p/>
            <text:p><text:a xlink:href="https://www.oxfordreference.com/view/10.1093/acref/9780191735639.timeline.0001#">The Colossusis US author Sylvia Plath's first collection of poems</text:a></text:p>
            <text:p/>
            <text:p><text:a xlink:href="https://www.oxfordreference.com/view/10.1093/acref/9780191735639.timeline.0001#">Italian film director Federico Fellini makes La Dolce Vita, an episodic study of life along the Via Veneto in Rome</text:a></text:p>
            <text:p/>
            <text:p><text:a xlink:href="https://www.oxfordreference.com/view/10.1093/acref/9780191735639.timeline.0001#">The Brazilian government moves to Brasilia, into public buildings designed by Oscar Niemeyer</text:a></text:p>
            <text:p/>
            <text:p><text:a xlink:href="https://www.oxfordreference.com/view/10.1093/acref/9780191735639.timeline.0001#">French Sudan becomes independent as the republic of Mali, with Modibo Keita as president</text:a></text:p>
            <text:p/>
            <text:p><text:a xlink:href="https://www.oxfordreference.com/view/10.1093/acref/9780191735639.timeline.0001#">Madagascar becomes independent (under the name Malagasy republic from till 1975), with Philibert Tsiranana as president</text:a></text:p>
            <text:p/>
            <text:p><text:a xlink:href="https://www.oxfordreference.com/view/10.1093/acref/9780191735639.timeline.0001#">The Quiet Revolution in Quebec begins with the election of Jean Lesage and the Liberals</text:a></text:p>
            <text:p/>
            <text:p><text:a xlink:href="https://www.oxfordreference.com/view/10.1093/acref/9780191735639.timeline.0001#">Flower, Fist and Bestial Wailis the first of many collections of poems by US poet Charles Bukowski</text:a></text:p>
            <text:p/>
            <text:p><text:a xlink:href="https://www.oxfordreference.com/view/10.1093/acref/9780191735639.timeline.0001#">The birth control pill wins FDA approval in the US and goes on sale</text:a></text:p>
            <text:p/>
            <text:p><text:a xlink:href="https://www.oxfordreference.com/view/10.1093/acref/9780191735639.timeline.0001#">English poet John Betjeman publishes his long autobiographical poem Summoned by Bells</text:a></text:p>
            <text:p/>
            <text:p><text:a xlink:href="https://www.oxfordreference.com/view/10.1093/acref/9780191735639.timeline.0001#">Irish author Edna O'Brien publishes her first novel, The Country Girls</text:a></text:p>
            <text:p/>
            <text:p><text:a xlink:href="https://www.oxfordreference.com/view/10.1093/acref/9780191735639.timeline.0001#">Jean-Luc Godard directs his first feature film, A Bout de Souffle('Breathless'), a classic of French New Wave cinema</text:a></text:p>
            <text:p/>
            <text:p><text:a xlink:href="https://www.oxfordreference.com/view/10.1093/acref/9780191735639.timeline.0001#">Patrice Lumumba becomes prime minister of the newly independent Democratic Republic of the Congo, previously the Belgian Congo</text:a></text:p>
            <text:p/>
            <text:p><text:a xlink:href="https://www.oxfordreference.com/view/10.1093/acref/9780191735639.timeline.0001#">The South West Africa People's Organization is founded to fight against South African control of Namibia</text:a></text:p>
            <text:p/>
            <text:p><text:a xlink:href="https://www.oxfordreference.com/view/10.1093/acref/9780191735639.timeline.0001#">British and Italian colonies merge as the independent Somali republic, also known as Somalia, with Aden Abdullah Osman as president</text:a></text:p>
            <text:p/>
            <text:p><text:a xlink:href="https://www.oxfordreference.com/view/10.1093/acref/9780191735639.timeline.0001#">Moise Tshombe, taking advantage of chaos in the Congo, declares the independence of Katanga</text:a></text:p>
            <text:p/>
            <text:p><text:a xlink:href="https://www.oxfordreference.com/view/10.1093/acref/9780191735639.timeline.0001#">US author Harper Lee publishes her first and only novel, To Kill a Mockingbird</text:a></text:p>
            <text:p/>
            <text:p><text:a xlink:href="https://www.oxfordreference.com/view/10.1093/acref/9780191735639.timeline.0001#">Anti-European riots in the Congo cause some 25,000 Belgians to flee the country</text:a></text:p>
            <text:p/>
            <text:p><text:a xlink:href="https://www.oxfordreference.com/view/10.1093/acref/9780191735639.timeline.0001#">Sirimavo Bandaranaike, widow of the assassinated Solomon Bandaranaike, begins the first of three long spells as prime minister of Sri Lanka</text:a></text:p>
            <text:p/>
            <text:p><text:a xlink:href="https://www.oxfordreference.com/view/10.1093/acref/9780191735639.timeline.0001#">Nelson Mandela leads a new armed section of the ANC (African National Congress), formed in response to Sharpeville</text:a></text:p>
            <text:p/>
            <text:p><text:a xlink:href="https://www.oxfordreference.com/view/10.1093/acref/9780191735639.timeline.0001#">The French colony of Dahomey (known from 1975 as Benin) becomes independent but suffers six military coups in its first twelve years</text:a></text:p>
            <text:p/>
            <text:p><text:a xlink:href="https://www.oxfordreference.com/view/10.1093/acref/9780191735639.timeline.0001#">Niger becomes independent, with Hamani Diori as the new nation's first president</text:a></text:p>
            <text:p/>
            <text:p><text:a xlink:href="https://www.oxfordreference.com/view/10.1093/acref/9780191735639.timeline.0001#">Kenyatta, still in prison, is elected leader of KANU, a new political party in Kenya</text:a></text:p>
            <text:p/>
            <text:p><text:a xlink:href="https://www.oxfordreference.com/view/10.1093/acref/9780191735639.timeline.0001#">The French colony of Upper Volta becomes independent as Burkina Faso, with Maurice Yaméogo as president</text:a></text:p>
            <text:p/>
            <text:p><text:a xlink:href="https://www.oxfordreference.com/view/10.1093/acref/9780191735639.timeline.0001#">The pamphlet Control or Colour Bar?demands reform of White Australia policy</text:a></text:p>
            <text:p/>
            <text:p><text:a xlink:href="https://www.oxfordreference.com/view/10.1093/acref/9780191735639.timeline.0001#">Félix Houphouët-Boigny, first president of the newly independent Ivory Coast, begins thirty-three years of relatively peaceful rule</text:a></text:p>
            <text:p/>
            <text:p><text:a xlink:href="https://www.oxfordreference.com/view/10.1093/acref/9780191735639.timeline.0001#">Alfred Hitchcock directs Janet Leigh and Anthony Perkins in Psycho</text:a></text:p>
            <text:p/>
            <text:p><text:a xlink:href="https://www.oxfordreference.com/view/10.1093/acref/9780191735639.timeline.0001#">The English revue Beyond the Fringehas its premiere at the Edinburgh Festival</text:a></text:p>
            <text:p/>
            <text:p><text:a xlink:href="https://www.oxfordreference.com/view/10.1093/acref/9780191735639.timeline.0001#">The French colony of Chad becomes independent with François Tombalbaye as president</text:a></text:p>
            <text:p/>
            <text:p><text:a xlink:href="https://www.oxfordreference.com/view/10.1093/acref/9780191735639.timeline.0001#">Neo-Pentecostalism, also known as Charismatic Renewal, becomes an important element within many Christian denominations</text:a></text:p>
            <text:p/>
            <text:p><text:a xlink:href="https://www.oxfordreference.com/view/10.1093/acref/9780191735639.timeline.0001#">US novelist John Barth publishes The Sot-Weed Factor, a picaresque life of Edmund Cook set on a family tobacco plantation in Maryland</text:a></text:p>
            <text:p/>
            <text:p><text:a xlink:href="https://www.oxfordreference.com/view/10.1093/acref/9780191735639.timeline.0001#">The French colony of Gabon becomes independent with Léon M'ba as president</text:a></text:p>
            <text:p/>
            <text:p><text:a xlink:href="https://www.oxfordreference.com/view/10.1093/acref/9780191735639.timeline.0001#">The French colony of Ubangi-Shari becomes independent and takes the name Central African Republic</text:a></text:p>
            <text:p/>
            <text:p><text:a xlink:href="https://www.oxfordreference.com/view/10.1093/acref/9780191735639.timeline.0001#">The French Congo becomes independent as the republic of Congo, with Fulbert Youlou as president</text:a></text:p>
            <text:p/>
            <text:p><text:a xlink:href="https://www.oxfordreference.com/view/10.1093/acref/9780191735639.timeline.0001#">Mobutu Sese Seko takes power in a military coup in the midst of chaos in the Congo</text:a></text:p>
            <text:p/>
            <text:p><text:a xlink:href="https://www.oxfordreference.com/view/10.1093/acref/9780191735639.timeline.0001#">Paul Scofield plays Thomas More in Robert Bolt's A Man for All Seasons</text:a></text:p>
            <text:p/>
            <text:p><text:a xlink:href="https://www.oxfordreference.com/view/10.1093/acref/9780191735639.timeline.0001#">The French colony of Senegal becomes independent, with Léopold Senghor as the new nation's first president</text:a></text:p>
            <text:p/>
            <text:p><text:a xlink:href="https://www.oxfordreference.com/view/10.1093/acref/9780191735639.timeline.0001#">Nigeria wins independence, with Abubakar Tafawa Balewa as prime minister, but its stability is threatened by tribal and regional factions</text:a></text:p>
            <text:p/>
            <text:p><text:a xlink:href="https://www.oxfordreference.com/view/10.1093/acref/9780191735639.timeline.0001#">Patrice Lumumba, the dismissed prime minister of the Congo, is arrested on the orders of the army chief of staff, Mobutu Sese Seko</text:a></text:p>
            <text:p/>
            <text:p><text:a xlink:href="https://www.oxfordreference.com/view/10.1093/acref/9780191735639.timeline.0001#">British artist Anthony Caro begins welding and painting abstract metal sculpture</text:a></text:p>
            <text:p/>
            <text:p><text:a xlink:href="https://www.oxfordreference.com/view/10.1093/acref/9780191735639.timeline.0001#">The French colony of Mauritania becomes independent, with Moktar Ould Daddah as president</text:a></text:p>
            <text:p/>
            <text:p><text:a xlink:href="https://www.oxfordreference.com/view/10.1093/acref/9780191735639.timeline.0001#">US author John Updike begins to chart the fictional progress of Harry Angstrom, known as Rabbit, in Rabbit, Run</text:a></text:p>
            <text:p/>
            <text:p><text:a xlink:href="https://www.oxfordreference.com/view/10.1093/acref/9780191735639.timeline.0001#">Keith Holyoake begins twelve unbroken years as New Zealand's prime minister</text:a></text:p>
            <text:p/>
            <text:p><text:a xlink:href="https://www.oxfordreference.com/view/10.1093/acref/9780191735639.timeline.0001#">Albert Luthuli, president of the ANC in South Africa, is awarded the Nobel Peace Prize</text:a></text:p>
            <text:p/>
            <text:p><text:a xlink:href="https://www.oxfordreference.com/view/10.1093/acref/9780191735639.timeline.0001#">Democrat candidate John F. Kennedy defeats Republican Richard Nixon in the US presidential election</text:a></text:p>
            <text:p/>
            <text:p><text:a xlink:href="https://www.oxfordreference.com/view/10.1093/acref/9780191735639.timeline.0001#">The Vietcong, or NLF, is formed as a guerrilla force to liberate South Vietnam from the US-backed government</text:a></text:p>
            <text:p/>
            <text:p><text:a xlink:href="https://www.oxfordreference.com/view/10.1093/acref/9780191735639.timeline.0001#">Penguin Books are prosecuted for obscenity for publishing D.H. Lawrence's novel Lady Chatterley's Lover, and are acquitted</text:a></text:p>
            <text:p/>
            <text:p><text:a xlink:href="https://www.oxfordreference.com/view/10.1093/acref/9780191735639.timeline.0001#">British artist Bridget Riley creates patterns that produce unexpected optical effects, in a style that becomes known as op art</text:a></text:p>
          </table:table-cell>
          <table:table-cell table:number-columns-repeated="2"/>
        </table:table-row>
        <table:table-row table:style-name="ro4">
          <table:table-cell office:value-type="float" office:value="1961">
            <text:p>1961</text:p>
          </table:table-cell>
          <table:table-cell table:style-name="ce2" office:value-type="string">
            <text:p><text:a xlink:href="https://www.oxfordreference.com/view/10.1093/acref/9780191735639.timeline.0001#">President Kennedy appoints his younger brother Robert to the position of US attorney-general</text:a></text:p>
            <text:p/>
            <text:p><text:a xlink:href="https://www.oxfordreference.com/view/10.1093/acref/9780191735639.timeline.0001#">Patrice Lumumba is sent to Katanga, where he is murdered</text:a></text:p>
            <text:p/>
            <text:p><text:a xlink:href="https://www.oxfordreference.com/view/10.1093/acref/9780191735639.timeline.0001#">Political activist Jane Jacobs publishes an influential polemic, The Death and Life of Great American Cities</text:a></text:p>
            <text:p/>
            <text:p><text:a xlink:href="https://www.oxfordreference.com/view/10.1093/acref/9780191735639.timeline.0001#">Hassan II begins a 38-year reign as the king of Morocco</text:a></text:p>
            <text:p/>
            <text:p><text:a xlink:href="https://www.oxfordreference.com/view/10.1093/acref/9780191735639.timeline.0001#">President Kennedy establishes the Peace Corps, enabling US volunteers to work abroad</text:a></text:p>
            <text:p/>
            <text:p><text:a xlink:href="https://www.oxfordreference.com/view/10.1093/acref/9780191735639.timeline.0001#">Atmosphères, by the Hungarian composer György Ligeti, achieves a mysterious blend of sound in what he calls 'micropolyphony'</text:a></text:p>
            <text:p/>
            <text:p><text:a xlink:href="https://www.oxfordreference.com/view/10.1093/acref/9780191735639.timeline.0001#">J.D. Salinger publishes Franny and Zooey, the second of his collections of stories about the Glass family</text:a></text:p>
            <text:p/>
            <text:p><text:a xlink:href="https://www.oxfordreference.com/view/10.1093/acref/9780191735639.timeline.0001#">The trial of Adolf Eichmann begins in an Israeli court in Jerusalem, with TV cameras permitted to broadcast the event live around the world</text:a></text:p>
            <text:p/>
            <text:p><text:a xlink:href="https://www.oxfordreference.com/view/10.1093/acref/9780191735639.timeline.0001#">Soviet cosmonaut Yuri Gagarin becomes the first human to travel in space, orbiting the earth once in Vostok 1</text:a></text:p>
            <text:p/>
            <text:p><text:a xlink:href="https://www.oxfordreference.com/view/10.1093/acref/9780191735639.timeline.0001#">Former British colony Sierra Leone becomes an independent state within the Commonwealth</text:a></text:p>
            <text:p/>
            <text:p><text:a xlink:href="https://www.oxfordreference.com/view/10.1093/acref/9780191735639.timeline.0001#">British author Roald Dahl publishes a novel for children, James and the Giant Peach</text:a></text:p>
            <text:p/>
            <text:p><text:a xlink:href="https://www.oxfordreference.com/view/10.1093/acref/9780191735639.timeline.0001#">An invasion force of about 1500 Cuban exiles comes ashore in Cuba's Bay of Pigs in an attempt to topple the Castro regime</text:a></text:p>
            <text:p/>
            <text:p><text:a xlink:href="https://www.oxfordreference.com/view/10.1093/acref/9780191735639.timeline.0001#">Two days after landing in the Bay of Pigs, 114 Cuban exiles are dead and about 1300 have been captured</text:a></text:p>
            <text:p/>
            <text:p><text:a xlink:href="https://www.oxfordreference.com/view/10.1093/acref/9780191735639.timeline.0001#">Joshua Nkomo founds ZAPU, the Zimbabwe African People's Union, in the British colony of Southern Rhodesia</text:a></text:p>
            <text:p/>
            <text:p><text:a xlink:href="https://www.oxfordreference.com/view/10.1093/acref/9780191735639.timeline.0001#">Italian tenor Luciano Pavarotti makes his operatic debut in Reggio Emilia, as Rodolfo in La Bohème</text:a></text:p>
            <text:p/>
            <text:p><text:a xlink:href="https://www.oxfordreference.com/view/10.1093/acref/9780191735639.timeline.0001#">US astronaut Alan Shepard becomes the first American in space, with a suborbital flight in Freedom 7</text:a></text:p>
            <text:p/>
            <text:p><text:a xlink:href="https://www.oxfordreference.com/view/10.1093/acref/9780191735639.timeline.0001#">Arthur Miller writes the screenplay for The Misfitsfor his wife, Marilyn Monroe</text:a></text:p>
            <text:p/>
            <text:p><text:a xlink:href="https://www.oxfordreference.com/view/10.1093/acref/9780191735639.timeline.0001#">Caribbean novelist V.S. Naipaul features his Trinidad family in A House for Mr Biswas</text:a></text:p>
            <text:p/>
            <text:p><text:a xlink:href="https://www.oxfordreference.com/view/10.1093/acref/9780191735639.timeline.0001#">Two French generals, Raoul Salan and Edmond Jouhaud, form the OAS (Organisation de l'Armée Secrète) to preserve French rule in Algeria</text:a></text:p>
            <text:p/>
            <text:p><text:a xlink:href="https://www.oxfordreference.com/view/10.1093/acref/9780191735639.timeline.0001#">Rafael Trujillo, dictator of the Dominican Republic for the past 30 years, is killed by a machine-gun attack on his car</text:a></text:p>
            <text:p/>
            <text:p><text:a xlink:href="https://www.oxfordreference.com/view/10.1093/acref/9780191735639.timeline.0001#">Commonwealth opposition to apartheid causes South Africa to leave the organization and become a republic</text:a></text:p>
            <text:p/>
            <text:p><text:a xlink:href="https://www.oxfordreference.com/view/10.1093/acref/9780191735639.timeline.0001#">US author Joseph Heller publishes his first novel, Catch-22, set in the last months of World War II</text:a></text:p>
            <text:p/>
            <text:p><text:a xlink:href="https://www.oxfordreference.com/view/10.1093/acref/9780191735639.timeline.0001#">British choreographer John Cranko becomes director of the Stuttgart Ballet</text:a></text:p>
            <text:p/>
            <text:p><text:a xlink:href="https://www.oxfordreference.com/view/10.1093/acref/9780191735639.timeline.0001#">The drug Thalidomide, synthesized in West Germany, is shown to have been the cause of severe defects in about 12,000 children born in 46 countries</text:a></text:p>
            <text:p/>
            <text:p><text:a xlink:href="https://www.oxfordreference.com/view/10.1093/acref/9780191735639.timeline.0001#">Russian dancer Rudolf Nureyev defects from the Kirov company at Le Bourget airport and seeks political asylum in France</text:a></text:p>
            <text:p/>
            <text:p><text:a xlink:href="https://www.oxfordreference.com/view/10.1093/acref/9780191735639.timeline.0001#">Syria withdraws from the United Arab Republic (UAR) seeing it as unacceptably dominated by Egypt</text:a></text:p>
            <text:p/>
            <text:p><text:a xlink:href="https://www.oxfordreference.com/view/10.1093/acref/9780191735639.timeline.0001#">President Kennedy commits the US to placing a man on the moon and bringing him back safely by 1970</text:a></text:p>
            <text:p/>
            <text:p><text:a xlink:href="https://www.oxfordreference.com/view/10.1093/acref/9780191735639.timeline.0001#">The novelist Ernest Hemingway kills himself with a shotgun in his log cabin in Idaho</text:a></text:p>
            <text:p/>
            <text:p><text:a xlink:href="https://www.oxfordreference.com/view/10.1093/acref/9780191735639.timeline.0001#">Nelson Mandela and the ANC adopt guerrilla tactics against the apartheid regime in South Africa</text:a></text:p>
            <text:p/>
            <text:p><text:a xlink:href="https://www.oxfordreference.com/view/10.1093/acref/9780191735639.timeline.0001#">In Babi Yarthe dissident Soviet poet Yevgeny Yevtushenko tackles the subject of Russian anti-Semitism</text:a></text:p>
            <text:p/>
            <text:p><text:a xlink:href="https://www.oxfordreference.com/view/10.1093/acref/9780191735639.timeline.0001#">Polish composer Witold Lutoslawski uses 'aleatory counterpoint' in his Venetian Games</text:a></text:p>
            <text:p/>
            <text:p><text:a xlink:href="https://www.oxfordreference.com/view/10.1093/acref/9780191735639.timeline.0001#">Britain formally tables an application to join the European Economic Community</text:a></text:p>
            <text:p/>
            <text:p><text:a xlink:href="https://www.oxfordreference.com/view/10.1093/acref/9780191735639.timeline.0001#">The East German government erects the Berlin Wall to prevent an exodus of its citizens</text:a></text:p>
            <text:p/>
            <text:p><text:a xlink:href="https://www.oxfordreference.com/view/10.1093/acref/9780191735639.timeline.0001#">French film director François Truffaut makes Jules et Jim, starring Jeanne Moreau and Oskar Werner</text:a></text:p>
            <text:p/>
            <text:p><text:a xlink:href="https://www.oxfordreference.com/view/10.1093/acref/9780191735639.timeline.0001#">The UN secretary general, Dag Hammarskjöld, dies in a plane crash while trying to secure peace in Katanga</text:a></text:p>
            <text:p/>
            <text:p><text:a xlink:href="https://www.oxfordreference.com/view/10.1093/acref/9780191735639.timeline.0001#">Largely under the influence of Tito, a summit is held by nations eager to be non-aligned in the Cold War</text:a></text:p>
            <text:p/>
            <text:p><text:a xlink:href="https://www.oxfordreference.com/view/10.1093/acref/9780191735639.timeline.0001#">The southern part of the British Cameroons votes to merge with Cameroun, becoming the federal republic of Cameroon</text:a></text:p>
            <text:p/>
            <text:p><text:a xlink:href="https://www.oxfordreference.com/view/10.1093/acref/9780191735639.timeline.0001#">Rudolf Nureyev makes his first appearance in a western company, dancing in The Sleeping Beautyfor the Marquis de Cuevas</text:a></text:p>
            <text:p/>
            <text:p><text:a xlink:href="https://www.oxfordreference.com/view/10.1093/acref/9780191735639.timeline.0001#">Tanganyika becomes an independent nation with Julius Nyerere as prime minister</text:a></text:p>
            <text:p/>
            <text:p><text:a xlink:href="https://www.oxfordreference.com/view/10.1093/acref/9780191735639.timeline.0001#">British novelist Muriel Spark publishes The Prime of Miss Jean Brodie, set in an Edinburgh school in the 1930s</text:a></text:p>
          </table:table-cell>
          <table:table-cell table:number-columns-repeated="2"/>
        </table:table-row>
        <table:table-row table:style-name="ro4">
          <table:table-cell office:value-type="float" office:value="1962">
            <text:p>1962</text:p>
          </table:table-cell>
          <table:table-cell table:style-name="ce3" office:value-type="string">
            <text:p><text:a xlink:href="https://www.oxfordreference.com/view/10.1093/acref/9780191735639.timeline.0001#">Sean Connery creates on screen the role of 007 in the first James Bond film, Dr No</text:a></text:p>
            <text:p/>
            <text:p><text:a xlink:href="https://www.oxfordreference.com/view/10.1093/acref/9780191735639.timeline.0001#">Andy Warhol creates a stir when his paintings of Campbell's soup cans are exhibited at the Ferus Gallery in Los Angeles</text:a></text:p>
            <text:p/>
            <text:p><text:a xlink:href="https://www.oxfordreference.com/view/10.1093/acref/9780191735639.timeline.0001#">General Ne Win seizes power in a coup in Burma and establishes a single-party isolationist dictatorship</text:a></text:p>
            <text:p/>
            <text:p><text:a xlink:href="https://www.oxfordreference.com/view/10.1093/acref/9780191735639.timeline.0001#">Frelimo emerges as a Marxist guerrilla group dedicated to winning independence for Mozambique</text:a></text:p>
            <text:p/>
            <text:p><text:a xlink:href="https://www.oxfordreference.com/view/10.1093/acref/9780191735639.timeline.0001#">US singer Bob Dylan writes one of his best-known songs, Blowin' in the Wind(included in his 1963 album The Freewheelin' Bob Dylan)</text:a></text:p>
            <text:p/>
            <text:p><text:a xlink:href="https://www.oxfordreference.com/view/10.1093/acref/9780191735639.timeline.0001#">James Baldwin's third novel Another Countryexplores the conflicts in the life of a young unemployed black musician</text:a></text:p>
            <text:p/>
            <text:p><text:a xlink:href="https://www.oxfordreference.com/view/10.1093/acref/9780191735639.timeline.0001#">Sam Walton opens the first Wal-Mart Discount store, in Rogers, Arkansas</text:a></text:p>
            <text:p/>
            <text:p><text:a xlink:href="https://www.oxfordreference.com/view/10.1093/acref/9780191735639.timeline.0001#">President de Gaulle makes a surprise appointment, selecting the little-known Georges Pompidou to be the French premier</text:a></text:p>
            <text:p/>
            <text:p><text:a xlink:href="https://www.oxfordreference.com/view/10.1093/acref/9780191735639.timeline.0001#">The Rolling Stones, led by Mick Jagger, give their first performance as a group, in London's Marquee Club</text:a></text:p>
            <text:p/>
            <text:p><text:a xlink:href="https://www.oxfordreference.com/view/10.1093/acref/9780191735639.timeline.0001#">US choreographer Glen Tetley creates a ballet to the music of Schoenberg's Pierrot Lunaire</text:a></text:p>
            <text:p/>
            <text:p><text:a xlink:href="https://www.oxfordreference.com/view/10.1093/acref/9780191735639.timeline.0001#">General Ne Win seizes power in Burma, beginning decades of brutal military rule</text:a></text:p>
            <text:p/>
            <text:p><text:a xlink:href="https://www.oxfordreference.com/view/10.1093/acref/9780191735639.timeline.0001#">Coventry's new cathedral is inaugurated, enhanced by a wide range of work by leading British artists</text:a></text:p>
            <text:p/>
            <text:p><text:a xlink:href="https://www.oxfordreference.com/view/10.1093/acref/9780191735639.timeline.0001#">A great tapestry by Graham Sutherland hangs above the altar in the newly consecrated Coventry cathedral</text:a></text:p>
            <text:p/>
            <text:p><text:a xlink:href="https://www.oxfordreference.com/view/10.1093/acref/9780191735639.timeline.0001#">John Ashbery's radical collection The Tennis Court Oathincludes poems composed of sliced up fragments</text:a></text:p>
            <text:p/>
            <text:p><text:a xlink:href="https://www.oxfordreference.com/view/10.1093/acref/9780191735639.timeline.0001#">Benjamin Britten's War Requiem, setting poems by Wilfred Owen, is first performed in the rebuilt Coventry Cathedral</text:a></text:p>
            <text:p/>
            <text:p><text:a xlink:href="https://www.oxfordreference.com/view/10.1093/acref/9780191735639.timeline.0001#">The Eritrean parliament votes to merge fully with Ethiopia, ending Eritrean autonomy</text:a></text:p>
            <text:p/>
            <text:p><text:a xlink:href="https://www.oxfordreference.com/view/10.1093/acref/9780191735639.timeline.0001#">Adolf Eichmann, convicted in Israel for his role in the Holocaust, is hanged in Tel Aviv</text:a></text:p>
            <text:p/>
            <text:p><text:a xlink:href="https://www.oxfordreference.com/view/10.1093/acref/9780191735639.timeline.0001#">The Reivers, the last of William Faulkner's Yoknapatawpha novels, is published just a month before his death</text:a></text:p>
            <text:p/>
            <text:p><text:a xlink:href="https://www.oxfordreference.com/view/10.1093/acref/9780191735639.timeline.0001#">British author Doris Lessing publishes an influential feminist novel, The Golden Notebook</text:a></text:p>
            <text:p/>
            <text:p><text:a xlink:href="https://www.oxfordreference.com/view/10.1093/acref/9780191735639.timeline.0001#">In a series of informal meetings, Harold Macmillan tries to persuade Charles de Gaulle that Britain should join the EEC</text:a></text:p>
            <text:p/>
            <text:p><text:a xlink:href="https://www.oxfordreference.com/view/10.1093/acref/9780191735639.timeline.0001#">Students for a Democratic Society publish in Michigan The Port Huron Statement, a seminal text of the New Left</text:a></text:p>
            <text:p/>
            <text:p><text:a xlink:href="https://www.oxfordreference.com/view/10.1093/acref/9780191735639.timeline.0001#">Bette Davis and Joan Crawford star in Whatever Happened to Baby Jane</text:a></text:p>
            <text:p/>
            <text:p><text:a xlink:href="https://www.oxfordreference.com/view/10.1093/acref/9780191735639.timeline.0001#">British dancer Peggy van Praagh is appointed the first director of the newly formed Australian Ballet</text:a></text:p>
            <text:p/>
            <text:p><text:a xlink:href="https://www.oxfordreference.com/view/10.1093/acref/9780191735639.timeline.0001#">Ian Smith's white supremacist party, the Rhodesian Front, wins power in Rhodesia's election</text:a></text:p>
            <text:p/>
            <text:p><text:a xlink:href="https://www.oxfordreference.com/view/10.1093/acref/9780191735639.timeline.0001#">A peaceful demonstration at Rangoon university is dispersed by gunfire, resulting in the death of dozens of students</text:a></text:p>
            <text:p/>
            <text:p><text:a xlink:href="https://www.oxfordreference.com/view/10.1093/acref/9780191735639.timeline.0001#">A massive yes vote in a referendum is immediately followed by French recognition of Algerian independence</text:a></text:p>
            <text:p/>
            <text:p><text:a xlink:href="https://www.oxfordreference.com/view/10.1093/acref/9780191735639.timeline.0001#">US golfer Jack Nicklaus turns professional and in the same year wins the first of four US Open titles</text:a></text:p>
            <text:p/>
            <text:p><text:a xlink:href="https://www.oxfordreference.com/view/10.1093/acref/9780191735639.timeline.0001#">Harold Macmillan dismisses a third of his cabinet, including his chancellor, in what becomes known as 'the night of the long knives'</text:a></text:p>
            <text:p/>
            <text:p><text:a xlink:href="https://www.oxfordreference.com/view/10.1093/acref/9780191735639.timeline.0001#">Foreign visits to Burma are restricted to three days (extended in the next decade to one week)</text:a></text:p>
            <text:p/>
            <text:p><text:a xlink:href="https://www.oxfordreference.com/view/10.1093/acref/9780191735639.timeline.0001#">Marilyn Monroe dies in Los Angeles from an overdose of sleeping pills</text:a></text:p>
            <text:p/>
            <text:p><text:a xlink:href="https://www.oxfordreference.com/view/10.1093/acref/9780191735639.timeline.0001#">The veteran left-wing politician Victor Haya is elected president of Peru but is thwarted by a coup led by General Ricardo Godoy</text:a></text:p>
            <text:p/>
            <text:p><text:a xlink:href="https://www.oxfordreference.com/view/10.1093/acref/9780191735639.timeline.0001#">David Lean directs Peter O'Toole in the title role of the film Lawrence of Arabia</text:a></text:p>
            <text:p/>
            <text:p><text:a xlink:href="https://www.oxfordreference.com/view/10.1093/acref/9780191735639.timeline.0001#">Ruhollah Khomeini, a leading ayatollah in Qom, denounces the Shah of Iran and declares a fatwaagainst his regime</text:a></text:p>
            <text:p/>
            <text:p><text:a xlink:href="https://www.oxfordreference.com/view/10.1093/acref/9780191735639.timeline.0001#">17-year-old English cellist Jacqueline du Pré creates a stir playing Elgar's concerto in the Royal Festival Hall</text:a></text:p>
            <text:p/>
            <text:p><text:a xlink:href="https://www.oxfordreference.com/view/10.1093/acref/9780191735639.timeline.0001#">Khrushchev permits publication of Alexander Solzhenitsyn's first book, One Day in the Life of Ivan Denisovich, in the literary journal Novy Mir</text:a></text:p>
            <text:p/>
            <text:p><text:a xlink:href="https://www.oxfordreference.com/view/10.1093/acref/9780191735639.timeline.0001#">The Trans-Canada Highway is completed, stretching some 5000 miles across the continent</text:a></text:p>
            <text:p/>
            <text:p><text:a xlink:href="https://www.oxfordreference.com/view/10.1093/acref/9780191735639.timeline.0001#">The Sandinistas emerge as a guerrilla group in opposition to the Somoza dictatorship in Nicaragua</text:a></text:p>
            <text:p/>
            <text:p><text:a xlink:href="https://www.oxfordreference.com/view/10.1093/acref/9780191735639.timeline.0001#">The former British colony of Uganda becomes an independent republic, with Milton Obote as prime minister</text:a></text:p>
            <text:p/>
            <text:p><text:a xlink:href="https://www.oxfordreference.com/view/10.1093/acref/9780191735639.timeline.0001#">The Second Ecumenical Council of the Vatican begins, 94 years after the start of the First Vatican Council under Pius IX</text:a></text:p>
            <text:p/>
            <text:p><text:a xlink:href="https://www.oxfordreference.com/view/10.1093/acref/9780191735639.timeline.0001#">US intelligence reveals nuclear missile bases under construction in Cuba, causing an international crisis</text:a></text:p>
            <text:p/>
            <text:p><text:a xlink:href="https://www.oxfordreference.com/view/10.1093/acref/9780191735639.timeline.0001#">President Kennedy sends the US navy to prevent delivery of Soviet missiles to Cuba</text:a></text:p>
            <text:p/>
            <text:p><text:a xlink:href="https://www.oxfordreference.com/view/10.1093/acref/9780191735639.timeline.0001#">British author P.D. James's first novel, Cover Her Face, introduces her poet detective Adam Dalgleish</text:a></text:p>
            <text:p/>
            <text:p><text:a xlink:href="https://www.oxfordreference.com/view/10.1093/acref/9780191735639.timeline.0001#">US dramatist Edward Albee's play Who's Afraid of Virginia Woolf?opens on Broadway</text:a></text:p>
            <text:p/>
            <text:p><text:a xlink:href="https://www.oxfordreference.com/view/10.1093/acref/9780191735639.timeline.0001#">A deal between President Kennedy and Soviet premier Khrushchev defuses the Cuban missile crisis</text:a></text:p>
            <text:p/>
            <text:p><text:a xlink:href="https://www.oxfordreference.com/view/10.1093/acref/9780191735639.timeline.0001#">Finnish-born US architect Eero Saarinen completes his TWA terminal for New York's Kennedy airport</text:a></text:p>
            <text:p/>
            <text:p><text:a xlink:href="https://www.oxfordreference.com/view/10.1093/acref/9780191735639.timeline.0001#">In Pale FireVladimir Nabokov tells his story through an editor's annotations to a poem</text:a></text:p>
            <text:p/>
            <text:p><text:a xlink:href="https://www.oxfordreference.com/view/10.1093/acref/9780191735639.timeline.0001#">British Grand Prix driver Graham Hill wins the first of two world championship titles</text:a></text:p>
            <text:p/>
            <text:p><text:a xlink:href="https://www.oxfordreference.com/view/10.1093/acref/9780191735639.timeline.0001#">China prevails in a five-week war with India over disputed boundaries</text:a></text:p>
            <text:p/>
            <text:p><text:a xlink:href="https://www.oxfordreference.com/view/10.1093/acref/9780191735639.timeline.0001#">Fidel Castro releases, for $53 million in food and medicine, the Cuban exiles taken prisoner in the Bay of Pigs fiasco</text:a></text:p>
            <text:p/>
            <text:p><text:a xlink:href="https://www.oxfordreference.com/view/10.1093/acref/9780191735639.timeline.0001#">Dmitry Shostakovich's Thirteenth Symphony sets poems from Yevtushenko's Babi YarI</text:a></text:p>
            <text:p/>
            <text:p><text:a xlink:href="https://www.oxfordreference.com/view/10.1093/acref/9780191735639.timeline.0001#">In The Gutenberg GalaxyCanadian author Marshall McLuhan develops the concept of the 'global village'</text:a></text:p>
            <text:p/>
            <text:p><text:a xlink:href="https://www.oxfordreference.com/view/10.1093/acref/9780191735639.timeline.0001#">Anthony Burgess publishes A Clockwork Orange, a novel depicting a disturbing and violent near-future</text:a></text:p>
            <text:p/>
            <text:p><text:a xlink:href="https://www.oxfordreference.com/view/10.1093/acref/9780191735639.timeline.0001#">British surgeon John Charnley pioneers the technique of joint replacement, giving a patient a new hip in a small hospital in Wrightington</text:a></text:p>
          </table:table-cell>
          <table:table-cell table:number-columns-repeated="2"/>
        </table:table-row>
        <table:table-row table:style-name="ro4">
          <table:table-cell office:value-type="float" office:value="1963">
            <text:p>1963</text:p>
          </table:table-cell>
          <table:table-cell table:style-name="ce3" office:value-type="string">
            <text:p><text:a xlink:href="https://www.oxfordreference.com/view/10.1093/acref/9780191735639.timeline.0001#">US poet Sylvia Plath publishes under a pseudonym her only novel, The Bell Jar</text:a></text:p>
            <text:p/>
            <text:p><text:a xlink:href="https://www.oxfordreference.com/view/10.1093/acref/9780191735639.timeline.0001#">French president Charles de Gaulle vetoes Britain's application to join the European Economic Community</text:a></text:p>
            <text:p/>
            <text:p><text:a xlink:href="https://www.oxfordreference.com/view/10.1093/acref/9780191735639.timeline.0001#">A military coup in Syria brings the Ba'th party to power</text:a></text:p>
            <text:p/>
            <text:p><text:a xlink:href="https://www.oxfordreference.com/view/10.1093/acref/9780191735639.timeline.0001#">US poet Sylvia Plath commits suicide in London</text:a></text:p>
            <text:p/>
            <text:p><text:a xlink:href="https://www.oxfordreference.com/view/10.1093/acref/9780191735639.timeline.0001#">Moise Tshombe's rebel regime in Katanga crumbles, and he flees to Spain</text:a></text:p>
            <text:p/>
            <text:p><text:a xlink:href="https://www.oxfordreference.com/view/10.1093/acref/9780191735639.timeline.0001#">English author John Le Carré publishes a Cold-War thriller The Spy Who Came in from the Cold</text:a></text:p>
            <text:p/>
            <text:p><text:a xlink:href="https://www.oxfordreference.com/view/10.1093/acref/9780191735639.timeline.0001#">British choreographer Frederick Ashton creates Marguerite and Armandfor Margot Fonteyn and her new partner, Rudolf Nureyev</text:a></text:p>
            <text:p/>
            <text:p><text:a xlink:href="https://www.oxfordreference.com/view/10.1093/acref/9780191735639.timeline.0001#">Gideon v. Wainwright establishes that every defendant in a US court has the right to be represented by a lawyer</text:a></text:p>
            <text:p/>
            <text:p><text:a xlink:href="https://www.oxfordreference.com/view/10.1093/acref/9780191735639.timeline.0001#">Mary McCarthy's novel The Groupfollows the subsequent adventures of eight fellow graduates from Vassar</text:a></text:p>
            <text:p/>
            <text:p><text:a xlink:href="https://www.oxfordreference.com/view/10.1093/acref/9780191735639.timeline.0001#">A scandal involving the minister of war, John Profumo, damages the Macmillan government in Britain</text:a></text:p>
            <text:p/>
            <text:p><text:a xlink:href="https://www.oxfordreference.com/view/10.1093/acref/9780191735639.timeline.0001#">Liberal leader Lester Pearson begins five years at the head of minority governments in Canada</text:a></text:p>
            <text:p/>
            <text:p><text:a xlink:href="https://www.oxfordreference.com/view/10.1093/acref/9780191735639.timeline.0001#">US environmentist Rachel Carson publishes Silent Spring, an impassioned warning of ecological disaster</text:a></text:p>
            <text:p/>
            <text:p><text:a xlink:href="https://www.oxfordreference.com/view/10.1093/acref/9780191735639.timeline.0001#">Pope John XXIII dies, only a few month's after the start of the great Vatican council that he has summoned</text:a></text:p>
            <text:p/>
            <text:p><text:a xlink:href="https://www.oxfordreference.com/view/10.1093/acref/9780191735639.timeline.0001#">John Profumo resigns from his cabinet position after admitting that he had lied to the House of Commons about his relationship with Christine Keeler</text:a></text:p>
            <text:p/>
            <text:p><text:a xlink:href="https://www.oxfordreference.com/view/10.1093/acref/9780191735639.timeline.0001#">Soviet cosmonaut Valentina Tereshkova becomes the first woman in space, flying solo in Vostok 6</text:a></text:p>
            <text:p/>
            <text:p><text:a xlink:href="https://www.oxfordreference.com/view/10.1093/acref/9780191735639.timeline.0001#">Young British architects Norman Foster and Richard Rogers work together as Team 4</text:a></text:p>
            <text:p/>
            <text:p><text:a xlink:href="https://www.oxfordreference.com/view/10.1093/acref/9780191735639.timeline.0001#">The OAU (Organization of African Unity) is founded in Addis Ababa to give Africa a united voice in world affairs</text:a></text:p>
            <text:p/>
            <text:p><text:a xlink:href="https://www.oxfordreference.com/view/10.1093/acref/9780191735639.timeline.0001#">US author and illustrator Maurice Sendak publishes a fantasy for young children, Where the Wild Things Are</text:a></text:p>
            <text:p/>
            <text:p><text:a xlink:href="https://www.oxfordreference.com/view/10.1093/acref/9780191735639.timeline.0001#">Italian cardinal Giovanni Montini is elected pope and takes the name Paul VI</text:a></text:p>
            <text:p/>
            <text:p><text:a xlink:href="https://www.oxfordreference.com/view/10.1093/acref/9780191735639.timeline.0001#">British diplomat Kim Philby defects to the USSR and is discovered to have been a Soviet spy</text:a></text:p>
            <text:p/>
            <text:p><text:a xlink:href="https://www.oxfordreference.com/view/10.1093/acref/9780191735639.timeline.0001#">Ayatollah Khomeini is arrested in Qom, and imprisoned for eight months in Tehran, after instigating riots against the Shah</text:a></text:p>
            <text:p/>
            <text:p><text:a xlink:href="https://www.oxfordreference.com/view/10.1093/acref/9780191735639.timeline.0001#">President Kennedy, in divided Berlin, makes the dramatic declaration: Ich bin ein Berliner('I am a Berliner')</text:a></text:p>
            <text:p/>
            <text:p><text:a xlink:href="https://www.oxfordreference.com/view/10.1093/acref/9780191735639.timeline.0001#">Terence O'Neill succeeds Basil Brooke (Lord Brookeborough) as Northern Ireland's prime minister</text:a></text:p>
            <text:p/>
            <text:p><text:a xlink:href="https://www.oxfordreference.com/view/10.1093/acref/9780191735639.timeline.0001#">Saloth Sar, changing his name to Pol Pot, begins to build up the Cambodian Communist party and Khmer Rouge</text:a></text:p>
            <text:p/>
            <text:p><text:a xlink:href="https://www.oxfordreference.com/view/10.1093/acref/9780191735639.timeline.0001#">English author Margaret Drabble publishes her first novel, A Summer Birdcage</text:a></text:p>
            <text:p/>
            <text:p><text:a xlink:href="https://www.oxfordreference.com/view/10.1093/acref/9780191735639.timeline.0001#">The Partial Test Ban Treaty, signed by the USA, USSR and UK, is the first of many international attempts to limit the threat of nuclear war</text:a></text:p>
            <text:p/>
            <text:p><text:a xlink:href="https://www.oxfordreference.com/view/10.1093/acref/9780191735639.timeline.0001#">Robert Mugabe and Ndabaningi Sithole split from ZAPU to found ZANU, the Zimbabwe African National Union</text:a></text:p>
            <text:p/>
            <text:p><text:a xlink:href="https://www.oxfordreference.com/view/10.1093/acref/9780191735639.timeline.0001#">In The Feminine MystiqueUS feminist Betty Friedan challenges the stereotypical view of woman's role</text:a></text:p>
            <text:p/>
            <text:p><text:a xlink:href="https://www.oxfordreference.com/view/10.1093/acref/9780191735639.timeline.0001#">Ninette de Valois, founder of the Royal Ballet, retires after building the company to international stature</text:a></text:p>
            <text:p/>
            <text:p><text:a xlink:href="https://www.oxfordreference.com/view/10.1093/acref/9780191735639.timeline.0001#">Bob Marley and five others form a band, the Wailers, that will for the first time give Jamaican music a global following</text:a></text:p>
            <text:p/>
            <text:p><text:a xlink:href="https://www.oxfordreference.com/view/10.1093/acref/9780191735639.timeline.0001#">A massive civil rights march in Washington 'for Jobs and Freedom' wins the support of President Kennedy</text:a></text:p>
            <text:p/>
            <text:p><text:a xlink:href="https://www.oxfordreference.com/view/10.1093/acref/9780191735639.timeline.0001#">'I have a dream' says Martin Luther King to 200,000 civil rights demonstrators in Washington</text:a></text:p>
            <text:p/>
            <text:p><text:a xlink:href="https://www.oxfordreference.com/view/10.1093/acref/9780191735639.timeline.0001#">Australian tennis players Margaret Court and Ken Fletcher achieve the grand slam in mixed doubles</text:a></text:p>
            <text:p/>
            <text:p><text:a xlink:href="https://www.oxfordreference.com/view/10.1093/acref/9780191735639.timeline.0001#">Malaysia, Singapore, Sarawak and Sabah form the Federation of Malaysia</text:a></text:p>
            <text:p/>
            <text:p><text:a xlink:href="https://www.oxfordreference.com/view/10.1093/acref/9780191735639.timeline.0001#">Sexual intercourse begins in this year, according to Philip Larkin's 1974 poem Annus Mirabilis</text:a></text:p>
            <text:p/>
            <text:p><text:a xlink:href="https://www.oxfordreference.com/view/10.1093/acref/9780191735639.timeline.0001#">Andy Warhol moves into films with Sleep, showing a man asleep for six hours</text:a></text:p>
            <text:p/>
            <text:p><text:a xlink:href="https://www.oxfordreference.com/view/10.1093/acref/9780191735639.timeline.0001#">Konrad Adenauer resigns after 14 years as Chancellor of West Germany and is succeeded by his economics minister, Ludwig Erhard</text:a></text:p>
            <text:p/>
            <text:p><text:a xlink:href="https://www.oxfordreference.com/view/10.1093/acref/9780191735639.timeline.0001#">Macmillan resigns on grounds of ill health and is succeeded by Alec Douglas-Home as UK premier</text:a></text:p>
            <text:p/>
            <text:p><text:a xlink:href="https://www.oxfordreference.com/view/10.1093/acref/9780191735639.timeline.0001#">Scottish Grand Prix driver Jim Clark wins the first of his two Formula One titles</text:a></text:p>
            <text:p/>
            <text:p><text:a xlink:href="https://www.oxfordreference.com/view/10.1093/acref/9780191735639.timeline.0001#">The Tupamaros are formed as an urban guerrilla group in Uruguay</text:a></text:p>
            <text:p/>
            <text:p><text:a xlink:href="https://www.oxfordreference.com/view/10.1093/acref/9780191735639.timeline.0001#">President Kennedy is shot in a motorcade driving through downtown Dallas, in Texas</text:a></text:p>
            <text:p/>
            <text:p><text:a xlink:href="https://www.oxfordreference.com/view/10.1093/acref/9780191735639.timeline.0001#">On the death of John F. Kennedy, Vice-president Lyndon Johnson succeeds him as president of the USA</text:a></text:p>
            <text:p/>
            <text:p><text:a xlink:href="https://www.oxfordreference.com/view/10.1093/acref/9780191735639.timeline.0001#">Chief suspect Lee Harvey Oswald is shot by night-club owner Jack Ruby just two days after the assassination of President Kennedy</text:a></text:p>
            <text:p/>
            <text:p><text:a xlink:href="https://www.oxfordreference.com/view/10.1093/acref/9780191735639.timeline.0001#">An invasion of Rwanda by Tutsi guerrillas prompts the first major Hutu massacre of Tutsis</text:a></text:p>
            <text:p/>
            <text:p><text:a xlink:href="https://www.oxfordreference.com/view/10.1093/acref/9780191735639.timeline.0001#">Zanzibar becomes an independent nation and a member of the Commonwealth</text:a></text:p>
            <text:p/>
            <text:p><text:a xlink:href="https://www.oxfordreference.com/view/10.1093/acref/9780191735639.timeline.0001#">Kenya becomes independent, with Jomo Kenyatta as prime minister</text:a></text:p>
            <text:p/>
            <text:p><text:a xlink:href="https://www.oxfordreference.com/view/10.1093/acref/9780191735639.timeline.0001#">The Federation of Rhodesia and Nyasaland is dissolved, as the three colonies go their separate ways</text:a></text:p>
          </table:table-cell>
          <table:table-cell table:number-columns-repeated="2"/>
        </table:table-row>
        <table:table-row table:style-name="ro4">
          <table:table-cell office:value-type="float" office:value="1964">
            <text:p>1964</text:p>
          </table:table-cell>
          <table:table-cell table:style-name="ce2" office:value-type="string">
            <text:p><text:a xlink:href="https://www.oxfordreference.com/view/10.1093/acref/9780191735639.timeline.0001#">Pope Paul VI and Patriarch Athenagoras meet in Jerusalem, in the first such meeting since 1438</text:a></text:p>
            <text:p/>
            <text:p><text:a xlink:href="https://www.oxfordreference.com/view/10.1093/acref/9780191735639.timeline.0001#">British film stars Richard Burton and Elizabeth Taylor marry</text:a></text:p>
            <text:p/>
            <text:p><text:a xlink:href="https://www.oxfordreference.com/view/10.1093/acref/9780191735639.timeline.0001#">Anthony Dowell and Antoinette Sibley begin a famous partnership in Ashton's The Dream</text:a></text:p>
            <text:p/>
            <text:p><text:a xlink:href="https://www.oxfordreference.com/view/10.1093/acref/9780191735639.timeline.0001#">Senior officers in Brazil seize power, alleging the threat of an imminent communist takeover</text:a></text:p>
            <text:p/>
            <text:p><text:a xlink:href="https://www.oxfordreference.com/view/10.1093/acref/9780191735639.timeline.0001#">Ian Smith, now prime minister of Rhodesia, arrests leading black politicians Joshua Nkomo and Robert Mugabe</text:a></text:p>
            <text:p/>
            <text:p><text:a xlink:href="https://www.oxfordreference.com/view/10.1093/acref/9780191735639.timeline.0001#">Tanganyika and Zanzibar merge as the United Republic of Tanzania</text:a></text:p>
            <text:p/>
            <text:p><text:a xlink:href="https://www.oxfordreference.com/view/10.1093/acref/9780191735639.timeline.0001#">Cassius Clay (later Muhammad Ali) becomes world heavyweight champion for the first time, defeating Sonny Liston</text:a></text:p>
            <text:p/>
            <text:p><text:a xlink:href="https://www.oxfordreference.com/view/10.1093/acref/9780191735639.timeline.0001#">Louis Leakey and his team discover in the Olduvai Gorge the first known specimen of the species Homo Habilis, named for its supposed tool-making abilities</text:a></text:p>
            <text:p/>
            <text:p><text:a xlink:href="https://www.oxfordreference.com/view/10.1093/acref/9780191735639.timeline.0001#">Roald Dahl publishes a fantasy treat for a starving child, Charlie and the Chocolate Factory</text:a></text:p>
            <text:p/>
            <text:p><text:a xlink:href="https://www.oxfordreference.com/view/10.1093/acref/9780191735639.timeline.0001#">US physicists Arno Penzias and Robert Wilson discover cosmic background radiation, lending strong support to the Big Bang theory</text:a></text:p>
            <text:p/>
            <text:p><text:a xlink:href="https://www.oxfordreference.com/view/10.1093/acref/9780191735639.timeline.0001#">US poet John Berryman's 77 Dream Songsintroduce Henry, his alter ego</text:a></text:p>
            <text:p/>
            <text:p><text:a xlink:href="https://www.oxfordreference.com/view/10.1093/acref/9780191735639.timeline.0001#">Papa Doc Duvalier, ruling through the brutal Tontons Macoutes, makes himself president of Haiti for life</text:a></text:p>
            <text:p/>
            <text:p><text:a xlink:href="https://www.oxfordreference.com/view/10.1093/acref/9780191735639.timeline.0001#">The Palestine Liberation Organization (PLO) is founded at a congress in East Jerusalem, then part of Jordan</text:a></text:p>
            <text:p/>
            <text:p><text:a xlink:href="https://www.oxfordreference.com/view/10.1093/acref/9780191735639.timeline.0001#">Robert Lowell's For the Union Deadtakes its title from the last poem, about modern disregard for a Civil War monument</text:a></text:p>
            <text:p/>
            <text:p><text:a xlink:href="https://www.oxfordreference.com/view/10.1093/acref/9780191735639.timeline.0001#">Sergio Leone directs A Fistful of Dollars, the first of his three 'spaghetti westerns' starring Clint Eastwood</text:a></text:p>
            <text:p/>
            <text:p><text:a xlink:href="https://www.oxfordreference.com/view/10.1093/acref/9780191735639.timeline.0001#">Nelson Mandela is sentenced to life imprisonment and is sent to a gaol on Robben Island</text:a></text:p>
            <text:p/>
            <text:p><text:a xlink:href="https://www.oxfordreference.com/view/10.1093/acref/9780191735639.timeline.0001#">In a match at the Oval, England cricketer Freddie Trueman becomes the first bowler to take 300 Test wickets</text:a></text:p>
            <text:p/>
            <text:p><text:a xlink:href="https://www.oxfordreference.com/view/10.1093/acref/9780191735639.timeline.0001#">Fiddler on the Roof, based on a novel by Sholom Aleichem, opens on Broadway with Zero Mostel playing Tevye the Milkman</text:a></text:p>
            <text:p/>
            <text:p><text:a xlink:href="https://www.oxfordreference.com/view/10.1093/acref/9780191735639.timeline.0001#">President Johnson pushes through a Civil Rights Act against strong Senate opposition</text:a></text:p>
            <text:p/>
            <text:p><text:a xlink:href="https://www.oxfordreference.com/view/10.1093/acref/9780191735639.timeline.0001#">English author A.S. Byatt publishes her first novel, Shadow of a Sun</text:a></text:p>
            <text:p/>
            <text:p><text:a xlink:href="https://www.oxfordreference.com/view/10.1093/acref/9780191735639.timeline.0001#">The Beijing ballet company goes political with The Red Detachment of Women, supervised by Mao Zedong's wife, Jiang Qing</text:a></text:p>
            <text:p/>
            <text:p><text:a xlink:href="https://www.oxfordreference.com/view/10.1093/acref/9780191735639.timeline.0001#">Hastings Banda is prime minister of the newly independent nation of Malawi, formerly Nyasaland</text:a></text:p>
            <text:p/>
            <text:p><text:a xlink:href="https://www.oxfordreference.com/view/10.1093/acref/9780191735639.timeline.0001#">A reported incident in the Gulf of Tonkin triggers US intervention against North Vietnam, in a significant step towards the Vietnam War</text:a></text:p>
            <text:p/>
            <text:p><text:a xlink:href="https://www.oxfordreference.com/view/10.1093/acref/9780191735639.timeline.0001#">Two men are hanged in Britain, in the last use of capital punishment before its abolition in 1965</text:a></text:p>
            <text:p/>
            <text:p><text:a xlink:href="https://www.oxfordreference.com/view/10.1093/acref/9780191735639.timeline.0001#">The Beatles reach number one in both the UK and the US with their single 'Can't Buy Me Love'</text:a></text:p>
            <text:p/>
            <text:p><text:a xlink:href="https://www.oxfordreference.com/view/10.1093/acref/9780191735639.timeline.0001#">Peter Sellers plays three different roles in Stanley Kubrick's film Dr Strangelove, or: How I Learned to Stop Worrying and Love the Bomb</text:a></text:p>
            <text:p/>
            <text:p><text:a xlink:href="https://www.oxfordreference.com/view/10.1093/acref/9780191735639.timeline.0001#">New Zealand poet Fleur Adcock publishes her first collection, The Eye of the Hurricane</text:a></text:p>
            <text:p/>
            <text:p><text:a xlink:href="https://www.oxfordreference.com/view/10.1093/acref/9780191735639.timeline.0001#">US author Joyce Carol Oates publishes her first novel, With Shuddering Fall</text:a></text:p>
            <text:p/>
            <text:p><text:a xlink:href="https://www.oxfordreference.com/view/10.1093/acref/9780191735639.timeline.0001#">US author Saul Bellow publishes Herzog, a novel featuring a professor of history who is a compulsive sender of messages</text:a></text:p>
            <text:p/>
            <text:p><text:a xlink:href="https://www.oxfordreference.com/view/10.1093/acref/9780191735639.timeline.0001#">Martin Luther King wins the Nobel Peace Prize for leading non-violent resistance to racial discrimination in the USA</text:a></text:p>
            <text:p/>
            <text:p><text:a xlink:href="https://www.oxfordreference.com/view/10.1093/acref/9780191735639.timeline.0001#">Nikita Khrushchev is forced from office as Soviet leader by a conservative faction that includes Leonid Brezhnev</text:a></text:p>
            <text:p/>
            <text:p><text:a xlink:href="https://www.oxfordreference.com/view/10.1093/acref/9780191735639.timeline.0001#">The USSR enters a brief period of coalition leadership by Alexei Kosygin as prime minister and Leonid Brezhnev as Party First Secretary</text:a></text:p>
            <text:p/>
            <text:p><text:a xlink:href="https://www.oxfordreference.com/view/10.1093/acref/9780191735639.timeline.0001#">Harold Wilson becomes prime minister after Labour narrowly wins the UK general election</text:a></text:p>
            <text:p/>
            <text:p><text:a xlink:href="https://www.oxfordreference.com/view/10.1093/acref/9780191735639.timeline.0001#">Kenneth Kaunda becomes president of the independent republic of Zambia, previously Northern Rhodesia</text:a></text:p>
            <text:p/>
            <text:p><text:a xlink:href="https://www.oxfordreference.com/view/10.1093/acref/9780191735639.timeline.0001#">Ayatollah Khomeini, exiled by the shah from Iran, moves first to Turkey and then makes his base in Iraq</text:a></text:p>
            <text:p/>
            <text:p><text:a xlink:href="https://www.oxfordreference.com/view/10.1093/acref/9780191735639.timeline.0001#">The Second Vatican Council issues a decree recognizing the legitimacy and apostolic origins of many of the beliefs and practices of the Greek Orthodox church</text:a></text:p>
            <text:p/>
            <text:p><text:a xlink:href="https://www.oxfordreference.com/view/10.1093/acref/9780191735639.timeline.0001#">Lyndon B. Johnson is elected US president in his own right, winning decisively against Republican Barry Goldwater</text:a></text:p>
            <text:p/>
            <text:p><text:a xlink:href="https://www.oxfordreference.com/view/10.1093/acref/9780191735639.timeline.0001#">The Verrazano-Narrows Bridge, linking Brooklyn and Staten Island, is the world's longest suspension bridge with a main span of 4260 feet (1298m)</text:a></text:p>
            <text:p/>
            <text:p><text:a xlink:href="https://www.oxfordreference.com/view/10.1093/acref/9780191735639.timeline.0001#">A military junta seizes power in Bolivia, ending the 12-year left-wing regime of Paz Estenssoro</text:a></text:p>
            <text:p/>
            <text:p><text:a xlink:href="https://www.oxfordreference.com/view/10.1093/acref/9780191735639.timeline.0001#">Canadian author Marshall McLuhan declares, in Understanding Media, that 'the medium is the message'</text:a></text:p>
            <text:p/>
            <text:p><text:a xlink:href="https://www.oxfordreference.com/view/10.1093/acref/9780191735639.timeline.0001#">The immediate introduction of comprehensive schools in Britain, in place of grammar schools, is Labour party policy</text:a></text:p>
            <text:p/>
            <text:p><text:a xlink:href="https://www.oxfordreference.com/view/10.1093/acref/9780191735639.timeline.0001#">Surgeons Michael Bakey in the USA and Vasilii Kolesov in the USSR pioneer coronary bypass surgery, using the patient's mammary artery</text:a></text:p>
          </table:table-cell>
          <table:table-cell table:number-columns-repeated="2"/>
        </table:table-row>
        <table:table-row table:style-name="ro4">
          <table:table-cell office:value-type="float" office:value="1965">
            <text:p>1965</text:p>
          </table:table-cell>
          <table:table-cell table:style-name="ce2" office:value-type="string">
            <text:p><text:a xlink:href="https://www.oxfordreference.com/view/10.1093/acref/9780191735639.timeline.0001#">A royal proclamation formally establishes the new national flag of Canada</text:a></text:p>
            <text:p/>
            <text:p><text:a xlink:href="https://www.oxfordreference.com/view/10.1093/acref/9780191735639.timeline.0001#">US President Lyndon Johnson launches a regular bombing campaign against North Vietnam</text:a></text:p>
            <text:p/>
            <text:p><text:a xlink:href="https://www.oxfordreference.com/view/10.1093/acref/9780191735639.timeline.0001#">Margot Fonteyn and Rudolf Nureyev dance together in the premiere of Kenneth MacMillan's Romeo and Juliet</text:a></text:p>
            <text:p/>
            <text:p><text:a xlink:href="https://www.oxfordreference.com/view/10.1093/acref/9780191735639.timeline.0001#">Winston Churchill dies, and lies in state in London's ancient Westminster Hall</text:a></text:p>
            <text:p/>
            <text:p><text:a xlink:href="https://www.oxfordreference.com/view/10.1093/acref/9780191735639.timeline.0001#">David Lean directs Omar Sharif and Julie Christie in a film of Pasternak's Dr Zhivago</text:a></text:p>
            <text:p/>
            <text:p><text:a xlink:href="https://www.oxfordreference.com/view/10.1093/acref/9780191735639.timeline.0001#">The General Assembly of the UN asks Argentina and Britain to enter negotiations on their long-running dispute over the Falklands</text:a></text:p>
            <text:p/>
            <text:p><text:a xlink:href="https://www.oxfordreference.com/view/10.1093/acref/9780191735639.timeline.0001#">The Gambia becomes an independent member of the Commonwealth, with Dawda Jawara as prime minister</text:a></text:p>
            <text:p/>
            <text:p><text:a xlink:href="https://www.oxfordreference.com/view/10.1093/acref/9780191735639.timeline.0001#">Black activist and convert to Islam Malcolm X is assassinated when giving a speech in the Audubon Ballroom in New York</text:a></text:p>
            <text:p/>
            <text:p><text:a xlink:href="https://www.oxfordreference.com/view/10.1093/acref/9780191735639.timeline.0001#">George Grant publishes an influential political tract, Lament for a Nation: The Defeat of Canadian Nationalism</text:a></text:p>
            <text:p/>
            <text:p><text:a xlink:href="https://www.oxfordreference.com/view/10.1093/acref/9780191735639.timeline.0001#">The Vietnam War enters a new dimension with the deployment of US ground troops in the country</text:a></text:p>
            <text:p/>
            <text:p><text:a xlink:href="https://www.oxfordreference.com/view/10.1093/acref/9780191735639.timeline.0001#">Soviet cosmonaut Aleksei Leonov is the first to walk in space, moving round outside the Voshkod 2spacecraft for more than ten minutes</text:a></text:p>
            <text:p/>
            <text:p><text:a xlink:href="https://www.oxfordreference.com/view/10.1093/acref/9780191735639.timeline.0001#">The first communications satellite, Early Bird, is launched from Cape Canaveral</text:a></text:p>
            <text:p/>
            <text:p><text:a xlink:href="https://www.oxfordreference.com/view/10.1093/acref/9780191735639.timeline.0001#">Pope Paul VI and Patriarch Athenagoras preside over simultaneous ceremonies, in Rome and Istanbul, revoking the mutual excommunications of 1054</text:a></text:p>
            <text:p/>
            <text:p><text:a xlink:href="https://www.oxfordreference.com/view/10.1093/acref/9780191735639.timeline.0001#">US marines intervene in civil war in the Dominican Republic to prevent a communist takeover</text:a></text:p>
            <text:p/>
            <text:p><text:a xlink:href="https://www.oxfordreference.com/view/10.1093/acref/9780191735639.timeline.0001#">Woody Allen makes his screen debut with What's New Pussycat?</text:a></text:p>
            <text:p/>
            <text:p><text:a xlink:href="https://www.oxfordreference.com/view/10.1093/acref/9780191735639.timeline.0001#">Neil Simon's play The Odd Coupleis produced in New York</text:a></text:p>
            <text:p/>
            <text:p><text:a xlink:href="https://www.oxfordreference.com/view/10.1093/acref/9780191735639.timeline.0001#">Australia sends a first contingent of 1500 troops to fight in Vietnam</text:a></text:p>
            <text:p/>
            <text:p><text:a xlink:href="https://www.oxfordreference.com/view/10.1093/acref/9780191735639.timeline.0001#">Ralph Nader begins a long career in consumer protection with Unsafe at Any Speed, attacking the US automobile industry</text:a></text:p>
            <text:p/>
            <text:p><text:a xlink:href="https://www.oxfordreference.com/view/10.1093/acref/9780191735639.timeline.0001#">18-year-old Dutch footballer Johann Cruyff joins Ajax, the club with which he will be associated in numerous successes</text:a></text:p>
            <text:p/>
            <text:p><text:a xlink:href="https://www.oxfordreference.com/view/10.1093/acref/9780191735639.timeline.0001#">18-year-old Austrian body-builder Arnold Schwarzenegger becomes Junior Mr Europe (on his way to Mr World and Mr Universe)</text:a></text:p>
            <text:p/>
            <text:p><text:a xlink:href="https://www.oxfordreference.com/view/10.1093/acref/9780191735639.timeline.0001#">Singapore leaves the Federation of Malaysia to become again an independent state</text:a></text:p>
            <text:p/>
            <text:p><text:a xlink:href="https://www.oxfordreference.com/view/10.1093/acref/9780191735639.timeline.0001#">Defence minister Houari Boumédienne leads a coup to oust President Ben Bella in Algeria</text:a></text:p>
            <text:p/>
            <text:p><text:a xlink:href="https://www.oxfordreference.com/view/10.1093/acref/9780191735639.timeline.0001#">Ferdinand Marcos wins a landslide victory in the Philippines presidential election</text:a></text:p>
            <text:p/>
            <text:p><text:a xlink:href="https://www.oxfordreference.com/view/10.1093/acref/9780191735639.timeline.0001#">Student demonstrations against Ne Win's rule become regular occurrences, suppressed with military violence</text:a></text:p>
            <text:p/>
            <text:p><text:a xlink:href="https://www.oxfordreference.com/view/10.1093/acref/9780191735639.timeline.0001#">Terence O'Neill and Séan Lemass, prime ministers of Northern Ireland and Ireland, have two unprecedented meetings</text:a></text:p>
            <text:p/>
            <text:p><text:a xlink:href="https://www.oxfordreference.com/view/10.1093/acref/9780191735639.timeline.0001#">Maria Callas gives her last performance, as Tosca at Covent Garden in London</text:a></text:p>
            <text:p/>
            <text:p><text:a xlink:href="https://www.oxfordreference.com/view/10.1093/acref/9780191735639.timeline.0001#">An exhibition in New York, 'The Responsive Eye', puts op art on the map</text:a></text:p>
            <text:p/>
            <text:p><text:a xlink:href="https://www.oxfordreference.com/view/10.1093/acref/9780191735639.timeline.0001#">President Johnson introduces affirmative action as a legislative policy to redress social inequalities</text:a></text:p>
            <text:p/>
            <text:p><text:a xlink:href="https://www.oxfordreference.com/view/10.1093/acref/9780191735639.timeline.0001#">Zahir Shah allows the first elections in his kingdom of Afghanistan</text:a></text:p>
            <text:p/>
            <text:p><text:a xlink:href="https://www.oxfordreference.com/view/10.1093/acref/9780191735639.timeline.0001#">US choreographer Robert Joffrey founds a new company that becomes known (from 1977) as the Joffrey Ballet</text:a></text:p>
            <text:p/>
            <text:p><text:a xlink:href="https://www.oxfordreference.com/view/10.1093/acref/9780191735639.timeline.0001#">US author Randall Jarrell's poem The Lost Worldprovides the title for his last published book</text:a></text:p>
            <text:p/>
            <text:p><text:a xlink:href="https://www.oxfordreference.com/view/10.1093/acref/9780191735639.timeline.0001#">Stanley Matthews plays his last game for Stoke City after 34 years as a professional football player</text:a></text:p>
            <text:p/>
            <text:p><text:a xlink:href="https://www.oxfordreference.com/view/10.1093/acref/9780191735639.timeline.0001#">Riots break out in the Watts area of Los Angeles</text:a></text:p>
            <text:p/>
            <text:p><text:a xlink:href="https://www.oxfordreference.com/view/10.1093/acref/9780191735639.timeline.0001#">After a summer of border skirmishes in Pakistan, an Indian advance towards Lahore initiates full-scale war between the two countries</text:a></text:p>
            <text:p/>
            <text:p><text:a xlink:href="https://www.oxfordreference.com/view/10.1093/acref/9780191735639.timeline.0001#">A UN-sponsored cease-fire brings the second Indo-Pakistan war to an end after less than three weeks</text:a></text:p>
            <text:p/>
            <text:p><text:a xlink:href="https://www.oxfordreference.com/view/10.1093/acref/9780191735639.timeline.0001#">Karaoke (abbreviated from the Japanese for 'empty orchestra') evolves in Japan</text:a></text:p>
            <text:p/>
            <text:p><text:a xlink:href="https://www.oxfordreference.com/view/10.1093/acref/9780191735639.timeline.0001#">Based on interviews given to Alex Haley in 1964, a life of Malcolm X is published soon after his assassination</text:a></text:p>
            <text:p/>
            <text:p><text:a xlink:href="https://www.oxfordreference.com/view/10.1093/acref/9780191735639.timeline.0001#">Mobutu stages his second coup in the Congo and this time takes power as president</text:a></text:p>
            <text:p/>
            <text:p><text:a xlink:href="https://www.oxfordreference.com/view/10.1093/acref/9780191735639.timeline.0001#">Footballer Franz Beckenbauer plays his first international for West Germany</text:a></text:p>
            <text:p/>
            <text:p><text:a xlink:href="https://www.oxfordreference.com/view/10.1093/acref/9780191735639.timeline.0001#">Ian Smith makes a unilateral declaration of Rhodesia's independence</text:a></text:p>
            <text:p/>
            <text:p><text:a xlink:href="https://www.oxfordreference.com/view/10.1093/acref/9780191735639.timeline.0001#">German performance artist Joseph Beuys walks round a gallery demonstrating How to Explain Pictures to a Dead Hare</text:a></text:p>
            <text:p/>
            <text:p><text:a xlink:href="https://www.oxfordreference.com/view/10.1093/acref/9780191735639.timeline.0001#">The Second Vatican Council ends, having made some radical changes in the ritual and attitudes of the Roman Catholic church</text:a></text:p>
          </table:table-cell>
          <table:table-cell table:number-columns-repeated="2"/>
        </table:table-row>
        <table:table-row table:style-name="ro4">
          <table:table-cell office:value-type="float" office:value="1966">
            <text:p>1966</text:p>
          </table:table-cell>
          <table:table-cell table:style-name="ce2" office:value-type="string">
            <text:p><text:a xlink:href="https://www.oxfordreference.com/view/10.1093/acref/9780191735639.timeline.0001#">Nehru's daughter, Indira Gandhi, becomes India's prime minister as leader of the Congress party</text:a></text:p>
            <text:p/>
            <text:p><text:a xlink:href="https://www.oxfordreference.com/view/10.1093/acref/9780191735639.timeline.0001#">Robert Menzies retires as Australian prime minister and is succeeded by Harold Holt</text:a></text:p>
            <text:p/>
            <text:p><text:a xlink:href="https://www.oxfordreference.com/view/10.1093/acref/9780191735639.timeline.0001#">The Soviet spacecraft Luna 9is the first to achieve a soft-landing on the moon and to send back photographic data from the surface</text:a></text:p>
            <text:p/>
            <text:p><text:a xlink:href="https://www.oxfordreference.com/view/10.1093/acref/9780191735639.timeline.0001#">Kwame Nkrumah, the founding father of Ghana, is toppled in a coup while away on a state visit to China</text:a></text:p>
            <text:p/>
            <text:p><text:a xlink:href="https://www.oxfordreference.com/view/10.1093/acref/9780191735639.timeline.0001#">Jean-Bedel Bokassa takes power in a coup in the Central African Republic</text:a></text:p>
            <text:p/>
            <text:p><text:a xlink:href="https://www.oxfordreference.com/view/10.1093/acref/9780191735639.timeline.0001#">Scientists at the US Geological Survey develop the theory of plate tectonics as the explanation of continental drift</text:a></text:p>
            <text:p/>
            <text:p><text:a xlink:href="https://www.oxfordreference.com/view/10.1093/acref/9780191735639.timeline.0001#">Real-life husband and wife Richard Burton and Elizabeth Taylor star as the married couple in the film of Who's Afraid of Virginia Woolf?</text:a></text:p>
            <text:p/>
            <text:p><text:a xlink:href="https://www.oxfordreference.com/view/10.1093/acref/9780191735639.timeline.0001#">Austrian author Peter Handke provokes interest with his first play Offending the Audience</text:a></text:p>
            <text:p/>
            <text:p><text:a xlink:href="https://www.oxfordreference.com/view/10.1093/acref/9780191735639.timeline.0001#">The Soviet spacecraft Luna 10orbits the moon and broadcasts the Internationale to the 23rd Congress of the Communist Party</text:a></text:p>
            <text:p/>
            <text:p><text:a xlink:href="https://www.oxfordreference.com/view/10.1093/acref/9780191735639.timeline.0001#">Suharto forces the Indonesian president, Achmed Sukarno, to hand over to him all executive powers</text:a></text:p>
            <text:p/>
            <text:p><text:a xlink:href="https://www.oxfordreference.com/view/10.1093/acref/9780191735639.timeline.0001#">Joaquin Balaguer, a close associate of Trujillo, is elected president of the Dominican Republic</text:a></text:p>
            <text:p/>
            <text:p><text:a xlink:href="https://www.oxfordreference.com/view/10.1093/acref/9780191735639.timeline.0001#">British actor Michael Caine makes his name starring in two outstanding films within the year, Alfieand The Ipcress File</text:a></text:p>
            <text:p/>
            <text:p><text:a xlink:href="https://www.oxfordreference.com/view/10.1093/acref/9780191735639.timeline.0001#">English novelist Paul Scott publishes The Jewel in the Crown, the first volume in his 'Raj Quartet'</text:a></text:p>
            <text:p/>
            <text:p><text:a xlink:href="https://www.oxfordreference.com/view/10.1093/acref/9780191735639.timeline.0001#">Leonid Brezhnev, taking the title General Secretary (last used by Stalin), makes it plain that he is the Soviet leader</text:a></text:p>
            <text:p/>
            <text:p><text:a xlink:href="https://www.oxfordreference.com/view/10.1093/acref/9780191735639.timeline.0001#">NATO headquarters moves to Brussels after de Gaulle expels all NATO personnel from French soil</text:a></text:p>
            <text:p/>
            <text:p><text:a xlink:href="https://www.oxfordreference.com/view/10.1093/acref/9780191735639.timeline.0001#">Sheikh Mujibur Rahman, leader of the Awami League, demands full autonomy for East Pakistan (Bangladesh)</text:a></text:p>
            <text:p/>
            <text:p><text:a xlink:href="https://www.oxfordreference.com/view/10.1093/acref/9780191735639.timeline.0001#">Plaid Cymru sends its first MP to Westminster when Gwynfor Evans wins a Carmarthen by-election</text:a></text:p>
            <text:p/>
            <text:p><text:a xlink:href="https://www.oxfordreference.com/view/10.1093/acref/9780191735639.timeline.0001#">Irish poet Seamus Heaney wins critical acclaim for Death of a Naturalist, his first volume containing more than a few poems</text:a></text:p>
            <text:p/>
            <text:p><text:a xlink:href="https://www.oxfordreference.com/view/10.1093/acref/9780191735639.timeline.0001#">Communist leaders Liu Shaoqi and Deng Xiaoping are attacked in China's Cultural Revolution as the biggest and worst 'capitalist roaders'</text:a></text:p>
            <text:p/>
            <text:p><text:a xlink:href="https://www.oxfordreference.com/view/10.1093/acref/9780191735639.timeline.0001#">British fashion designer Mary Quant launches the miniskirt</text:a></text:p>
            <text:p/>
            <text:p><text:a xlink:href="https://www.oxfordreference.com/view/10.1093/acref/9780191735639.timeline.0001#">The US tennis player Billie Jean King wins the first of six Wimbledon singles titles</text:a></text:p>
            <text:p/>
            <text:p><text:a xlink:href="https://www.oxfordreference.com/view/10.1093/acref/9780191735639.timeline.0001#">After a long period of obscurity, Wide Sargasso Seabrings novelist Jean Rhys back into the literary limelight</text:a></text:p>
            <text:p/>
            <text:p><text:a xlink:href="https://www.oxfordreference.com/view/10.1093/acref/9780191735639.timeline.0001#">Rosencrantz and Guildenstern Are Dead, by Tom Stoppard, is produced at the Edinburgh Festival</text:a></text:p>
            <text:p/>
            <text:p><text:a xlink:href="https://www.oxfordreference.com/view/10.1093/acref/9780191735639.timeline.0001#">UNITA, led by Jonas Savimbi, joins the fight for Angolan independence</text:a></text:p>
            <text:p/>
            <text:p><text:a xlink:href="https://www.oxfordreference.com/view/10.1093/acref/9780191735639.timeline.0001#">Construction work begins on the twin towers for the World Trade Center in New York, designed by US architect Minoru Yamasaki</text:a></text:p>
            <text:p/>
            <text:p><text:a xlink:href="https://www.oxfordreference.com/view/10.1093/acref/9780191735639.timeline.0001#">Alf Ramsey (manager) and Bobby Moore (captain) lead the England football team to victory in the World Cup</text:a></text:p>
            <text:p/>
            <text:p><text:a xlink:href="https://www.oxfordreference.com/view/10.1093/acref/9780191735639.timeline.0001#">Mao Zedong unleashes China's teenagers as violent Red Guards to spearhead his Great Proletarian Cultural Revolution</text:a></text:p>
            <text:p/>
            <text:p><text:a xlink:href="https://www.oxfordreference.com/view/10.1093/acref/9780191735639.timeline.0001#">Prime minister Hendrik Verwoerd is stabbed to death in the South African parliament</text:a></text:p>
            <text:p/>
            <text:p><text:a xlink:href="https://www.oxfordreference.com/view/10.1093/acref/9780191735639.timeline.0001#">Gurindji people at the Wave Hill station walk out in protest, launching the Aboriginal land rights movement in Australia</text:a></text:p>
            <text:p/>
            <text:p><text:a xlink:href="https://www.oxfordreference.com/view/10.1093/acref/9780191735639.timeline.0001#">The Whale, a cantata by English composer John Tavener, has its premiere at the inaugural concert of the London Sinfonietta</text:a></text:p>
            <text:p/>
            <text:p><text:a xlink:href="https://www.oxfordreference.com/view/10.1093/acref/9780191735639.timeline.0001#">The Black Panther Party is founded in Oakland, California, to launch a more aggressive campaign for civil rights</text:a></text:p>
            <text:p/>
            <text:p><text:a xlink:href="https://www.oxfordreference.com/view/10.1093/acref/9780191735639.timeline.0001#">Quotations from Chairman Mao Zedong, better known as the 'Little Red Book', is the constant companion of every Red Guard</text:a></text:p>
            <text:p/>
            <text:p><text:a xlink:href="https://www.oxfordreference.com/view/10.1093/acref/9780191735639.timeline.0001#">116 children die when a sliding slag heap buries a primary school in the Welsh village of Aberfan</text:a></text:p>
            <text:p/>
            <text:p><text:a xlink:href="https://www.oxfordreference.com/view/10.1093/acref/9780191735639.timeline.0001#">US author Susan Sontag publishes her first collection of essays, Against Interpretation</text:a></text:p>
            <text:p/>
            <text:p><text:a xlink:href="https://www.oxfordreference.com/view/10.1093/acref/9780191735639.timeline.0001#">Former chief Seretse Khama becomes the first president of an independent Botswana</text:a></text:p>
            <text:p/>
            <text:p><text:a xlink:href="https://www.oxfordreference.com/view/10.1093/acref/9780191735639.timeline.0001#">Che Guevara arrives in Bolivia in the hope of fomenting a left-wing revolution</text:a></text:p>
          </table:table-cell>
          <table:table-cell table:number-columns-repeated="2"/>
        </table:table-row>
        <table:table-row table:style-name="ro4">
          <table:table-cell office:value-type="float" office:value="1967">
            <text:p>1967</text:p>
          </table:table-cell>
          <table:table-cell table:style-name="ce3" office:value-type="string">
            <text:p><text:a xlink:href="https://www.oxfordreference.com/view/10.1093/acref/9780191735639.timeline.0001#">Mike Nicholls directs Anne Bancroft and Dustin Hoffman in the film The Graduate</text:a></text:p>
            <text:p/>
            <text:p><text:a xlink:href="https://www.oxfordreference.com/view/10.1093/acref/9780191735639.timeline.0001#">Flann O'Brien's novel The Third Policemanhas a great success when published posthumously</text:a></text:p>
            <text:p/>
            <text:p><text:a xlink:href="https://www.oxfordreference.com/view/10.1093/acref/9780191735639.timeline.0001#">US poet Anne Sexton publishes Live or Die, a collection containing a poem to her dead friend Sylvia Plath</text:a></text:p>
            <text:p/>
            <text:p><text:a xlink:href="https://www.oxfordreference.com/view/10.1093/acref/9780191735639.timeline.0001#">A coup in Greece brings in an incompetent and repressive military junta that becomes known as the 'Greek colonels'</text:a></text:p>
            <text:p/>
            <text:p><text:a xlink:href="https://www.oxfordreference.com/view/10.1093/acref/9780191735639.timeline.0001#">Luis Buñuel directs Catherine Deneuve in Belle de Jour, a film about a bored housewife who takes a day job as a prostitute</text:a></text:p>
            <text:p/>
            <text:p><text:a xlink:href="https://www.oxfordreference.com/view/10.1093/acref/9780191735639.timeline.0001#">A Bigger Splash, by English painter David Hockney, casts a new light on sunlit swimming pools</text:a></text:p>
            <text:p/>
            <text:p><text:a xlink:href="https://www.oxfordreference.com/view/10.1093/acref/9780191735639.timeline.0001#">The Ibo of eastern Nigeria claim independence for their region – as the republic of Biafra</text:a></text:p>
            <text:p/>
            <text:p><text:a xlink:href="https://www.oxfordreference.com/view/10.1093/acref/9780191735639.timeline.0001#">Canada mounts the world exhibition Expo 67 as the centrepiece of its centennial celebrations</text:a></text:p>
            <text:p/>
            <text:p><text:a xlink:href="https://www.oxfordreference.com/view/10.1093/acref/9780191735639.timeline.0001#">The US pavilion at Expo 67 in Montreal is a geodesic dome by the architect Buckminster Fuller</text:a></text:p>
            <text:p/>
            <text:p><text:a xlink:href="https://www.oxfordreference.com/view/10.1093/acref/9780191735639.timeline.0001#">English yachtsman Francis Chichester completes a record round-the-world voyage, sailing 29,600 miles solo in 226 days</text:a></text:p>
            <text:p/>
            <text:p><text:a xlink:href="https://www.oxfordreference.com/view/10.1093/acref/9780191735639.timeline.0001#">Colombian novelist Gabriel García Márquez publishes a classic of magic realism, One Hundred Years of Solitude</text:a></text:p>
            <text:p/>
            <text:p><text:a xlink:href="https://www.oxfordreference.com/view/10.1093/acref/9780191735639.timeline.0001#">A pre-emptive air strike by Israel destroys almost all Egypt's aircraft and launches the Six-Day War</text:a></text:p>
            <text:p/>
            <text:p><text:a xlink:href="https://www.oxfordreference.com/view/10.1093/acref/9780191735639.timeline.0001#">Israel captures the Gaza Strip and Sinai peninsula from Egypt</text:a></text:p>
            <text:p/>
            <text:p><text:a xlink:href="https://www.oxfordreference.com/view/10.1093/acref/9780191735639.timeline.0001#">Israel captures East Jerusalem and the West Bank from Jordan</text:a></text:p>
            <text:p/>
            <text:p><text:a xlink:href="https://www.oxfordreference.com/view/10.1093/acref/9780191735639.timeline.0001#">Israel captures the Golan Heights from Syria in the Six-Day War</text:a></text:p>
            <text:p/>
            <text:p><text:a xlink:href="https://www.oxfordreference.com/view/10.1093/acref/9780191735639.timeline.0001#">British research student Jocelyn Bell and her Cambridge supervisor Antony Hewish identify the first known pulsar</text:a></text:p>
            <text:p/>
            <text:p><text:a xlink:href="https://www.oxfordreference.com/view/10.1093/acref/9780191735639.timeline.0001#">Thurgood Marshall, appointed by President Johnson, becomes the first African American member of the US Supreme Court</text:a></text:p>
            <text:p/>
            <text:p><text:a xlink:href="https://www.oxfordreference.com/view/10.1093/acref/9780191735639.timeline.0001#">Pope Paul VI visits the Patriarch Athenagoras in Istanbul, shocking some Catholics that this visit has preceded one by the Patriarch to Rome</text:a></text:p>
            <text:p/>
            <text:p><text:a xlink:href="https://www.oxfordreference.com/view/10.1093/acref/9780191735639.timeline.0001#">President de Gaulle, visiting Montreal for Expo 67, proclaims Vive le Quebec libre('Long Live Free Quebec')</text:a></text:p>
            <text:p/>
            <text:p><text:a xlink:href="https://www.oxfordreference.com/view/10.1093/acref/9780191735639.timeline.0001#">British composers Harrison Birtwistle and Peter Maxwell Davies found the Pierrot Players</text:a></text:p>
            <text:p/>
            <text:p><text:a xlink:href="https://www.oxfordreference.com/view/10.1093/acref/9780191735639.timeline.0001#">Congress passes a Freedom of Information Act, giving the public an important new right in the USA</text:a></text:p>
            <text:p/>
            <text:p><text:a xlink:href="https://www.oxfordreference.com/view/10.1093/acref/9780191735639.timeline.0001#">Cuban revolutionary Che Guevara is captured and executed in Bolivia</text:a></text:p>
            <text:p/>
            <text:p><text:a xlink:href="https://www.oxfordreference.com/view/10.1093/acref/9780191735639.timeline.0001#">Faye Dunaway and Warren Beatty star in the film Bonnie and Clyde</text:a></text:p>
            <text:p/>
            <text:p><text:a xlink:href="https://www.oxfordreference.com/view/10.1093/acref/9780191735639.timeline.0001#">English author Angela Carter wins recognition with her quirky second novel, The Magic Toyshop</text:a></text:p>
            <text:p/>
            <text:p><text:a xlink:href="https://www.oxfordreference.com/view/10.1093/acref/9780191735639.timeline.0001#">English playwright Alan Ayckbourn has his first success with Relatively Speaking</text:a></text:p>
            <text:p/>
            <text:p><text:a xlink:href="https://www.oxfordreference.com/view/10.1093/acref/9780191735639.timeline.0001#">Three young Liverpool poets publish a shared anthology under the title The Mersey Sound</text:a></text:p>
            <text:p/>
            <text:p><text:a xlink:href="https://www.oxfordreference.com/view/10.1093/acref/9780191735639.timeline.0001#">Pope Paul VI and Patriarch Athenagoras issue a joint declaration, emphasizing mutual respect for each other's traditions</text:a></text:p>
            <text:p/>
            <text:p><text:a xlink:href="https://www.oxfordreference.com/view/10.1093/acref/9780191735639.timeline.0001#">A Day in the Death of Joe Egg, by English dramatist Peter Nichols, has its premiere in London</text:a></text:p>
            <text:p/>
            <text:p><text:a xlink:href="https://www.oxfordreference.com/view/10.1093/acref/9780191735639.timeline.0001#">US author William Styron's novel The Confessions of Nat Turnerdescribes a historical slave revolt in 1831</text:a></text:p>
            <text:p/>
            <text:p><text:a xlink:href="https://www.oxfordreference.com/view/10.1093/acref/9780191735639.timeline.0001#">English cellist Jacqueline du Pré marries Israeli pianist Daniel Barenboim</text:a></text:p>
            <text:p/>
            <text:p><text:a xlink:href="https://www.oxfordreference.com/view/10.1093/acref/9780191735639.timeline.0001#">Nicolae Ceauşescu becomes president of the State Council of Romania</text:a></text:p>
            <text:p/>
            <text:p><text:a xlink:href="https://www.oxfordreference.com/view/10.1093/acref/9780191735639.timeline.0001#">South African surgeon Christiaan Barnard, in Cape Town, transplants the heart of a young woman into a 55-year-old grocer, Louis Washkansky</text:a></text:p>
            <text:p/>
            <text:p><text:a xlink:href="https://www.oxfordreference.com/view/10.1093/acref/9780191735639.timeline.0001#">The Beatles release an immensely successful album, Sergeant Pepper's Lonely Hearts Club Band, with a cover by British pop-artist Peter Blake</text:a></text:p>
            <text:p/>
            <text:p><text:a xlink:href="https://www.oxfordreference.com/view/10.1093/acref/9780191735639.timeline.0001#">Australian prime minister Harold Holt swims in heavy surf near Portsea, south of Melbourne, and is never seen again</text:a></text:p>
          </table:table-cell>
          <table:table-cell table:number-columns-repeated="2"/>
        </table:table-row>
        <table:table-row table:style-name="ro4">
          <table:table-cell office:value-type="float" office:value="1968">
            <text:p>1968</text:p>
          </table:table-cell>
          <table:table-cell table:style-name="ce2" office:value-type="string">
            <text:p><text:a xlink:href="https://www.oxfordreference.com/view/10.1093/acref/9780191735639.timeline.0001#">Alexander Dubcek becomes first secretary of the Czechoslovak Communist party, following pressure for reform from party intellectuals</text:a></text:p>
            <text:p/>
            <text:p><text:a xlink:href="https://www.oxfordreference.com/view/10.1093/acref/9780191735639.timeline.0001#">The Vietcong launch widespread attacks on South Vietnamese cities during the Tet (lunar new year) holiday</text:a></text:p>
            <text:p/>
            <text:p><text:a xlink:href="https://www.oxfordreference.com/view/10.1093/acref/9780191735639.timeline.0001#">Lyndon Johnson announces that he will not stand for re-election as US president</text:a></text:p>
            <text:p/>
            <text:p><text:a xlink:href="https://www.oxfordreference.com/view/10.1093/acref/9780191735639.timeline.0001#">New Czech leader Alexander Dubcek facilitates the Prague Spring, aiming in his words to provide 'socialism with a human face'</text:a></text:p>
            <text:p/>
            <text:p><text:a xlink:href="https://www.oxfordreference.com/view/10.1093/acref/9780191735639.timeline.0001#">British actor Richard Attenborough makes his first film as a director, Oh! What a Lovely War</text:a></text:p>
            <text:p/>
            <text:p><text:a xlink:href="https://www.oxfordreference.com/view/10.1093/acref/9780191735639.timeline.0001#">Spanish Guinea becomes an independent republic as Equatorial Guinea, with Francisco Macias Nguema as president</text:a></text:p>
            <text:p/>
            <text:p><text:a xlink:href="https://www.oxfordreference.com/view/10.1093/acref/9780191735639.timeline.0001#">US soldiers massacre hundreds of unarmed civilians in the Vietnamese village of My Lai</text:a></text:p>
            <text:p/>
            <text:p><text:a xlink:href="https://www.oxfordreference.com/view/10.1093/acref/9780191735639.timeline.0001#">Robert Kennedy enters the race for the Democratic presidential nomination</text:a></text:p>
            <text:p/>
            <text:p><text:a xlink:href="https://www.oxfordreference.com/view/10.1093/acref/9780191735639.timeline.0001#">Ezra Pound publishes his last collection of cantos, Drafts and Fragments of Cantos CX - CXVII</text:a></text:p>
            <text:p/>
            <text:p><text:a xlink:href="https://www.oxfordreference.com/view/10.1093/acref/9780191735639.timeline.0001#">Karlheinz Stockhausen's Stimmung('Tuning') employs six unaccompanied voices for 75 minutes</text:a></text:p>
            <text:p/>
            <text:p><text:a xlink:href="https://www.oxfordreference.com/view/10.1093/acref/9780191735639.timeline.0001#">US civil rights leader Martin Luther King is assassinated in Memphis, Tennessee, by escaped convict James Earl Ray</text:a></text:p>
            <text:p/>
            <text:p><text:a xlink:href="https://www.oxfordreference.com/view/10.1093/acref/9780191735639.timeline.0001#">British racing driver Jim Clark is killed in an accident on the Hockenheim circuit, while leading in the world championship</text:a></text:p>
            <text:p/>
            <text:p><text:a xlink:href="https://www.oxfordreference.com/view/10.1093/acref/9780191735639.timeline.0001#">AIM (American Indian Movement) is founded to improve the status of native Americans, or American Indians</text:a></text:p>
            <text:p/>
            <text:p><text:a xlink:href="https://www.oxfordreference.com/view/10.1093/acref/9780191735639.timeline.0001#">Pierre Trudeau begins sixteen almost unbroken years as Liberal leader and prime minister of Canada</text:a></text:p>
            <text:p/>
            <text:p><text:a xlink:href="https://www.oxfordreference.com/view/10.1093/acref/9780191735639.timeline.0001#">The United Nations, with the approval of Britain as the colonial power, imposes economic sanctions on Rhodesia</text:a></text:p>
            <text:p/>
            <text:p><text:a xlink:href="https://www.oxfordreference.com/view/10.1093/acref/9780191735639.timeline.0001#">US artist Sol LeWitt buries a metal cube in the Netherlands to create Box in a Hole</text:a></text:p>
            <text:p/>
            <text:p><text:a xlink:href="https://www.oxfordreference.com/view/10.1093/acref/9780191735639.timeline.0001#">Peter Nzube finds the oldest skull yet discovered in the Olduvai Gorge and names the specimen Twiggy, after the British fashion model of the time</text:a></text:p>
            <text:p/>
            <text:p><text:a xlink:href="https://www.oxfordreference.com/view/10.1093/acref/9780191735639.timeline.0001#">A student revolt begins in Paris and sweeps through France, shaking de Gaulle's government</text:a></text:p>
            <text:p/>
            <text:p><text:a xlink:href="https://www.oxfordreference.com/view/10.1093/acref/9780191735639.timeline.0001#">The Parti Québécois is formed in Canada by René Lévesque</text:a></text:p>
            <text:p/>
            <text:p><text:a xlink:href="https://www.oxfordreference.com/view/10.1093/acref/9780191735639.timeline.0001#">Robert Kennedy is assassinated by Sirhan Sirhan, a Palestinian, in the Ambassador Hotel in Los Angeles</text:a></text:p>
            <text:p/>
            <text:p><text:a xlink:href="https://www.oxfordreference.com/view/10.1093/acref/9780191735639.timeline.0001#">Norman Mailer publishes The Armies of the Night, based on his experiences on an anti-Vietnam demonstration in Washington in October 1967</text:a></text:p>
            <text:p/>
            <text:p><text:a xlink:href="https://www.oxfordreference.com/view/10.1093/acref/9780191735639.timeline.0001#">English biographer Michael Holroyd completes his two-volume life of Lytton Strachey</text:a></text:p>
            <text:p/>
            <text:p><text:a xlink:href="https://www.oxfordreference.com/view/10.1093/acref/9780191735639.timeline.0001#">Pope Paul VI issues the encyclical Humanae Vitae, condemning all methods of artificial birth control</text:a></text:p>
            <text:p/>
            <text:p><text:a xlink:href="https://www.oxfordreference.com/view/10.1093/acref/9780191735639.timeline.0001#">Raden Suharto is elected president, formalizing his already de facto succession to Sukarno as the Indonesian dictator</text:a></text:p>
            <text:p/>
            <text:p><text:a xlink:href="https://www.oxfordreference.com/view/10.1093/acref/9780191735639.timeline.0001#">A military coup in Iraq brings to power a government composed mainly of Ba'thists</text:a></text:p>
            <text:p/>
            <text:p><text:a xlink:href="https://www.oxfordreference.com/view/10.1093/acref/9780191735639.timeline.0001#">Barbara Streisand repeats her Broadway performance in the film of Funny Girl</text:a></text:p>
            <text:p/>
            <text:p><text:a xlink:href="https://www.oxfordreference.com/view/10.1093/acref/9780191735639.timeline.0001#">US athlete Bob Beamon sets a world long-jump record of 8.9 metres that will stand for 23 years</text:a></text:p>
            <text:p/>
            <text:p><text:a xlink:href="https://www.oxfordreference.com/view/10.1093/acref/9780191735639.timeline.0001#">Catholic bishops in Latin America, plagued by oppressive regimes, develop the concept of liberation theology</text:a></text:p>
            <text:p/>
            <text:p><text:a xlink:href="https://www.oxfordreference.com/view/10.1093/acref/9780191735639.timeline.0001#">Gore Vidal publishes Myra Breckenridge, featuring a lively transsexual as the central character</text:a></text:p>
            <text:p/>
            <text:p><text:a xlink:href="https://www.oxfordreference.com/view/10.1093/acref/9780191735639.timeline.0001#">Antonio de Salazar, the Portuguese dictator, suffers a stroke and is replaced by Marcelo Caetano</text:a></text:p>
            <text:p/>
            <text:p><text:a xlink:href="https://www.oxfordreference.com/view/10.1093/acref/9780191735639.timeline.0001#">Alexander Solzhenitsyn's novel Cancer Wardis smuggled to New York for publication</text:a></text:p>
            <text:p/>
            <text:p><text:a xlink:href="https://www.oxfordreference.com/view/10.1093/acref/9780191735639.timeline.0001#">Stanley Kubrick and Arthur C. Clarke create the film 2001: A Space Odyssey, based on Clarke's 1951 short story The Sentinel</text:a></text:p>
            <text:p/>
            <text:p><text:a xlink:href="https://www.oxfordreference.com/view/10.1093/acref/9780191735639.timeline.0001#">Soviet and Warsaw Pact troops invade Czechoslovakia to end the Prague Spring</text:a></text:p>
            <text:p/>
            <text:p><text:a xlink:href="https://www.oxfordreference.com/view/10.1093/acref/9780191735639.timeline.0001#">Reformist Czech leader Alexander Dubcek is arrested and flown to Moscow</text:a></text:p>
            <text:p/>
            <text:p><text:a xlink:href="https://www.oxfordreference.com/view/10.1093/acref/9780191735639.timeline.0001#">The first civil rights march in northern Ireland, in Derry, is halted by the police with batons and water cannon</text:a></text:p>
            <text:p/>
            <text:p><text:a xlink:href="https://www.oxfordreference.com/view/10.1093/acref/9780191735639.timeline.0001#">Greek shipping magnate Aristotle Onassis marries Jacqueline Kennedy, widow of the assassinated president</text:a></text:p>
            <text:p/>
            <text:p><text:a xlink:href="https://www.oxfordreference.com/view/10.1093/acref/9780191735639.timeline.0001#">Republican candidate Richard Nixon defeats Hubert Humphrey in the US presidential election</text:a></text:p>
            <text:p/>
            <text:p><text:a xlink:href="https://www.oxfordreference.com/view/10.1093/acref/9780191735639.timeline.0001#">Harvard academic Henry Kissinger is selected by President Nixon as his national security adviser</text:a></text:p>
            <text:p/>
            <text:p><text:a xlink:href="https://www.oxfordreference.com/view/10.1093/acref/9780191735639.timeline.0001#">Three US astronauts become the first humans to leave the earth's orbit, reaching the moon and going into its orbit in Apollo 8</text:a></text:p>
            <text:p/>
            <text:p><text:a xlink:href="https://www.oxfordreference.com/view/10.1093/acref/9780191735639.timeline.0001#">The US astronauts in Apollo 8are the first humans to see (and photograph) the sight of the earth rising above the moon's horizon</text:a></text:p>
          </table:table-cell>
          <table:table-cell table:number-columns-repeated="2"/>
        </table:table-row>
        <table:table-row table:style-name="ro4">
          <table:table-cell office:value-type="float" office:value="1969">
            <text:p>1969</text:p>
          </table:table-cell>
          <table:table-cell table:style-name="ce2" office:value-type="string">
            <text:p><text:a xlink:href="https://www.oxfordreference.com/view/10.1093/acref/9780191735639.timeline.0001#">At a congress in Cairo, Yasser Arafat is appointed leader of the Palestine Liberation Organization (PLO)</text:a></text:p>
            <text:p/>
            <text:p><text:a xlink:href="https://www.oxfordreference.com/view/10.1093/acref/9780191735639.timeline.0001#">On the death of Levi Eshkol, Golda Meir succeeds him as leader of a coalition government in Israel</text:a></text:p>
            <text:p/>
            <text:p><text:a xlink:href="https://www.oxfordreference.com/view/10.1093/acref/9780191735639.timeline.0001#">The Provisional IRA reintroduces terrorism to northern Ireland after Protestants attack a civil rights march</text:a></text:p>
            <text:p/>
            <text:p><text:a xlink:href="https://www.oxfordreference.com/view/10.1093/acref/9780191735639.timeline.0001#">The Anglo-French airliner Concorde makes its first supersonic test flight</text:a></text:p>
            <text:p/>
            <text:p><text:a xlink:href="https://www.oxfordreference.com/view/10.1093/acref/9780191735639.timeline.0001#">British artist duo Gilbert &amp; George attract attention miming to Flanagan and Allen's Underneath the Arches</text:a></text:p>
            <text:p/>
            <text:p><text:a xlink:href="https://www.oxfordreference.com/view/10.1093/acref/9780191735639.timeline.0001#">English novelist John Fowles publishes The French Lieutenant's Woman, set in Lyme Regis in the 1860s</text:a></text:p>
            <text:p/>
            <text:p><text:a xlink:href="https://www.oxfordreference.com/view/10.1093/acref/9780191735639.timeline.0001#">Pakistan's president Ayub Khan hands over power to another general, Yahya Khan, who introduces martial law</text:a></text:p>
            <text:p/>
            <text:p><text:a xlink:href="https://www.oxfordreference.com/view/10.1093/acref/9780191735639.timeline.0001#">Peter Maxwell Davies writes Eight Songs for a Mad Kingfor the Pierrot Players</text:a></text:p>
            <text:p/>
            <text:p><text:a xlink:href="https://www.oxfordreference.com/view/10.1093/acref/9780191735639.timeline.0001#">The first series of Monty Python's Flying Circusis broadcast on British TV</text:a></text:p>
            <text:p/>
            <text:p><text:a xlink:href="https://www.oxfordreference.com/view/10.1093/acref/9780191735639.timeline.0001#">Moscow imposes Gustav Husak as first secretary of the Czechoslovak Communist Party, with the brief to reverse Dubcek's reforms</text:a></text:p>
            <text:p/>
            <text:p><text:a xlink:href="https://www.oxfordreference.com/view/10.1093/acref/9780191735639.timeline.0001#">President de Gaulle resigns after losing a plebiscite on government reform</text:a></text:p>
            <text:p/>
            <text:p><text:a xlink:href="https://www.oxfordreference.com/view/10.1093/acref/9780191735639.timeline.0001#">Georges Pompidou is elected president of France in succession to de Gaulle</text:a></text:p>
            <text:p/>
            <text:p><text:a xlink:href="https://www.oxfordreference.com/view/10.1093/acref/9780191735639.timeline.0001#">Paul Newman and Robert Redford star in the film Butch Cassidy and the Sundance Kid</text:a></text:p>
            <text:p/>
            <text:p><text:a xlink:href="https://www.oxfordreference.com/view/10.1093/acref/9780191735639.timeline.0001#">US novelist Philip Roth publishes Portnoy's Complaint, a monologue in which the hero gives his psychoanalyst a frank description of his sexual frustrations</text:a></text:p>
            <text:p/>
            <text:p><text:a xlink:href="https://www.oxfordreference.com/view/10.1093/acref/9780191735639.timeline.0001#">The Stonewall riots in New York prompt a US campaign for Gay and Lesbian rights</text:a></text:p>
            <text:p/>
            <text:p><text:a xlink:href="https://www.oxfordreference.com/view/10.1093/acref/9780191735639.timeline.0001#">The Gang of Four achieve malign power during China's Cultural Revolution</text:a></text:p>
            <text:p/>
            <text:p><text:a xlink:href="https://www.oxfordreference.com/view/10.1093/acref/9780191735639.timeline.0001#">Space-traveller Billy Pilgrim suffers horrors in Kurt Vonnegut's novel Slaughterhouse-Five</text:a></text:p>
            <text:p/>
            <text:p><text:a xlink:href="https://www.oxfordreference.com/view/10.1093/acref/9780191735639.timeline.0001#">Mary Jo Kopechne drowns when US senator Edward Kennedy drives his car off the road on Chappaquiddick Island in Massachusetts</text:a></text:p>
            <text:p/>
            <text:p><text:a xlink:href="https://www.oxfordreference.com/view/10.1093/acref/9780191735639.timeline.0001#">Neil Armstrong, commander of the US space mission Apollo 11, sets foot on the moon and says: 'That's one small step for man, one giant leap for mankind.'</text:a></text:p>
            <text:p/>
            <text:p><text:a xlink:href="https://www.oxfordreference.com/view/10.1093/acref/9780191735639.timeline.0001#">British film director John Schlesinger makes Midnight Cowboy, starring Dustin Hoffman and Jon Voight</text:a></text:p>
            <text:p/>
            <text:p><text:a xlink:href="https://www.oxfordreference.com/view/10.1093/acref/9780191735639.timeline.0001#">Russian chess player Boris Spassky beats Tigran Petrosian to become world champion</text:a></text:p>
            <text:p/>
            <text:p><text:a xlink:href="https://www.oxfordreference.com/view/10.1093/acref/9780191735639.timeline.0001#">19-year-old rugby player J.P.R. Williams makes his debut for Wales in a match against Scotland</text:a></text:p>
            <text:p/>
            <text:p><text:a xlink:href="https://www.oxfordreference.com/view/10.1093/acref/9780191735639.timeline.0001#">Nearly half a million people turn up for the Woodstock Music Festival at a dairy farm in Bethel, New York</text:a></text:p>
            <text:p/>
            <text:p><text:a xlink:href="https://www.oxfordreference.com/view/10.1093/acref/9780191735639.timeline.0001#">Canadian author Margaret Atwood publishes her first novel, The Edible Woman</text:a></text:p>
            <text:p/>
            <text:p><text:a xlink:href="https://www.oxfordreference.com/view/10.1093/acref/9780191735639.timeline.0001#">Australian tennis player Rod Laver is the first to win the Grand Slam a second time</text:a></text:p>
            <text:p/>
            <text:p><text:a xlink:href="https://www.oxfordreference.com/view/10.1093/acref/9780191735639.timeline.0001#">Idris I, king of Libya, is deposed in a bloodless coup led by Muammar al-Gaddafi</text:a></text:p>
            <text:p/>
            <text:p><text:a xlink:href="https://www.oxfordreference.com/view/10.1093/acref/9780191735639.timeline.0001#">An engineer in the newly formed Intel Corporation designs the first programmable microchip</text:a></text:p>
            <text:p/>
            <text:p><text:a xlink:href="https://www.oxfordreference.com/view/10.1093/acref/9780191735639.timeline.0001#">Italian composer Luciano Berio completes his Sinfoniafor eight voices and orchestra</text:a></text:p>
            <text:p/>
            <text:p><text:a xlink:href="https://www.oxfordreference.com/view/10.1093/acref/9780191735639.timeline.0001#">Willy Brandt, leader of the SPD (Social Democratic Party), becomes chancellor of Germany</text:a></text:p>
            <text:p/>
            <text:p><text:a xlink:href="https://www.oxfordreference.com/view/10.1093/acref/9780191735639.timeline.0001#">Scottish Grand Prix racing driver Jackie Stewart wins the first of his three world championship titles</text:a></text:p>
            <text:p/>
            <text:p><text:a xlink:href="https://www.oxfordreference.com/view/10.1093/acref/9780191735639.timeline.0001#">The Northern Irish player George Best is voted European Footballer of the Year</text:a></text:p>
            <text:p/>
            <text:p><text:a xlink:href="https://www.oxfordreference.com/view/10.1093/acref/9780191735639.timeline.0001#">The ARPANET, linking computers in four US cities, is the first step towards the internet</text:a></text:p>
            <text:p/>
            <text:p><text:a xlink:href="https://www.oxfordreference.com/view/10.1093/acref/9780191735639.timeline.0001#">Paintings discovered on stone slabs in a cave in Namibia are dated to about 28,000 years ago</text:a></text:p>
            <text:p/>
            <text:p><text:a xlink:href="https://www.oxfordreference.com/view/10.1093/acref/9780191735639.timeline.0001#">British scientists Patrick Steptoe and Robert Edwards fertilize in a test-tube eggs removed from human ovaries</text:a></text:p>
          </table:table-cell>
          <table:table-cell table:number-columns-repeated="2"/>
        </table:table-row>
        <table:table-row table:style-name="ro4">
          <table:table-cell office:value-type="float" office:value="1970">
            <text:p>1970</text:p>
          </table:table-cell>
          <table:table-cell table:style-name="ce3" office:value-type="string">
            <text:p><text:a xlink:href="https://www.oxfordreference.com/view/10.1093/acref/9780191735639.timeline.0001#">US author Maya Angelou publishes her autobiographical first novel, I Know Why the Caged Bird Sings</text:a></text:p>
            <text:p/>
            <text:p><text:a xlink:href="https://www.oxfordreference.com/view/10.1093/acref/9780191735639.timeline.0001#">The breakaway province of Biafra surrenders after three years of devastating civil war in Nigeria</text:a></text:p>
            <text:p/>
            <text:p><text:a xlink:href="https://www.oxfordreference.com/view/10.1093/acref/9780191735639.timeline.0001#">Australian author David Malouf is first published as a poet, with his collection Bicycle and Other Poems</text:a></text:p>
            <text:p/>
            <text:p><text:a xlink:href="https://www.oxfordreference.com/view/10.1093/acref/9780191735639.timeline.0001#">Salvador Allende, heading a Socialist and Marxist coalition, is elected president in Chile</text:a></text:p>
            <text:p/>
            <text:p><text:a xlink:href="https://www.oxfordreference.com/view/10.1093/acref/9780191735639.timeline.0001#">Norodom Sihanouk is removed from power in Cambodia in a US-supported coup led by General Lon Nol</text:a></text:p>
            <text:p/>
            <text:p><text:a xlink:href="https://www.oxfordreference.com/view/10.1093/acref/9780191735639.timeline.0001#">US film director Robert Altman launches a successful and long-running theme with his Vietnam black comedy, M*A*S*H</text:a></text:p>
            <text:p/>
            <text:p><text:a xlink:href="https://www.oxfordreference.com/view/10.1093/acref/9780191735639.timeline.0001#">Qaboos bin Sa'id seizes the throne from his father, Sultan Sa'id, in a palace coup in Oman</text:a></text:p>
            <text:p/>
            <text:p><text:a xlink:href="https://www.oxfordreference.com/view/10.1093/acref/9780191735639.timeline.0001#">President Nixon sends US troops into Cambodia to destroy Vietminh bases</text:a></text:p>
            <text:p/>
            <text:p><text:a xlink:href="https://www.oxfordreference.com/view/10.1093/acref/9780191735639.timeline.0001#">Four students are killed by National Guards during an anti-Vietnam War demonstration at Kent State University in Ohio</text:a></text:p>
            <text:p/>
            <text:p><text:a xlink:href="https://www.oxfordreference.com/view/10.1093/acref/9780191735639.timeline.0001#">Two students are killed at the all-black Jackson State College in Mississippi when police fire into a dormitory during a riot</text:a></text:p>
            <text:p/>
            <text:p><text:a xlink:href="https://www.oxfordreference.com/view/10.1093/acref/9780191735639.timeline.0001#">Australian feminist Germaine Greer publishes The Female Eunuchas a wake-up call to women</text:a></text:p>
            <text:p/>
            <text:p><text:a xlink:href="https://www.oxfordreference.com/view/10.1093/acref/9780191735639.timeline.0001#">Australian tennis player Margaret Court achieves the grand slam in singles, adding it to her previous grand slam in doubles</text:a></text:p>
            <text:p/>
            <text:p><text:a xlink:href="https://www.oxfordreference.com/view/10.1093/acref/9780191735639.timeline.0001#">Edward Heath is prime minister after leading the Conservatives to UK election victory</text:a></text:p>
            <text:p/>
            <text:p><text:a xlink:href="https://www.oxfordreference.com/view/10.1093/acref/9780191735639.timeline.0001#">Polish composer Andrzej Panufnik's Universal Prayer, a cantata setting poetry by Alexander Pope, has its premiere in New York</text:a></text:p>
            <text:p/>
            <text:p><text:a xlink:href="https://www.oxfordreference.com/view/10.1093/acref/9780191735639.timeline.0001#">Italian playwright Dario Fo's black comedy Accidental Death of an Anarchisthas its premiere in Milan</text:a></text:p>
            <text:p/>
            <text:p><text:a xlink:href="https://www.oxfordreference.com/view/10.1093/acref/9780191735639.timeline.0001#">Ba'thist leader Hafiz al-Assad takes power in a military coup in Syria</text:a></text:p>
            <text:p/>
            <text:p><text:a xlink:href="https://www.oxfordreference.com/view/10.1093/acref/9780191735639.timeline.0001#">US feminist Kate Millett's Sexual Politicsis her doctoral dissertation on the exploitation of women</text:a></text:p>
            <text:p/>
            <text:p><text:a xlink:href="https://www.oxfordreference.com/view/10.1093/acref/9780191735639.timeline.0001#">Russian ballerina Natalia Makarova defects to the west while on tour with the Kirov company in London</text:a></text:p>
            <text:p/>
            <text:p><text:a xlink:href="https://www.oxfordreference.com/view/10.1093/acref/9780191735639.timeline.0001#">The Social Democratic and Labour Party (SDLP) is formed in northern Ireland as a coalition of Catholic nationalists and civil-rights campaigners</text:a></text:p>
            <text:p/>
            <text:p><text:a xlink:href="https://www.oxfordreference.com/view/10.1093/acref/9780191735639.timeline.0001#">Polish composer Witold Lutoslawksi writes a cello concerto for Mstislav Rostropovich</text:a></text:p>
            <text:p/>
            <text:p><text:a xlink:href="https://www.oxfordreference.com/view/10.1093/acref/9780191735639.timeline.0001#">Nasser dies of a sudden heart attack and is succeeded as Egypt's president by Anwar el-Sadat</text:a></text:p>
            <text:p/>
            <text:p><text:a xlink:href="https://www.oxfordreference.com/view/10.1093/acref/9780191735639.timeline.0001#">King Hussein of Jordan orders the disarming of the Palestine Liberation Organization (PLO) after violent clashes with his own troops</text:a></text:p>
            <text:p/>
            <text:p><text:a xlink:href="https://www.oxfordreference.com/view/10.1093/acref/9780191735639.timeline.0001#">Alexander Solzhenitsyn wins the Nobel Prize for Literature but declines collecting it in Stockholm for fear of being denied re-entry to Russia</text:a></text:p>
            <text:p/>
            <text:p><text:a xlink:href="https://www.oxfordreference.com/view/10.1093/acref/9780191735639.timeline.0001#">A Quebec government minister, Pierre Laporte, is murdered by the Front de Libération du Québec</text:a></text:p>
            <text:p/>
            <text:p><text:a xlink:href="https://www.oxfordreference.com/view/10.1093/acref/9780191735639.timeline.0001#">Japanese novelist Yukio Mishima commits suicide in the traditional Samurai manner</text:a></text:p>
            <text:p/>
            <text:p><text:a xlink:href="https://www.oxfordreference.com/view/10.1093/acref/9780191735639.timeline.0001#">Michael Tippett's opera The Knot Gardenhas its premiere at Covent Garden</text:a></text:p>
            <text:p/>
            <text:p><text:a xlink:href="https://www.oxfordreference.com/view/10.1093/acref/9780191735639.timeline.0001#">Mujibur Rahman and his Awami League win on an independence platform in the election in East Pakistan</text:a></text:p>
            <text:p/>
            <text:p><text:a xlink:href="https://www.oxfordreference.com/view/10.1093/acref/9780191735639.timeline.0001#">In the Pakistan election, Zulfiqar Ali Bhutto wins a clear majority in West Pakistan</text:a></text:p>
            <text:p/>
            <text:p><text:a xlink:href="https://www.oxfordreference.com/view/10.1093/acref/9780191735639.timeline.0001#">The outgoing Pakistan government, led by Yahya Khan, rejects the election result and sends troops to East Pakistan</text:a></text:p>
          </table:table-cell>
          <table:table-cell table:number-columns-repeated="2"/>
        </table:table-row>
        <table:table-row table:style-name="ro4">
          <table:table-cell office:value-type="float" office:value="1971">
            <text:p>1971</text:p>
          </table:table-cell>
          <table:table-cell table:style-name="ce2" office:value-type="string">
            <text:p><text:a xlink:href="https://www.oxfordreference.com/view/10.1093/acref/9780191735639.timeline.0001#">The Dance Theatre of Harlem, founded by Arthur Mitchell and Karel Shook, gives its first performance at the Guggenheim Museum in New York</text:a></text:p>
            <text:p/>
            <text:p><text:a xlink:href="https://www.oxfordreference.com/view/10.1093/acref/9780191735639.timeline.0001#">Idi Amin leads a successful coup against the president of Uganda, Milton Obote</text:a></text:p>
            <text:p/>
            <text:p><text:a xlink:href="https://www.oxfordreference.com/view/10.1093/acref/9780191735639.timeline.0001#">US and South Vietnamese troops cross the border to invade Laos</text:a></text:p>
            <text:p/>
            <text:p><text:a xlink:href="https://www.oxfordreference.com/view/10.1093/acref/9780191735639.timeline.0001#">Joe Frazier becomes the first boxer to beat Muhammad Ali in a professional fight, at New York's Madison Square Gardens</text:a></text:p>
            <text:p/>
            <text:p><text:a xlink:href="https://www.oxfordreference.com/view/10.1093/acref/9780191735639.timeline.0001#">Hip-hop originates as a dance style in New York among young African Americans</text:a></text:p>
            <text:p/>
            <text:p><text:a xlink:href="https://www.oxfordreference.com/view/10.1093/acref/9780191735639.timeline.0001#">Indian sitar-player Ravi Shankar composes the first of his two concertos for sitar and orchestra</text:a></text:p>
            <text:p/>
            <text:p><text:a xlink:href="https://www.oxfordreference.com/view/10.1093/acref/9780191735639.timeline.0001#">The Soviets put into orbit the first space station, Salyut 1, but the crew of three die on returning to earth</text:a></text:p>
            <text:p/>
            <text:p><text:a xlink:href="https://www.oxfordreference.com/view/10.1093/acref/9780191735639.timeline.0001#">The 19-year-old Jean Claude Duvalier, succeeding his father as president of Haiti, becomes known as Baby Doc</text:a></text:p>
            <text:p/>
            <text:p><text:a xlink:href="https://www.oxfordreference.com/view/10.1093/acref/9780191735639.timeline.0001#">Duel, about a motorist terrorized by a truck driver, launches Stephen Spielberg's career as a film director in Hollywood</text:a></text:p>
            <text:p/>
            <text:p><text:a xlink:href="https://www.oxfordreference.com/view/10.1093/acref/9780191735639.timeline.0001#">With support from Moscow, Erich Honecker takes Walter Ulbricht's place as leader of East Germany</text:a></text:p>
            <text:p/>
            <text:p><text:a xlink:href="https://www.oxfordreference.com/view/10.1093/acref/9780191735639.timeline.0001#">Ian Paisley and others in northern Ireland form the Democratic Unionist Party, as the intransigent wing of Ulster Unionism</text:a></text:p>
            <text:p/>
            <text:p><text:a xlink:href="https://www.oxfordreference.com/view/10.1093/acref/9780191735639.timeline.0001#">Awami League leader Mujibur Rahman declares unilaterally that Bangladesh (East Pakistan) is an independent state</text:a></text:p>
            <text:p/>
            <text:p><text:a xlink:href="https://www.oxfordreference.com/view/10.1093/acref/9780191735639.timeline.0001#">Mobutu gives the Congo a new name, Zaire, deriving from an African word for river</text:a></text:p>
            <text:p/>
            <text:p><text:a xlink:href="https://www.oxfordreference.com/view/10.1093/acref/9780191735639.timeline.0001#">King Hussein, alarmed at the continuing power of Palestinian guerrillas within Jordan, expels the Palestine Liberation Organization (PLO)</text:a></text:p>
            <text:p/>
            <text:p><text:a xlink:href="https://www.oxfordreference.com/view/10.1093/acref/9780191735639.timeline.0001#">Evidence of official deception concerning US involvement in Vietnam is published in the New York Timesas the Pentagon Papers</text:a></text:p>
            <text:p/>
            <text:p><text:a xlink:href="https://www.oxfordreference.com/view/10.1093/acref/9780191735639.timeline.0001#">The arrest of Mujibur Rahman, together with brutal attempts at repression, turn resistance in East Pakistan into full-scale civil war</text:a></text:p>
            <text:p/>
            <text:p><text:a xlink:href="https://www.oxfordreference.com/view/10.1093/acref/9780191735639.timeline.0001#">19-year-old Aboriginal tennis player Evonne Goolagong wins the singles title at Wimbledon</text:a></text:p>
            <text:p/>
            <text:p><text:a xlink:href="https://www.oxfordreference.com/view/10.1093/acref/9780191735639.timeline.0001#">Gerry Adams is imprisoned for suspected IRA links but is released for lack of evidence</text:a></text:p>
            <text:p/>
            <text:p><text:a xlink:href="https://www.oxfordreference.com/view/10.1093/acref/9780191735639.timeline.0001#">The Chilean poet Pablo Neruda wins the Nobel Prize for Literature</text:a></text:p>
            <text:p/>
            <text:p><text:a xlink:href="https://www.oxfordreference.com/view/10.1093/acref/9780191735639.timeline.0001#">In the Apollo 15mission US astronauts David Scott and James Irwin drive the vehicle Rover-1 on the surface of the moon</text:a></text:p>
            <text:p/>
            <text:p><text:a xlink:href="https://www.oxfordreference.com/view/10.1093/acref/9780191735639.timeline.0001#">Internment without trial, reintroduced in Ulster to deal with the developing crisis, is used at first only against Catholics suspected of terrorism</text:a></text:p>
            <text:p/>
            <text:p><text:a xlink:href="https://www.oxfordreference.com/view/10.1093/acref/9780191735639.timeline.0001#">Stanley Kubrick directs Malcolm McDowell in a film of Anthony Burgess's novel A Clockwork Orange</text:a></text:p>
            <text:p/>
            <text:p><text:a xlink:href="https://www.oxfordreference.com/view/10.1093/acref/9780191735639.timeline.0001#">British artist David Hockney paints a striking triple portrait in Mr and Mrs Clark and Percy</text:a></text:p>
            <text:p/>
            <text:p><text:a xlink:href="https://www.oxfordreference.com/view/10.1093/acref/9780191735639.timeline.0001#">Greenpeace is founded in Canada to campaign against US nuclear testing</text:a></text:p>
            <text:p/>
            <text:p><text:a xlink:href="https://www.oxfordreference.com/view/10.1093/acref/9780191735639.timeline.0001#">Andrew Lloyd Webber's Jesus Christ Superstaris staged a year after being released as a record</text:a></text:p>
            <text:p/>
            <text:p><text:a xlink:href="https://www.oxfordreference.com/view/10.1093/acref/9780191735639.timeline.0001#">95-year-old Spanish cellist Pablo Casals conducts in New York his Hymn to the United Nations</text:a></text:p>
            <text:p/>
            <text:p><text:a xlink:href="https://www.oxfordreference.com/view/10.1093/acref/9780191735639.timeline.0001#">India intervenes in the Pakistan civil war on the side of East Pakistan, the future Bangladesh</text:a></text:p>
            <text:p/>
            <text:p><text:a xlink:href="https://www.oxfordreference.com/view/10.1093/acref/9780191735639.timeline.0001#">Peter Maxwell Davies moves to the Orkneys, where he founds (in 1977) the St Magnus Festival</text:a></text:p>
            <text:p/>
            <text:p><text:a xlink:href="https://www.oxfordreference.com/view/10.1093/acref/9780191735639.timeline.0001#">The Palestine Liberation Organization (PLO), expelled from Jordan, makes a new base in Lebanon</text:a></text:p>
            <text:p/>
            <text:p><text:a xlink:href="https://www.oxfordreference.com/view/10.1093/acref/9780191735639.timeline.0001#">Libya's political bible is now the Green Bookby Muammar al-Gaddafi</text:a></text:p>
            <text:p/>
            <text:p><text:a xlink:href="https://www.oxfordreference.com/view/10.1093/acref/9780191735639.timeline.0001#">Pakistan surrenders to India within a month of Indian intervention in the war to suppress East Pakistan</text:a></text:p>
            <text:p/>
            <text:p><text:a xlink:href="https://www.oxfordreference.com/view/10.1093/acref/9780191735639.timeline.0001#">With the end of the war between Pakistan and India, East Pakistan becomes independent as Bangladesh</text:a></text:p>
            <text:p/>
            <text:p><text:a xlink:href="https://www.oxfordreference.com/view/10.1093/acref/9780191735639.timeline.0001#">Zulfiqar Ali Bhutto takes over as president of Pakistan, now consisting only of its western half</text:a></text:p>
          </table:table-cell>
          <table:table-cell table:number-columns-repeated="2"/>
        </table:table-row>
        <table:table-row table:style-name="ro4">
          <table:table-cell office:value-type="float" office:value="1972">
            <text:p>1972</text:p>
          </table:table-cell>
          <table:table-cell table:style-name="ce2" office:value-type="string">
            <text:p><text:a xlink:href="https://www.oxfordreference.com/view/10.1093/acref/9780191735639.timeline.0001#">Sheikh Mujibur Rahman returns from prison in West Pakistan to become prime minister of the newly independent state of Bangladesh</text:a></text:p>
            <text:p/>
            <text:p><text:a xlink:href="https://www.oxfordreference.com/view/10.1093/acref/9780191735639.timeline.0001#">Aborigines pitch a Tent Embassy on Australia Day outside parliament in Canberra to highlight political injustices</text:a></text:p>
            <text:p/>
            <text:p><text:a xlink:href="https://www.oxfordreference.com/view/10.1093/acref/9780191735639.timeline.0001#">British paratroops open fire on a civil rights march in Derry, killing thirteen, in what becomes known as Bloody Sunday</text:a></text:p>
            <text:p/>
            <text:p><text:a xlink:href="https://www.oxfordreference.com/view/10.1093/acref/9780191735639.timeline.0001#">The British government suspends the parliament at Stormont and imposes direct rule from Westminster</text:a></text:p>
            <text:p/>
            <text:p><text:a xlink:href="https://www.oxfordreference.com/view/10.1093/acref/9780191735639.timeline.0001#">An Equal Rights Amendment is passed by Congress but fails when not ratified in sufficient states</text:a></text:p>
            <text:p/>
            <text:p><text:a xlink:href="https://www.oxfordreference.com/view/10.1093/acref/9780191735639.timeline.0001#">In an orgy of ethnic slaughter in Burundi, Tutsis klll some 100,000 Hutus</text:a></text:p>
            <text:p/>
            <text:p><text:a xlink:href="https://www.oxfordreference.com/view/10.1093/acref/9780191735639.timeline.0001#">The SALT 1 treaty is signed by the US and USSR, limiting anti-ballistic missiles</text:a></text:p>
            <text:p/>
            <text:p><text:a xlink:href="https://www.oxfordreference.com/view/10.1093/acref/9780191735639.timeline.0001#">Ultimos Ritos('Last Rites'), an oratorio by John Tavener, has its first performance in Haarlem in the Netherlands</text:a></text:p>
            <text:p/>
            <text:p><text:a xlink:href="https://www.oxfordreference.com/view/10.1093/acref/9780191735639.timeline.0001#">Bernardo Bertolucci directs Marlon Brando in the sexually explicit film Last Tango in Paris</text:a></text:p>
            <text:p/>
            <text:p><text:a xlink:href="https://www.oxfordreference.com/view/10.1093/acref/9780191735639.timeline.0001#">Jean-Marie Le Pen founds a neo-Fascist party in France, the National Front</text:a></text:p>
            <text:p/>
            <text:p><text:a xlink:href="https://www.oxfordreference.com/view/10.1093/acref/9780191735639.timeline.0001#">Five burglars are arrested breaking into the Democratic National Committee HQ at the Watergate office building in Washington</text:a></text:p>
            <text:p/>
            <text:p><text:a xlink:href="https://www.oxfordreference.com/view/10.1093/acref/9780191735639.timeline.0001#">Spanish director Luis Buñuel satirizes social conventions in his film Discreet Charm of the Bourgeoisie</text:a></text:p>
            <text:p/>
            <text:p><text:a xlink:href="https://www.oxfordreference.com/view/10.1093/acref/9780191735639.timeline.0001#">Francis Ford Coppola writes and directs The Godfather, the first of three related films</text:a></text:p>
            <text:p/>
            <text:p><text:a xlink:href="https://www.oxfordreference.com/view/10.1093/acref/9780191735639.timeline.0001#">Peter Maxwell Davies's opera Taverneris performed at Covent Garden</text:a></text:p>
            <text:p/>
            <text:p><text:a xlink:href="https://www.oxfordreference.com/view/10.1093/acref/9780191735639.timeline.0001#">Eleven Israeli athletes are killed by Palestinian 'Black September' terrorists at the Munich Olympic Games</text:a></text:p>
            <text:p/>
            <text:p><text:a xlink:href="https://www.oxfordreference.com/view/10.1093/acref/9780191735639.timeline.0001#">US swimmer Mark Spitz wins seven gold medals in the Munich Olympics</text:a></text:p>
            <text:p/>
            <text:p><text:a xlink:href="https://www.oxfordreference.com/view/10.1093/acref/9780191735639.timeline.0001#">The Tuskegee syphilis experiment in Alabama becomes a major scandal after a whistle-blower reveals the details</text:a></text:p>
            <text:p/>
            <text:p><text:a xlink:href="https://www.oxfordreference.com/view/10.1093/acref/9780191735639.timeline.0001#">Ferdinand Marcos declares martial law in the Philippines, citing the danger of a Communist takeover</text:a></text:p>
            <text:p/>
            <text:p><text:a xlink:href="https://www.oxfordreference.com/view/10.1093/acref/9780191735639.timeline.0001#">English dramatist Caryl Churchill's first play, Owners, is produced in London</text:a></text:p>
            <text:p/>
            <text:p><text:a xlink:href="https://www.oxfordreference.com/view/10.1093/acref/9780191735639.timeline.0001#">The Washington Post publishes the first report that the Watergate break-in was linked to Richard Nixon's re-election campaign</text:a></text:p>
            <text:p/>
            <text:p><text:a xlink:href="https://www.oxfordreference.com/view/10.1093/acref/9780191735639.timeline.0001#">English poet James Fenton publishes his first collection, Terminal Moraine</text:a></text:p>
            <text:p/>
            <text:p><text:a xlink:href="https://www.oxfordreference.com/view/10.1093/acref/9780191735639.timeline.0001#">Richard Nixon is re-elected US president with a landslide victory over Democrat George McGovern</text:a></text:p>
            <text:p/>
            <text:p><text:a xlink:href="https://www.oxfordreference.com/view/10.1093/acref/9780191735639.timeline.0001#">Chess player Bobby Fischer defeats Boris Spassky to become the first US world champion</text:a></text:p>
            <text:p/>
            <text:p><text:a xlink:href="https://www.oxfordreference.com/view/10.1093/acref/9780191735639.timeline.0001#">Gough Whitlam is Australia's prime minister after Labor party victory</text:a></text:p>
            <text:p/>
            <text:p><text:a xlink:href="https://www.oxfordreference.com/view/10.1093/acref/9780191735639.timeline.0001#">Russian composer Alfred Schnittke's First Symphony alarms the Soviet authorities and is denied a Moscow premiere</text:a></text:p>
          </table:table-cell>
          <table:table-cell table:number-columns-repeated="2"/>
        </table:table-row>
        <table:table-row table:style-name="ro4">
          <table:table-cell office:value-type="float" office:value="1973">
            <text:p>1973</text:p>
          </table:table-cell>
          <table:table-cell table:style-name="ce2" office:value-type="string">
            <text:p><text:a xlink:href="https://www.oxfordreference.com/view/10.1093/acref/9780191735639.timeline.0001#">Prime minister Jack Lynch leads Ireland into the European Community</text:a></text:p>
            <text:p/>
            <text:p><text:a xlink:href="https://www.oxfordreference.com/view/10.1093/acref/9780191735639.timeline.0001#">Prime minister Edward Heath takes Britain into the European Community, on the third attempt</text:a></text:p>
            <text:p/>
            <text:p><text:a xlink:href="https://www.oxfordreference.com/view/10.1093/acref/9780191735639.timeline.0001#">The Paris Peace Accords end the US combat role in Vietnam, with nothing achieved and millions dead</text:a></text:p>
            <text:p/>
            <text:p><text:a xlink:href="https://www.oxfordreference.com/view/10.1093/acref/9780191735639.timeline.0001#">Elvis Presley performs in Honolulu in the Aloha Concert, the first programme to be broadcast live round the world by satellite</text:a></text:p>
            <text:p/>
            <text:p><text:a xlink:href="https://www.oxfordreference.com/view/10.1093/acref/9780191735639.timeline.0001#">In the Caldercase, the Supreme Court of Canada recognizes Aboriginal title to land</text:a></text:p>
            <text:p/>
            <text:p><text:a xlink:href="https://www.oxfordreference.com/view/10.1093/acref/9780191735639.timeline.0001#">A Little Night Music, with lyrics and music by Stephen Sondheim, has its premiere in New York</text:a></text:p>
            <text:p/>
            <text:p><text:a xlink:href="https://www.oxfordreference.com/view/10.1093/acref/9780191735639.timeline.0001#">Activists of the American Indian Movement survive a ten-week siege at Wounded Knee, winning international attention</text:a></text:p>
            <text:p/>
            <text:p><text:a xlink:href="https://www.oxfordreference.com/view/10.1093/acref/9780191735639.timeline.0001#">British economist Ernst Friedrich Schumacher publishes an influential economic tract, Small is Beautiful</text:a></text:p>
            <text:p/>
            <text:p><text:a xlink:href="https://www.oxfordreference.com/view/10.1093/acref/9780191735639.timeline.0001#">US choreographer Twyla Tharp creates Deuce Coupe, set to songs by the Beach Boys</text:a></text:p>
            <text:p/>
            <text:p><text:a xlink:href="https://www.oxfordreference.com/view/10.1093/acref/9780191735639.timeline.0001#">Roe v. Wade establishes in US law that prohibiting abortion violates a woman's right to privacy</text:a></text:p>
            <text:p/>
            <text:p><text:a xlink:href="https://www.oxfordreference.com/view/10.1093/acref/9780191735639.timeline.0001#">The last US troops leave Vietnam, ending American involvement in a continuing war between the north and south of the country</text:a></text:p>
            <text:p/>
            <text:p><text:a xlink:href="https://www.oxfordreference.com/view/10.1093/acref/9780191735639.timeline.0001#">The Sears Tower opens in Chicago, displacing the Empire State as the tallest building in the world</text:a></text:p>
            <text:p/>
            <text:p><text:a xlink:href="https://www.oxfordreference.com/view/10.1093/acref/9780191735639.timeline.0001#">Paul Newman and Robert Redford star in the film The Sting</text:a></text:p>
            <text:p/>
            <text:p><text:a xlink:href="https://www.oxfordreference.com/view/10.1093/acref/9780191735639.timeline.0001#">The score of the film The Stingrevives interest in Scott Joplin and ragtime</text:a></text:p>
            <text:p/>
            <text:p><text:a xlink:href="https://www.oxfordreference.com/view/10.1093/acref/9780191735639.timeline.0001#">Thomas Pynchon's Gravity's Rainbowconjures up weird events in wartime London</text:a></text:p>
            <text:p/>
            <text:p><text:a xlink:href="https://www.oxfordreference.com/view/10.1093/acref/9780191735639.timeline.0001#">The Polisario is formed to fight for the independence of Western Sahara</text:a></text:p>
            <text:p/>
            <text:p><text:a xlink:href="https://www.oxfordreference.com/view/10.1093/acref/9780191735639.timeline.0001#">Winning power in a military coup, Juvenal Habyarimana begins a 21-year spell as dictator in Rwanda</text:a></text:p>
            <text:p/>
            <text:p><text:a xlink:href="https://www.oxfordreference.com/view/10.1093/acref/9780191735639.timeline.0001#">The career of virtuoso cellist Jacqueline du Pré's is cut short by multiple sclerosis</text:a></text:p>
            <text:p/>
            <text:p><text:a xlink:href="https://www.oxfordreference.com/view/10.1093/acref/9780191735639.timeline.0001#">The Watergate scandal claims its first senior victims with the resignation of two of Nixon's closest advisers, Bob Haldeman and John Ehrlichman</text:a></text:p>
            <text:p/>
            <text:p><text:a xlink:href="https://www.oxfordreference.com/view/10.1093/acref/9780191735639.timeline.0001#">A military coup plunges democratic Uruguay into eleven years of repressive terror</text:a></text:p>
            <text:p/>
            <text:p><text:a xlink:href="https://www.oxfordreference.com/view/10.1093/acref/9780191735639.timeline.0001#">A military coup deposes Zahir Shah and brings to an end the hereditary monarchy in Afghanistan</text:a></text:p>
            <text:p/>
            <text:p><text:a xlink:href="https://www.oxfordreference.com/view/10.1093/acref/9780191735639.timeline.0001#">Likud is formed in Israel as an alliance of right-wing parties</text:a></text:p>
            <text:p/>
            <text:p><text:a xlink:href="https://www.oxfordreference.com/view/10.1093/acref/9780191735639.timeline.0001#">US author Stephen King publishes Carrie, the first of his many best-selling horror novels</text:a></text:p>
            <text:p/>
            <text:p><text:a xlink:href="https://www.oxfordreference.com/view/10.1093/acref/9780191735639.timeline.0001#">President Salvador Allende appoints Augusto Pinochet commander-in-chief of the Chilean army and brings him into the cabinet</text:a></text:p>
            <text:p/>
            <text:p><text:a xlink:href="https://www.oxfordreference.com/view/10.1093/acref/9780191735639.timeline.0001#">The 77-year-old Juan Perón, after returning to Argentina, is once again elected president</text:a></text:p>
            <text:p/>
            <text:p><text:a xlink:href="https://www.oxfordreference.com/view/10.1093/acref/9780191735639.timeline.0001#">William Friedkin directs a horror movie, The Exorcist, from a novel by William Peter Blatty</text:a></text:p>
            <text:p/>
            <text:p><text:a xlink:href="https://www.oxfordreference.com/view/10.1093/acref/9780191735639.timeline.0001#">Henry Kissinger, previously head of the National Security Council, is appointed US secretary of state</text:a></text:p>
            <text:p/>
            <text:p><text:a xlink:href="https://www.oxfordreference.com/view/10.1093/acref/9780191735639.timeline.0001#">Chilean president Salvador Allende dies in the Chilean capital, Santiago, in a military coup led by Augusto Pinochet</text:a></text:p>
            <text:p/>
            <text:p><text:a xlink:href="https://www.oxfordreference.com/view/10.1093/acref/9780191735639.timeline.0001#">The first volume of Alexander Solzhenitsyn's The Gulag Archipelago, an exposé of Stalin's labour camps, is published in Paris</text:a></text:p>
            <text:p/>
            <text:p><text:a xlink:href="https://www.oxfordreference.com/view/10.1093/acref/9780191735639.timeline.0001#">The Sydney Opera House opens with a performance by Australian Opera of Prokofiev's War and Peace</text:a></text:p>
            <text:p/>
            <text:p><text:a xlink:href="https://www.oxfordreference.com/view/10.1093/acref/9780191735639.timeline.0001#">Egypt and Syria launch a surprise attack against Israel on Yom Kippur, the Day of Atonement</text:a></text:p>
            <text:p/>
            <text:p><text:a xlink:href="https://www.oxfordreference.com/view/10.1093/acref/9780191735639.timeline.0001#">US vice-president Spiro Agnew resigns when convicted on charges of bribery</text:a></text:p>
            <text:p/>
            <text:p><text:a xlink:href="https://www.oxfordreference.com/view/10.1093/acref/9780191735639.timeline.0001#">Richard Nixon appoints Gerald Ford as his vice-president in place of the disgraced Spiro Agnew</text:a></text:p>
            <text:p/>
            <text:p><text:a xlink:href="https://www.oxfordreference.com/view/10.1093/acref/9780191735639.timeline.0001#">Arab oil-exporting countries cause an economic crisis by denying oil to western countries supporting Israel</text:a></text:p>
            <text:p/>
            <text:p><text:a xlink:href="https://www.oxfordreference.com/view/10.1093/acref/9780191735639.timeline.0001#">US author Erica Jong publishes her first novel, Fear of Flying</text:a></text:p>
            <text:p/>
            <text:p><text:a xlink:href="https://www.oxfordreference.com/view/10.1093/acref/9780191735639.timeline.0001#">A cease-fire brokered by the USA and UN brings the Yom Kippur War to and end after 18 days</text:a></text:p>
            <text:p/>
            <text:p><text:a xlink:href="https://www.oxfordreference.com/view/10.1093/acref/9780191735639.timeline.0001#">Patrick White is the first Australian to win the Nobel Prize for Literature</text:a></text:p>
            <text:p/>
            <text:p><text:a xlink:href="https://www.oxfordreference.com/view/10.1093/acref/9780191735639.timeline.0001#">Martin Amis, son of Kingsley Amis, publishes his first novel, The Rachel Papers</text:a></text:p>
          </table:table-cell>
          <table:table-cell table:number-columns-repeated="2"/>
        </table:table-row>
        <table:table-row table:style-name="ro4">
          <table:table-cell office:value-type="float" office:value="1974">
            <text:p>1974</text:p>
          </table:table-cell>
          <table:table-cell table:style-name="ce3" office:value-type="string">
            <text:p><text:a xlink:href="https://www.oxfordreference.com/view/10.1093/acref/9780191735639.timeline.0001#">Alexander Solzhenitsyn is deported from the USSR to West Germany for publishing The Gulag Archipelago</text:a></text:p>
            <text:p/>
            <text:p><text:a xlink:href="https://www.oxfordreference.com/view/10.1093/acref/9780191735639.timeline.0001#">Antoinette Sibley and Anthony Dowell dance together in the premiere of Kenneth MacMillan's Manon</text:a></text:p>
            <text:p/>
            <text:p><text:a xlink:href="https://www.oxfordreference.com/view/10.1093/acref/9780191735639.timeline.0001#">British physicist Stephen Hawking describes how black holes can emit radiation, a process now known as 'Hawking radiation'</text:a></text:p>
            <text:p/>
            <text:p><text:a xlink:href="https://www.oxfordreference.com/view/10.1093/acref/9780191735639.timeline.0001#">More than 7000 life-size terracotta solders are unearthed at Xi'an, placed to guard the tomb of the third century BC Chinese emperor Shi Huangdi</text:a></text:p>
            <text:p/>
            <text:p><text:a xlink:href="https://www.oxfordreference.com/view/10.1093/acref/9780191735639.timeline.0001#">A military coup in Portugal ends four decades of Salazar's and Caetano's dictatorial New State</text:a></text:p>
            <text:p/>
            <text:p><text:a xlink:href="https://www.oxfordreference.com/view/10.1093/acref/9780191735639.timeline.0001#">Augusto Pinochet takes sole power in Chile, at the head of a junta which governs with extreme brutality</text:a></text:p>
            <text:p/>
            <text:p><text:a xlink:href="https://www.oxfordreference.com/view/10.1093/acref/9780191735639.timeline.0001#">Donald Johanson and Tom Gray find an almost complete Australopithecusfemale skeleton at Hadar in Ethiopia, and nickname her Lucy after the Beatles song Lucy in the Sky with Diamonds</text:a></text:p>
            <text:p/>
            <text:p><text:a xlink:href="https://www.oxfordreference.com/view/10.1093/acref/9780191735639.timeline.0001#">Willy Brandt resigns and is succeeded by Helmut Schmidt, as leader of the SDP and chancellor of Germany</text:a></text:p>
            <text:p/>
            <text:p><text:a xlink:href="https://www.oxfordreference.com/view/10.1093/acref/9780191735639.timeline.0001#">Former prime minister Harold Wilson returns to Downing Street as leader of a minority government, but wins a second general election later in the year</text:a></text:p>
            <text:p/>
            <text:p><text:a xlink:href="https://www.oxfordreference.com/view/10.1093/acref/9780191735639.timeline.0001#">Valéry Giscard d'Estaing defeats François Mitterrand in the French presidential election</text:a></text:p>
            <text:p/>
            <text:p><text:a xlink:href="https://www.oxfordreference.com/view/10.1093/acref/9780191735639.timeline.0001#">Golda Meir resigns and Yitzhak Rabin succeeds her as leader of the Labour party and Israeli prime minister</text:a></text:p>
            <text:p/>
            <text:p><text:a xlink:href="https://www.oxfordreference.com/view/10.1093/acref/9780191735639.timeline.0001#">US tennis player Chris Evert wins the first of three victories at Wimbledon and of seven in the French Open</text:a></text:p>
            <text:p/>
            <text:p><text:a xlink:href="https://www.oxfordreference.com/view/10.1093/acref/9780191735639.timeline.0001#">Jimmy Connors wins both Wimbledon and the US Open, on each occasion defeating the veteran Ken Rosewall</text:a></text:p>
            <text:p/>
            <text:p><text:a xlink:href="https://www.oxfordreference.com/view/10.1093/acref/9780191735639.timeline.0001#">German-born British art historian Nikolaus Pevsner completes his monumental 46-volume Buildings of England</text:a></text:p>
            <text:p/>
            <text:p><text:a xlink:href="https://www.oxfordreference.com/view/10.1093/acref/9780191735639.timeline.0001#">Isabel Perón becomes president of Argentina on the death of her husband Juan Perón</text:a></text:p>
            <text:p/>
            <text:p><text:a xlink:href="https://www.oxfordreference.com/view/10.1093/acref/9780191735639.timeline.0001#">An uprising organized in Ethiopia by the Dergue results in the arrest of Haile Selassie and his murder a year later</text:a></text:p>
            <text:p/>
            <text:p><text:a xlink:href="https://www.oxfordreference.com/view/10.1093/acref/9780191735639.timeline.0001#">Turkish troops invade and occupy northeast Cyprus, causing the island to be divided for decades to come</text:a></text:p>
            <text:p/>
            <text:p><text:a xlink:href="https://www.oxfordreference.com/view/10.1093/acref/9780191735639.timeline.0001#">The US Supreme Court orders President Nixon to hand over White House tapes of conversations relevant to Watergate</text:a></text:p>
            <text:p/>
            <text:p><text:a xlink:href="https://www.oxfordreference.com/view/10.1093/acref/9780191735639.timeline.0001#">The House Judiciary Committee takes the first steps in the process of impeaching President Nixon, citing obstruction of justice</text:a></text:p>
            <text:p/>
            <text:p><text:a xlink:href="https://www.oxfordreference.com/view/10.1093/acref/9780191735639.timeline.0001#">Soviet dancer Mikhail Baryshnikov defects from the Kirov company while on tour in Canada</text:a></text:p>
            <text:p/>
            <text:p><text:a xlink:href="https://www.oxfordreference.com/view/10.1093/acref/9780191735639.timeline.0001#">Faced by the prospect of impeachment over Watergate, President Nixon resigns</text:a></text:p>
            <text:p/>
            <text:p><text:a xlink:href="https://www.oxfordreference.com/view/10.1093/acref/9780191735639.timeline.0001#">Richard Nixon is succeeded as US president by his vice-president, Gerald Ford</text:a></text:p>
            <text:p/>
            <text:p><text:a xlink:href="https://www.oxfordreference.com/view/10.1093/acref/9780191735639.timeline.0001#">President Ford pardons ex-president Nixon for his part in the Watergate affair, thus removing the possibility of criminal charges</text:a></text:p>
            <text:p/>
            <text:p><text:a xlink:href="https://www.oxfordreference.com/view/10.1093/acref/9780191735639.timeline.0001#">Muhammad Ali regains the world heavyweight title, beating George Foreman in Zaire in a fight that becomes known as the Rumble in the Jungle</text:a></text:p>
            <text:p/>
            <text:p><text:a xlink:href="https://www.oxfordreference.com/view/10.1093/acref/9780191735639.timeline.0001#">Portuguese Guinea becomes independent as Guinea-Bissau, with Luís Cabral as president</text:a></text:p>
            <text:p/>
            <text:p><text:a xlink:href="https://www.oxfordreference.com/view/10.1093/acref/9780191735639.timeline.0001#">Kenneth MacMillan uses Scott Joplin as his score for a ragtime ballet, Elite Syncopations</text:a></text:p>
            <text:p/>
            <text:p><text:a xlink:href="https://www.oxfordreference.com/view/10.1093/acref/9780191735639.timeline.0001#">The SNP achieves a surge in Scottish nationalism, winning eleven seats at Westminster on 30% of the Scottish vote</text:a></text:p>
            <text:p/>
            <text:p><text:a xlink:href="https://www.oxfordreference.com/view/10.1093/acref/9780191735639.timeline.0001#">The Canadian province of Quebec introduces Bill 22, making French the province's sole official language</text:a></text:p>
            <text:p/>
            <text:p><text:a xlink:href="https://www.oxfordreference.com/view/10.1093/acref/9780191735639.timeline.0001#">Cyclone Tracy devastates the Australian city of Darwin on Christmas Day, destroying 80% of the domestic buildings</text:a></text:p>
          </table:table-cell>
          <table:table-cell table:number-columns-repeated="2"/>
        </table:table-row>
        <table:table-row table:style-name="ro4">
          <table:table-cell office:value-type="float" office:value="1975">
            <text:p>1975</text:p>
          </table:table-cell>
          <table:table-cell table:style-name="ce2" office:value-type="string">
            <text:p><text:a xlink:href="https://www.oxfordreference.com/view/10.1093/acref/9780191735639.timeline.0001#">Internment is ended in Ulster after the Gardiner Report states that it brings the law into disrepute</text:a></text:p>
            <text:p/>
            <text:p><text:a xlink:href="https://www.oxfordreference.com/view/10.1093/acref/9780191735639.timeline.0001#">The independence of Angola is established in the Alvor agreement between Portugal and three rival guerrilla groups, the MPLA, FNLA, and UNITA</text:a></text:p>
            <text:p/>
            <text:p><text:a xlink:href="https://www.oxfordreference.com/view/10.1093/acref/9780191735639.timeline.0001#">The MPLA, controlling the capital but not the country, declares itself the government of newly independent Angola</text:a></text:p>
            <text:p/>
            <text:p><text:a xlink:href="https://www.oxfordreference.com/view/10.1093/acref/9780191735639.timeline.0001#">Richard Burton marries Elizabeth Taylor for the second time, five years after divorcing</text:a></text:p>
            <text:p/>
            <text:p><text:a xlink:href="https://www.oxfordreference.com/view/10.1093/acref/9780191735639.timeline.0001#">The republic of Dahomey changes its name to one already famous in African history – Benin</text:a></text:p>
            <text:p/>
            <text:p><text:a xlink:href="https://www.oxfordreference.com/view/10.1093/acref/9780191735639.timeline.0001#">UNITA and the FNLA join forces to set up a rival Angolan government at Huambo, in the south of the country</text:a></text:p>
            <text:p/>
            <text:p><text:a xlink:href="https://www.oxfordreference.com/view/10.1093/acref/9780191735639.timeline.0001#">Chiang Kai-shek dies and is succeeded by his son, Chiang Ching-Kuo, as leader of the republic of China in Taiwan</text:a></text:p>
            <text:p/>
            <text:p><text:a xlink:href="https://www.oxfordreference.com/view/10.1093/acref/9780191735639.timeline.0001#">Anatoly Karpov becomes world chess champion by default when Bobby Fischer fails to defend his title</text:a></text:p>
            <text:p/>
            <text:p><text:a xlink:href="https://www.oxfordreference.com/view/10.1093/acref/9780191735639.timeline.0001#">The king of Morocco sends 350,000 settlers across the border into Western Sahara</text:a></text:p>
            <text:p/>
            <text:p><text:a xlink:href="https://www.oxfordreference.com/view/10.1093/acref/9780191735639.timeline.0001#">The South Vietnamese capital, Saigon, is taken by North Vietnamese forces</text:a></text:p>
            <text:p/>
            <text:p><text:a xlink:href="https://www.oxfordreference.com/view/10.1093/acref/9780191735639.timeline.0001#">South Vietnam surrenders, as President Duong Van Minh broadcasts an order to all South Viernames forces to lay down their arms</text:a></text:p>
            <text:p/>
            <text:p><text:a xlink:href="https://www.oxfordreference.com/view/10.1093/acref/9780191735639.timeline.0001#">The Willis Faber building, by English architect Norman Foster, is completed in Ipswich</text:a></text:p>
            <text:p/>
            <text:p><text:a xlink:href="https://www.oxfordreference.com/view/10.1093/acref/9780191735639.timeline.0001#">Khmer Rouge guerrillas, led by Pol Pot, take Phnom Penh and launch a genocidal reign of terror in Cambodia</text:a></text:p>
            <text:p/>
            <text:p><text:a xlink:href="https://www.oxfordreference.com/view/10.1093/acref/9780191735639.timeline.0001#">US author E.L. Doctorow sets his novel Ragtimein the early years of the 20th century</text:a></text:p>
            <text:p/>
            <text:p><text:a xlink:href="https://www.oxfordreference.com/view/10.1093/acref/9780191735639.timeline.0001#">The first series of Fawlty Towers, co-written by and starring John Cleese, is broadcast on British TV</text:a></text:p>
            <text:p/>
            <text:p><text:a xlink:href="https://www.oxfordreference.com/view/10.1093/acref/9780191735639.timeline.0001#">Yakubu Gowon, who united Nigeria after the Biafran war, is thrown out in a military coup</text:a></text:p>
            <text:p/>
            <text:p><text:a xlink:href="https://www.oxfordreference.com/view/10.1093/acref/9780191735639.timeline.0001#">Milos Forman directs Jack Nicholson in One Flew Over the Cuckoo's Nest, based on a novel by Ken Kesey</text:a></text:p>
            <text:p/>
            <text:p><text:a xlink:href="https://www.oxfordreference.com/view/10.1093/acref/9780191735639.timeline.0001#">David Hockney begins a new career as a set designer, with The Rake's Progressby Stravinksky at Glyndebourne</text:a></text:p>
            <text:p/>
            <text:p><text:a xlink:href="https://www.oxfordreference.com/view/10.1093/acref/9780191735639.timeline.0001#">Portuguese East Africa becomes independent as Mozambique, with Frelimo as the only political party</text:a></text:p>
            <text:p/>
            <text:p><text:a xlink:href="https://www.oxfordreference.com/view/10.1093/acref/9780191735639.timeline.0001#">The Cape Verde islands, off the west coast of Africa, become independent as the republic of Cape Verde</text:a></text:p>
            <text:p/>
            <text:p><text:a xlink:href="https://www.oxfordreference.com/view/10.1093/acref/9780191735639.timeline.0001#">Astronauts Tom Stafford and Aleksei Leonov shake hands when their Apollo and Soyuz craft successfully dock in space</text:a></text:p>
            <text:p/>
            <text:p><text:a xlink:href="https://www.oxfordreference.com/view/10.1093/acref/9780191735639.timeline.0001#">Czech choreographer Jiri Kylián becomes director of the Netherlands Dance Theatre in The Hague</text:a></text:p>
            <text:p/>
            <text:p><text:a xlink:href="https://www.oxfordreference.com/view/10.1093/acref/9780191735639.timeline.0001#">US director Steven Spielberg has a major success with his second feature film, Jaws</text:a></text:p>
            <text:p/>
            <text:p><text:a xlink:href="https://www.oxfordreference.com/view/10.1093/acref/9780191735639.timeline.0001#">Mujibur Rahman, with most of his family, is assassinated by junior officers in a coup in Bangladesh</text:a></text:p>
            <text:p/>
            <text:p><text:a xlink:href="https://www.oxfordreference.com/view/10.1093/acref/9780191735639.timeline.0001#">The island of Papua New Guinea wins independence from Australia</text:a></text:p>
            <text:p/>
            <text:p><text:a xlink:href="https://www.oxfordreference.com/view/10.1093/acref/9780191735639.timeline.0001#">School friends Bill Gates and Paul Allen found a software firm, calling it Microsoft</text:a></text:p>
            <text:p/>
            <text:p><text:a xlink:href="https://www.oxfordreference.com/view/10.1093/acref/9780191735639.timeline.0001#">Excavation of the 5200-year-old passage grave at Newgrange in Ireland is completed</text:a></text:p>
            <text:p/>
            <text:p><text:a xlink:href="https://www.oxfordreference.com/view/10.1093/acref/9780191735639.timeline.0001#">Austrian racing driver Niki Lauda wins the first of three Formula One world championship titles</text:a></text:p>
            <text:p/>
            <text:p><text:a xlink:href="https://www.oxfordreference.com/view/10.1093/acref/9780191735639.timeline.0001#">The British group the Sex Pistols launch punk rock, with their first gig at St Martin's School of Art in London</text:a></text:p>
            <text:p/>
            <text:p><text:a xlink:href="https://www.oxfordreference.com/view/10.1093/acref/9780191735639.timeline.0001#">There is political turmoil in Australia after the governor-general, Sir John Kerr, dismisses prime minister Gough Whitlam</text:a></text:p>
            <text:p/>
            <text:p><text:a xlink:href="https://www.oxfordreference.com/view/10.1093/acref/9780191735639.timeline.0001#">Australian governor-general Sir John Kerr appoints Liberal leader Malcolm Fraser as caretaker prime minister</text:a></text:p>
            <text:p/>
            <text:p><text:a xlink:href="https://www.oxfordreference.com/view/10.1093/acref/9780191735639.timeline.0001#">Franco dies and is succeeded as Spanish head of state by Juan Carlos, heir to the Bourbon throne</text:a></text:p>
            <text:p/>
            <text:p><text:a xlink:href="https://www.oxfordreference.com/view/10.1093/acref/9780191735639.timeline.0001#">English author Ruth Prawer Jhabwala wins the Booker Prize with her novel Heat and Dust</text:a></text:p>
            <text:p/>
            <text:p><text:a xlink:href="https://www.oxfordreference.com/view/10.1093/acref/9780191735639.timeline.0001#">Surinam wins independence from the Dutch, with Johan Ferrier as the first president</text:a></text:p>
            <text:p/>
            <text:p><text:a xlink:href="https://www.oxfordreference.com/view/10.1093/acref/9780191735639.timeline.0001#">Robert Muldoon is prime minister of New Zealand after a National Party ;election victory</text:a></text:p>
            <text:p/>
            <text:p><text:a xlink:href="https://www.oxfordreference.com/view/10.1093/acref/9780191735639.timeline.0001#">In Angola the USA and USSR fund rival guerrilla groups, MPLA and UNITA</text:a></text:p>
            <text:p/>
            <text:p><text:a xlink:href="https://www.oxfordreference.com/view/10.1093/acref/9780191735639.timeline.0001#">The invasion of East Timor by Indonesia begins decades of guerrilla resistance and brutal repression</text:a></text:p>
            <text:p/>
            <text:p><text:a xlink:href="https://www.oxfordreference.com/view/10.1093/acref/9780191735639.timeline.0001#">Canadian novelist Robertson Davies completes his semi-autobiographical Deptford Trilogy</text:a></text:p>
            <text:p/>
            <text:p><text:a xlink:href="https://www.oxfordreference.com/view/10.1093/acref/9780191735639.timeline.0001#">Malcolm Fraser becomes the Australian prime minister, winning the first of three general election victories</text:a></text:p>
            <text:p/>
            <text:p><text:a xlink:href="https://www.oxfordreference.com/view/10.1093/acref/9780191735639.timeline.0001#">Cuban troops, sent by Castro to Angola, clash with South African forces attempting to combat communism</text:a></text:p>
          </table:table-cell>
          <table:table-cell table:number-columns-repeated="2"/>
        </table:table-row>
        <table:table-row table:style-name="ro4">
          <table:table-cell office:value-type="float" office:value="1976">
            <text:p>1976</text:p>
          </table:table-cell>
          <table:table-cell table:style-name="ce3" office:value-type="string">
            <text:p><text:a xlink:href="https://www.oxfordreference.com/view/10.1093/acref/9780191735639.timeline.0001#">Mikhail Baryshnikov dances in the New York premiere of Twyla Tharp's ballet Push Comes to Shove</text:a></text:p>
            <text:p/>
            <text:p><text:a xlink:href="https://www.oxfordreference.com/view/10.1093/acref/9780191735639.timeline.0001#">Nkomo and Mugabe merge their guerrilla troops in a more effective disruptive force, to be known as the Patriotic Front</text:a></text:p>
            <text:p/>
            <text:p><text:a xlink:href="https://www.oxfordreference.com/view/10.1093/acref/9780191735639.timeline.0001#">Steve Wozniak and Steve Jobs design and market a personal computer, calling it the Apple</text:a></text:p>
            <text:p/>
            <text:p><text:a xlink:href="https://www.oxfordreference.com/view/10.1093/acref/9780191735639.timeline.0001#">Portugal adopts a democratic constitution after 43 years of dictatorship</text:a></text:p>
            <text:p/>
            <text:p><text:a xlink:href="https://www.oxfordreference.com/view/10.1093/acref/9780191735639.timeline.0001#">Frederick Ashton creates a ballet based on Turgenev's play A Month in the Country, to music by Chopin</text:a></text:p>
            <text:p/>
            <text:p><text:a xlink:href="https://www.oxfordreference.com/view/10.1093/acref/9780191735639.timeline.0001#">Harold Wilson unexpectedly resigns as the British prime minister and is succeeded by James Callaghan</text:a></text:p>
            <text:p/>
            <text:p><text:a xlink:href="https://www.oxfordreference.com/view/10.1093/acref/9780191735639.timeline.0001#">14-year-old Jodie Foster stars as a drug-addicted child prostitute in Martin Scorsese's Taxi Driver</text:a></text:p>
            <text:p/>
            <text:p><text:a xlink:href="https://www.oxfordreference.com/view/10.1093/acref/9780191735639.timeline.0001#">Mary Leakey and her team find footprints, about 3.6 million years old, of bipedal hominids walking upright at Laetoli in Tanzania</text:a></text:p>
            <text:p/>
            <text:p><text:a xlink:href="https://www.oxfordreference.com/view/10.1093/acref/9780191735639.timeline.0001#">The UN entrusts the Western Sahara to joint administration by Morocco and Mauritania</text:a></text:p>
            <text:p/>
            <text:p><text:a xlink:href="https://www.oxfordreference.com/view/10.1093/acref/9780191735639.timeline.0001#">The British public is outraged to discover that the Tate Gallery has spent money purchasing Carl Andre's arrangement of bricks, Equivalent VIII</text:a></text:p>
            <text:p/>
            <text:p><text:a xlink:href="https://www.oxfordreference.com/view/10.1093/acref/9780191735639.timeline.0001#">A guerrilla movement, with Rhodesian backing, launches a long civil war against Frelimo in Mozambique</text:a></text:p>
            <text:p/>
            <text:p><text:a xlink:href="https://www.oxfordreference.com/view/10.1093/acref/9780191735639.timeline.0001#">A military coup in Argentina brings to an end the two-year presidency of Juan Perón's widow, Isabelita</text:a></text:p>
            <text:p/>
            <text:p><text:a xlink:href="https://www.oxfordreference.com/view/10.1093/acref/9780191735639.timeline.0001#">Polish composer Henryk Górecki completes his Third Symphony</text:a></text:p>
            <text:p/>
            <text:p><text:a xlink:href="https://www.oxfordreference.com/view/10.1093/acref/9780191735639.timeline.0001#">The Polisario, as a government-in-exile in Algeria, proclaim the independence of Western Sahara as the Saharan Arab Democratic Republic</text:a></text:p>
            <text:p/>
            <text:p><text:a xlink:href="https://www.oxfordreference.com/view/10.1093/acref/9780191735639.timeline.0001#">Britain's new National Theatre, designed by Denys Lasdun, opens on the South Bank in London,</text:a></text:p>
            <text:p/>
            <text:p><text:a xlink:href="https://www.oxfordreference.com/view/10.1093/acref/9780191735639.timeline.0001#">Pierre Boulez establishes in Paris IRCAM, an advanced institute for research into the techniques of modern music</text:a></text:p>
            <text:p/>
            <text:p><text:a xlink:href="https://www.oxfordreference.com/view/10.1093/acref/9780191735639.timeline.0001#">Hundreds of deaths and casualties result from police firing on a demonstration by schoolchildren in the black township of Soweto</text:a></text:p>
            <text:p/>
            <text:p><text:a xlink:href="https://www.oxfordreference.com/view/10.1093/acref/9780191735639.timeline.0001#">Mario Soares becomes Portugal's first democratically elected prime minister in half a century</text:a></text:p>
            <text:p/>
            <text:p><text:a xlink:href="https://www.oxfordreference.com/view/10.1093/acref/9780191735639.timeline.0001#">In a daring raid on Entebbe airport, Israeli troops rescue hostages hijacked on a flight from Tel Aviv to Paris</text:a></text:p>
            <text:p/>
            <text:p><text:a xlink:href="https://www.oxfordreference.com/view/10.1093/acref/9780191735639.timeline.0001#">The Swedish tennis player Björn Borg wins the first of five consecutive singles titles at Wimbledon</text:a></text:p>
            <text:p/>
            <text:p><text:a xlink:href="https://www.oxfordreference.com/view/10.1093/acref/9780191735639.timeline.0001#">The landing section of the US spacecraft Viking 1detaches from the orbiter and makes a successful landing on Mars</text:a></text:p>
            <text:p/>
            <text:p><text:a xlink:href="https://www.oxfordreference.com/view/10.1093/acref/9780191735639.timeline.0001#">Liverpool football player Kevin Keegan begins six years as captain of England</text:a></text:p>
            <text:p/>
            <text:p><text:a xlink:href="https://www.oxfordreference.com/view/10.1093/acref/9780191735639.timeline.0001#">Black American author Alex Haley traces his family origins in Africa in Roots</text:a></text:p>
            <text:p/>
            <text:p><text:a xlink:href="https://www.oxfordreference.com/view/10.1093/acref/9780191735639.timeline.0001#">333 days after leaving Earth, the landing section of the US spacecraft Viking 2touches down on Mars and begins sending back photographs</text:a></text:p>
            <text:p/>
            <text:p><text:a xlink:href="https://www.oxfordreference.com/view/10.1093/acref/9780191735639.timeline.0001#">Mao Zedong dies in Beijing, at the age of 82, and lies in state in the Great Hall of the People</text:a></text:p>
            <text:p/>
            <text:p><text:a xlink:href="https://www.oxfordreference.com/view/10.1093/acref/9780191735639.timeline.0001#">Bulgarian-born US artist Christo (Christo Javacheff) constructs a 24-mile Running Fencein California</text:a></text:p>
            <text:p/>
            <text:p><text:a xlink:href="https://www.oxfordreference.com/view/10.1093/acref/9780191735639.timeline.0001#">The much-hated Gang of Four are arrested in China within weeks of Mao Zedong's death</text:a></text:p>
            <text:p/>
            <text:p><text:a xlink:href="https://www.oxfordreference.com/view/10.1093/acref/9780191735639.timeline.0001#">The incumbent president Gerald Ford is defeated by Democrat Jimmy Carter in the US election</text:a></text:p>
            <text:p/>
            <text:p><text:a xlink:href="https://www.oxfordreference.com/view/10.1093/acref/9780191735639.timeline.0001#">19-year-old Spanish golfer Severiano Ballesteros ends the year as number one in Europe</text:a></text:p>
          </table:table-cell>
          <table:table-cell table:number-columns-repeated="2"/>
        </table:table-row>
        <table:table-row table:style-name="ro4">
          <table:table-cell office:value-type="float" office:value="1977">
            <text:p>1977</text:p>
          </table:table-cell>
          <table:table-cell table:style-name="ce2" office:value-type="string">
            <text:p><text:a xlink:href="https://www.oxfordreference.com/view/10.1093/acref/9780191735639.timeline.0001#">Mengistu Haile Mariam seizes control of Ethiopia's ruling Dergue (military council) in a violent coup</text:a></text:p>
            <text:p/>
            <text:p><text:a xlink:href="https://www.oxfordreference.com/view/10.1093/acref/9780191735639.timeline.0001#">Royal tombs are excavated at Vergina, in Macedonia, probably including that of Philip of Macedon</text:a></text:p>
            <text:p/>
            <text:p><text:a xlink:href="https://www.oxfordreference.com/view/10.1093/acref/9780191735639.timeline.0001#">Jacques Chirac, leader of a recently formed neo-Gaullist party, is elected mayor of Paris</text:a></text:p>
            <text:p/>
            <text:p><text:a xlink:href="https://www.oxfordreference.com/view/10.1093/acref/9780191735639.timeline.0001#">Steven Spielberg writes and directs an influential science fiction movie, Close Encounters of the Third Kind</text:a></text:p>
            <text:p/>
            <text:p><text:a xlink:href="https://www.oxfordreference.com/view/10.1093/acref/9780191735639.timeline.0001#">Likud leader Menachem Begin, at the head of a coalition government, becomes Israel's first non-socialist prime minister</text:a></text:p>
            <text:p/>
            <text:p><text:a xlink:href="https://www.oxfordreference.com/view/10.1093/acref/9780191735639.timeline.0001#">A treaty provides for the gradual transfer of the Canal Zone from US to Panamanian control</text:a></text:p>
            <text:p/>
            <text:p><text:a xlink:href="https://www.oxfordreference.com/view/10.1093/acref/9780191735639.timeline.0001#">George Lucas writes and directs a science fantasy, Star Wars, launching a narrative that will be expanded in a further five films</text:a></text:p>
            <text:p/>
            <text:p><text:a xlink:href="https://www.oxfordreference.com/view/10.1093/acref/9780191735639.timeline.0001#">The French Territory of Afars and Issas becomes independent as Djibouti, with Hassan Gouled Aptidon as president</text:a></text:p>
            <text:p/>
            <text:p><text:a xlink:href="https://www.oxfordreference.com/view/10.1093/acref/9780191735639.timeline.0001#">German author Botho Strauss's play Three Acts of Recognitionwins him an international audience</text:a></text:p>
            <text:p/>
            <text:p><text:a xlink:href="https://www.oxfordreference.com/view/10.1093/acref/9780191735639.timeline.0001#">Zia ul-Haq, the Chief of Army Staff, takes power in a bloodless coup against the government of Zulfiqar Ali Bhutto</text:a></text:p>
            <text:p/>
            <text:p><text:a xlink:href="https://www.oxfordreference.com/view/10.1093/acref/9780191735639.timeline.0001#">Estonian composer Arvo Pärt completes his choral work Cantus in memoriam Benjamin Britten</text:a></text:p>
            <text:p/>
            <text:p><text:a xlink:href="https://www.oxfordreference.com/view/10.1093/acref/9780191735639.timeline.0001#">Elvis Presley dies, aged 42, at his home in Memphis, Tennessee</text:a></text:p>
            <text:p/>
            <text:p><text:a xlink:href="https://www.oxfordreference.com/view/10.1093/acref/9780191735639.timeline.0001#">After making several films together, Woody Allen and his partner Diane Keaton have an Oscar-winning success with Annie Hall</text:a></text:p>
            <text:p/>
            <text:p><text:a xlink:href="https://www.oxfordreference.com/view/10.1093/acref/9780191735639.timeline.0001#">The Pompidou Centre, designed by Renzo Piano and Richard Rogers, opens in Paris</text:a></text:p>
            <text:p/>
            <text:p><text:a xlink:href="https://www.oxfordreference.com/view/10.1093/acref/9780191735639.timeline.0001#">Steve Biko, founder of Black Consciousness, dies of head wounds received in police custody in Pretoria</text:a></text:p>
            <text:p/>
            <text:p><text:a xlink:href="https://www.oxfordreference.com/view/10.1093/acref/9780191735639.timeline.0001#">Anwar el-Sadat, the Egyptian president, travels to Jerusalem to propose a peace plan to the Israelis</text:a></text:p>
            <text:p/>
            <text:p><text:a xlink:href="https://www.oxfordreference.com/view/10.1093/acref/9780191735639.timeline.0001#">In a multi-million dollar ceremony, Jean-Bédel Bokassa proclaims himself emperor of the Central African Republic</text:a></text:p>
          </table:table-cell>
          <table:table-cell table:number-columns-repeated="2"/>
        </table:table-row>
        <table:table-row table:style-name="ro4">
          <table:table-cell office:value-type="float" office:value="1978">
            <text:p>1978</text:p>
          </table:table-cell>
          <table:table-cell table:style-name="ce3" office:value-type="string">
            <text:p><text:a xlink:href="https://www.oxfordreference.com/view/10.1093/acref/9780191735639.timeline.0001#">Kenneth MacMillan turns a double suicide of 1889 into a ferociously dramatic ballet, Mayerling</text:a></text:p>
            <text:p/>
            <text:p><text:a xlink:href="https://www.oxfordreference.com/view/10.1093/acref/9780191735639.timeline.0001#">US author John Irving has wide success with his novel The World According to Garp</text:a></text:p>
            <text:p/>
            <text:p><text:a xlink:href="https://www.oxfordreference.com/view/10.1093/acref/9780191735639.timeline.0001#">Hungarian composer György Ligeti's opera Le Grand Macabrehas its premiere in Stockholm</text:a></text:p>
            <text:p/>
            <text:p><text:a xlink:href="https://www.oxfordreference.com/view/10.1093/acref/9780191735639.timeline.0001#">John Mortimer's Rumpole of the Bailey, with Leo McKern in the title role, begins its first series of six episodes on British TV</text:a></text:p>
            <text:p/>
            <text:p><text:a xlink:href="https://www.oxfordreference.com/view/10.1093/acref/9780191735639.timeline.0001#">Former Italian prime minister Aldo Moro is abducted and assassinated by the terrorist Red Brigades</text:a></text:p>
            <text:p/>
            <text:p><text:a xlink:href="https://www.oxfordreference.com/view/10.1093/acref/9780191735639.timeline.0001#">Iris Murdoch publishes The Sea, the Sea, and wins the 1978 Booker Prize</text:a></text:p>
            <text:p/>
            <text:p><text:a xlink:href="https://www.oxfordreference.com/view/10.1093/acref/9780191735639.timeline.0001#">English author Andrew Motion publishes his first collection of poems, The Pleasure Steamers</text:a></text:p>
            <text:p/>
            <text:p><text:a xlink:href="https://www.oxfordreference.com/view/10.1093/acref/9780191735639.timeline.0001#">Muhammad Ali is the first boxer to become world heavyweight champion three times, defeating Leon Spinks in a return match a year after losing the title</text:a></text:p>
            <text:p/>
            <text:p><text:a xlink:href="https://www.oxfordreference.com/view/10.1093/acref/9780191735639.timeline.0001#">Shining Path and Tupac Amaru emerge as left-wing guerrilla groups in Peru</text:a></text:p>
            <text:p/>
            <text:p><text:a xlink:href="https://www.oxfordreference.com/view/10.1093/acref/9780191735639.timeline.0001#">Douglas Adams creates Hitchhiker's Guide to the Galaxyas a science fiction comedy series for BBC's Radio 4</text:a></text:p>
            <text:p/>
            <text:p><text:a xlink:href="https://www.oxfordreference.com/view/10.1093/acref/9780191735639.timeline.0001#">Czech-born US tennis player Martina Navratilova wins the first of nine singles titles at Wimbledon</text:a></text:p>
            <text:p/>
            <text:p><text:a xlink:href="https://www.oxfordreference.com/view/10.1093/acref/9780191735639.timeline.0001#">English cricketer Ian Botham sets a new Test record, scoring a century and taking eight wickets against Pakistan at Lord's</text:a></text:p>
            <text:p/>
            <text:p><text:a xlink:href="https://www.oxfordreference.com/view/10.1093/acref/9780191735639.timeline.0001#">Louise Brown, born in England, is the first test-tube baby, having been conceived by IVF (In vitrofertilization)</text:a></text:p>
            <text:p/>
            <text:p><text:a xlink:href="https://www.oxfordreference.com/view/10.1093/acref/9780191735639.timeline.0001#">Jomo Kenyatta dies in office as Kenya's president and is succeeded by his deputy, Daniel arap Moi</text:a></text:p>
            <text:p/>
            <text:p><text:a xlink:href="https://www.oxfordreference.com/view/10.1093/acref/9780191735639.timeline.0001#">Italian cardinal Albino Luciani is elected pope and takes the name John Paul I</text:a></text:p>
            <text:p/>
            <text:p><text:a xlink:href="https://www.oxfordreference.com/view/10.1093/acref/9780191735639.timeline.0001#">Sandinista guerrillas make a surprise attack on the National Palace in Nicaragua, taking more than 1000 people hostage</text:a></text:p>
            <text:p/>
            <text:p><text:a xlink:href="https://www.oxfordreference.com/view/10.1093/acref/9780191735639.timeline.0001#">Anwar el-Sadat and Menachem Begin sign an Egyptian-Israeli peace treaty at Camp David in the USA</text:a></text:p>
            <text:p/>
            <text:p><text:a xlink:href="https://www.oxfordreference.com/view/10.1093/acref/9780191735639.timeline.0001#">British author Ian McEwan publishes his first novel, The Cement Garden</text:a></text:p>
            <text:p/>
            <text:p><text:a xlink:href="https://www.oxfordreference.com/view/10.1093/acref/9780191735639.timeline.0001#">Pope John Paul I dies, after a pontificate of only 33 days</text:a></text:p>
            <text:p/>
            <text:p><text:a xlink:href="https://www.oxfordreference.com/view/10.1093/acref/9780191735639.timeline.0001#">A Catholic-Orthodox joint commission acknowledges the long-term aim of re-establishing full communion between the two churches</text:a></text:p>
            <text:p/>
            <text:p><text:a xlink:href="https://www.oxfordreference.com/view/10.1093/acref/9780191735639.timeline.0001#">David Attenborough writes and presents Life on Earth, a television series on evolution – the first of his many surveys of natural history</text:a></text:p>
            <text:p/>
            <text:p><text:a xlink:href="https://www.oxfordreference.com/view/10.1093/acref/9780191735639.timeline.0001#">Polish cardinal Karol Wojtyla is elected pope and takes the name John Paul II</text:a></text:p>
            <text:p/>
            <text:p><text:a xlink:href="https://www.oxfordreference.com/view/10.1093/acref/9780191735639.timeline.0001#">Belgian cyclist Eddie Merckz retires after a 14-year career with a record 445 victories</text:a></text:p>
            <text:p/>
            <text:p><text:a xlink:href="https://www.oxfordreference.com/view/10.1093/acref/9780191735639.timeline.0001#">Demonstrations take place throughout Iran, demanding Islamic rule under the leadership of Ayatollah Khomeini</text:a></text:p>
            <text:p/>
            <text:p><text:a xlink:href="https://www.oxfordreference.com/view/10.1093/acref/9780191735639.timeline.0001#">Israeli prime minister Menachem Begin and Egyptian president Anwar el-Sadat share the Nobel Peace Prize</text:a></text:p>
            <text:p/>
            <text:p><text:a xlink:href="https://www.oxfordreference.com/view/10.1093/acref/9780191735639.timeline.0001#">Vietnamese forces invade Cambodia, driving out Pol Pot and the Khmer Rouge</text:a></text:p>
            <text:p/>
            <text:p><text:a xlink:href="https://www.oxfordreference.com/view/10.1093/acref/9780191735639.timeline.0001#">There are so many strikes in Britain this winter that it becomes known as the 'winter of discontent'</text:a></text:p>
          </table:table-cell>
          <table:table-cell table:number-columns-repeated="2"/>
        </table:table-row>
        <table:table-row table:style-name="ro4">
          <table:table-cell office:value-type="float" office:value="1979">
            <text:p>1979</text:p>
          </table:table-cell>
          <table:table-cell table:style-name="ce2" office:value-type="string">
            <text:p><text:a xlink:href="https://www.oxfordreference.com/view/10.1093/acref/9780191735639.timeline.0001#">An Islamic revolution forces the Shah, Mohammad Reza Pahlavi, to flee from Iran</text:a></text:p>
            <text:p/>
            <text:p><text:a xlink:href="https://www.oxfordreference.com/view/10.1093/acref/9780191735639.timeline.0001#">Morocco annexes the Mauritanian part of the Western Sahara, thus taking control of the entire region</text:a></text:p>
            <text:p/>
            <text:p><text:a xlink:href="https://www.oxfordreference.com/view/10.1093/acref/9780191735639.timeline.0001#">Ayatollah Khomeini receives a rapturous welcome on his return to Iran to head the Islamic Revolutionary Committee</text:a></text:p>
            <text:p/>
            <text:p><text:a xlink:href="https://www.oxfordreference.com/view/10.1093/acref/9780191735639.timeline.0001#">Francis Ford Coppola directs Marlon Brando and Martin Sheen in Apocalypse Now</text:a></text:p>
            <text:p/>
            <text:p><text:a xlink:href="https://www.oxfordreference.com/view/10.1093/acref/9780191735639.timeline.0001#">Idi Amin flees from Uganda as Tanzanian troops reach his capital, Kampala</text:a></text:p>
            <text:p/>
            <text:p><text:a xlink:href="https://www.oxfordreference.com/view/10.1093/acref/9780191735639.timeline.0001#">Partial meltdown of a US nuclear power station at Three Mile Island, near Harrisburg, spreads radioactive steam over a large surrounding area</text:a></text:p>
            <text:p/>
            <text:p><text:a xlink:href="https://www.oxfordreference.com/view/10.1093/acref/9780191735639.timeline.0001#">Ex-president Zulfikar Ali Bhutto is executed in Pakistan for allegedly authorizing the murder of a political opponent</text:a></text:p>
            <text:p/>
            <text:p><text:a xlink:href="https://www.oxfordreference.com/view/10.1093/acref/9780191735639.timeline.0001#">The first multiracial elections held in Rhodesia are won by bishop Abel Muzorewa</text:a></text:p>
            <text:p/>
            <text:p><text:a xlink:href="https://www.oxfordreference.com/view/10.1093/acref/9780191735639.timeline.0001#">Communist measures in Afghanistan provoke a Muslim jihadand the murder of more than 100 Russians in Herat</text:a></text:p>
            <text:p/>
            <text:p><text:a xlink:href="https://www.oxfordreference.com/view/10.1093/acref/9780191735639.timeline.0001#">The Conservative party wins the general election and Margaret Thatcher becomes Britain's first female prime minister</text:a></text:p>
            <text:p/>
            <text:p><text:a xlink:href="https://www.oxfordreference.com/view/10.1093/acref/9780191735639.timeline.0001#">The emergency measures underpinning military rule are repealed in Brazil, and an amnesty restores political rights</text:a></text:p>
            <text:p/>
            <text:p><text:a xlink:href="https://www.oxfordreference.com/view/10.1093/acref/9780191735639.timeline.0001#">John Paul II makes an emotional and influential return to Poland, the country of his birth</text:a></text:p>
            <text:p/>
            <text:p><text:a xlink:href="https://www.oxfordreference.com/view/10.1093/acref/9780191735639.timeline.0001#">Young officers, led by flight lieutenant Jerry Rawlings, take power in a coup in Ghana</text:a></text:p>
            <text:p/>
            <text:p><text:a xlink:href="https://www.oxfordreference.com/view/10.1093/acref/9780191735639.timeline.0001#">Peter Shaffer's play about Mozart, Amadeus, has its premiere in London</text:a></text:p>
            <text:p/>
            <text:p><text:a xlink:href="https://www.oxfordreference.com/view/10.1093/acref/9780191735639.timeline.0001#">A Sandinista junta, headed by Daniel Ortega, takes power in Nicaragua – bringing to an end four decades of brutal rule by the Somoza dynasty</text:a></text:p>
            <text:p/>
            <text:p><text:a xlink:href="https://www.oxfordreference.com/view/10.1093/acref/9780191735639.timeline.0001#">Daniel Ortega leads the Sandinistas to electoral victory in Nicaragua</text:a></text:p>
            <text:p/>
            <text:p><text:a xlink:href="https://www.oxfordreference.com/view/10.1093/acref/9780191735639.timeline.0001#">Lord Mountbatten is killed by an IRA bomb that explodes on his boat in the bay of Donegal</text:a></text:p>
            <text:p/>
            <text:p><text:a xlink:href="https://www.oxfordreference.com/view/10.1093/acref/9780191735639.timeline.0001#">Opponents of the Sandinistas flee from Nicaragua into Honduras, where they become known as the Contras</text:a></text:p>
            <text:p/>
            <text:p><text:a xlink:href="https://www.oxfordreference.com/view/10.1093/acref/9780191735639.timeline.0001#">Saddam Hussein begins a reign of terror in Iraq, reading out at a meeting the names of fellow Ba'thists who are to be taken out and shot</text:a></text:p>
            <text:p/>
            <text:p><text:a xlink:href="https://www.oxfordreference.com/view/10.1093/acref/9780191735639.timeline.0001#">20-year-old US tennis player John McEnroe wins the singles title in the US Open for the first of four times</text:a></text:p>
            <text:p/>
            <text:p><text:a xlink:href="https://www.oxfordreference.com/view/10.1093/acref/9780191735639.timeline.0001#">British artist Richard Long lays out his Slate Circleat the Tate Gallery in London</text:a></text:p>
            <text:p/>
            <text:p><text:a xlink:href="https://www.oxfordreference.com/view/10.1093/acref/9780191735639.timeline.0001#">French paratroops bring to an end the savage rule of Bokassa in the Central African Republic</text:a></text:p>
            <text:p/>
            <text:p><text:a xlink:href="https://www.oxfordreference.com/view/10.1093/acref/9780191735639.timeline.0001#">Supporters of Ayatollah Khomeini seize the US embassy in Tehran, taking hostage 66 US citizens</text:a></text:p>
            <text:p/>
            <text:p><text:a xlink:href="https://www.oxfordreference.com/view/10.1093/acref/9780191735639.timeline.0001#">Soviet troops invade Afghanistan to suppress anti-communist anarchy</text:a></text:p>
            <text:p/>
            <text:p><text:a xlink:href="https://www.oxfordreference.com/view/10.1093/acref/9780191735639.timeline.0001#">A conference in London, at Lancaster House, finally achieves agreement on Southern Rhodesia</text:a></text:p>
            <text:p/>
            <text:p><text:a xlink:href="https://www.oxfordreference.com/view/10.1093/acref/9780191735639.timeline.0001#">Britain agrees to fund the purchase of land of British farmers in Southern Rhodesia willing to sell, for a much-needed land distribution programme</text:a></text:p>
            <text:p/>
            <text:p><text:a xlink:href="https://www.oxfordreference.com/view/10.1093/acref/9780191735639.timeline.0001#">The Global Commission for the Eradication of Smallpox announces that the world is free of the disease</text:a></text:p>
          </table:table-cell>
          <table:table-cell table:number-columns-repeated="2"/>
        </table:table-row>
        <table:table-row table:style-name="ro4">
          <table:table-cell office:value-type="float" office:value="1980">
            <text:p>1980</text:p>
          </table:table-cell>
          <table:table-cell table:style-name="ce2" office:value-type="string">
            <text:p><text:a xlink:href="https://www.oxfordreference.com/view/10.1093/acref/9780191735639.timeline.0001#">The small firm of Microsoft wins the contract to provide the operating system of the IBM personal computer</text:a></text:p>
            <text:p/>
            <text:p><text:a xlink:href="https://www.oxfordreference.com/view/10.1093/acref/9780191735639.timeline.0001#">The USA ends all aid to Nicaragua and provides funds to train and equip the Contras in neighbouring Honduras</text:a></text:p>
            <text:p/>
            <text:p><text:a xlink:href="https://www.oxfordreference.com/view/10.1093/acref/9780191735639.timeline.0001#">Archbishop Oscar Romero, an exponent of liberation theology, is killed as he celebrates Mass in San Salvador</text:a></text:p>
            <text:p/>
            <text:p><text:a xlink:href="https://www.oxfordreference.com/view/10.1093/acref/9780191735639.timeline.0001#">Italian academic Umberto Eco publishes The Name of the Rose, a medieval murder mystery</text:a></text:p>
            <text:p/>
            <text:p><text:a xlink:href="https://www.oxfordreference.com/view/10.1093/acref/9780191735639.timeline.0001#">The threat of a hunger strike persuades the British government to authorize S4C (Sianel Pedwar Cymru), a television channel broadcasting in Welsh</text:a></text:p>
            <text:p/>
            <text:p><text:a xlink:href="https://www.oxfordreference.com/view/10.1093/acref/9780191735639.timeline.0001#">A US helicopter mission fails disastrously in its attempt to rescue the embassy hostages in Tehran</text:a></text:p>
            <text:p/>
            <text:p><text:a xlink:href="https://www.oxfordreference.com/view/10.1093/acref/9780191735639.timeline.0001#">US author Sam Shepard's play True Westhas its premiere in New York</text:a></text:p>
            <text:p/>
            <text:p><text:a xlink:href="https://www.oxfordreference.com/view/10.1093/acref/9780191735639.timeline.0001#">Rhodesia becomes independent, taking the name Zimbabwe, with Robert Mugabe as prime minister</text:a></text:p>
            <text:p/>
            <text:p><text:a xlink:href="https://www.oxfordreference.com/view/10.1093/acref/9780191735639.timeline.0001#">A coup in Uganda brings Milton Obote back into power, and he is confirmed as president in a subsequent general election</text:a></text:p>
            <text:p/>
            <text:p><text:a xlink:href="https://www.oxfordreference.com/view/10.1093/acref/9780191735639.timeline.0001#">The song O Canada, exactly a century old, is officially adopted as the country's national anthem</text:a></text:p>
            <text:p/>
            <text:p><text:a xlink:href="https://www.oxfordreference.com/view/10.1093/acref/9780191735639.timeline.0001#">Electrician Lech Walesa emerges as the leader of a strike in the Gdansk shipyard in Poland</text:a></text:p>
            <text:p/>
            <text:p><text:a xlink:href="https://www.oxfordreference.com/view/10.1093/acref/9780191735639.timeline.0001#">The Charter of Rights and Freedoms secures new aspects of Canada's national identity</text:a></text:p>
            <text:p/>
            <text:p><text:a xlink:href="https://www.oxfordreference.com/view/10.1093/acref/9780191735639.timeline.0001#">The Bharatiya Janata Party (BJP) emerges in India from previous Hindu nationalist groups and soon acquires a large following</text:a></text:p>
            <text:p/>
            <text:p><text:a xlink:href="https://www.oxfordreference.com/view/10.1093/acref/9780191735639.timeline.0001#">US basketball champion Magic Johnson begins 12 years with the Los Angeles Lakers</text:a></text:p>
            <text:p/>
            <text:p><text:a xlink:href="https://www.oxfordreference.com/view/10.1093/acref/9780191735639.timeline.0001#">Martin Scorsese directs Robert de Niro in Raging Bull</text:a></text:p>
            <text:p/>
            <text:p><text:a xlink:href="https://www.oxfordreference.com/view/10.1093/acref/9780191735639.timeline.0001#">US choreographer Mark Morris founds his own company, the Mark Morris Dance Group, based in New York</text:a></text:p>
            <text:p/>
            <text:p><text:a xlink:href="https://www.oxfordreference.com/view/10.1093/acref/9780191735639.timeline.0001#">A trade union, Solidarnośc (Solidarity), is formed by strikers in the Gdansk shipyard in Poland</text:a></text:p>
            <text:p/>
            <text:p><text:a xlink:href="https://www.oxfordreference.com/view/10.1093/acref/9780191735639.timeline.0001#">Lech Walesa is elected chairman of the newly formed Polish trade union movement Solidarnośc (Solidarity)</text:a></text:p>
            <text:p/>
            <text:p><text:a xlink:href="https://www.oxfordreference.com/view/10.1093/acref/9780191735639.timeline.0001#">Saddam Hussein invades Iran, beginning an 8-year war that will bring massive human cost</text:a></text:p>
            <text:p/>
            <text:p><text:a xlink:href="https://www.oxfordreference.com/view/10.1093/acref/9780191735639.timeline.0001#">Republican Ronald Reagan wins the US presidential election against the incumbent Jimmy Carter</text:a></text:p>
            <text:p/>
            <text:p><text:a xlink:href="https://www.oxfordreference.com/view/10.1093/acref/9780191735639.timeline.0001#">Beatle John Lennon is murdered by a psychopath on the steps of his and Yoko Ono's apartment block in New York</text:a></text:p>
          </table:table-cell>
          <table:table-cell table:number-columns-repeated="2"/>
        </table:table-row>
        <table:table-row table:style-name="ro4">
          <table:table-cell office:value-type="float" office:value="1981">
            <text:p>1981</text:p>
          </table:table-cell>
          <table:table-cell table:style-name="ce2" office:value-type="string">
            <text:p><text:a xlink:href="https://www.oxfordreference.com/view/10.1093/acref/9780191735639.timeline.0001#">Iran releases the US embassy hostages immediately after the end of Jimmy Carter's presidency</text:a></text:p>
            <text:p/>
            <text:p><text:a xlink:href="https://www.oxfordreference.com/view/10.1093/acref/9780191735639.timeline.0001#">The SDP hives off from Britain's Labour party – and seven years later merges with the Liberals to form the Liberal Democrats</text:a></text:p>
            <text:p/>
            <text:p><text:a xlink:href="https://www.oxfordreference.com/view/10.1093/acref/9780191735639.timeline.0001#">Rebels storm the Spanish parliament in Madrid and briefly hold the members hostage, in a military coup that fails</text:a></text:p>
            <text:p/>
            <text:p><text:a xlink:href="https://www.oxfordreference.com/view/10.1093/acref/9780191735639.timeline.0001#">The Kremlin appoints a general, Wojciech Jaruzelski, as prime minister of Poland</text:a></text:p>
            <text:p/>
            <text:p><text:a xlink:href="https://www.oxfordreference.com/view/10.1093/acref/9780191735639.timeline.0001#">Henry and Jane Fonda, father and daughter, star with Katherine Hepburn in On Golden Pond</text:a></text:p>
            <text:p/>
            <text:p><text:a xlink:href="https://www.oxfordreference.com/view/10.1093/acref/9780191735639.timeline.0001#">Sandra Day O'Connor becomes the first woman appointed to the US Supreme Court</text:a></text:p>
            <text:p/>
            <text:p><text:a xlink:href="https://www.oxfordreference.com/view/10.1093/acref/9780191735639.timeline.0001#">Margaret Thatcher and Ronald Reagan share a common economic viewpoint, following the policy known as monetarism</text:a></text:p>
            <text:p/>
            <text:p><text:a xlink:href="https://www.oxfordreference.com/view/10.1093/acref/9780191735639.timeline.0001#">President Reagan is shot outside a hotel in Washington by John W. Hinckley Jr, but survives</text:a></text:p>
            <text:p/>
            <text:p><text:a xlink:href="https://www.oxfordreference.com/view/10.1093/acref/9780191735639.timeline.0001#">Veteran Communist leader Deng Xiaoping secures his position as the real power in China's government</text:a></text:p>
            <text:p/>
            <text:p><text:a xlink:href="https://www.oxfordreference.com/view/10.1093/acref/9780191735639.timeline.0001#">War Musicis the first instalment of Christopher Logue's version of the Iliad</text:a></text:p>
            <text:p/>
            <text:p><text:a xlink:href="https://www.oxfordreference.com/view/10.1093/acref/9780191735639.timeline.0001#">Francçois Mitterrand defeats Valéry Giscard d'Estaing in the French presidential election</text:a></text:p>
            <text:p/>
            <text:p><text:a xlink:href="https://www.oxfordreference.com/view/10.1093/acref/9780191735639.timeline.0001#">Salman Rushdie's novel Midnight's Childrenuses the moment of India's independence to launch an adventure in magic realism</text:a></text:p>
            <text:p/>
            <text:p><text:a xlink:href="https://www.oxfordreference.com/view/10.1093/acref/9780191735639.timeline.0001#">Australian entrepreneur Rupert Murdoch buys Britain's establishment newspaper, The Times, and its related titles</text:a></text:p>
            <text:p/>
            <text:p><text:a xlink:href="https://www.oxfordreference.com/view/10.1093/acref/9780191735639.timeline.0001#">A Turkish assailant in St Peter's Square in Rome shoots and seriously wounds John Paul II</text:a></text:p>
            <text:p/>
            <text:p><text:a xlink:href="https://www.oxfordreference.com/view/10.1093/acref/9780191735639.timeline.0001#">AIDS (Acquired Immune Deficiency Syndrome) is described for the first time in a US medical journal</text:a></text:p>
            <text:p/>
            <text:p><text:a xlink:href="https://www.oxfordreference.com/view/10.1093/acref/9780191735639.timeline.0001#">The Humber Bridge crosses the Humber estuary in Britain, and is the world's longest suspension bridge with a main span of 4626 feet (1410m)</text:a></text:p>
            <text:p/>
            <text:p><text:a xlink:href="https://www.oxfordreference.com/view/10.1093/acref/9780191735639.timeline.0001#">Karlheinz Stockhausen's Thursday from Light, the first of a seven-part opera cycle, is performed in Milan</text:a></text:p>
            <text:p/>
            <text:p><text:a xlink:href="https://www.oxfordreference.com/view/10.1093/acref/9780191735639.timeline.0001#">Prince Charles marries Diana Spencer in St Paul's Cathedral in London</text:a></text:p>
            <text:p/>
            <text:p><text:a xlink:href="https://www.oxfordreference.com/view/10.1093/acref/9780191735639.timeline.0001#">The IBM PC 5150, the first Personal Computer, is launched with a chip by Intel and software by Microsoft</text:a></text:p>
            <text:p/>
            <text:p><text:a xlink:href="https://www.oxfordreference.com/view/10.1093/acref/9780191735639.timeline.0001#">English author Anita Brookner publishes her first novel, A Start in Life</text:a></text:p>
            <text:p/>
            <text:p><text:a xlink:href="https://www.oxfordreference.com/view/10.1093/acref/9780191735639.timeline.0001#">Raiders of the Lost Arklaunches an ongoing series for director Steven Spielberg and actor Harrison Ford</text:a></text:p>
            <text:p/>
            <text:p><text:a xlink:href="https://www.oxfordreference.com/view/10.1093/acref/9780191735639.timeline.0001#">Stolen Generations, by Peter Read, reveals the scandal of Aboriginal children forcibly removed from their parents</text:a></text:p>
            <text:p/>
            <text:p><text:a xlink:href="https://www.oxfordreference.com/view/10.1093/acref/9780191735639.timeline.0001#">Chariots of Fire, directed by Hugh Hudson, dramatizes the rivalry between two British athletes at the 1924 Summer Olympics</text:a></text:p>
            <text:p/>
            <text:p><text:a xlink:href="https://www.oxfordreference.com/view/10.1093/acref/9780191735639.timeline.0001#">Muslim terrorists assassinate Anwar el-Sadat, in response to his peace agreement with Israel</text:a></text:p>
            <text:p/>
            <text:p><text:a xlink:href="https://www.oxfordreference.com/view/10.1093/acref/9780191735639.timeline.0001#">Sadat is peacefully succeeded in Egypt by his vice-president, Hosni Mubarak</text:a></text:p>
            <text:p/>
            <text:p><text:a xlink:href="https://www.oxfordreference.com/view/10.1093/acref/9780191735639.timeline.0001#">British snooker player Steve Davis wins the first of six world championship titles</text:a></text:p>
            <text:p/>
            <text:p><text:a xlink:href="https://www.oxfordreference.com/view/10.1093/acref/9780191735639.timeline.0001#">16-year-old ballerina Sylvie Guillem joins the Paris Opera Ballet</text:a></text:p>
            <text:p/>
            <text:p><text:a xlink:href="https://www.oxfordreference.com/view/10.1093/acref/9780191735639.timeline.0001#">Polish prime minister Wojciech Jaruzelski imposes martial law and suspends Solidarnośc (Solidarity)</text:a></text:p>
            <text:p/>
            <text:p><text:a xlink:href="https://www.oxfordreference.com/view/10.1093/acref/9780191735639.timeline.0001#">Leopoldo Galtieri becomes leader of the military junta ruling Argentina</text:a></text:p>
            <text:p/>
            <text:p><text:a xlink:href="https://www.oxfordreference.com/view/10.1093/acref/9780191735639.timeline.0001#">Andrew Lloyd Webber's musical Cats, based on the Old Possum poems by T.S. Eliot, opens in London</text:a></text:p>
          </table:table-cell>
          <table:table-cell table:number-columns-repeated="2"/>
        </table:table-row>
        <table:table-row table:style-name="ro4">
          <table:table-cell office:value-type="float" office:value="1982">
            <text:p>1982</text:p>
          </table:table-cell>
          <table:table-cell table:style-name="ce2" office:value-type="string">
            <text:p><text:a xlink:href="https://www.oxfordreference.com/view/10.1093/acref/9780191735639.timeline.0001#">The Saudi fundamentalist Osama bin Laden joins the mujaheddin in their fight against the Soviet occupiers of Afghanistan</text:a></text:p>
            <text:p/>
            <text:p><text:a xlink:href="https://www.oxfordreference.com/view/10.1093/acref/9780191735639.timeline.0001#">Steven Spielberg directs E.T. the Extra-Terrestrial, in which an alien is stranded on earth and is befriended by a young boy</text:a></text:p>
            <text:p/>
            <text:p><text:a xlink:href="https://www.oxfordreference.com/view/10.1093/acref/9780191735639.timeline.0001#">5000 Argentinian troops land in the Falkland Islands, provoking war with Britain</text:a></text:p>
            <text:p/>
            <text:p><text:a xlink:href="https://www.oxfordreference.com/view/10.1093/acref/9780191735639.timeline.0001#">Dustin Hoffman, in Tootsie, plays a man who becomes a star in the persona of an actress</text:a></text:p>
            <text:p/>
            <text:p><text:a xlink:href="https://www.oxfordreference.com/view/10.1093/acref/9780191735639.timeline.0001#">Chilean author Isabel Allende publishes her first novel, The House of the Spirits</text:a></text:p>
            <text:p/>
            <text:p><text:a xlink:href="https://www.oxfordreference.com/view/10.1093/acref/9780191735639.timeline.0001#">Congress in Washington passes the Boland Amendment, banning US military aid to the Contras</text:a></text:p>
            <text:p/>
            <text:p><text:a xlink:href="https://www.oxfordreference.com/view/10.1093/acref/9780191735639.timeline.0001#">The Argentinian cruiser General Belgranois sunk by a British torpedo, with the loss of 368 lives</text:a></text:p>
            <text:p/>
            <text:p><text:a xlink:href="https://www.oxfordreference.com/view/10.1093/acref/9780191735639.timeline.0001#">Little Shop of Horrors, by Howard Ashman and Alan Menken, opens in New York</text:a></text:p>
            <text:p/>
            <text:p><text:a xlink:href="https://www.oxfordreference.com/view/10.1093/acref/9780191735639.timeline.0001#">Michael Frayn's farce Noises Offopens in London's West end</text:a></text:p>
            <text:p/>
            <text:p><text:a xlink:href="https://www.oxfordreference.com/view/10.1093/acref/9780191735639.timeline.0001#">Sun Myung Moon, founder of the Unification Church (or 'Moonies'), is convicted in the USA of tax fraud and imprisoned</text:a></text:p>
            <text:p/>
            <text:p><text:a xlink:href="https://www.oxfordreference.com/view/10.1093/acref/9780191735639.timeline.0001#">Senegal and the Gambia partially merge as Senegambia, in a confederation which lasts seven years</text:a></text:p>
            <text:p/>
            <text:p><text:a xlink:href="https://www.oxfordreference.com/view/10.1093/acref/9780191735639.timeline.0001#">Israeli Minister of Defence Ariel Sharon heads Israel's invasion of Lebanon to expel the PLO</text:a></text:p>
            <text:p/>
            <text:p><text:a xlink:href="https://www.oxfordreference.com/view/10.1093/acref/9780191735639.timeline.0001#">British troops recapture Port Stanley, after which the Argentinian forces in the Falklands surrender</text:a></text:p>
            <text:p/>
            <text:p><text:a xlink:href="https://www.oxfordreference.com/view/10.1093/acref/9780191735639.timeline.0001#">The leader of the Argentinian junta, Leopoldo Galtieri, resigns three days after the Falklands defeat</text:a></text:p>
            <text:p/>
            <text:p><text:a xlink:href="https://www.oxfordreference.com/view/10.1093/acref/9780191735639.timeline.0001#">Australian novelist Thomas Keneally publishes Schindler's Arkand wins the Booker Prize</text:a></text:p>
            <text:p/>
            <text:p><text:a xlink:href="https://www.oxfordreference.com/view/10.1093/acref/9780191735639.timeline.0001#">Yasser Arafat and the PLO move to Tunisia, after being driven out of Lebanon by Israel</text:a></text:p>
            <text:p/>
            <text:p><text:a xlink:href="https://www.oxfordreference.com/view/10.1093/acref/9780191735639.timeline.0001#">Argentinian footballer Diego Maradona is sold to Barcelona for a new record fee of about £3 million, almost double the highest previous figure</text:a></text:p>
            <text:p/>
            <text:p><text:a xlink:href="https://www.oxfordreference.com/view/10.1093/acref/9780191735639.timeline.0001#">8,000-year-old human remains are found in a waterlogged burial site at Windover, in Florida</text:a></text:p>
            <text:p/>
            <text:p><text:a xlink:href="https://www.oxfordreference.com/view/10.1093/acref/9780191735639.timeline.0001#">British fashion designer Vivienne Westwood, promoter of the punk style, shows a collection called Punkature</text:a></text:p>
            <text:p/>
            <text:p><text:a xlink:href="https://www.oxfordreference.com/view/10.1093/acref/9780191735639.timeline.0001#">British director Richard Attenborough creates an epic film, Gandhi, from the life of the pacifist Indian leader</text:a></text:p>
            <text:p/>
            <text:p><text:a xlink:href="https://www.oxfordreference.com/view/10.1093/acref/9780191735639.timeline.0001#">US film actress Grace Kelly is killed in a car accident in Monte Carlo</text:a></text:p>
            <text:p/>
            <text:p><text:a xlink:href="https://www.oxfordreference.com/view/10.1093/acref/9780191735639.timeline.0001#">Christian militiamen massacre Palestinian refugees in the Sabra and Chatila camps in Lebanon</text:a></text:p>
            <text:p/>
            <text:p><text:a xlink:href="https://www.oxfordreference.com/view/10.1093/acref/9780191735639.timeline.0001#">Leaders of Canada's Aboriginal peoples form the Assembly of First Nations (AFN)</text:a></text:p>
            <text:p/>
            <text:p><text:a xlink:href="https://www.oxfordreference.com/view/10.1093/acref/9780191735639.timeline.0001#">CDU leader Helmut Kohl follows Helmut Schmidt as chancellor of Germany</text:a></text:p>
            <text:p/>
            <text:p><text:a xlink:href="https://www.oxfordreference.com/view/10.1093/acref/9780191735639.timeline.0001#">The trade union movement Solidarnośc (Solidarity) is declared illegal by the Polish government</text:a></text:p>
            <text:p/>
            <text:p><text:a xlink:href="https://www.oxfordreference.com/view/10.1093/acref/9780191735639.timeline.0001#">George Segal's bronze monument The Holocaustis unveiled in San Francisco</text:a></text:p>
            <text:p/>
            <text:p><text:a xlink:href="https://www.oxfordreference.com/view/10.1093/acref/9780191735639.timeline.0001#">Hezbollah emerges in Lebanon as an Iranian-sponsored resistance movement against the Israeli occupation of the southern part of the country</text:a></text:p>
            <text:p/>
            <text:p><text:a xlink:href="https://www.oxfordreference.com/view/10.1093/acref/9780191735639.timeline.0001#">After 18 years as General Secretary of the Communist party in the USSR, Leonid Brezhnev dies in office</text:a></text:p>
            <text:p/>
            <text:p><text:a xlink:href="https://www.oxfordreference.com/view/10.1093/acref/9780191735639.timeline.0001#">Michael Jackson's releases the album Thriller, which goes on to sell 40 million copies in ten years</text:a></text:p>
          </table:table-cell>
          <table:table-cell table:number-columns-repeated="2"/>
        </table:table-row>
        <table:table-row table:style-name="ro4">
          <table:table-cell office:value-type="float" office:value="1983">
            <text:p>1983</text:p>
          </table:table-cell>
          <table:table-cell table:style-name="ce3" office:value-type="string">
            <text:p><text:a xlink:href="https://www.oxfordreference.com/view/10.1093/acref/9780191735639.timeline.0001#">British economist Nicholas Kaldor attacks monetarism in The Economic Consequences of Mrs Thatcher</text:a></text:p>
            <text:p/>
            <text:p><text:a xlink:href="https://www.oxfordreference.com/view/10.1093/acref/9780191735639.timeline.0001#">Bob Hawke is Australia's prime minister after a Labor victory in the election</text:a></text:p>
            <text:p/>
            <text:p><text:a xlink:href="https://www.oxfordreference.com/view/10.1093/acref/9780191735639.timeline.0001#">Ronald Harwood's play The Dresseris partly inspired by the British actor Donald Wolfit</text:a></text:p>
            <text:p/>
            <text:p><text:a xlink:href="https://www.oxfordreference.com/view/10.1093/acref/9780191735639.timeline.0001#">President Reagan proposes a Strategic Defence Initiative (SDI) against nuclear attack</text:a></text:p>
            <text:p/>
            <text:p><text:a xlink:href="https://www.oxfordreference.com/view/10.1093/acref/9780191735639.timeline.0001#">The first all-digital synthesizer, the DX7, is put on the market by Yamaha</text:a></text:p>
            <text:p/>
            <text:p><text:a xlink:href="https://www.oxfordreference.com/view/10.1093/acref/9780191735639.timeline.0001#">A civilian government, voted into power in Argentina, prosecutes members of the military junta for civil rights abuses</text:a></text:p>
            <text:p/>
            <text:p><text:a xlink:href="https://www.oxfordreference.com/view/10.1093/acref/9780191735639.timeline.0001#">Philip Johnson completes the A.T. &amp; T. skyscraper in New York, an early example of Post-Modernism</text:a></text:p>
            <text:p/>
            <text:p><text:a xlink:href="https://www.oxfordreference.com/view/10.1093/acref/9780191735639.timeline.0001#">The US system MIDI (Musical Instrument Digital Interface) becomes the industry standard for electronic communication in music</text:a></text:p>
            <text:p/>
            <text:p><text:a xlink:href="https://www.oxfordreference.com/view/10.1093/acref/9780191735639.timeline.0001#">Philips and Sony jointly introduce a new device, the compact disc</text:a></text:p>
            <text:p/>
            <text:p><text:a xlink:href="https://www.oxfordreference.com/view/10.1093/acref/9780191735639.timeline.0001#">Manuel Noriega wins control of the National Guard in Panama on his way to achieving absolute power</text:a></text:p>
            <text:p/>
            <text:p><text:a xlink:href="https://www.oxfordreference.com/view/10.1093/acref/9780191735639.timeline.0001#">South African novelist J.M. Coetzee publishes The Life and Times of Michael K, and wins the Booker Prize</text:a></text:p>
            <text:p/>
            <text:p><text:a xlink:href="https://www.oxfordreference.com/view/10.1093/acref/9780191735639.timeline.0001#">A new version of the Apple adds the mouse to personal computers</text:a></text:p>
            <text:p/>
            <text:p><text:a xlink:href="https://www.oxfordreference.com/view/10.1093/acref/9780191735639.timeline.0001#">Philippine opposition leader Benigno Aquino is assassinated at Manila International Airport</text:a></text:p>
            <text:p/>
            <text:p><text:a xlink:href="https://www.oxfordreference.com/view/10.1093/acref/9780191735639.timeline.0001#">The Tamil Tigers launch a civil war against the Sinhalese majority in Sri Lanka</text:a></text:p>
            <text:p/>
            <text:p><text:a xlink:href="https://www.oxfordreference.com/view/10.1093/acref/9780191735639.timeline.0001#">Classical ballerina Natalia Makarova triumphs on Broadway in On Your Toes</text:a></text:p>
            <text:p/>
            <text:p><text:a xlink:href="https://www.oxfordreference.com/view/10.1093/acref/9780191735639.timeline.0001#">Rudolf Nureyev begins a successful 6-year period as artistic director of the Paris Opera Ballet</text:a></text:p>
            <text:p/>
            <text:p><text:a xlink:href="https://www.oxfordreference.com/view/10.1093/acref/9780191735639.timeline.0001#">Government imposition of Islamic law (sharia) triggers renewed civil war in Sudan between the Muslim north and Christian south</text:a></text:p>
            <text:p/>
            <text:p><text:a xlink:href="https://www.oxfordreference.com/view/10.1093/acref/9780191735639.timeline.0001#">Polish union leader and activist Lech Walesa is awarded the Nobel Peace Prize</text:a></text:p>
            <text:p/>
            <text:p><text:a xlink:href="https://www.oxfordreference.com/view/10.1093/acref/9780191735639.timeline.0001#">President Reagan sends US marines to Grenada after the execution of the island's prime minister, Maurice Bishop</text:a></text:p>
            <text:p/>
            <text:p><text:a xlink:href="https://www.oxfordreference.com/view/10.1093/acref/9780191735639.timeline.0001#">Olivier Messiaen's opera St Francis of Assisihas its premiere in Paris</text:a></text:p>
            <text:p/>
            <text:p><text:a xlink:href="https://www.oxfordreference.com/view/10.1093/acref/9780191735639.timeline.0001#">Luc Montagnier, at the Pasteur Institute in Paris, discovers a new human retrovirus that he names LAV (later changed to HIV)</text:a></text:p>
          </table:table-cell>
          <table:table-cell table:number-columns-repeated="2"/>
        </table:table-row>
        <table:table-row table:style-name="ro4">
          <table:table-cell office:value-type="float" office:value="1984">
            <text:p>1984</text:p>
          </table:table-cell>
          <table:table-cell table:style-name="ce3" office:value-type="string">
            <text:p><text:a xlink:href="https://www.oxfordreference.com/view/10.1093/acref/9780191735639.timeline.0001#">British skaters Jayne Torvill and Christopher Dean earn a perfect score for their Boleroprogramme in the Sarajevo winter Olympics</text:a></text:p>
            <text:p/>
            <text:p><text:a xlink:href="https://www.oxfordreference.com/view/10.1093/acref/9780191735639.timeline.0001#">Milos Forman directs the screen version of Peter Shaffer's Amadeus</text:a></text:p>
            <text:p/>
            <text:p><text:a xlink:href="https://www.oxfordreference.com/view/10.1093/acref/9780191735639.timeline.0001#">British prime minister Margaret Thatcher and union leader Arthur Scargill begin a bitter personal struggle in the miners' strike</text:a></text:p>
            <text:p/>
            <text:p><text:a xlink:href="https://www.oxfordreference.com/view/10.1093/acref/9780191735639.timeline.0001#">US poet Robert Pinsky publishes an acclaimed verse translation, The Inferno of Dante</text:a></text:p>
            <text:p/>
            <text:p><text:a xlink:href="https://www.oxfordreference.com/view/10.1093/acref/9780191735639.timeline.0001#">The name of Upper Volta is changed to Burkina Faso, meaning 'land of incorruptible people'</text:a></text:p>
            <text:p/>
            <text:p><text:a xlink:href="https://www.oxfordreference.com/view/10.1093/acref/9780191735639.timeline.0001#">Arnold Schwarzenegger plays the title role, that of an almost silent killing machine, in The Terminator</text:a></text:p>
            <text:p/>
            <text:p><text:a xlink:href="https://www.oxfordreference.com/view/10.1093/acref/9780191735639.timeline.0001#">Czech novelist Milan Kundera publishes The Unbearable Lightness of Being, in the tradition of magic realism</text:a></text:p>
            <text:p/>
            <text:p><text:a xlink:href="https://www.oxfordreference.com/view/10.1093/acref/9780191735639.timeline.0001#">Drugs barons in Colombia murder the Minister of Justice, Rodrigo Lara Bonilla, to protect their trade</text:a></text:p>
            <text:p/>
            <text:p><text:a xlink:href="https://www.oxfordreference.com/view/10.1093/acref/9780191735639.timeline.0001#">Sikh rebels, demanding an independent Punjab, seize the Golden Temple in Amritsar</text:a></text:p>
            <text:p/>
            <text:p><text:a xlink:href="https://www.oxfordreference.com/view/10.1093/acref/9780191735639.timeline.0001#">English athlete Daley Thompson sets an Olympic and world record in the decathlon at the Los Angeles Olympics</text:a></text:p>
            <text:p/>
            <text:p><text:a xlink:href="https://www.oxfordreference.com/view/10.1093/acref/9780191735639.timeline.0001#">Indian prime minister Indira Gandhi uses the army to dislodge militant Sikhs occupying the Golden Temple in Amritsar</text:a></text:p>
            <text:p/>
            <text:p><text:a xlink:href="https://www.oxfordreference.com/view/10.1093/acref/9780191735639.timeline.0001#">Diego Maradona is sold to Napoli for a new record fee of about £5 million, two years after being sold to Barcelona for £3 million</text:a></text:p>
            <text:p/>
            <text:p><text:a xlink:href="https://www.oxfordreference.com/view/10.1093/acref/9780191735639.timeline.0001#">English author Julian Barnes publishes a multi-faceted literary novel, Flaubert's Parrot</text:a></text:p>
            <text:p/>
            <text:p><text:a xlink:href="https://www.oxfordreference.com/view/10.1093/acref/9780191735639.timeline.0001#">David Lange becomes prime minister of New Zealand after a Labour election victory</text:a></text:p>
            <text:p/>
            <text:p><text:a xlink:href="https://www.oxfordreference.com/view/10.1093/acref/9780191735639.timeline.0001#">British architects James Stirling and Michael Wilford complete a new art gallery for Stuttgart</text:a></text:p>
            <text:p/>
            <text:p><text:a xlink:href="https://www.oxfordreference.com/view/10.1093/acref/9780191735639.timeline.0001#">Republican activist Gerry Adams is elected president of Sinn Fein</text:a></text:p>
            <text:p/>
            <text:p><text:a xlink:href="https://www.oxfordreference.com/view/10.1093/acref/9780191735639.timeline.0001#">The CIA covertly arranges for mines to be laid in Nicaragua's harbours</text:a></text:p>
            <text:p/>
            <text:p><text:a xlink:href="https://www.oxfordreference.com/view/10.1093/acref/9780191735639.timeline.0001#">US sprinter and long-jumper Carl Lewis wins four gold medals at the Los Angeles Olympics</text:a></text:p>
            <text:p/>
            <text:p><text:a xlink:href="https://www.oxfordreference.com/view/10.1093/acref/9780191735639.timeline.0001#">A disastrous famine in the northern provinces of Ethiopia is the first to be seen all round the world on television</text:a></text:p>
            <text:p/>
            <text:p><text:a xlink:href="https://www.oxfordreference.com/view/10.1093/acref/9780191735639.timeline.0001#">The Turkana Boy, the most complete known skeleton of Homo erectus, is found near Lake Turkana by Kamoya Kimeu in Richard Leakey's team</text:a></text:p>
            <text:p/>
            <text:p><text:a xlink:href="https://www.oxfordreference.com/view/10.1093/acref/9780191735639.timeline.0001#">Roland Joffé directs The Killing Fields, set among the horrors of the Khmer Rouge regime in Cambodia</text:a></text:p>
            <text:p/>
            <text:p><text:a xlink:href="https://www.oxfordreference.com/view/10.1093/acref/9780191735639.timeline.0001#">Brian Mulroney wins a decisive electoral victory over the Liberals to become prime minister of Canada</text:a></text:p>
            <text:p/>
            <text:p><text:a xlink:href="https://www.oxfordreference.com/view/10.1093/acref/9780191735639.timeline.0001#">Genetic (or DNA) fingerprinting is invented and developed by British geneticist Alec Jeffreys</text:a></text:p>
            <text:p/>
            <text:p><text:a xlink:href="https://www.oxfordreference.com/view/10.1093/acref/9780191735639.timeline.0001#">Luciano Berio's opera Un re in ascoltohas its premiere in Salzburg</text:a></text:p>
            <text:p/>
            <text:p><text:a xlink:href="https://www.oxfordreference.com/view/10.1093/acref/9780191735639.timeline.0001#">Australian bowler Dennis Lillee's total of 351 Test wickets sets a new record</text:a></text:p>
            <text:p/>
            <text:p><text:a xlink:href="https://www.oxfordreference.com/view/10.1093/acref/9780191735639.timeline.0001#">Indira Gandhi is assassinated in Delhi by members of her Sikh bodyguard, in retaliation for the desecration of the Golden Temple</text:a></text:p>
            <text:p/>
            <text:p><text:a xlink:href="https://www.oxfordreference.com/view/10.1093/acref/9780191735639.timeline.0001#">Ian Botham is the first player to achieve the double triple, with a total of more than 3000 runs and 300 wickets in Test cricket</text:a></text:p>
            <text:p/>
            <text:p><text:a xlink:href="https://www.oxfordreference.com/view/10.1093/acref/9780191735639.timeline.0001#">Rajiv Gandhi succeeds his mother as leader of the Congress party and prime minister of India</text:a></text:p>
            <text:p/>
            <text:p><text:a xlink:href="https://www.oxfordreference.com/view/10.1093/acref/9780191735639.timeline.0001#">Madonna (Madonna Louise Veronica Ciccone) releases her second album, Like a Virgin, that goes on to sell millions</text:a></text:p>
            <text:p/>
            <text:p><text:a xlink:href="https://www.oxfordreference.com/view/10.1093/acref/9780191735639.timeline.0001#">The opera Akhnaten, by US composer Philip Glass, has its first performance in Stuttgart</text:a></text:p>
            <text:p/>
            <text:p><text:a xlink:href="https://www.oxfordreference.com/view/10.1093/acref/9780191735639.timeline.0001#">US choreographer William Forsythe becomes director of the Frankfurt Ballet</text:a></text:p>
            <text:p/>
            <text:p><text:a xlink:href="https://www.oxfordreference.com/view/10.1093/acref/9780191735639.timeline.0001#">Ronald Reagan is elected for a second presidential term, defeating the Democrat Walter Mondale</text:a></text:p>
            <text:p/>
            <text:p><text:a xlink:href="https://www.oxfordreference.com/view/10.1093/acref/9780191735639.timeline.0001#">Bob Geldof forms Band Aid and releases for Ethiopian famine relief the best-selling UK single Do they know its Christmas?</text:a></text:p>
            <text:p/>
            <text:p><text:a xlink:href="https://www.oxfordreference.com/view/10.1093/acref/9780191735639.timeline.0001#">Desmond Tutu, rector of an Anglican church in Soweto, is awarded the Nobel Peace Prize</text:a></text:p>
            <text:p/>
            <text:p><text:a xlink:href="https://www.oxfordreference.com/view/10.1093/acref/9780191735639.timeline.0001#">More than 2000 die in the Indian city of Bhopal when toxic gas escapes from a Union Carbide plant</text:a></text:p>
          </table:table-cell>
          <table:table-cell table:number-columns-repeated="2"/>
        </table:table-row>
        <table:table-row table:style-name="ro4">
          <table:table-cell office:value-type="float" office:value="1985">
            <text:p>1985</text:p>
          </table:table-cell>
          <table:table-cell table:style-name="ce2" office:value-type="string">
            <text:p><text:a xlink:href="https://www.oxfordreference.com/view/10.1093/acref/9780191735639.timeline.0001#">Civilian rule is restored in Brazil after Tancredo Neves and Jose Sarney are elected president and vice-president</text:a></text:p>
            <text:p/>
            <text:p><text:a xlink:href="https://www.oxfordreference.com/view/10.1093/acref/9780191735639.timeline.0001#">The miners' strike, ending after eleven bitter months, proves a turning point in the struggle between Margaret Thatcher and the unions</text:a></text:p>
            <text:p/>
            <text:p><text:a xlink:href="https://www.oxfordreference.com/view/10.1093/acref/9780191735639.timeline.0001#">New Soviet leader Mikhail Gorbachev brings glasnost('openness') and perestroika('reform') to the USSR</text:a></text:p>
            <text:p/>
            <text:p><text:a xlink:href="https://www.oxfordreference.com/view/10.1093/acref/9780191735639.timeline.0001#">With the return of democracy to Bolivia, the 77-year-old Paz Estenssoro is once again elected president</text:a></text:p>
            <text:p/>
            <text:p><text:a xlink:href="https://www.oxfordreference.com/view/10.1093/acref/9780191735639.timeline.0001#">Peter Carey publishes Illywhacker, a novel narrated by a 139-year-old Australian</text:a></text:p>
            <text:p/>
            <text:p><text:a xlink:href="https://www.oxfordreference.com/view/10.1093/acref/9780191735639.timeline.0001#">A dormant volcano erupts in Colombia, burying some 20,000 victims under a deep layer of silt</text:a></text:p>
            <text:p/>
            <text:p><text:a xlink:href="https://www.oxfordreference.com/view/10.1093/acref/9780191735639.timeline.0001#">President Reagan's administration breaks a US embargo with secret arms sales to Iran in return for assistance in the release of US hostages in Lebanon</text:a></text:p>
            <text:p/>
            <text:p><text:a xlink:href="https://www.oxfordreference.com/view/10.1093/acref/9780191735639.timeline.0001#">US author Don DeLillo publishes a novel of weird disasters, White Noise</text:a></text:p>
            <text:p/>
            <text:p><text:a xlink:href="https://www.oxfordreference.com/view/10.1093/acref/9780191735639.timeline.0001#">Oliver North arranges for clandestine money from Iran to provide illegal support for the Nicaraguan Contras</text:a></text:p>
            <text:p/>
            <text:p><text:a xlink:href="https://www.oxfordreference.com/view/10.1093/acref/9780191735639.timeline.0001#">17-year-old German tennis-player Boris Becker becomes the youngest ever to win the men's singles at Wimbledon</text:a></text:p>
            <text:p/>
            <text:p><text:a xlink:href="https://www.oxfordreference.com/view/10.1093/acref/9780191735639.timeline.0001#">Gabriel García Márquez publishes Love in a Time of Cholera, a novel about love rekindled after five decades</text:a></text:p>
            <text:p/>
            <text:p><text:a xlink:href="https://www.oxfordreference.com/view/10.1093/acref/9780191735639.timeline.0001#">French agents blow up Greenpeace's Rainbow Warriorin Auckland harbour</text:a></text:p>
            <text:p/>
            <text:p><text:a xlink:href="https://www.oxfordreference.com/view/10.1093/acref/9780191735639.timeline.0001#">Live Aid, an all-day concert for famine relief in Africa, is held simultaneously in London and Philadelphia</text:a></text:p>
            <text:p/>
            <text:p><text:a xlink:href="https://www.oxfordreference.com/view/10.1093/acref/9780191735639.timeline.0001#">US artist Christo tightly binds Paris's Pont Neuf in fabric, as one of his international series of wrapped iconic buildings</text:a></text:p>
            <text:p/>
            <text:p><text:a xlink:href="https://www.oxfordreference.com/view/10.1093/acref/9780191735639.timeline.0001#">The first Oprah Winfrey Showis broadcast in the USA, beginning a very long open-ended series</text:a></text:p>
            <text:p/>
            <text:p><text:a xlink:href="https://www.oxfordreference.com/view/10.1093/acref/9780191735639.timeline.0001#">Milton Obote, toppled in a bloodless Uganda coup, escapes to Zambia</text:a></text:p>
            <text:p/>
            <text:p><text:a xlink:href="https://www.oxfordreference.com/view/10.1093/acref/9780191735639.timeline.0001#">Seven groups of Afghan mujaheddin form a united front against the Soviet army</text:a></text:p>
            <text:p/>
            <text:p><text:a xlink:href="https://www.oxfordreference.com/view/10.1093/acref/9780191735639.timeline.0001#">Antiguan author Jamaica Kincaid publishes her first novel, Annie John</text:a></text:p>
            <text:p/>
            <text:p><text:a xlink:href="https://www.oxfordreference.com/view/10.1093/acref/9780191735639.timeline.0001#">French racing driver Alain Prost wins the first of his four Formula One titles</text:a></text:p>
            <text:p/>
            <text:p><text:a xlink:href="https://www.oxfordreference.com/view/10.1093/acref/9780191735639.timeline.0001#">Ayers Rock is returned to the Mutitjulu people and given its Aboriginal name, Uluru</text:a></text:p>
            <text:p/>
            <text:p><text:a xlink:href="https://www.oxfordreference.com/view/10.1093/acref/9780191735639.timeline.0001#">The Human Genome Project begins in the US Department of Energy, with the aim of sequencing the whole of human DNA</text:a></text:p>
            <text:p/>
            <text:p><text:a xlink:href="https://www.oxfordreference.com/view/10.1093/acref/9780191735639.timeline.0001#">Julius Nyerere, long-serving president of Tanzania, relinquishes power voluntarily</text:a></text:p>
            <text:p/>
            <text:p><text:a xlink:href="https://www.oxfordreference.com/view/10.1093/acref/9780191735639.timeline.0001#">In a speech to the Tory Reform Group, Harold Macmillan describes Mrs Thatcher's privatization policy as 'selling the family silver'</text:a></text:p>
            <text:p/>
            <text:p><text:a xlink:href="https://www.oxfordreference.com/view/10.1093/acref/9780191735639.timeline.0001#">22-year-old Gary Kasparov defeats Anatoly Karpov and becomes the youngest-ever world champion in chess</text:a></text:p>
            <text:p/>
            <text:p><text:a xlink:href="https://www.oxfordreference.com/view/10.1093/acref/9780191735639.timeline.0001#">Britain's Margaret Thatcher and Ireland's Garret FitzGerald sign an Anglo-Irish Agreement to tackle shared problems</text:a></text:p>
            <text:p/>
            <text:p><text:a xlink:href="https://www.oxfordreference.com/view/10.1093/acref/9780191735639.timeline.0001#">British Rasta poet Benjamin Zephaniah publishes his second collection as The Dread Affair</text:a></text:p>
          </table:table-cell>
          <table:table-cell table:number-columns-repeated="2"/>
        </table:table-row>
        <table:table-row table:style-name="ro4">
          <table:table-cell office:value-type="float" office:value="1986">
            <text:p>1986</text:p>
          </table:table-cell>
          <table:table-cell table:style-name="ce3" office:value-type="string">
            <text:p><text:a xlink:href="https://www.oxfordreference.com/view/10.1093/acref/9780191735639.timeline.0001#">The US Space shuttle Challengerexplodes with seven on board less than two minutes after lift-off</text:a></text:p>
            <text:p/>
            <text:p><text:a xlink:href="https://www.oxfordreference.com/view/10.1093/acref/9780191735639.timeline.0001#">The guerrilla leader Yoweri Museveni takes Kampala and becomes president of Uganda</text:a></text:p>
            <text:p/>
            <text:p><text:a xlink:href="https://www.oxfordreference.com/view/10.1093/acref/9780191735639.timeline.0001#">Baby Doc Duvalier escapes from Haiti in a US airforce jet and goes into exile in France</text:a></text:p>
            <text:p/>
            <text:p><text:a xlink:href="https://www.oxfordreference.com/view/10.1093/acref/9780191735639.timeline.0001#">Corazón Aquino, widow of the assassinated Benigno Aquino, stands against Ferdinand Marcos in the Philippines presidential election</text:a></text:p>
            <text:p/>
            <text:p><text:a xlink:href="https://www.oxfordreference.com/view/10.1093/acref/9780191735639.timeline.0001#">The Soviets launch the first module (the living quarters) of their MirSpace Station</text:a></text:p>
            <text:p/>
            <text:p><text:a xlink:href="https://www.oxfordreference.com/view/10.1093/acref/9780191735639.timeline.0001#">After attempting to rig the presidential election to defeat Corazón Aquino, Ferdinand Marcos flees from the Philippines to exile in Hawaii</text:a></text:p>
            <text:p/>
            <text:p><text:a xlink:href="https://www.oxfordreference.com/view/10.1093/acref/9780191735639.timeline.0001#">Swedish prime minister Olof Palme is killed in a Stockholm street in an unsolved murder</text:a></text:p>
            <text:p/>
            <text:p><text:a xlink:href="https://www.oxfordreference.com/view/10.1093/acref/9780191735639.timeline.0001#">Simultaneous acts passed in Canberra and Westminster give Australia full judicial independence, ending appeals to the UK Privy Council</text:a></text:p>
            <text:p/>
            <text:p><text:a xlink:href="https://www.oxfordreference.com/view/10.1093/acref/9780191735639.timeline.0001#">The drug AZT (azidothymidine) offers hope as a way of inhibiting the progression from HIV to AIDS</text:a></text:p>
            <text:p/>
            <text:p><text:a xlink:href="https://www.oxfordreference.com/view/10.1093/acref/9780191735639.timeline.0001#">President Reagan launches an air strike against Libya, accusing Gaddafi of involvement in international terrorism</text:a></text:p>
            <text:p/>
            <text:p><text:a xlink:href="https://www.oxfordreference.com/view/10.1093/acref/9780191735639.timeline.0001#">Tony Cragg's Raleighis unveiled outside the Tate Gallery in his home town of Liverpool</text:a></text:p>
            <text:p/>
            <text:p><text:a xlink:href="https://www.oxfordreference.com/view/10.1093/acref/9780191735639.timeline.0001#">Western nations finally impose sanctions on South Africa in response to apartheid</text:a></text:p>
            <text:p/>
            <text:p><text:a xlink:href="https://www.oxfordreference.com/view/10.1093/acref/9780191735639.timeline.0001#">A Soviet nuclear power station explodes at Chernobyl, scattering radioactive material over a wide area</text:a></text:p>
            <text:p/>
            <text:p><text:a xlink:href="https://www.oxfordreference.com/view/10.1093/acref/9780191735639.timeline.0001#">The Rwandan Patriotic Front is formed, by a group of exiles, to bring about the downfall of Habyarimana's regime in Rwanda</text:a></text:p>
            <text:p/>
            <text:p><text:a xlink:href="https://www.oxfordreference.com/view/10.1093/acref/9780191735639.timeline.0001#">Harrison Birtwistle's second opera, The Mask of Orpheus, brings him an international reputation</text:a></text:p>
            <text:p/>
            <text:p><text:a xlink:href="https://www.oxfordreference.com/view/10.1093/acref/9780191735639.timeline.0001#">Desmond Tutu is the first black African to be archbishop of Cape Town</text:a></text:p>
            <text:p/>
            <text:p><text:a xlink:href="https://www.oxfordreference.com/view/10.1093/acref/9780191735639.timeline.0001#">Argentina wins the World Cup quarter final against England with help from Maradona and 'the hand of God'</text:a></text:p>
            <text:p/>
            <text:p><text:a xlink:href="https://www.oxfordreference.com/view/10.1093/acref/9780191735639.timeline.0001#">20-year-old US boxer Mike Tyson knocks out Trevor Berbick to become the youngest ever world heavyweight champion</text:a></text:p>
            <text:p/>
            <text:p><text:a xlink:href="https://www.oxfordreference.com/view/10.1093/acref/9780191735639.timeline.0001#">Yves Montand and Gérard Depardieu star in Jean De Florette, adapted from a novel by Marcel Pagnol</text:a></text:p>
            <text:p/>
            <text:p><text:a xlink:href="https://www.oxfordreference.com/view/10.1093/acref/9780191735639.timeline.0001#">Mad Cow Disease (BSE, or bovine spongiform encephalopathy ) is identified and described in Britain</text:a></text:p>
            <text:p/>
            <text:p><text:a xlink:href="https://www.oxfordreference.com/view/10.1093/acref/9780191735639.timeline.0001#">Details of the Iran-Contra affair spark a Washington scandal and the criminal prosecution of Oliver North</text:a></text:p>
            <text:p/>
            <text:p><text:a xlink:href="https://www.oxfordreference.com/view/10.1093/acref/9780191735639.timeline.0001#">Polish composer Krzysztof Penderecki's opera The Black Maskis premiered in Salzburg</text:a></text:p>
            <text:p/>
            <text:p><text:a xlink:href="https://www.oxfordreference.com/view/10.1093/acref/9780191735639.timeline.0001#">The Beastie Boys' Licensed to Illbecomes the first rap (or hip hop) album to top the US chart</text:a></text:p>
          </table:table-cell>
          <table:table-cell table:number-columns-repeated="2"/>
        </table:table-row>
        <table:table-row table:style-name="ro4">
          <table:table-cell office:value-type="float" office:value="1987">
            <text:p>1987</text:p>
          </table:table-cell>
          <table:table-cell table:style-name="ce2" office:value-type="string">
            <text:p><text:a xlink:href="https://www.oxfordreference.com/view/10.1093/acref/9780191735639.timeline.0001#">Mugabe and Nkomo merge their two parties as ZANU-PF, making Zimbabwe effectively a one-party state</text:a></text:p>
            <text:p/>
            <text:p><text:a xlink:href="https://www.oxfordreference.com/view/10.1093/acref/9780191735639.timeline.0001#">The Zimbabwean constitution is changed to make Mugabe executive president (with Nkomo vice-president, until his death in 1999)</text:a></text:p>
            <text:p/>
            <text:p><text:a xlink:href="https://www.oxfordreference.com/view/10.1093/acref/9780191735639.timeline.0001#">English poets John Fuller and James Fenton collaborate in a volume of satirical poems, Partingtime Hall</text:a></text:p>
            <text:p/>
            <text:p><text:a xlink:href="https://www.oxfordreference.com/view/10.1093/acref/9780191735639.timeline.0001#">18-year-old German tennis player Steffi Graf deposes Martina Navratilova as world no. 1</text:a></text:p>
            <text:p/>
            <text:p><text:a xlink:href="https://www.oxfordreference.com/view/10.1093/acref/9780191735639.timeline.0001#">Talking Heads, a series of dramatic monologues by English author Alan Bennett, is broadcast on British TV</text:a></text:p>
            <text:p/>
            <text:p><text:a xlink:href="https://www.oxfordreference.com/view/10.1093/acref/9780191735639.timeline.0001#">The US Congress begins an investigation of the Iran-Contra affair, eventually clearing President Reagan of direct involvement</text:a></text:p>
            <text:p/>
            <text:p><text:a xlink:href="https://www.oxfordreference.com/view/10.1093/acref/9780191735639.timeline.0001#">Timberlake Wertenbaker bases her play Our Country's Goodon Thomas Keneally's novel The Playmaker</text:a></text:p>
            <text:p/>
            <text:p><text:a xlink:href="https://www.oxfordreference.com/view/10.1093/acref/9780191735639.timeline.0001#">Sylvie Guillem and Laurent Hilaire dance in the Paris premiere of William Forsythe's In the middle somewhat elevated</text:a></text:p>
            <text:p/>
            <text:p><text:a xlink:href="https://www.oxfordreference.com/view/10.1093/acref/9780191735639.timeline.0001#">US author Toni Morrison publishes her novel Beloved, loosely based on a real incident among freed slaves after the Civil War</text:a></text:p>
            <text:p/>
            <text:p><text:a xlink:href="https://www.oxfordreference.com/view/10.1093/acref/9780191735639.timeline.0001#">Most of the currency in circulation in Burma becomes worthless when Ne Win replaces it with new 45 and 90 kyat notes (he says 9 is his lucky number)</text:a></text:p>
            <text:p/>
            <text:p><text:a xlink:href="https://www.oxfordreference.com/view/10.1093/acref/9780191735639.timeline.0001#">US architect Daniel Libeskind designs the City Edge project in Berlin, building it up from startlingly fragmented forms</text:a></text:p>
            <text:p/>
            <text:p><text:a xlink:href="https://www.oxfordreference.com/view/10.1093/acref/9780191735639.timeline.0001#">British golfer Nick Faldo wins the first of three victories in six years in the British Open</text:a></text:p>
            <text:p/>
            <text:p><text:a xlink:href="https://www.oxfordreference.com/view/10.1093/acref/9780191735639.timeline.0001#">The film Cry Freedom, directed by Richard Attenborough, tells the story of Steve Biko, killed in police custody in South Africa</text:a></text:p>
            <text:p/>
            <text:p><text:a xlink:href="https://www.oxfordreference.com/view/10.1093/acref/9780191735639.timeline.0001#">US author Tom Wolfe gives a bleak view of contemporary New York in his novel The Bonfire of the Vanities</text:a></text:p>
            <text:p/>
            <text:p><text:a xlink:href="https://www.oxfordreference.com/view/10.1093/acref/9780191735639.timeline.0001#">The Dow-Jones index loses 30% in a dramatic US stock-market collapse</text:a></text:p>
            <text:p/>
            <text:p><text:a xlink:href="https://www.oxfordreference.com/view/10.1093/acref/9780191735639.timeline.0001#">John Adams' opera Nixon in Chinais performed in Houston</text:a></text:p>
            <text:p/>
            <text:p><text:a xlink:href="https://www.oxfordreference.com/view/10.1093/acref/9780191735639.timeline.0001#">Robert Hughes describes the penal system of colonial Australia in The Fatal Shore</text:a></text:p>
            <text:p/>
            <text:p><text:a xlink:href="https://www.oxfordreference.com/view/10.1093/acref/9780191735639.timeline.0001#">An Intifadabegins against Israeli occupation of Palestinian land</text:a></text:p>
            <text:p/>
            <text:p><text:a xlink:href="https://www.oxfordreference.com/view/10.1093/acref/9780191735639.timeline.0001#">Hamas (acronym in Arabic for 'Movement for Islamic Resistance') is founded in the occupied territories to lead armed resistance against Israel</text:a></text:p>
          </table:table-cell>
          <table:table-cell table:number-columns-repeated="2"/>
        </table:table-row>
        <table:table-row table:style-name="ro4">
          <table:table-cell office:value-type="float" office:value="1988">
            <text:p>1988</text:p>
          </table:table-cell>
          <table:table-cell table:style-name="ce3" office:value-type="string">
            <text:p><text:a xlink:href="https://www.oxfordreference.com/view/10.1093/acref/9780191735639.timeline.0001#">Ayatollah Khomeini declares a fatwaagainst Salman Rushdie for his Satanic Verses</text:a></text:p>
            <text:p/>
            <text:p><text:a xlink:href="https://www.oxfordreference.com/view/10.1093/acref/9780191735639.timeline.0001#">Barry Levinson directs Dustin Hoffman and Tom Cruise in the film Rain Man</text:a></text:p>
            <text:p/>
            <text:p><text:a xlink:href="https://www.oxfordreference.com/view/10.1093/acref/9780191735639.timeline.0001#">A protest against the new Burmese currency escalates after the military kill a student activist, Maung Phone Maw, on the campus of Rangoon university</text:a></text:p>
            <text:p/>
            <text:p><text:a xlink:href="https://www.oxfordreference.com/view/10.1093/acref/9780191735639.timeline.0001#">The Liberals and the SDP merge in Britain to form a single political party, the Liberal Democrats</text:a></text:p>
            <text:p/>
            <text:p><text:a xlink:href="https://www.oxfordreference.com/view/10.1093/acref/9780191735639.timeline.0001#">A cease-fire withdraws Cuban troops from Angola and South African forces from Angola and Namibia</text:a></text:p>
            <text:p/>
            <text:p><text:a xlink:href="https://www.oxfordreference.com/view/10.1093/acref/9780191735639.timeline.0001#">British physicist Stephen Hawking explains the cosmos for the general reader in A Brief History of Time: from the Big Bang to Black Holes</text:a></text:p>
            <text:p/>
            <text:p><text:a xlink:href="https://www.oxfordreference.com/view/10.1093/acref/9780191735639.timeline.0001#">The 'new and permanent' Parliament House of Australia is completed in Canberra</text:a></text:p>
            <text:p/>
            <text:p><text:a xlink:href="https://www.oxfordreference.com/view/10.1093/acref/9780191735639.timeline.0001#">Britain stops funding Zimbabwe's purchase of land for redistribution, on the grounds that many of the farms are being given to the political elite</text:a></text:p>
            <text:p/>
            <text:p><text:a xlink:href="https://www.oxfordreference.com/view/10.1093/acref/9780191735639.timeline.0001#">The Soviet leader Mikhail Gorbachev announces that Soviet troops will leave Afghanistan, handing victory to the mujaheddin</text:a></text:p>
            <text:p/>
            <text:p><text:a xlink:href="https://www.oxfordreference.com/view/10.1093/acref/9780191735639.timeline.0001#">US athlete Carl Lewis sets a new world record for the 100 metres, winning gold at the Seoul Olympics</text:a></text:p>
            <text:p/>
            <text:p><text:a xlink:href="https://www.oxfordreference.com/view/10.1093/acref/9780191735639.timeline.0001#">A woman is consecrated as Suffragan Bishop of Massachusetts, becoming the first female bishop in the Anglican Communion's historic line of succession from St Peter</text:a></text:p>
            <text:p/>
            <text:p><text:a xlink:href="https://www.oxfordreference.com/view/10.1093/acref/9780191735639.timeline.0001#">Yasser Arafat, leader of the PLO, declares that the organization renounces 'terrorism in all its forms'</text:a></text:p>
            <text:p/>
            <text:p><text:a xlink:href="https://www.oxfordreference.com/view/10.1093/acref/9780191735639.timeline.0001#">US architect Frank Gehry builds a strikingly unconventional house for his family in Santa Monica</text:a></text:p>
            <text:p/>
            <text:p><text:a xlink:href="https://www.oxfordreference.com/view/10.1093/acref/9780191735639.timeline.0001#">Osama bin Laden's involvement in the fight against Soviet forces in Afghanistan leads to his development of al-Qaeda</text:a></text:p>
            <text:p/>
            <text:p><text:a xlink:href="https://www.oxfordreference.com/view/10.1093/acref/9780191735639.timeline.0001#">Students demonstrating in Rangoon are joined by civilians and monks in what becomes known as the 8888 Uprising (from the date, 8/8/88)</text:a></text:p>
            <text:p/>
            <text:p><text:a xlink:href="https://www.oxfordreference.com/view/10.1093/acref/9780191735639.timeline.0001#">Leading New York Graffiti artist Jean-Michel Basquiat dies of an overdose</text:a></text:p>
            <text:p/>
            <text:p><text:a xlink:href="https://www.oxfordreference.com/view/10.1093/acref/9780191735639.timeline.0001#">The Iran-Iraq war ends with the border between the countries unchanged and more than a million dead</text:a></text:p>
            <text:p/>
            <text:p><text:a xlink:href="https://www.oxfordreference.com/view/10.1093/acref/9780191735639.timeline.0001#">Iraqi dictator Saddam Hussein uses chemical weapons against the Kurds of northern Iraq</text:a></text:p>
            <text:p/>
            <text:p><text:a xlink:href="https://www.oxfordreference.com/view/10.1093/acref/9780191735639.timeline.0001#">Aung San Suu Kyi returns to Burma from England, to look after her dying mother</text:a></text:p>
            <text:p/>
            <text:p><text:a xlink:href="https://www.oxfordreference.com/view/10.1093/acref/9780191735639.timeline.0001#">Bernardo Bertolucci directs The Last Emperor, a film based on the life of Puyi, the last in China's imperial line</text:a></text:p>
            <text:p/>
            <text:p><text:a xlink:href="https://www.oxfordreference.com/view/10.1093/acref/9780191735639.timeline.0001#">General Saw Maung seizes power in Burma and crushes the 8888 Uprising, by now nation-wide, with probably about 3000 deaths</text:a></text:p>
            <text:p/>
            <text:p><text:a xlink:href="https://www.oxfordreference.com/view/10.1093/acref/9780191735639.timeline.0001#">Saw Maung calls his new regime the State Law and Order Restoration Council (SLORC) but promises to hold a free election in 1990</text:a></text:p>
            <text:p/>
            <text:p><text:a xlink:href="https://www.oxfordreference.com/view/10.1093/acref/9780191735639.timeline.0001#">Brazilian racing driver Ayrton Senna wins the first of his three Formula One titles</text:a></text:p>
            <text:p/>
            <text:p><text:a xlink:href="https://www.oxfordreference.com/view/10.1093/acref/9780191735639.timeline.0001#">A new party, the National League for Democracy, is formed in Burma with Aung San Suu Kyi soon becoming its leader</text:a></text:p>
            <text:p/>
            <text:p><text:a xlink:href="https://www.oxfordreference.com/view/10.1093/acref/9780191735639.timeline.0001#">Nine Roman Catholic cardinals attend the 1000th anniversary celebrations of the Russian people being brought into the Orthodox faith</text:a></text:p>
            <text:p/>
            <text:p><text:a xlink:href="https://www.oxfordreference.com/view/10.1093/acref/9780191735639.timeline.0001#">English composer Mark-Anthony Turnage's first opera, Greek, is premiered in Munich</text:a></text:p>
            <text:p/>
            <text:p><text:a xlink:href="https://www.oxfordreference.com/view/10.1093/acref/9780191735639.timeline.0001#">Augusto Pinochet, the only candidate in Chile's presidential election, resigns when he wins less than half the votes cast</text:a></text:p>
            <text:p/>
            <text:p><text:a xlink:href="https://www.oxfordreference.com/view/10.1093/acref/9780191735639.timeline.0001#">English conceptual artist Damien Hirst organizes the first exhibition of the 'Young British Artists', also known as the Britpack</text:a></text:p>
            <text:p/>
            <text:p><text:a xlink:href="https://www.oxfordreference.com/view/10.1093/acref/9780191735639.timeline.0001#">Australian author Peter Carey's novel Oscar and Lucindawins the Booker Prize</text:a></text:p>
            <text:p/>
            <text:p><text:a xlink:href="https://www.oxfordreference.com/view/10.1093/acref/9780191735639.timeline.0001#">Republican George Bush ('read my lips, no new taxes') wins the US presidential election</text:a></text:p>
            <text:p/>
            <text:p><text:a xlink:href="https://www.oxfordreference.com/view/10.1093/acref/9780191735639.timeline.0001#">M. Butterfly, by US author and composer David Henry Hwang, uses Puccini's opera as its inspiration</text:a></text:p>
            <text:p/>
            <text:p><text:a xlink:href="https://www.oxfordreference.com/view/10.1093/acref/9780191735639.timeline.0001#">35-year-old Benazir Bhutto, daughter of the executed president, leads a coalition government in Pakistan</text:a></text:p>
            <text:p/>
            <text:p><text:a xlink:href="https://www.oxfordreference.com/view/10.1093/acref/9780191735639.timeline.0001#">A terrorist bomb brings down flight Pan Am 103 over Lockerbie in Scotland</text:a></text:p>
          </table:table-cell>
          <table:table-cell table:number-columns-repeated="2"/>
        </table:table-row>
        <table:table-row table:style-name="ro4">
          <table:table-cell office:value-type="float" office:value="1989">
            <text:p>1989</text:p>
          </table:table-cell>
          <table:table-cell table:style-name="ce2" office:value-type="string">
            <text:p><text:a xlink:href="https://www.oxfordreference.com/view/10.1093/acref/9780191735639.timeline.0001#">Paraguayan dictator Alfredo Stroessner is toppled by Andrés Rodríguez, who restores democracy to the country</text:a></text:p>
            <text:p/>
            <text:p><text:a xlink:href="https://www.oxfordreference.com/view/10.1093/acref/9780191735639.timeline.0001#">The USSR completes the phased withdrawal of its troops from Afghanistan</text:a></text:p>
            <text:p/>
            <text:p><text:a xlink:href="https://www.oxfordreference.com/view/10.1093/acref/9780191735639.timeline.0001#">The supertanker Exxon Valdezspills vast quantities of oil in Prince William Sound, Alaska</text:a></text:p>
            <text:p/>
            <text:p><text:a xlink:href="https://www.oxfordreference.com/view/10.1093/acref/9780191735639.timeline.0001#">Rupert Murdoch launches Sky, a satellite television channel, in the UK</text:a></text:p>
            <text:p/>
            <text:p><text:a xlink:href="https://www.oxfordreference.com/view/10.1093/acref/9780191735639.timeline.0001#">Carlos Menem is elected president of Argentina and introduces a free market economy</text:a></text:p>
            <text:p/>
            <text:p><text:a xlink:href="https://www.oxfordreference.com/view/10.1093/acref/9780191735639.timeline.0001#">Students, teachers and workers gather in large numbers in Beijing's Tiananmen Square to demand democratic reform</text:a></text:p>
            <text:p/>
            <text:p><text:a xlink:href="https://www.oxfordreference.com/view/10.1093/acref/9780191735639.timeline.0001#">The crowd demonstrating on Beijing's Tiananmen Square swells to more than a million</text:a></text:p>
            <text:p/>
            <text:p><text:a xlink:href="https://www.oxfordreference.com/view/10.1093/acref/9780191735639.timeline.0001#">Confronted with mass popular protest, Deng Xiaoping imposes martial law in China</text:a></text:p>
            <text:p/>
            <text:p><text:a xlink:href="https://www.oxfordreference.com/view/10.1093/acref/9780191735639.timeline.0001#">Uruguay enjoys the first entirely free election since the years of military dictatorship</text:a></text:p>
            <text:p/>
            <text:p><text:a xlink:href="https://www.oxfordreference.com/view/10.1093/acref/9780191735639.timeline.0001#">Ayatollah Khomeini dies and is succeeded by Sayed Ali Khamenei as Iran's leading ayatollah</text:a></text:p>
            <text:p/>
            <text:p><text:a xlink:href="https://www.oxfordreference.com/view/10.1093/acref/9780191735639.timeline.0001#">More than 2000 peaceful demonstrators die after troops open fire in Beijing's Tiananmen Square</text:a></text:p>
            <text:p/>
            <text:p><text:a xlink:href="https://www.oxfordreference.com/view/10.1093/acref/9780191735639.timeline.0001#">US sculptor Richard Serra's Tilted Arcis removed from Federal Plaza, New York, after legal action by local protesters</text:a></text:p>
            <text:p/>
            <text:p><text:a xlink:href="https://www.oxfordreference.com/view/10.1093/acref/9780191735639.timeline.0001#">Slobodan Milosevic is elected president of Serbia</text:a></text:p>
            <text:p/>
            <text:p><text:a xlink:href="https://www.oxfordreference.com/view/10.1093/acref/9780191735639.timeline.0001#">Elections in Poland bring Solidarnośc nation-wide success, and the party is soon at the head of a coalition government</text:a></text:p>
            <text:p/>
            <text:p><text:a xlink:href="https://www.oxfordreference.com/view/10.1093/acref/9780191735639.timeline.0001#">The English National Ballet evolves from London's Festival Ballet</text:a></text:p>
            <text:p/>
            <text:p><text:a xlink:href="https://www.oxfordreference.com/view/10.1093/acref/9780191735639.timeline.0001#">Before the coming election the military junta in Burma places democracy activist Aung San Suu Kyi under house arrest</text:a></text:p>
            <text:p/>
            <text:p><text:a xlink:href="https://www.oxfordreference.com/view/10.1093/acref/9780191735639.timeline.0001#">James Ivory directs the film The Remains of the Day, based on the novel by Kazuo Ishiguro</text:a></text:p>
            <text:p/>
            <text:p><text:a xlink:href="https://www.oxfordreference.com/view/10.1093/acref/9780191735639.timeline.0001#">Frederik Willem de Klerk, promising reform, wins a whites-only South African presidential election</text:a></text:p>
            <text:p/>
            <text:p><text:a xlink:href="https://www.oxfordreference.com/view/10.1093/acref/9780191735639.timeline.0001#">The US unmanned spacecraft Galileois launched from a space shuttle on a six-year voyage to Jupiter</text:a></text:p>
            <text:p/>
            <text:p><text:a xlink:href="https://www.oxfordreference.com/view/10.1093/acref/9780191735639.timeline.0001#">At CERN, in Geneva, Tim Berners-Lee and Robert Cailliau build ENQUIRE, a first step towards the future World Wide Web</text:a></text:p>
            <text:p/>
            <text:p><text:a xlink:href="https://www.oxfordreference.com/view/10.1093/acref/9780191735639.timeline.0001#">Erich Honecker, leader of East Germany since 1971, is forced to resign after massive popular demonstrations</text:a></text:p>
            <text:p/>
            <text:p><text:a xlink:href="https://www.oxfordreference.com/view/10.1093/acref/9780191735639.timeline.0001#">Citizens of East Berlin demolish the Berlin Wall, in what proves a symbolic end to the Cold War</text:a></text:p>
            <text:p/>
            <text:p><text:a xlink:href="https://www.oxfordreference.com/view/10.1093/acref/9780191735639.timeline.0001#">British prime minister Margaret Thatcher introduces an extremely unpopular poll tax, last used in the Middle Ages</text:a></text:p>
            <text:p/>
            <text:p><text:a xlink:href="https://www.oxfordreference.com/view/10.1093/acref/9780191735639.timeline.0001#">French ballerina Sylvie Guillem moves from Paris to join the Royal Ballet in London</text:a></text:p>
            <text:p/>
            <text:p><text:a xlink:href="https://www.oxfordreference.com/view/10.1093/acref/9780191735639.timeline.0001#">The Communist party relinquishes power without bloodshed in Czechoslovakia's Velvet Revolution</text:a></text:p>
            <text:p/>
            <text:p><text:a xlink:href="https://www.oxfordreference.com/view/10.1093/acref/9780191735639.timeline.0001#">With the fall of Pinochet, Chile returns eagerly to democracy - electing a Christian Democrat, Patricio Aylwin, as president</text:a></text:p>
            <text:p/>
            <text:p><text:a xlink:href="https://www.oxfordreference.com/view/10.1093/acref/9780191735639.timeline.0001#">Kenneth MacMillan gives 20-year-old Darcy Bussell the leading role in his new full-length ballet, The Prince of the Pagodas</text:a></text:p>
            <text:p/>
            <text:p><text:a xlink:href="https://www.oxfordreference.com/view/10.1093/acref/9780191735639.timeline.0001#">President Bush sends 24,000 US troops to occupy Panama City and seize Manuel Noriega</text:a></text:p>
            <text:p/>
            <text:p><text:a xlink:href="https://www.oxfordreference.com/view/10.1093/acref/9780191735639.timeline.0001#">Nicolae Ceauşescu and his wife are captured and executed in a Romanian uprising</text:a></text:p>
            <text:p/>
            <text:p><text:a xlink:href="https://www.oxfordreference.com/view/10.1093/acref/9780191735639.timeline.0001#">Alexander Dubcek is Speaker of Parliament and Václav Havel is President in the new democratic government of Czechoslovakia</text:a></text:p>
          </table:table-cell>
          <table:table-cell table:number-columns-repeated="2"/>
        </table:table-row>
        <table:table-row table:style-name="ro4">
          <table:table-cell office:value-type="float" office:value="1990">
            <text:p>1990</text:p>
          </table:table-cell>
          <table:table-cell table:style-name="ce2" office:value-type="string">
            <text:p><text:a xlink:href="https://www.oxfordreference.com/view/10.1093/acref/9780191735639.timeline.0001#">Panama's dictator, Manuel Noriega, is captured by US troops and taken to Miami on drug trafficking charges</text:a></text:p>
            <text:p/>
            <text:p><text:a xlink:href="https://www.oxfordreference.com/view/10.1093/acref/9780191735639.timeline.0001#">South African president F.W. de Klerk announces his radical intention to end apartheid</text:a></text:p>
            <text:p/>
            <text:p><text:a xlink:href="https://www.oxfordreference.com/view/10.1093/acref/9780191735639.timeline.0001#">The Sandinistas lose the Nicaraguan presidential election, with Daniel Ortega beaten into second place by Violeta Chamorro</text:a></text:p>
            <text:p/>
            <text:p><text:a xlink:href="https://www.oxfordreference.com/view/10.1093/acref/9780191735639.timeline.0001#">Nelson Mandela is given an ecstatic reception on his release after twenty-six years in prison on Robben Island, near Cape Town</text:a></text:p>
            <text:p/>
            <text:p><text:a xlink:href="https://www.oxfordreference.com/view/10.1093/acref/9780191735639.timeline.0001#">Racing Demonlaunches a trilogy on the British establishment by English playwright David Hare</text:a></text:p>
            <text:p/>
            <text:p><text:a xlink:href="https://www.oxfordreference.com/view/10.1093/acref/9780191735639.timeline.0001#">British primatologist Jane Goodall publishes Through a Window, exposing violence and brutality in chimpanzees</text:a></text:p>
            <text:p/>
            <text:p><text:a xlink:href="https://www.oxfordreference.com/view/10.1093/acref/9780191735639.timeline.0001#">The Hubble Space Telescope is launched from a space shuttle and goes into orbit 370 miles (600 km) above the earth</text:a></text:p>
            <text:p/>
            <text:p><text:a xlink:href="https://www.oxfordreference.com/view/10.1093/acref/9780191735639.timeline.0001#">Danish choreographer Peter Martins becomes director of the New York City Ballet</text:a></text:p>
            <text:p/>
            <text:p><text:a xlink:href="https://www.oxfordreference.com/view/10.1093/acref/9780191735639.timeline.0001#">The aged president, Félix Houphouët-Boigny, wins the Ivory Coast's first democratic elections</text:a></text:p>
            <text:p/>
            <text:p><text:a xlink:href="https://www.oxfordreference.com/view/10.1093/acref/9780191735639.timeline.0001#">Aung San Suu Kyi's party wins an overwhelming victory in Burma's general election but the military refuse to hand over power</text:a></text:p>
            <text:p/>
            <text:p><text:a xlink:href="https://www.oxfordreference.com/view/10.1093/acref/9780191735639.timeline.0001#">Aung San Ssu Kyi remains under house arrest, and is not released till 1995</text:a></text:p>
            <text:p/>
            <text:p><text:a xlink:href="https://www.oxfordreference.com/view/10.1093/acref/9780191735639.timeline.0001#">A Catholic priest, Jean-Bertrand Aristide, is elected president of Haiti and begins a programme of reform</text:a></text:p>
            <text:p/>
            <text:p><text:a xlink:href="https://www.oxfordreference.com/view/10.1093/acref/9780191735639.timeline.0001#">Namibia becomes independent with Sam Nujoma as president</text:a></text:p>
            <text:p/>
            <text:p><text:a xlink:href="https://www.oxfordreference.com/view/10.1093/acref/9780191735639.timeline.0001#">The Conservative government's poll tax is greeted with violent riots in London and a campaign of non-payment</text:a></text:p>
            <text:p/>
            <text:p><text:a xlink:href="https://www.oxfordreference.com/view/10.1093/acref/9780191735639.timeline.0001#">Alberto Fujimori and his newly formed Cambio 90 party win a surprise election victory in Peru</text:a></text:p>
            <text:p/>
            <text:p><text:a xlink:href="https://www.oxfordreference.com/view/10.1093/acref/9780191735639.timeline.0001#">Gérard Depardieu plays the title role in Cyrano de Bergerac, based on the play by Edmond Rostand</text:a></text:p>
            <text:p/>
            <text:p><text:a xlink:href="https://www.oxfordreference.com/view/10.1093/acref/9780191735639.timeline.0001#">Mikhail Baryshnikov and Mark Morris establish the White Oak Dance Project as a touring company</text:a></text:p>
            <text:p/>
            <text:p><text:a xlink:href="https://www.oxfordreference.com/view/10.1093/acref/9780191735639.timeline.0001#">Chief Mangosuthu Buthelezi transforms Inkatha into a political party, the Inkatha Freedom Party</text:a></text:p>
            <text:p/>
            <text:p><text:a xlink:href="https://www.oxfordreference.com/view/10.1093/acref/9780191735639.timeline.0001#">Three tenors (Luciano Pavarotti, Placido Domingo, Jose Carreras) sing at a concert in Rome to celebrate the World Cup</text:a></text:p>
            <text:p/>
            <text:p><text:a xlink:href="https://www.oxfordreference.com/view/10.1093/acref/9780191735639.timeline.0001#">Boris Yeltsin, impatient with the pace of reform under Gorbachev, resigns from the Communist party</text:a></text:p>
            <text:p/>
            <text:p><text:a xlink:href="https://www.oxfordreference.com/view/10.1093/acref/9780191735639.timeline.0001#">UK prime minister Margaret Thatcher, by now at odds with many in her cabinet, is challenged in a leadership contest and loses</text:a></text:p>
            <text:p/>
            <text:p><text:a xlink:href="https://www.oxfordreference.com/view/10.1093/acref/9780191735639.timeline.0001#">Iraqi troops cross the border into Kuwait and are soon in control of the whole country and its oil wells</text:a></text:p>
            <text:p/>
            <text:p><text:a xlink:href="https://www.oxfordreference.com/view/10.1093/acref/9780191735639.timeline.0001#">Benazir Bhutto's government is dismissed on corruption charges and her party loses the resulting elections</text:a></text:p>
            <text:p/>
            <text:p><text:a xlink:href="https://www.oxfordreference.com/view/10.1093/acref/9780191735639.timeline.0001#">Saddam Hussein announces the annexation of Kuwait, claiming it to have been historically part of Iraq</text:a></text:p>
            <text:p/>
            <text:p><text:a xlink:href="https://www.oxfordreference.com/view/10.1093/acref/9780191735639.timeline.0001#">Mary Robinson is elected president of the republic of Ireland, the first woman to hold the post</text:a></text:p>
            <text:p/>
            <text:p><text:a xlink:href="https://www.oxfordreference.com/view/10.1093/acref/9780191735639.timeline.0001#">Julia Roberts and Richard Gere star in Pretty Woman, directed by Garry Marshall</text:a></text:p>
            <text:p/>
            <text:p><text:a xlink:href="https://www.oxfordreference.com/view/10.1093/acref/9780191735639.timeline.0001#">East and West Germany are united in a new Federal Republic of Germany</text:a></text:p>
            <text:p/>
            <text:p><text:a xlink:href="https://www.oxfordreference.com/view/10.1093/acref/9780191735639.timeline.0001#">Irish author Brian Friel's play Dancing at Lughnasahas its premiere at the Abbey Theatre</text:a></text:p>
            <text:p/>
            <text:p><text:a xlink:href="https://www.oxfordreference.com/view/10.1093/acref/9780191735639.timeline.0001#">The Sadler's Wells ballet company moves to Birmingham, to become the Birmingham Royal Ballet</text:a></text:p>
            <text:p/>
            <text:p><text:a xlink:href="https://www.oxfordreference.com/view/10.1093/acref/9780191735639.timeline.0001#">An army of the Rwandan Patriotic Front crosses the border from Uganda to invade Rwanda</text:a></text:p>
            <text:p/>
            <text:p><text:a xlink:href="https://www.oxfordreference.com/view/10.1093/acref/9780191735639.timeline.0001#">West Indian author Derek Walcott publishes Omeros, an epic poem of the Caribbean</text:a></text:p>
            <text:p/>
            <text:p><text:a xlink:href="https://www.oxfordreference.com/view/10.1093/acref/9780191735639.timeline.0001#">Tim Berners-Lee, working at CERN in Geneva, publishes the first formal proposal for the World Wide Web</text:a></text:p>
            <text:p/>
            <text:p><text:a xlink:href="https://www.oxfordreference.com/view/10.1093/acref/9780191735639.timeline.0001#">Russian dancer Irek Mukhamedov leaves the Bolshoi company to join the Royal Ballet in London</text:a></text:p>
            <text:p/>
            <text:p><text:a xlink:href="https://www.oxfordreference.com/view/10.1093/acref/9780191735639.timeline.0001#">The Piano Lessonis the second of August Wilson's plays to win a Pulitzer Prize</text:a></text:p>
            <text:p/>
            <text:p><text:a xlink:href="https://www.oxfordreference.com/view/10.1093/acref/9780191735639.timeline.0001#">Singapore prime minister Lee Kuan Yew steps down after 31 years in office</text:a></text:p>
            <text:p/>
            <text:p><text:a xlink:href="https://www.oxfordreference.com/view/10.1093/acref/9780191735639.timeline.0001#">John Major is elected leader of the Conservative party and succeeds Thatcher as UK prime minister</text:a></text:p>
            <text:p/>
            <text:p><text:a xlink:href="https://www.oxfordreference.com/view/10.1093/acref/9780191735639.timeline.0001#">Solidarnośc leader Lech Walesa wins Poland's first free presidential election</text:a></text:p>
          </table:table-cell>
          <table:table-cell table:number-columns-repeated="2"/>
        </table:table-row>
        <table:table-row table:style-name="ro4">
          <table:table-cell office:value-type="float" office:value="1991">
            <text:p>1991</text:p>
          </table:table-cell>
          <table:table-cell table:style-name="ce2" office:value-type="string">
            <text:p><text:a xlink:href="https://www.oxfordreference.com/view/10.1093/acref/9780191735639.timeline.0001#">The Gulf War begins when Iraq fails to meet the UN deadline for withdrawal from Kuwait</text:a></text:p>
            <text:p/>
            <text:p><text:a xlink:href="https://www.oxfordreference.com/view/10.1093/acref/9780191735639.timeline.0001#">Expelled from his own country, Saudi Arabia, Osama bin Laden moves to Sudan where he continues to develop al-Qaeda</text:a></text:p>
            <text:p/>
            <text:p><text:a xlink:href="https://www.oxfordreference.com/view/10.1093/acref/9780191735639.timeline.0001#">With all Iraqi troops expelled from Kuwait by Allied tanks, President Bush declares a ceasefire in the Gulf War</text:a></text:p>
            <text:p/>
            <text:p><text:a xlink:href="https://www.oxfordreference.com/view/10.1093/acref/9780191735639.timeline.0001#">A Tuareg uprising in Mali results in some 120,000 refugees fleeing the country</text:a></text:p>
            <text:p/>
            <text:p><text:a xlink:href="https://www.oxfordreference.com/view/10.1093/acref/9780191735639.timeline.0001#">The incumbent president, Mathieu Kérékou, loses in Benin's first democratic election</text:a></text:p>
            <text:p/>
            <text:p><text:a xlink:href="https://www.oxfordreference.com/view/10.1093/acref/9780191735639.timeline.0001#">Rajiv Gandhi is killed near Chennai, during an election campaign, by a suicide bomber on behalf of Tamil militants</text:a></text:p>
            <text:p/>
            <text:p><text:a xlink:href="https://www.oxfordreference.com/view/10.1093/acref/9780191735639.timeline.0001#">As Ethiopian and Eritrean rebels approach Addis Ababa, the leader of the Dergue, Mengistu, flees the country</text:a></text:p>
            <text:p/>
            <text:p><text:a xlink:href="https://www.oxfordreference.com/view/10.1093/acref/9780191735639.timeline.0001#">The rebel Ethiopian People's Revolutionary Democratic Front (EPRDF), led by Meles Zenawi, takes control in Ethiopia</text:a></text:p>
            <text:p/>
            <text:p><text:a xlink:href="https://www.oxfordreference.com/view/10.1093/acref/9780191735639.timeline.0001#">Another cease-fire in Angola's bitter civil war brings another brief period of peace</text:a></text:p>
            <text:p/>
            <text:p><text:a xlink:href="https://www.oxfordreference.com/view/10.1093/acref/9780191735639.timeline.0001#">Former Communist Boris Yeltsin is elected leader of the Russian Soviet Socialist Republic</text:a></text:p>
            <text:p/>
            <text:p><text:a xlink:href="https://www.oxfordreference.com/view/10.1093/acref/9780191735639.timeline.0001#">Alan Bennett's play The Madness of George IIIis performed at the National Theatre in London</text:a></text:p>
            <text:p/>
            <text:p><text:a xlink:href="https://www.oxfordreference.com/view/10.1093/acref/9780191735639.timeline.0001#">The break-up of Yugoslavia begins with a joint declaration of independence by two of its regions, Slovenia and Croatia</text:a></text:p>
            <text:p/>
            <text:p><text:a xlink:href="https://www.oxfordreference.com/view/10.1093/acref/9780191735639.timeline.0001#">The US rock group Nirvana become the leading performers of grunge</text:a></text:p>
            <text:p/>
            <text:p><text:a xlink:href="https://www.oxfordreference.com/view/10.1093/acref/9780191735639.timeline.0001#">Carl Lewis beats his own previous 100-metre world record, winning gold at the World Championships in Tokyo</text:a></text:p>
            <text:p/>
            <text:p><text:a xlink:href="https://www.oxfordreference.com/view/10.1093/acref/9780191735639.timeline.0001#">Morocco and the Polisario end hostilities on the understanding that there will be a referendum in the Western Sahara</text:a></text:p>
            <text:p/>
            <text:p><text:a xlink:href="https://www.oxfordreference.com/view/10.1093/acref/9780191735639.timeline.0001#">Canadian poet and novelist Michael Ondaatje publishes The English Patient</text:a></text:p>
            <text:p/>
            <text:p><text:a xlink:href="https://www.oxfordreference.com/view/10.1093/acref/9780191735639.timeline.0001#">Tim Berners-Lee, using CERN computers, puts online the first website at http://info.cern.ch</text:a></text:p>
            <text:p/>
            <text:p><text:a xlink:href="https://www.oxfordreference.com/view/10.1093/acref/9780191735639.timeline.0001#">Hutu youth militias, known as the Interahamwe, are formed in Rwanda to spearhead attacks on Tutsis</text:a></text:p>
            <text:p/>
            <text:p><text:a xlink:href="https://www.oxfordreference.com/view/10.1093/acref/9780191735639.timeline.0001#">Boris Yeltsin foils a hard-line Communist coup against Mikhail Gorbachev, on holiday at the time in the Crimea</text:a></text:p>
            <text:p/>
            <text:p><text:a xlink:href="https://www.oxfordreference.com/view/10.1093/acref/9780191735639.timeline.0001#">US sculptor Jeff Koons marries one of his favourite subjects, Italian porn star La Cicciolina</text:a></text:p>
            <text:p/>
            <text:p><text:a xlink:href="https://www.oxfordreference.com/view/10.1093/acref/9780191735639.timeline.0001#">Jodie Foster and Anthony Hopkins star in the film The Silence of the Lambs</text:a></text:p>
            <text:p/>
            <text:p><text:a xlink:href="https://www.oxfordreference.com/view/10.1093/acref/9780191735639.timeline.0001#">Macedonia follows the example of Slovenia and Croatia in proclaiming its independence from Yugoslavia</text:a></text:p>
            <text:p/>
            <text:p><text:a xlink:href="https://www.oxfordreference.com/view/10.1093/acref/9780191735639.timeline.0001#">Civil war in Somalia topples the Marxist dictator Mohamed Siad Barre</text:a></text:p>
            <text:p/>
            <text:p><text:a xlink:href="https://www.oxfordreference.com/view/10.1093/acref/9780191735639.timeline.0001#">Regenerationis the first volume of English author Pat Barker's trilogy of novels set during World War I</text:a></text:p>
            <text:p/>
            <text:p><text:a xlink:href="https://www.oxfordreference.com/view/10.1093/acref/9780191735639.timeline.0001#">A man found frozen high in the Alps turns out to be a neolithic hunter from about 5000 years ago</text:a></text:p>
            <text:p/>
            <text:p><text:a xlink:href="https://www.oxfordreference.com/view/10.1093/acref/9780191735639.timeline.0001#">A military coup in Haiti ousts the reforming president Jean-Bertrand Aristide</text:a></text:p>
            <text:p/>
            <text:p><text:a xlink:href="https://www.oxfordreference.com/view/10.1093/acref/9780191735639.timeline.0001#">The Revolutionary United Front, led by Foday Sankoh, attacks Sierra Leone from bases in Liberia</text:a></text:p>
            <text:p/>
            <text:p><text:a xlink:href="https://www.oxfordreference.com/view/10.1093/acref/9780191735639.timeline.0001#">The parliament in Bosnia-Herzegovina votes to secede from the crumbling Yugoslavia</text:a></text:p>
            <text:p/>
            <text:p><text:a xlink:href="https://www.oxfordreference.com/view/10.1093/acref/9780191735639.timeline.0001#">Aung San Suu Kyi wins the Nobel Peace Prize for her courageous fight for democracy in Burma</text:a></text:p>
            <text:p/>
            <text:p><text:a xlink:href="https://www.oxfordreference.com/view/10.1093/acref/9780191735639.timeline.0001#">Armenia delcares its independence from the USSR, 70 years after it was annexed</text:a></text:p>
            <text:p/>
            <text:p><text:a xlink:href="https://www.oxfordreference.com/view/10.1093/acref/9780191735639.timeline.0001#">The US spacecraft Galileo provides scientists with close-up photographs of two asteroids, Gaspra and Ida</text:a></text:p>
            <text:p/>
            <text:p><text:a xlink:href="https://www.oxfordreference.com/view/10.1093/acref/9780191735639.timeline.0001#">Multiparty elections in Zambia result in a massive defeat for the long-serving president, Kenneth Kaunda</text:a></text:p>
            <text:p/>
            <text:p><text:a xlink:href="https://www.oxfordreference.com/view/10.1093/acref/9780191735639.timeline.0001#">The Soviet region of Chechnya proclaims its independence from the USSR, calling itself the Chechen Republic of Ichkeria</text:a></text:p>
            <text:p/>
            <text:p><text:a xlink:href="https://www.oxfordreference.com/view/10.1093/acref/9780191735639.timeline.0001#">Gong Li plays a concubine of a Chinese warlord in Raise the Red Lantern, directed by Zhang Yimou</text:a></text:p>
            <text:p/>
            <text:p><text:a xlink:href="https://www.oxfordreference.com/view/10.1093/acref/9780191735639.timeline.0001#">A new party, the Islamic Salvation Front, seems certain to win the Algerian election – until the army intervenes</text:a></text:p>
            <text:p/>
            <text:p><text:a xlink:href="https://www.oxfordreference.com/view/10.1093/acref/9780191735639.timeline.0001#">Three Soviet republics (Russia, Ukraine, Belarus) declare independence, leading to the formal disbanding of the USSR</text:a></text:p>
            <text:p/>
            <text:p><text:a xlink:href="https://www.oxfordreference.com/view/10.1093/acref/9780191735639.timeline.0001#">A treaty signed in the Netherlands town of Maastricht establishes the European Union and prepares for the introduction of the euro</text:a></text:p>
            <text:p/>
            <text:p><text:a xlink:href="https://www.oxfordreference.com/view/10.1093/acref/9780191735639.timeline.0001#">Paul Keating becomes prime minister of Australia after a Labor party leadership contest against Bob Hawke</text:a></text:p>
            <text:p/>
            <text:p><text:a xlink:href="https://www.oxfordreference.com/view/10.1093/acref/9780191735639.timeline.0001#">Eight more Soviet Socialist republics vote to join the three founder members of the Commonwealth of Independent States (CIS)</text:a></text:p>
            <text:p/>
            <text:p><text:a xlink:href="https://www.oxfordreference.com/view/10.1093/acref/9780191735639.timeline.0001#">Kurds in northern Iraq achieves a measure of autonomy in a safe haven imposed by the UN</text:a></text:p>
            <text:p/>
            <text:p><text:a xlink:href="https://www.oxfordreference.com/view/10.1093/acref/9780191735639.timeline.0001#">Mikhail Gorbachev resigns as president of the defunct USSR, handing power to Boris Yeltsin as president of the new Russian republic</text:a></text:p>
          </table:table-cell>
          <table:table-cell table:number-columns-repeated="2"/>
        </table:table-row>
        <table:table-row table:style-name="ro4">
          <table:table-cell office:value-type="float" office:value="1992">
            <text:p>1992</text:p>
          </table:table-cell>
          <table:table-cell table:style-name="ce2" office:value-type="string">
            <text:p><text:a xlink:href="https://www.oxfordreference.com/view/10.1093/acref/9780191735639.timeline.0001#">Algeria is plunged into a brutal civil war between a military junta and Muslim terrorists</text:a></text:p>
            <text:p/>
            <text:p><text:a xlink:href="https://www.oxfordreference.com/view/10.1093/acref/9780191735639.timeline.0001#">US author Jane Smiley retells the Lear story in A Thousand Acres</text:a></text:p>
            <text:p/>
            <text:p><text:a xlink:href="https://www.oxfordreference.com/view/10.1093/acref/9780191735639.timeline.0001#">Fighting intensifies between Serbs and Croats, Christians and Muslims, for territory within Bosnia-Herzegovina</text:a></text:p>
            <text:p/>
            <text:p><text:a xlink:href="https://www.oxfordreference.com/view/10.1093/acref/9780191735639.timeline.0001#">Saw Maung resigns as Burma's dictator and is replaced by Than Shwe (who still heads the junta some 20 years later)</text:a></text:p>
            <text:p/>
            <text:p><text:a xlink:href="https://www.oxfordreference.com/view/10.1093/acref/9780191735639.timeline.0001#">Riots follow the acquittal of four Los Angeles policemen charged with assaulting the African American Rodney King</text:a></text:p>
            <text:p/>
            <text:p><text:a xlink:href="https://www.oxfordreference.com/view/10.1093/acref/9780191735639.timeline.0001#">Serbian president Slobodan Milosevic encourages ethnic cleansing by paramilitaries in Bosnia</text:a></text:p>
            <text:p/>
            <text:p><text:a xlink:href="https://www.oxfordreference.com/view/10.1093/acref/9780191735639.timeline.0001#">A Land Acquisition Act enables Mugabe to purchase land compulsorily, abandoning the 'willing buyer, willing seller' principle agreed at Lancaster House</text:a></text:p>
            <text:p/>
            <text:p><text:a xlink:href="https://www.oxfordreference.com/view/10.1093/acref/9780191735639.timeline.0001#">US-born Canadian author Carol Shields' novel The Republic of Loveis set in her home town of Winnipeg</text:a></text:p>
            <text:p/>
            <text:p><text:a xlink:href="https://www.oxfordreference.com/view/10.1093/acref/9780191735639.timeline.0001#">Yitzhak Rabin returns as prime minister of Israel after the Labour party wins a general election</text:a></text:p>
            <text:p/>
            <text:p><text:a xlink:href="https://www.oxfordreference.com/view/10.1093/acref/9780191735639.timeline.0001#">Slobodan Milosevic is elected president of Yugoslavia (by now only Serbia and Montenegro)</text:a></text:p>
            <text:p/>
            <text:p><text:a xlink:href="https://www.oxfordreference.com/view/10.1093/acref/9780191735639.timeline.0001#">The New York company Dance Theatre of Harlem tours South Africa, with the slogan 'Dancing Through Barriers'</text:a></text:p>
            <text:p/>
            <text:p><text:a xlink:href="https://www.oxfordreference.com/view/10.1093/acref/9780191735639.timeline.0001#">After a single term as president of the Philippines, Corazon Aquino returns to private life</text:a></text:p>
            <text:p/>
            <text:p><text:a xlink:href="https://www.oxfordreference.com/view/10.1093/acref/9780191735639.timeline.0001#">Eric Clapton's album Unpluggedincludes 'Tears in Heaven', mourning the death of his four-year-old son</text:a></text:p>
            <text:p/>
            <text:p><text:a xlink:href="https://www.oxfordreference.com/view/10.1093/acref/9780191735639.timeline.0001#">David Mamet's play Oleannadramatizes the ambiguities of sexual politics</text:a></text:p>
            <text:p/>
            <text:p><text:a xlink:href="https://www.oxfordreference.com/view/10.1093/acref/9780191735639.timeline.0001#">Betty Boothroyd, a Labour MP, becomes the first woman Speaker of Britain's House of Commons</text:a></text:p>
            <text:p/>
            <text:p><text:a xlink:href="https://www.oxfordreference.com/view/10.1093/acref/9780191735639.timeline.0001#">Manuel Noriega, ex-president of Panama, is convicted in a US court of drug trafficking</text:a></text:p>
            <text:p/>
            <text:p><text:a xlink:href="https://www.oxfordreference.com/view/10.1093/acref/9780191735639.timeline.0001#">US screenwriter Quentin Tarantino makes his debut as a director with Reservoir Dogs</text:a></text:p>
            <text:p/>
            <text:p><text:a xlink:href="https://www.oxfordreference.com/view/10.1093/acref/9780191735639.timeline.0001#">Mohammad Najibullah, Russia's puppet ruler in Afghanistan, is finally overwhelmed in Kabul by the mujaheddin</text:a></text:p>
            <text:p/>
            <text:p><text:a xlink:href="https://www.oxfordreference.com/view/10.1093/acref/9780191735639.timeline.0001#">The mujaheddin, after removing from power the Soviet-backed president Najibullah, proclaim an Islamic state</text:a></text:p>
            <text:p/>
            <text:p><text:a xlink:href="https://www.oxfordreference.com/view/10.1093/acref/9780191735639.timeline.0001#">The Mabo Case in Australia establishes Aboriginal common law land rights</text:a></text:p>
            <text:p/>
            <text:p><text:a xlink:href="https://www.oxfordreference.com/view/10.1093/acref/9780191735639.timeline.0001#">All the Pretty Horsesis the first volume of US author Cormac McCarthy's trilogy set in Mexico</text:a></text:p>
            <text:p/>
            <text:p><text:a xlink:href="https://www.oxfordreference.com/view/10.1093/acref/9780191735639.timeline.0001#">English poet Thom Gunn's The Man with Night Sweatsdeals openly with AIDS</text:a></text:p>
            <text:p/>
            <text:p><text:a xlink:href="https://www.oxfordreference.com/view/10.1093/acref/9780191735639.timeline.0001#">Albanians in Kosovo proclaim independence, prompting increased Serb oppression</text:a></text:p>
            <text:p/>
            <text:p><text:a xlink:href="https://www.oxfordreference.com/view/10.1093/acref/9780191735639.timeline.0001#">UNITA revives the Angolan civil war after the MPLA wins a decisive election victory</text:a></text:p>
            <text:p/>
            <text:p><text:a xlink:href="https://www.oxfordreference.com/view/10.1093/acref/9780191735639.timeline.0001#">Democrat Bill Clinton beats incumbent George Bush and independent candidate Ross Perot in a three-cornered US presidential election</text:a></text:p>
            <text:p/>
            <text:p><text:a xlink:href="https://www.oxfordreference.com/view/10.1093/acref/9780191735639.timeline.0001#">The UN sends troops to famine-stricken and war-torn Somalia</text:a></text:p>
            <text:p/>
            <text:p><text:a xlink:href="https://www.oxfordreference.com/view/10.1093/acref/9780191735639.timeline.0001#">Charles and Diana, the Prince and Princess of Wales, announce that they have agreed to separate</text:a></text:p>
          </table:table-cell>
          <table:table-cell table:number-columns-repeated="2"/>
        </table:table-row>
        <table:table-row table:style-name="ro4">
          <table:table-cell office:value-type="float" office:value="1993">
            <text:p>1993</text:p>
          </table:table-cell>
          <table:table-cell table:style-name="ce2" office:value-type="string">
            <text:p><text:a xlink:href="https://www.oxfordreference.com/view/10.1093/acref/9780191735639.timeline.0001#">Czechoslovakia divides peacefully into the Czech and Slovak Republics</text:a></text:p>
            <text:p/>
            <text:p><text:a xlink:href="https://www.oxfordreference.com/view/10.1093/acref/9780191735639.timeline.0001#">Steven Spielberg directs Jurassic Park, in which dinosaurs are cloned (and animated) to terrifying effect</text:a></text:p>
            <text:p/>
            <text:p><text:a xlink:href="https://www.oxfordreference.com/view/10.1093/acref/9780191735639.timeline.0001#">Pablo Escobar, leader of the Medellin drugs cartel in Colombia, is cornered and shot</text:a></text:p>
            <text:p/>
            <text:p><text:a xlink:href="https://www.oxfordreference.com/view/10.1093/acref/9780191735639.timeline.0001#">Apartheid ends in South Africa, after two thirds of white voters vote for its abolition in a referendum</text:a></text:p>
            <text:p/>
            <text:p><text:a xlink:href="https://www.oxfordreference.com/view/10.1093/acref/9780191735639.timeline.0001#">English novelist Sebastian Faulks publishes Birdsong, set partly in the trenches of World War I</text:a></text:p>
            <text:p/>
            <text:p><text:a xlink:href="https://www.oxfordreference.com/view/10.1093/acref/9780191735639.timeline.0001#">The Branch Dravidians, members of a religious cult, burn to death in their Waco headquarters under siege by the FBI</text:a></text:p>
            <text:p/>
            <text:p><text:a xlink:href="https://www.oxfordreference.com/view/10.1093/acref/9780191735639.timeline.0001#">Guinea's first democratic election is won by the incumbent president, Lansana Conté</text:a></text:p>
            <text:p/>
            <text:p><text:a xlink:href="https://www.oxfordreference.com/view/10.1093/acref/9780191735639.timeline.0001#">US author A.R. Ammons publishes a book-length poem, Garbage, typed on narrow strips of adding-machine paper</text:a></text:p>
            <text:p/>
            <text:p><text:a xlink:href="https://www.oxfordreference.com/view/10.1093/acref/9780191735639.timeline.0001#">The UN imposes sanctions because of Libya's refusal to cooperate in the Lockerbie air disaster enquiry</text:a></text:p>
            <text:p/>
            <text:p><text:a xlink:href="https://www.oxfordreference.com/view/10.1093/acref/9780191735639.timeline.0001#">US author Annie Proulx wins major awards with her second novel, The Shipping News</text:a></text:p>
            <text:p/>
            <text:p><text:a xlink:href="https://www.oxfordreference.com/view/10.1093/acref/9780191735639.timeline.0001#">Millennium Approaches, the first part of Tony Kushner's Angels in America, is premiered in London</text:a></text:p>
            <text:p/>
            <text:p><text:a xlink:href="https://www.oxfordreference.com/view/10.1093/acref/9780191735639.timeline.0001#">US architect Ieoh Ming Pei completes his underground extension of the Louvre, surmounted by a glass pyramid</text:a></text:p>
            <text:p/>
            <text:p><text:a xlink:href="https://www.oxfordreference.com/view/10.1093/acref/9780191735639.timeline.0001#">US tennis player Pete Sampras wins the first of his record-breaking seven Wimbledon singles titles</text:a></text:p>
            <text:p/>
            <text:p><text:a xlink:href="https://www.oxfordreference.com/view/10.1093/acref/9780191735639.timeline.0001#">Vikram Seth publishes his novel A Suitable Boy, a family saga in post-independence India</text:a></text:p>
            <text:p/>
            <text:p><text:a xlink:href="https://www.oxfordreference.com/view/10.1093/acref/9780191735639.timeline.0001#">The new federalist regime in Ethiopia cedes independence to Eritrea</text:a></text:p>
            <text:p/>
            <text:p><text:a xlink:href="https://www.oxfordreference.com/view/10.1093/acref/9780191735639.timeline.0001#">Eduardo Paolozzi's vast bronze sculpture The Wealth of Nationsis installed at South Kyle, near Edinburgh</text:a></text:p>
            <text:p/>
            <text:p><text:a xlink:href="https://www.oxfordreference.com/view/10.1093/acref/9780191735639.timeline.0001#">Scottish author Irvine Welsh publishes his first novel, Trainspotting</text:a></text:p>
            <text:p/>
            <text:p><text:a xlink:href="https://www.oxfordreference.com/view/10.1093/acref/9780191735639.timeline.0001#">Irish author Roddy Doyle publishes a novel that wins the Booker Prize, Paddy Clarke Ha Ha Ha</text:a></text:p>
            <text:p/>
            <text:p><text:a xlink:href="https://www.oxfordreference.com/view/10.1093/acref/9780191735639.timeline.0001#">Work begins on China's ambitious and controversial Three Gorges Dam project</text:a></text:p>
            <text:p/>
            <text:p><text:a xlink:href="https://www.oxfordreference.com/view/10.1093/acref/9780191735639.timeline.0001#">The Oslo Accords, brokered by the Norwegian government between the PLO and Israel, are seen as a breakthrough in the Middle East crisis</text:a></text:p>
            <text:p/>
            <text:p><text:a xlink:href="https://www.oxfordreference.com/view/10.1093/acref/9780191735639.timeline.0001#">Rachel Whiteread's Untitled (House)is a concrete cast of the interior of a house in London's East End</text:a></text:p>
            <text:p/>
            <text:p><text:a xlink:href="https://www.oxfordreference.com/view/10.1093/acref/9780191735639.timeline.0001#">President Habyarimana alienates Rwanda's Hutu Power extremists by coming to terms with the Rwandan Patriotic Front</text:a></text:p>
            <text:p/>
            <text:p><text:a xlink:href="https://www.oxfordreference.com/view/10.1093/acref/9780191735639.timeline.0001#">Meeting in Washington, Yitzhak Rabin and Yasser Arafat accept the Oslo Accords, promising autonomy for Palestine within five years</text:a></text:p>
            <text:p/>
            <text:p><text:a xlink:href="https://www.oxfordreference.com/view/10.1093/acref/9780191735639.timeline.0001#">Steven Spielberg directs a film of Thomas Keneally's novel Schindler's Ark, giving it the title Schindler's List</text:a></text:p>
            <text:p/>
            <text:p><text:a xlink:href="https://www.oxfordreference.com/view/10.1093/acref/9780191735639.timeline.0001#">Melchior Ndadaye, the first Hutu president of Burundi, is killed by Tutsis within months of his election</text:a></text:p>
            <text:p/>
            <text:p><text:a xlink:href="https://www.oxfordreference.com/view/10.1093/acref/9780191735639.timeline.0001#">Civil war in Burundi, between Hutus and Tutsis, follows the murder of the first Hutu president</text:a></text:p>
            <text:p/>
            <text:p><text:a xlink:href="https://www.oxfordreference.com/view/10.1093/acref/9780191735639.timeline.0001#">After only three years in opposition, Benazir Bhutto wins a second term as prime minister of Pakistan</text:a></text:p>
            <text:p/>
            <text:p><text:a xlink:href="https://www.oxfordreference.com/view/10.1093/acref/9780191735639.timeline.0001#">Liberal leader Jean Chrétien begins a 10-year spell as Canadian prime minister</text:a></text:p>
            <text:p/>
            <text:p><text:a xlink:href="https://www.oxfordreference.com/view/10.1093/acref/9780191735639.timeline.0001#">Loyal troops storm the parliament in Moscow, ending a putsch against President Yeltsin</text:a></text:p>
            <text:p/>
            <text:p><text:a xlink:href="https://www.oxfordreference.com/view/10.1093/acref/9780191735639.timeline.0001#">The separatist Bloc Québecois becomes (until losing seats in the next election) the official Opposition in the Canadian parliament</text:a></text:p>
            <text:p/>
            <text:p><text:a xlink:href="https://www.oxfordreference.com/view/10.1093/acref/9780191735639.timeline.0001#">Chen Kaige directs Farewell My Concubine, depicting the devastating effect of the Cultural Revolution on some performers of Peking opera</text:a></text:p>
            <text:p/>
            <text:p><text:a xlink:href="https://www.oxfordreference.com/view/10.1093/acref/9780191735639.timeline.0001#">Nelson Mandela and F.W. de Klerk are jointly awarded the Nobel Peace Prize for their partnership in South Africa</text:a></text:p>
            <text:p/>
            <text:p><text:a xlink:href="https://www.oxfordreference.com/view/10.1093/acref/9780191735639.timeline.0001#">UK and Irish premiers John Major and Albert Reynolds sign the Downing Street Declaration, a strategy for peace in Northern Ireland</text:a></text:p>
            <text:p/>
            <text:p><text:a xlink:href="https://www.oxfordreference.com/view/10.1093/acref/9780191735639.timeline.0001#">Media magnate Silvio Berlusconi founds Forza Italia as a new centre-right political party in Italy</text:a></text:p>
          </table:table-cell>
          <table:table-cell table:number-columns-repeated="2"/>
        </table:table-row>
        <table:table-row table:style-name="ro4">
          <table:table-cell office:value-type="float" office:value="1994">
            <text:p>1994</text:p>
          </table:table-cell>
          <table:table-cell table:style-name="ce2" office:value-type="string">
            <text:p><text:a xlink:href="https://www.oxfordreference.com/view/10.1093/acref/9780191735639.timeline.0001#">Mayan Indians in Chiapas rebel in an armed uprising against the Mexican government</text:a></text:p>
            <text:p/>
            <text:p><text:a xlink:href="https://www.oxfordreference.com/view/10.1093/acref/9780191735639.timeline.0001#">The Hutu government in Rwanda preaches genocide against Tutsis</text:a></text:p>
            <text:p/>
            <text:p><text:a xlink:href="https://www.oxfordreference.com/view/10.1093/acref/9780191735639.timeline.0001#">Mullah Mohammed Omar, in Kandahar, forms a group devoted to fundamentalist Islam and calls it Taliban (meaning students of the Qur'an)</text:a></text:p>
            <text:p/>
            <text:p><text:a xlink:href="https://www.oxfordreference.com/view/10.1093/acref/9780191735639.timeline.0001#">Former prime minister Bettino Craxi leaves Italy to escape a gaol sentence for corruption</text:a></text:p>
            <text:p/>
            <text:p><text:a xlink:href="https://www.oxfordreference.com/view/10.1093/acref/9780191735639.timeline.0001#">Sylvio Berlusconi's new party, Forza Italia, wins enough votes for him to head a coalition as prime minister</text:a></text:p>
            <text:p/>
            <text:p><text:a xlink:href="https://www.oxfordreference.com/view/10.1093/acref/9780191735639.timeline.0001#">US and European troops are withdrawn from the UN force in turbulent Somalia</text:a></text:p>
            <text:p/>
            <text:p><text:a xlink:href="https://www.oxfordreference.com/view/10.1093/acref/9780191735639.timeline.0001#">The Rwandan president, Juvenal Habyarimana, dies when his plane is shot down</text:a></text:p>
            <text:p/>
            <text:p><text:a xlink:href="https://www.oxfordreference.com/view/10.1093/acref/9780191735639.timeline.0001#">Cyprian Ntayamira, the second Hutu president of Burundi, dies in the crash of the president of Rwanda's plane</text:a></text:p>
            <text:p/>
            <text:p><text:a xlink:href="https://www.oxfordreference.com/view/10.1093/acref/9780191735639.timeline.0001#">The assassination of Rwandan president Juvenal Habyarimana sparks the outbreak of genocide</text:a></text:p>
            <text:p/>
            <text:p><text:a xlink:href="https://www.oxfordreference.com/view/10.1093/acref/9780191735639.timeline.0001#">As many as 800,000 people die, most of them slashed to death with machetes, in three months of genocide in Rwanda</text:a></text:p>
            <text:p/>
            <text:p><text:a xlink:href="https://www.oxfordreference.com/view/10.1093/acref/9780191735639.timeline.0001#">Tom Hanks stars in Forrest Gump, based on a novel by Winston Groom</text:a></text:p>
            <text:p/>
            <text:p><text:a xlink:href="https://www.oxfordreference.com/view/10.1093/acref/9780191735639.timeline.0001#">A new constitution in South Africa guarantees equal rights to all citizens</text:a></text:p>
            <text:p/>
            <text:p><text:a xlink:href="https://www.oxfordreference.com/view/10.1093/acref/9780191735639.timeline.0001#">South Africa's first non-racial election is won by the ANC with 63% of the vote</text:a></text:p>
            <text:p/>
            <text:p><text:a xlink:href="https://www.oxfordreference.com/view/10.1093/acref/9780191735639.timeline.0001#">Nelson Mandela is sworn in as the first president of the new democratic South Africa</text:a></text:p>
            <text:p/>
            <text:p><text:a xlink:href="https://www.oxfordreference.com/view/10.1093/acref/9780191735639.timeline.0001#">Brazilian driver Ayrton Senna dies when the steering column of his car shears during the San Marino Grand Prix</text:a></text:p>
            <text:p/>
            <text:p><text:a xlink:href="https://www.oxfordreference.com/view/10.1093/acref/9780191735639.timeline.0001#">Hastings Banda, president since independence in 1964, is defeated in Malawi's first multiparty elections</text:a></text:p>
            <text:p/>
            <text:p><text:a xlink:href="https://www.oxfordreference.com/view/10.1093/acref/9780191735639.timeline.0001#">Israel recognizes the Palestine Liberation Organization (PLO) as the representative body of the Palestinian people</text:a></text:p>
            <text:p/>
            <text:p><text:a xlink:href="https://www.oxfordreference.com/view/10.1093/acref/9780191735639.timeline.0001#">The New Zealand government pays compensation to the Waikato tribe in the first of several settlements for land illegally seized</text:a></text:p>
            <text:p/>
            <text:p><text:a xlink:href="https://www.oxfordreference.com/view/10.1093/acref/9780191735639.timeline.0001#">France's President Mitterrand and the British queen Elizabeth II together open the tunnel under the English Channel</text:a></text:p>
            <text:p/>
            <text:p><text:a xlink:href="https://www.oxfordreference.com/view/10.1093/acref/9780191735639.timeline.0001#">The Italian film Il Postinobrings poetry into the life of a postman who delivers mail to the Chilean poet Pablo Neruda</text:a></text:p>
            <text:p/>
            <text:p><text:a xlink:href="https://www.oxfordreference.com/view/10.1093/acref/9780191735639.timeline.0001#">In his apostolic letter Ordinatio sacerdotalisJohn Paul II forbids even any discussion of the ordination of women</text:a></text:p>
            <text:p/>
            <text:p><text:a xlink:href="https://www.oxfordreference.com/view/10.1093/acref/9780191735639.timeline.0001#">Mogadishu, the capital, is divided between two factions in Somalia's civil war</text:a></text:p>
            <text:p/>
            <text:p><text:a xlink:href="https://www.oxfordreference.com/view/10.1093/acref/9780191735639.timeline.0001#">With apartheid ended, South Africa rejoins the Commonwealth of Nations</text:a></text:p>
            <text:p/>
            <text:p><text:a xlink:href="https://www.oxfordreference.com/view/10.1093/acref/9780191735639.timeline.0001#">Trinidadian cricketer Brian Lara sets a new world record, scoring 501 not out when playing for Warwickshire against Durham</text:a></text:p>
            <text:p/>
            <text:p><text:a xlink:href="https://www.oxfordreference.com/view/10.1093/acref/9780191735639.timeline.0001#">Italian architect Renzo Piano completes Kansai airport, on an artificial island in Osaka bay</text:a></text:p>
            <text:p/>
            <text:p><text:a xlink:href="https://www.oxfordreference.com/view/10.1093/acref/9780191735639.timeline.0001#">President Clinton's bill to provide health insurance for all US citizens is defeated in Congress</text:a></text:p>
            <text:p/>
            <text:p><text:a xlink:href="https://www.oxfordreference.com/view/10.1093/acref/9780191735639.timeline.0001#">Louis de Bernières publishes Captain Corelli's Mandolin, a love story set in Italian-occupied Cephalonia</text:a></text:p>
            <text:p/>
            <text:p><text:a xlink:href="https://www.oxfordreference.com/view/10.1093/acref/9780191735639.timeline.0001#">After the genocide in Rwanda, the Rwandan Patriotic Front captures Kigali and replaces the Hutu government</text:a></text:p>
            <text:p/>
            <text:p><text:a xlink:href="https://www.oxfordreference.com/view/10.1093/acref/9780191735639.timeline.0001#">Tony Blair wins the leadership of the Labour party, and sets about establishing what he calls New Labour</text:a></text:p>
            <text:p/>
            <text:p><text:a xlink:href="https://www.oxfordreference.com/view/10.1093/acref/9780191735639.timeline.0001#">North Korean dictator Kim Il Sung dies and is succeeded by his son, Kim Jong Il</text:a></text:p>
            <text:p/>
            <text:p><text:a xlink:href="https://www.oxfordreference.com/view/10.1093/acref/9780191735639.timeline.0001#">The IRA declares a cease-fire in Northern Ireland, a gesture followed a month later by Protestant paramilitaries</text:a></text:p>
            <text:p/>
            <text:p><text:a xlink:href="https://www.oxfordreference.com/view/10.1093/acref/9780191735639.timeline.0001#">The return of Jean-Bertrand Aristide to Haiti, under UN protection, leads to a period of relative calm unusual in the republic</text:a></text:p>
            <text:p/>
            <text:p><text:a xlink:href="https://www.oxfordreference.com/view/10.1093/acref/9780191735639.timeline.0001#">The fossilized skeleton of an Ardipithecusfemale, nicknamed Ardi and 4.4 million years old, is found in the Awash valley region of Ethiopia</text:a></text:p>
            <text:p/>
            <text:p><text:a xlink:href="https://www.oxfordreference.com/view/10.1093/acref/9780191735639.timeline.0001#">Quentin Tarantino directs John Travolta and Bruce Willis in Pulp Fiction</text:a></text:p>
            <text:p/>
            <text:p><text:a xlink:href="https://www.oxfordreference.com/view/10.1093/acref/9780191735639.timeline.0001#">Two leading members of Mexico's ruling party, Luis Donaldo Colosio and José Francisco Ruiz Massieu, are assassinated</text:a></text:p>
            <text:p/>
            <text:p><text:a xlink:href="https://www.oxfordreference.com/view/10.1093/acref/9780191735639.timeline.0001#">Divorce is legalized in the republic of Ireland</text:a></text:p>
            <text:p/>
            <text:p><text:a xlink:href="https://www.oxfordreference.com/view/10.1093/acref/9780191735639.timeline.0001#">Mike Newell directs the film Four Weddings and a Funeral, starring Hugh Grant</text:a></text:p>
            <text:p/>
            <text:p><text:a xlink:href="https://www.oxfordreference.com/view/10.1093/acref/9780191735639.timeline.0001#">Yasser Arafat, Shimon Peres and Yitzhak Rabin share the Nobel Peace Prize for their efforts to solve the Israel-Palestine problem</text:a></text:p>
            <text:p/>
            <text:p><text:a xlink:href="https://www.oxfordreference.com/view/10.1093/acref/9780191735639.timeline.0001#">The Israeli prime minister Yitzhak Rabin and Hussein, the king of Jordan, sign a historic peace agreement</text:a></text:p>
            <text:p/>
            <text:p><text:a xlink:href="https://www.oxfordreference.com/view/10.1093/acref/9780191735639.timeline.0001#">More than a million Hutus, escaping from the backlash after the genocide in Rwanda, are in refugee camps in Zaire</text:a></text:p>
            <text:p/>
            <text:p><text:a xlink:href="https://www.oxfordreference.com/view/10.1093/acref/9780191735639.timeline.0001#">After 18 years in the USA, living in Vermont, Alexander Solzhenitsyn returns to post-Communist Russia</text:a></text:p>
            <text:p/>
            <text:p><text:a xlink:href="https://www.oxfordreference.com/view/10.1093/acref/9780191735639.timeline.0001#">Art, a play by French-born Iranian playwright Yasmina Reza, has its premiere in Berlin</text:a></text:p>
            <text:p/>
            <text:p><text:a xlink:href="https://www.oxfordreference.com/view/10.1093/acref/9780191735639.timeline.0001#">German racing driver Michael Schumacher wins his first world championship title in Formula One</text:a></text:p>
            <text:p/>
            <text:p><text:a xlink:href="https://www.oxfordreference.com/view/10.1093/acref/9780191735639.timeline.0001#">Riverdance, based on traditional Irish step dancing, is presented first as an entertainment in the Eurovision Song Contest</text:a></text:p>
            <text:p/>
            <text:p><text:a xlink:href="https://www.oxfordreference.com/view/10.1093/acref/9780191735639.timeline.0001#">A devaluation of the Mexican peso leads to a sudden collapse in the local stock market</text:a></text:p>
            <text:p/>
            <text:p><text:a xlink:href="https://www.oxfordreference.com/view/10.1093/acref/9780191735639.timeline.0001#">The collapse of Sylvio Berlusconi's coalition brings to an end his short-lived first period as Italy's prime minister</text:a></text:p>
            <text:p/>
            <text:p><text:a xlink:href="https://www.oxfordreference.com/view/10.1093/acref/9780191735639.timeline.0001#">Potholers discover the world's oldest known paintings in the Chauvet cave in southern France</text:a></text:p>
            <text:p/>
            <text:p><text:a xlink:href="https://www.oxfordreference.com/view/10.1093/acref/9780191735639.timeline.0001#">Russian troops enter Chechnya to crush the armed separatist movement</text:a></text:p>
          </table:table-cell>
          <table:table-cell table:number-columns-repeated="2"/>
        </table:table-row>
        <table:table-row table:style-name="ro4">
          <table:table-cell office:value-type="float" office:value="1995">
            <text:p>1995</text:p>
          </table:table-cell>
          <table:table-cell table:style-name="ce2" office:value-type="string">
            <text:p><text:a xlink:href="https://www.oxfordreference.com/view/10.1093/acref/9780191735639.timeline.0001#">Sithole is arrested, on a charge of plotting to assassinate Mugabe, in a move widely seen as a way of keeping him out of the 1996 presidential election</text:a></text:p>
            <text:p/>
            <text:p><text:a xlink:href="https://www.oxfordreference.com/view/10.1093/acref/9780191735639.timeline.0001#">Britain and Argentina come to an agreement concerning the future exploitation of oil around the Falkland Islands</text:a></text:p>
            <text:p/>
            <text:p><text:a xlink:href="https://www.oxfordreference.com/view/10.1093/acref/9780191735639.timeline.0001#">Asian and African UN troops withdraw from Somalia, though the country is still in a state of violent civil war</text:a></text:p>
            <text:p/>
            <text:p><text:a xlink:href="https://www.oxfordreference.com/view/10.1093/acref/9780191735639.timeline.0001#">British mathematician Andrew Wiles publishes, in Annals of Mathematics, his proof of Fermat's Last Theorem</text:a></text:p>
            <text:p/>
            <text:p><text:a xlink:href="https://www.oxfordreference.com/view/10.1093/acref/9780191735639.timeline.0001#">A massive bomb destroys federal buildings in Oklahoma City, killing 168 people</text:a></text:p>
            <text:p/>
            <text:p><text:a xlink:href="https://www.oxfordreference.com/view/10.1093/acref/9780191735639.timeline.0001#">Ethiopians have their first experience of democracy in a free presidential election, won by Meles Zenawi</text:a></text:p>
            <text:p/>
            <text:p><text:a xlink:href="https://www.oxfordreference.com/view/10.1093/acref/9780191735639.timeline.0001#">Jacques Chirac defeats the Socialist candidate, Lionel Jospin, in the French presidential election</text:a></text:p>
            <text:p/>
            <text:p><text:a xlink:href="https://www.oxfordreference.com/view/10.1093/acref/9780191735639.timeline.0001#">British choreographer Matthew Bourne has a great success with his all-male Swan Lake</text:a></text:p>
            <text:p/>
            <text:p><text:a xlink:href="https://www.oxfordreference.com/view/10.1093/acref/9780191735639.timeline.0001#">Bosnian Serbs massacre thousands of Bosnian Muslims after laying siege to the town of Srebrenica</text:a></text:p>
            <text:p/>
            <text:p><text:a xlink:href="https://www.oxfordreference.com/view/10.1093/acref/9780191735639.timeline.0001#">Aung San Suu Kyi is released, and told that she can leave the country but will not be able to return</text:a></text:p>
            <text:p/>
            <text:p><text:a xlink:href="https://www.oxfordreference.com/view/10.1093/acref/9780191735639.timeline.0001#">Louis Farrakhan's Nation of Islam organizes a Million Man March into Washington</text:a></text:p>
            <text:p/>
            <text:p><text:a xlink:href="https://www.oxfordreference.com/view/10.1093/acref/9780191735639.timeline.0001#">US poet Philip Levine wins a Pulitzer Prize with his volume of poems Simple Truth</text:a></text:p>
            <text:p/>
            <text:p><text:a xlink:href="https://www.oxfordreference.com/view/10.1093/acref/9780191735639.timeline.0001#">Bryan Singer directs the film The Usual Suspects, an intricate crime drama written by Christopher McQuarrie</text:a></text:p>
            <text:p/>
            <text:p><text:a xlink:href="https://www.oxfordreference.com/view/10.1093/acref/9780191735639.timeline.0001#">The jury acquits O.J. Simpson of the murder of Nicole Brown Simpson and Ronald Goldman, after a trial lasting almost a year</text:a></text:p>
            <text:p/>
            <text:p><text:a xlink:href="https://www.oxfordreference.com/view/10.1093/acref/9780191735639.timeline.0001#">British artist Tracey Emin causes a stir with Everyone I Have Ever Slept With 1963-1995</text:a></text:p>
            <text:p/>
            <text:p><text:a xlink:href="https://www.oxfordreference.com/view/10.1093/acref/9780191735639.timeline.0001#">The US hosts peace talks in Dayton, Ohio, between Serbia, Croatia and Bosnia to end the Bosnian civil war</text:a></text:p>
            <text:p/>
            <text:p><text:a xlink:href="https://www.oxfordreference.com/view/10.1093/acref/9780191735639.timeline.0001#">Yitzhak Rabin, after addressing a mass rally for peace in Tel Aviv, is killed by an Israeli assassin</text:a></text:p>
            <text:p/>
            <text:p><text:a xlink:href="https://www.oxfordreference.com/view/10.1093/acref/9780191735639.timeline.0001#">Ken Saro-Wiwa, playwright and pro-democracy campaigner in Nigeria, is among a group hanged by the ruling junta</text:a></text:p>
            <text:p/>
            <text:p><text:a xlink:href="https://www.oxfordreference.com/view/10.1093/acref/9780191735639.timeline.0001#">Mozambique joins the Commonwealth, as the first member not to have emerged from the British empire</text:a></text:p>
            <text:p/>
            <text:p><text:a xlink:href="https://www.oxfordreference.com/view/10.1093/acref/9780191735639.timeline.0001#">An atmospheric probe, released from the US spacecraft Galileo, enters the atmosphere of the planet Jupiter</text:a></text:p>
          </table:table-cell>
          <table:table-cell table:number-columns-repeated="2"/>
        </table:table-row>
        <table:table-row table:style-name="ro4">
          <table:table-cell office:value-type="float" office:value="1996">
            <text:p>1996</text:p>
          </table:table-cell>
          <table:table-cell table:style-name="ce2" office:value-type="string">
            <text:p><text:a xlink:href="https://www.oxfordreference.com/view/10.1093/acref/9780191735639.timeline.0001#">Yasser Arafat is elected president of the new Palestinian National Authority</text:a></text:p>
            <text:p/>
            <text:p><text:a xlink:href="https://www.oxfordreference.com/view/10.1093/acref/9780191735639.timeline.0001#">Mugabe is elected unopposed for a new six-year term as president</text:a></text:p>
            <text:p/>
            <text:p><text:a xlink:href="https://www.oxfordreference.com/view/10.1093/acref/9780191735639.timeline.0001#">An IRA bomb at Canary Wharf shatters the fifteen-month ceasefire achieved after the Downing Street Declaration</text:a></text:p>
            <text:p/>
            <text:p><text:a xlink:href="https://www.oxfordreference.com/view/10.1093/acref/9780191735639.timeline.0001#">Liberal leader John Howard heads the winning coalition in Australia's general election</text:a></text:p>
            <text:p/>
            <text:p><text:a xlink:href="https://www.oxfordreference.com/view/10.1093/acref/9780191735639.timeline.0001#">Expelled from Sudan, Osama bin Laden moves to Afghanistan where he builds training camps for al-Qaeda</text:a></text:p>
            <text:p/>
            <text:p><text:a xlink:href="https://www.oxfordreference.com/view/10.1093/acref/9780191735639.timeline.0001#">Microsoft founder Bill Gates, with a fortune of $20 billion, is calculated to be the richest man in the world</text:a></text:p>
            <text:p/>
            <text:p><text:a xlink:href="https://www.oxfordreference.com/view/10.1093/acref/9780191735639.timeline.0001#">The Stone of Scone is returned from Westminster to Scotland, exactly seven centuries after its removal by Edward I</text:a></text:p>
            <text:p/>
            <text:p><text:a xlink:href="https://www.oxfordreference.com/view/10.1093/acref/9780191735639.timeline.0001#">Benjamin Netanyahu leads the Likud party to victory in an Israeli election overshadowed by Palestinian suicide bombers</text:a></text:p>
            <text:p/>
            <text:p><text:a xlink:href="https://www.oxfordreference.com/view/10.1093/acref/9780191735639.timeline.0001#">Archbishop Desmond Tutu chairs South Africa's Truth and Reconciliation Commission</text:a></text:p>
            <text:p/>
            <text:p><text:a xlink:href="https://www.oxfordreference.com/view/10.1093/acref/9780191735639.timeline.0001#">In the Wik Decision the Australian High Court gives strong support to Aboriginal land rights</text:a></text:p>
            <text:p/>
            <text:p><text:a xlink:href="https://www.oxfordreference.com/view/10.1093/acref/9780191735639.timeline.0001#">Chris Ofili's painting The Holy Virginis embellished with elephant dung</text:a></text:p>
            <text:p/>
            <text:p><text:a xlink:href="https://www.oxfordreference.com/view/10.1093/acref/9780191735639.timeline.0001#">American painter Julian Schnabel turns his hand to film-making with Basquiat, a tribute to graffiti artist Jean-Michel Basquiat</text:a></text:p>
            <text:p/>
            <text:p><text:a xlink:href="https://www.oxfordreference.com/view/10.1093/acref/9780191735639.timeline.0001#">Jerry Rawlings has a convincing electoral victory after seventeen years in power in Ghana</text:a></text:p>
            <text:p/>
            <text:p><text:a xlink:href="https://www.oxfordreference.com/view/10.1093/acref/9780191735639.timeline.0001#">The British pop group Spice Girls sell millions of their first album, Spice, breaking all previous UK records</text:a></text:p>
            <text:p/>
            <text:p><text:a xlink:href="https://www.oxfordreference.com/view/10.1093/acref/9780191735639.timeline.0001#">The divorce is finalized of Charles and Diana, the Prince and Princess of Wales</text:a></text:p>
            <text:p/>
            <text:p><text:a xlink:href="https://www.oxfordreference.com/view/10.1093/acref/9780191735639.timeline.0001#">Russian troops withdraw from Grozny after a peace deal that leaves Chechnya with effective autonomy</text:a></text:p>
            <text:p/>
            <text:p><text:a xlink:href="https://www.oxfordreference.com/view/10.1093/acref/9780191735639.timeline.0001#">Anthony Minghella directs The English Patient, a film based on the novel by Michael Ondaatje</text:a></text:p>
            <text:p/>
            <text:p><text:a xlink:href="https://www.oxfordreference.com/view/10.1093/acref/9780191735639.timeline.0001#">The Taliban capture Kabul, driving out rival Afghan guerrilla groups</text:a></text:p>
            <text:p/>
            <text:p><text:a xlink:href="https://www.oxfordreference.com/view/10.1093/acref/9780191735639.timeline.0001#">The Taliban hang ex-president Najibullah and his brother at Kabul's major traffic intersection</text:a></text:p>
            <text:p/>
            <text:p><text:a xlink:href="https://www.oxfordreference.com/view/10.1093/acref/9780191735639.timeline.0001#">Irish author Marina Carr's play Portia Coughlinis performed at the Abbey Theatre</text:a></text:p>
            <text:p/>
            <text:p><text:a xlink:href="https://www.oxfordreference.com/view/10.1093/acref/9780191735639.timeline.0001#">A fatal variant CJD (Creutzfeldt-Jacob disease) is first identified in Britain, linked to BSE but capable of infecting humans</text:a></text:p>
            <text:p/>
            <text:p><text:a xlink:href="https://www.oxfordreference.com/view/10.1093/acref/9780191735639.timeline.0001#">Bill Clinton wins re-election as US president, defeating Republican candidate Bob Dole</text:a></text:p>
            <text:p/>
            <text:p><text:a xlink:href="https://www.oxfordreference.com/view/10.1093/acref/9780191735639.timeline.0001#">Benazir Bhutto is dismissed from government in Pakistan for a second time, again on corruption charges</text:a></text:p>
            <text:p/>
            <text:p><text:a xlink:href="https://www.oxfordreference.com/view/10.1093/acref/9780191735639.timeline.0001#">The guerrilla groups in Guatemala sign a treaty which provides for them to become a recognized political party</text:a></text:p>
            <text:p/>
            <text:p><text:a xlink:href="https://www.oxfordreference.com/view/10.1093/acref/9780191735639.timeline.0001#">Tupac Amaru guerrillas take 460 guests hostage at the Japanese ambassador's Christmas party in Lima, Peru</text:a></text:p>
            <text:p/>
            <text:p><text:a xlink:href="https://www.oxfordreference.com/view/10.1093/acref/9780191735639.timeline.0001#">Dolly the Sheep is cloned in an epoch-making experiment at the Roslin Institute in Edinburgh</text:a></text:p>
          </table:table-cell>
          <table:table-cell table:number-columns-repeated="2"/>
        </table:table-row>
        <table:table-row table:style-name="ro4">
          <table:table-cell office:value-type="float" office:value="1997">
            <text:p>1997</text:p>
          </table:table-cell>
          <table:table-cell table:style-name="ce2" office:value-type="string">
            <text:p><text:a xlink:href="https://www.oxfordreference.com/view/10.1093/acref/9780191735639.timeline.0001#">Deng Xiaoping dies and is succeeded by Jiang Zemin as China's leader</text:a></text:p>
            <text:p/>
            <text:p><text:a xlink:href="https://www.oxfordreference.com/view/10.1093/acref/9780191735639.timeline.0001#">Ghanaian diplomat Kofi Annan is appointed secretary-general of the United Nations, becoming the first black African in the post</text:a></text:p>
            <text:p/>
            <text:p><text:a xlink:href="https://www.oxfordreference.com/view/10.1093/acref/9780191735639.timeline.0001#">Thousands of Shia Muslims are massacred by the Taliban in Mazar-e-Sharif, in a brief spell before they are driven from the city</text:a></text:p>
            <text:p/>
            <text:p><text:a xlink:href="https://www.oxfordreference.com/view/10.1093/acref/9780191735639.timeline.0001#">Former US Secretary of State James Baker undertakes the difficult task of trying to find a compromise between the Polisario and Morocco over Western Sahara</text:a></text:p>
            <text:p/>
            <text:p><text:a xlink:href="https://www.oxfordreference.com/view/10.1093/acref/9780191735639.timeline.0001#">Tony Blair leads the Labour party to its greatest ever electoral victory, winning 418 seats at Westminster</text:a></text:p>
            <text:p/>
            <text:p><text:a xlink:href="https://www.oxfordreference.com/view/10.1093/acref/9780191735639.timeline.0001#">Danish choreographer Peter Schaufuss founds his own ballet company at Holstebro</text:a></text:p>
            <text:p/>
            <text:p><text:a xlink:href="https://www.oxfordreference.com/view/10.1093/acref/9780191735639.timeline.0001#">After thirty-two years as the corrupt dictator of Zaire, Mobutu Sese Seko is driven out by Laurent Kabila</text:a></text:p>
            <text:p/>
            <text:p><text:a xlink:href="https://www.oxfordreference.com/view/10.1093/acref/9780191735639.timeline.0001#">The civilian president of Sierra Leone, Ahmad Kabbah, is ousted in a military coup led by Johnny Koroma</text:a></text:p>
            <text:p/>
            <text:p><text:a xlink:href="https://www.oxfordreference.com/view/10.1093/acref/9780191735639.timeline.0001#">James Cameron directs Leonardo DiCaprio and Kate Wiinslet in the film Titanic, based on the 1912 disaster</text:a></text:p>
            <text:p/>
            <text:p><text:a xlink:href="https://www.oxfordreference.com/view/10.1093/acref/9780191735639.timeline.0001#">Fifteen years after the Falklands War there are 1700 British troops in the islands, guarding 2200 residents</text:a></text:p>
            <text:p/>
            <text:p><text:a xlink:href="https://www.oxfordreference.com/view/10.1093/acref/9780191735639.timeline.0001#">In Canada's general election the Bloc Québecois lose their position as official opposition to the Liberal government</text:a></text:p>
            <text:p/>
            <text:p><text:a xlink:href="https://www.oxfordreference.com/view/10.1093/acref/9780191735639.timeline.0001#">Hong Kong reverts to China with the end of Britain's 99-year lease of the New Territories</text:a></text:p>
            <text:p/>
            <text:p><text:a xlink:href="https://www.oxfordreference.com/view/10.1093/acref/9780191735639.timeline.0001#">Irish author Martin McDonagh's play The Beauty Queen of Leenaneis the first in a trilogy</text:a></text:p>
            <text:p/>
            <text:p><text:a xlink:href="https://www.oxfordreference.com/view/10.1093/acref/9780191735639.timeline.0001#">Sojourner, a robot roving vehicle, detaches from Mars Pathfinder to analyse the surface of the planet</text:a></text:p>
            <text:p/>
            <text:p><text:a xlink:href="https://www.oxfordreference.com/view/10.1093/acref/9780191735639.timeline.0001#">The name of Zaire is changed once again, reverting to the Democratic Republic of Congo</text:a></text:p>
            <text:p/>
            <text:p><text:a xlink:href="https://www.oxfordreference.com/view/10.1093/acref/9780191735639.timeline.0001#">The Australian report Bringing Them Homeconfirms widespread forcible removal of Aboriginal children from their parents</text:a></text:p>
            <text:p/>
            <text:p><text:a xlink:href="https://www.oxfordreference.com/view/10.1093/acref/9780191735639.timeline.0001#">Diana, the Princess of Wales, and her friend Dodi Fayed die after a car crash in Paris</text:a></text:p>
            <text:p/>
            <text:p><text:a xlink:href="https://www.oxfordreference.com/view/10.1093/acref/9780191735639.timeline.0001#">The poems forming Ted Hughes's Birthday Lettersdescribe his relationship with Sylvia Plath</text:a></text:p>
            <text:p/>
            <text:p><text:a xlink:href="https://www.oxfordreference.com/view/10.1093/acref/9780191735639.timeline.0001#">A schoolboy wizard performs his first tricks in J.K. Rowling's Harry Potter and the Philosopher's Stone</text:a></text:p>
            <text:p/>
            <text:p><text:a xlink:href="https://www.oxfordreference.com/view/10.1093/acref/9780191735639.timeline.0001#">Mexico's ruling party, the PRI, loses control of the lower house for the first time in nearly seventy years</text:a></text:p>
            <text:p/>
            <text:p><text:a xlink:href="https://www.oxfordreference.com/view/10.1093/acref/9780191735639.timeline.0001#">In his first year as a professional, US golfer Tiger Woods wins both the British Open and the US Masters</text:a></text:p>
            <text:p/>
            <text:p><text:a xlink:href="https://www.oxfordreference.com/view/10.1093/acref/9780191735639.timeline.0001#">Frank Gehry wins world-wide attention with his design for the Guggenheim Museum in Bilbao</text:a></text:p>
            <text:p/>
            <text:p><text:a xlink:href="https://www.oxfordreference.com/view/10.1093/acref/9780191735639.timeline.0001#">Indian author Arundhati Roy publishes her first novel, The God of Small Things</text:a></text:p>
            <text:p/>
            <text:p><text:a xlink:href="https://www.oxfordreference.com/view/10.1093/acref/9780191735639.timeline.0001#">The British film The Full Montyfollows six unemployed steel workers in their transformation into male strippers</text:a></text:p>
            <text:p/>
            <text:p><text:a xlink:href="https://www.oxfordreference.com/view/10.1093/acref/9780191735639.timeline.0001#">Bertie Ahern, leader of Fianna Fáil, becomes the prime minister (Taoiseach) of the republic of Ireland</text:a></text:p>
            <text:p/>
            <text:p><text:a xlink:href="https://www.oxfordreference.com/view/10.1093/acref/9780191735639.timeline.0001#">Bob Dylan produces one of his finest albums, Time out of Mind</text:a></text:p>
            <text:p/>
            <text:p><text:a xlink:href="https://www.oxfordreference.com/view/10.1093/acref/9780191735639.timeline.0001#">Larry Page and Sergey Brin, both Ph.D. students at Stanford University, register the domain name google.com</text:a></text:p>
            <text:p/>
            <text:p><text:a xlink:href="https://www.oxfordreference.com/view/10.1093/acref/9780191735639.timeline.0001#">Elton John sings a revised version of Candle in the Windin Westminster Abbey, as a tribute to Diana, Princess of Wales</text:a></text:p>
            <text:p/>
            <text:p><text:a xlink:href="https://www.oxfordreference.com/view/10.1093/acref/9780191735639.timeline.0001#">In referenda held by the new Labour government, Scotland votes conclusively for devolution but Wales is lukewarm</text:a></text:p>
            <text:p/>
            <text:p><text:a xlink:href="https://www.oxfordreference.com/view/10.1093/acref/9780191735639.timeline.0001#">The Real IRA, a splinter group of the Provisional IRA, declares its commitment to a continuing campaign of violence</text:a></text:p>
            <text:p/>
            <text:p><text:a xlink:href="https://www.oxfordreference.com/view/10.1093/acref/9780191735639.timeline.0001#">The Kyoto Protocol of the United Nations is the first international attempt to reduce global warming</text:a></text:p>
          </table:table-cell>
          <table:table-cell table:number-columns-repeated="2"/>
        </table:table-row>
        <table:table-row table:style-name="ro4">
          <table:table-cell office:value-type="float" office:value="1998">
            <text:p>1998</text:p>
          </table:table-cell>
          <table:table-cell table:style-name="ce2" office:value-type="string">
            <text:p><text:a xlink:href="https://www.oxfordreference.com/view/10.1093/acref/9780191735639.timeline.0001#">President Clinton is emphatic: 'I did not have sexual relations with that woman, Ms Lewinsky.'</text:a></text:p>
            <text:p/>
            <text:p><text:a xlink:href="https://www.oxfordreference.com/view/10.1093/acref/9780191735639.timeline.0001#">Nigerian forces expel Johnny Koroma from Freetown and reinstate Sierra Leone's elected civilian president, Ahmad Kabbah</text:a></text:p>
            <text:p/>
            <text:p><text:a xlink:href="https://www.oxfordreference.com/view/10.1093/acref/9780191735639.timeline.0001#">Coastal erosion reveals Seahenge, a 4,000-year-old circle of oak posts in Norfolk</text:a></text:p>
            <text:p/>
            <text:p><text:a xlink:href="https://www.oxfordreference.com/view/10.1093/acref/9780191735639.timeline.0001#">Two boys aged 11 and 13 fire on a school group in Jonesboro, Arkansas, killing four girls and a teacher</text:a></text:p>
            <text:p/>
            <text:p><text:a xlink:href="https://www.oxfordreference.com/view/10.1093/acref/9780191735639.timeline.0001#">The drug Viagra wins government approval in the USA as a treatment for male impotence</text:a></text:p>
            <text:p/>
            <text:p><text:a xlink:href="https://www.oxfordreference.com/view/10.1093/acref/9780191735639.timeline.0001#">The British architectural firm of Foster &amp; Partners completes the Hong Kong International Airport</text:a></text:p>
            <text:p/>
            <text:p><text:a xlink:href="https://www.oxfordreference.com/view/10.1093/acref/9780191735639.timeline.0001#">Steven Spielberg directs Tom Hanks in Saving Private Ryan, a World War II drama about a US paratrooper</text:a></text:p>
            <text:p/>
            <text:p><text:a xlink:href="https://www.oxfordreference.com/view/10.1093/acref/9780191735639.timeline.0001#">A proposed referendum on northern Irish issues is accepted by all the relevant political parties in what becomes known as the Good Friday Agreement</text:a></text:p>
            <text:p/>
            <text:p><text:a xlink:href="https://www.oxfordreference.com/view/10.1093/acref/9780191735639.timeline.0001#">A UN peacekeeping force takes responsibility for maintaining order in the Central African Republic</text:a></text:p>
            <text:p/>
            <text:p><text:a xlink:href="https://www.oxfordreference.com/view/10.1093/acref/9780191735639.timeline.0001#">Civil war breaks out again in the Congo, after a Tutsi uprising against Laurent Kabila's government</text:a></text:p>
            <text:p/>
            <text:p><text:a xlink:href="https://www.oxfordreference.com/view/10.1093/acref/9780191735639.timeline.0001#">In the referendum to endorse the Good Friday Agreement, the terms are accepted by majorities in both the republic of Ireland and Northern Ireland</text:a></text:p>
            <text:p/>
            <text:p><text:a xlink:href="https://www.oxfordreference.com/view/10.1093/acref/9780191735639.timeline.0001#">Anthony Gormley's massive metal Angel of the Northis erected near Gateshead in northern England</text:a></text:p>
            <text:p/>
            <text:p><text:a xlink:href="https://www.oxfordreference.com/view/10.1093/acref/9780191735639.timeline.0001#">President Suharto is finally forced to resign, after more than 30 corrupt and embezzling years as Indonesia's dictator</text:a></text:p>
            <text:p/>
            <text:p><text:a xlink:href="https://www.oxfordreference.com/view/10.1093/acref/9780191735639.timeline.0001#">Bitter and devastating warfare breaks out again between Eritrea and Ethiopia as the result of a border dispute</text:a></text:p>
            <text:p/>
            <text:p><text:a xlink:href="https://www.oxfordreference.com/view/10.1093/acref/9780191735639.timeline.0001#">The Ulster Unionist leader David Trimble becomes First Minister of the newly convened Northern Ireland Assembly</text:a></text:p>
            <text:p/>
            <text:p><text:a xlink:href="https://www.oxfordreference.com/view/10.1093/acref/9780191735639.timeline.0001#">Neighbouring African nations, with an interest in Congo's mineral wealth, take part on both sides in a developing civil war</text:a></text:p>
            <text:p/>
            <text:p><text:a xlink:href="https://www.oxfordreference.com/view/10.1093/acref/9780191735639.timeline.0001#">The TV quiz Who Wants to be a Millionaire?, hosted by Chris Tarrant, has its first transmission in the UK</text:a></text:p>
            <text:p/>
            <text:p><text:a xlink:href="https://www.oxfordreference.com/view/10.1093/acref/9780191735639.timeline.0001#">Violent gangs, calling themselves the Mugabe War Veterans Association, start to 'liberate' more than 100,000 sq km of white-owned farmland in Zimbabwe</text:a></text:p>
            <text:p/>
            <text:p><text:a xlink:href="https://www.oxfordreference.com/view/10.1093/acref/9780191735639.timeline.0001#">Michael Frayn's play Copenhagendramatizes the visit of Werner Heisenberg to Niels Bohr in wartime Denmark</text:a></text:p>
            <text:p/>
            <text:p><text:a xlink:href="https://www.oxfordreference.com/view/10.1093/acref/9780191735639.timeline.0001#">The Akashi Kaikyo Bridge, linking Shikoku and Honshu in Japan, creates a new record as the longest suspension bridge</text:a></text:p>
            <text:p/>
            <text:p><text:a xlink:href="https://www.oxfordreference.com/view/10.1093/acref/9780191735639.timeline.0001#">224 deaths in simultaneous attacks on US embassies in Kenya and Tanzania are linked to al-Qaeda</text:a></text:p>
            <text:p/>
            <text:p><text:a xlink:href="https://www.oxfordreference.com/view/10.1093/acref/9780191735639.timeline.0001#">The Taliban recapture Mazar-e-Sharif, giving them control of 90% of Afghanistan</text:a></text:p>
            <text:p/>
            <text:p><text:a xlink:href="https://www.oxfordreference.com/view/10.1093/acref/9780191735639.timeline.0001#">A sudden collapse of the Brazilian stock market follows the earlier slump in the Asian markets</text:a></text:p>
            <text:p/>
            <text:p><text:a xlink:href="https://www.oxfordreference.com/view/10.1093/acref/9780191735639.timeline.0001#">The Real IRA kills 26 people and injures about 200 with a bomb planted in Omagh, in northern Ireland</text:a></text:p>
            <text:p/>
            <text:p><text:a xlink:href="https://www.oxfordreference.com/view/10.1093/acref/9780191735639.timeline.0001#">President Clinton admits to having had an inappropriate relationship with Monica Lewinsky</text:a></text:p>
            <text:p/>
            <text:p><text:a xlink:href="https://www.oxfordreference.com/view/10.1093/acref/9780191735639.timeline.0001#">US cruise missiles attack al-Qaeda bases in Afghanistan and a suspected chemical factory in Khartoum</text:a></text:p>
            <text:p/>
            <text:p><text:a xlink:href="https://www.oxfordreference.com/view/10.1093/acref/9780191735639.timeline.0001#">John Madden directs Shakespeare in Love, a romantic comedy set in Elizabethan London</text:a></text:p>
            <text:p/>
            <text:p><text:a xlink:href="https://www.oxfordreference.com/view/10.1093/acref/9780191735639.timeline.0001#">SPD leader Gerhard Schröder replaces Helmut Kohl as German chancellor, in a coalition with the Green party</text:a></text:p>
            <text:p/>
            <text:p><text:a xlink:href="https://www.oxfordreference.com/view/10.1093/acref/9780191735639.timeline.0001#">Civil war begins in Kosovo with a guerrilla campaign by Albanians in the Kosovo Liberation Army</text:a></text:p>
            <text:p/>
            <text:p><text:a xlink:href="https://www.oxfordreference.com/view/10.1093/acref/9780191735639.timeline.0001#">Augusto Pinochet, visiting Britain from Chile for medical treatment, is arrested on an extradition request from a Spanish judge</text:a></text:p>
            <text:p/>
            <text:p><text:a xlink:href="https://www.oxfordreference.com/view/10.1093/acref/9780191735639.timeline.0001#">The European Court of Human Rights replaces a preceding part-time court in Strasbourg</text:a></text:p>
            <text:p/>
            <text:p><text:a xlink:href="https://www.oxfordreference.com/view/10.1093/acref/9780191735639.timeline.0001#">Steps are taken to end Sudan's fifteen-year civil war, with an undated government promise of a referendum in the south</text:a></text:p>
            <text:p/>
            <text:p><text:a xlink:href="https://www.oxfordreference.com/view/10.1093/acref/9780191735639.timeline.0001#">Brutal reprisals by Serb troops against Albanians in Kosovo include systematic ethnic cleansing</text:a></text:p>
            <text:p/>
            <text:p><text:a xlink:href="https://www.oxfordreference.com/view/10.1093/acref/9780191735639.timeline.0001#">The first module is launched of the International Space Station, a cooperative venture by five space agencies (USA, Russia, Japan, Canada, Europe)</text:a></text:p>
          </table:table-cell>
          <table:table-cell table:number-columns-repeated="2"/>
        </table:table-row>
        <table:table-row table:style-name="ro4">
          <table:table-cell office:value-type="float" office:value="1999">
            <text:p>1999</text:p>
          </table:table-cell>
          <table:table-cell table:style-name="ce2" office:value-type="string">
            <text:p><text:a xlink:href="https://www.oxfordreference.com/view/10.1093/acref/9780191735639.timeline.0001#">Eleven of the nations in the European Union adopt the euro as a shared single currency</text:a></text:p>
            <text:p/>
            <text:p><text:a xlink:href="https://www.oxfordreference.com/view/10.1093/acref/9780191735639.timeline.0001#">The US Senate begins an impeachment trial of President Clinton for perjury and obstruction</text:a></text:p>
            <text:p/>
            <text:p><text:a xlink:href="https://www.oxfordreference.com/view/10.1093/acref/9780191735639.timeline.0001#">King Hussein of Jordan dies and is succeeded by his son as Abdullah II</text:a></text:p>
            <text:p/>
            <text:p><text:a xlink:href="https://www.oxfordreference.com/view/10.1093/acref/9780191735639.timeline.0001#">Marxist guerrillas in Colombia, in partnership with drug cartels, control much of the south of the country</text:a></text:p>
            <text:p/>
            <text:p><text:a xlink:href="https://www.oxfordreference.com/view/10.1093/acref/9780191735639.timeline.0001#">President Clinton escapes impeachment when the Senate divides 55-45 and 50-50 on the two charges, well short of the required two thirds majority</text:a></text:p>
            <text:p/>
            <text:p><text:a xlink:href="https://www.oxfordreference.com/view/10.1093/acref/9780191735639.timeline.0001#">Moderate Shiite cleric Muhammad Sadiq al-Sadr and two of his sons are assassinated in the Iraqi city of Najaf</text:a></text:p>
            <text:p/>
            <text:p><text:a xlink:href="https://www.oxfordreference.com/view/10.1093/acref/9780191735639.timeline.0001#">A fire in the Mont Blanc road tunnel kills 39 people and closes the tunnel for three years</text:a></text:p>
            <text:p/>
            <text:p><text:a xlink:href="https://www.oxfordreference.com/view/10.1093/acref/9780191735639.timeline.0001#">Libya hands over, for trial in the Hague, two men suspected of causing the Lockerbie disaster of 1988</text:a></text:p>
            <text:p/>
            <text:p><text:a xlink:href="https://www.oxfordreference.com/view/10.1093/acref/9780191735639.timeline.0001#">Two teenage boys in Littleton, Colorado, open fire on their fellow students in Columbine High School, killing twelve and one teacher</text:a></text:p>
            <text:p/>
            <text:p><text:a xlink:href="https://www.oxfordreference.com/view/10.1093/acref/9780191735639.timeline.0001#">Abdelaziz Bouteflika, the new president of Algeria, reveals that as many as 100,000 people have died in seven years of civil war and massacre</text:a></text:p>
            <text:p/>
            <text:p><text:a xlink:href="https://www.oxfordreference.com/view/10.1093/acref/9780191735639.timeline.0001#">The Scottish parliament and the Welsh assembly hold their first elections, both narrowly won by Labour</text:a></text:p>
            <text:p/>
            <text:p><text:a xlink:href="https://www.oxfordreference.com/view/10.1093/acref/9780191735639.timeline.0001#">UNITA's widespread advance in Angola's long civil war brings terror and starvation</text:a></text:p>
            <text:p/>
            <text:p><text:a xlink:href="https://www.oxfordreference.com/view/10.1093/acref/9780191735639.timeline.0001#">Buena Vista Social Club, a nostalgic documentary by Wim Wenders, triggers a cult for Cuban music</text:a></text:p>
            <text:p/>
            <text:p><text:a xlink:href="https://www.oxfordreference.com/view/10.1093/acref/9780191735639.timeline.0001#">A plebiscite in East Timor delivers a vote for independence from Indonesia</text:a></text:p>
            <text:p/>
            <text:p><text:a xlink:href="https://www.oxfordreference.com/view/10.1093/acref/9780191735639.timeline.0001#">Ehud Barak becomes prime minister after leading the Labour party to election victory in Israel</text:a></text:p>
            <text:p/>
            <text:p><text:a xlink:href="https://www.oxfordreference.com/view/10.1093/acref/9780191735639.timeline.0001#">NATO peacekeepers enter Kosovo after Milosevic agrees to withdraw Serb troops</text:a></text:p>
            <text:p/>
            <text:p><text:a xlink:href="https://www.oxfordreference.com/view/10.1093/acref/9780191735639.timeline.0001#">Nelson Mandela retires from active politics and is succeeded by Thabo Mbeki as South Africa's president</text:a></text:p>
            <text:p/>
            <text:p><text:a xlink:href="https://www.oxfordreference.com/view/10.1093/acref/9780191735639.timeline.0001#">A Scottish parliament resumes business in Edinburgh after an interval of 292 years</text:a></text:p>
            <text:p/>
            <text:p><text:a xlink:href="https://www.oxfordreference.com/view/10.1093/acref/9780191735639.timeline.0001#">President Kabbah and the guerrilla leader Foday Sankoh arrange for shared government in Sierra Leone</text:a></text:p>
            <text:p/>
            <text:p><text:a xlink:href="https://www.oxfordreference.com/view/10.1093/acref/9780191735639.timeline.0001#">A peace plan signed in Lusaka brings to an end eleven months of renewed civil war in the Congo</text:a></text:p>
            <text:p/>
            <text:p><text:a xlink:href="https://www.oxfordreference.com/view/10.1093/acref/9780191735639.timeline.0001#">A translation by Irish author Seamus Heaney brings many new readers to the Old English poem Beowulf</text:a></text:p>
            <text:p/>
            <text:p><text:a xlink:href="https://www.oxfordreference.com/view/10.1093/acref/9780191735639.timeline.0001#">An amnesty is declared for some 8000 Muslim terrorists held in Algeria's gaols</text:a></text:p>
            <text:p/>
            <text:p><text:a xlink:href="https://www.oxfordreference.com/view/10.1093/acref/9780191735639.timeline.0001#">Labour leader Helen Clark heads a coalition government as prime minister of New Zealand</text:a></text:p>
            <text:p/>
            <text:p><text:a xlink:href="https://www.oxfordreference.com/view/10.1093/acref/9780191735639.timeline.0001#">Approximately 130,000 Hutus are held in gaol awaiting trial for their part in Rwanda's genocide</text:a></text:p>
            <text:p/>
            <text:p><text:a xlink:href="https://www.oxfordreference.com/view/10.1093/acref/9780191735639.timeline.0001#">Sam Mendes directs Kevin Spacey and Annette Bening in American Beauty</text:a></text:p>
            <text:p/>
            <text:p><text:a xlink:href="https://www.oxfordreference.com/view/10.1093/acref/9780191735639.timeline.0001#">The Russian army returns to Chechnya after Islamic militants commit acts of terrorism</text:a></text:p>
            <text:p/>
            <text:p><text:a xlink:href="https://www.oxfordreference.com/view/10.1093/acref/9780191735639.timeline.0001#">The TV reality show Big Brother, devised by John de Mol, is broadcast for the first time in the Netherlands</text:a></text:p>
            <text:p/>
            <text:p><text:a xlink:href="https://www.oxfordreference.com/view/10.1093/acref/9780191735639.timeline.0001#">The UN commits 6000 troops to a peace-keeping role in war-torn Sierra Leone</text:a></text:p>
            <text:p/>
            <text:p><text:a xlink:href="https://www.oxfordreference.com/view/10.1093/acref/9780191735639.timeline.0001#">A Pakistani general, Pervez Musharraf, takes power in a military coup</text:a></text:p>
            <text:p/>
            <text:p><text:a xlink:href="https://www.oxfordreference.com/view/10.1093/acref/9780191735639.timeline.0001#">The UN sends in KFOR (Kosovo Force) to supervise post-war recovery in Kosovo</text:a></text:p>
            <text:p/>
            <text:p><text:a xlink:href="https://www.oxfordreference.com/view/10.1093/acref/9780191735639.timeline.0001#">Britain's hereditary peers lose their rights in the House of Lords, apart from a few elected to serve for an interim period</text:a></text:p>
            <text:p/>
            <text:p><text:a xlink:href="https://www.oxfordreference.com/view/10.1093/acref/9780191735639.timeline.0001#">Floods and massive mudslides in the Vargas state of Venezuela kill an estimated 25,000 people</text:a></text:p>
            <text:p/>
            <text:p><text:a xlink:href="https://www.oxfordreference.com/view/10.1093/acref/9780191735639.timeline.0001#">The island of Macau reverts from Portuguese ownership to the People's Republic of China</text:a></text:p>
            <text:p/>
            <text:p><text:a xlink:href="https://www.oxfordreference.com/view/10.1093/acref/9780191735639.timeline.0001#">Boris Yeltsin announces his completely unexpected resignation on New Year's Eve and effectively hands power to Vladimir Putin as acting president</text:a></text:p>
            <text:p/>
            <text:p><text:a xlink:href="https://www.oxfordreference.com/view/10.1093/acref/9780191735639.timeline.0001#">The US relinquishes sovereignty over the canal zone to Panama on the last day of the century, as agreed in the 1977 treaty</text:a></text:p>
            <text:p/>
            <text:p><text:a xlink:href="https://www.oxfordreference.com/view/10.1093/acref/9780191735639.timeline.0001#">Chromosome 22 becomes the first human genome to be fully sequenced, at the Sanger Institute in Cambridge, England</text:a></text:p>
          </table:table-cell>
          <table:table-cell table:number-columns-repeated="2"/>
        </table:table-row>
        <table:table-row table:style-name="ro4" table:number-rows-repeated="2">
          <table:table-cell table:number-columns-repeated="4"/>
        </table:table-row>
        <table:table-row table:style-name="ro5" table:number-rows-repeated="143">
          <table:table-cell table:number-columns-repeated="4"/>
        </table:table-row>
        <table:table-row table:style-name="ro5" table:number-rows-repeated="31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7">04/27/2022</text:date>, <text:time>12:2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2:11:41.32</meta:creation-date>
    <dc:date>2022-04-27T12:22:05.93</dc:date>
    <meta:editing-duration>PT10M24S</meta:editing-duration>
    <meta:editing-cycles>2</meta:editing-cycles>
    <meta:generator>OpenOffice/4.1.11$Win32 OpenOffice.org_project/4111m1$Build-9808</meta:generator>
    <meta:document-statistic meta:table-count="3" meta:cell-count="303" meta:object-count="1"/>
  </office:meta>
</office:document-meta>
</file>